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6.2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6.861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b2b2b2" fo:border="0.74pt solid #000000"/>
    </style:style>
    <style:style style:name="ce20" style:family="table-cell" style:parent-style-name="Default">
      <style:table-cell-properties fo:background-color="#cccccc" fo:wrap-option="wrap" fo:border="0.74pt solid #000000"/>
    </style:style>
    <style:style style:name="ce21" style:family="table-cell" style:parent-style-name="Default">
      <style:table-cell-properties fo:background-color="#ffffff"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ackground-color="#b2b2b2"/>
    </style:style>
    <style:style style:name="ce24" style:family="table-cell" style:parent-style-name="Default" style:data-style-name="N100">
      <style:table-cell-properties fo:background-color="#ffffff" fo:border="0.74pt solid #000000"/>
    </style:style>
    <style:style style:name="ce15" style:family="table-cell" style:parent-style-name="Default">
      <style:table-cell-properties fo:background-color="#b4c7dc" fo:border="0.74pt solid #000000"/>
    </style:style>
    <style:style style:name="ce17" style:family="table-cell" style:parent-style-name="Default">
      <style:table-cell-properties fo:background-color="#ff8000" fo:border="0.74pt solid #000000"/>
    </style:style>
    <style:style style:name="ce18" style:family="table-cell" style:parent-style-name="Default">
      <style:table-cell-properties fo:background-color="#ffbf00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4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2" table:default-cell-style-name="ce21"/>
        <table:table-column table:style-name="co5" table:default-cell-style-name="ce21"/>
        <table:table-column table:style-name="co2" table:default-cell-style-name="ce21"/>
        <table:table-column table:style-name="co5" table:default-cell-style-name="ce21"/>
        <table:table-column table:style-name="co2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0" table:default-cell-style-name="ce21"/>
        <table:table-column table:style-name="co1" table:number-columns-repeated="3" table:default-cell-style-name="ce21"/>
        <table:table-column table:style-name="co1" table:default-cell-style-name="Default"/>
        <table:table-column table:style-name="co1" table:number-columns-repeated="5" table:default-cell-style-name="ce21"/>
        <table:table-column table:style-name="co1" table:number-columns-repeated="16351" table:default-cell-style-name="Default"/>
        <table:table-row table:style-name="ro1" table:number-rows-repeated="4"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16351"/>
        </table:table-row>
        <table:table-row table:style-name="ro2">
          <table:table-cell table:style-name="ce16"/>
          <table:table-cell table:style-name="ce20" office:value-type="string" calcext:value-type="string">
            <text:p>Code Status</text:p>
          </table:table-cell>
          <table:table-cell table:style-name="ce20" office:value-type="string" calcext:value-type="string">
            <text:p>CC Code Status</text:p>
          </table:table-cell>
          <table:table-cell table:style-name="ce20" office:value-type="string" calcext:value-type="string">
            <text:p>Mnemonic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OP-CODE</text:p>
          </table:table-cell>
          <table:table-cell table:style-name="ce20" office:value-type="string" calcext:value-type="string">
            <text:p>n0</text:p>
          </table:table-cell>
          <table:table-cell table:style-name="ce20" office:value-type="string" calcext:value-type="string">
            <text:p>n1</text:p>
          </table:table-cell>
          <table:table-cell table:style-name="ce20" office:value-type="string" calcext:value-type="string">
            <text:p>n2</text:p>
          </table:table-cell>
          <table:table-cell table:style-name="ce20" office:value-type="string" calcext:value-type="string">
            <text:p>n3</text:p>
          </table:table-cell>
          <table:table-cell table:style-name="ce20" office:value-type="string" calcext:value-type="string">
            <text:p>n4</text:p>
          </table:table-cell>
          <table:table-cell table:style-name="ce20" office:value-type="string" calcext:value-type="string">
            <text:p>n5</text:p>
          </table:table-cell>
          <table:table-cell table:style-name="ce20" office:value-type="string" calcext:value-type="string">
            <text:p>n6</text:p>
          </table:table-cell>
          <table:table-cell table:style-name="ce20" office:value-type="string" calcext:value-type="string">
            <text:p>n7</text:p>
          </table:table-cell>
          <table:table-cell table:style-name="ce20" office:value-type="string" calcext:value-type="string">
            <text:p>n8</text:p>
          </table:table-cell>
          <table:table-cell table:style-name="ce20" office:value-type="string" calcext:value-type="string">
            <text:p>n9</text:p>
          </table:table-cell>
          <table:table-cell table:style-name="ce20" office:value-type="string" calcext:value-type="string">
            <text:p>n10</text:p>
          </table:table-cell>
          <table:table-cell table:style-name="ce20" office:value-type="string" calcext:value-type="string">
            <text:p>n11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OP Code</text:p>
          </table:table-cell>
          <table:table-cell table:style-name="ce20" office:value-type="string" calcext:value-type="string">
            <text:p>No Branch (usec)</text:p>
          </table:table-cell>
          <table:table-cell table:style-name="ce20" office:value-type="string" calcext:value-type="string">
            <text:p>Branch (usec)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0" office:value-type="string" calcext:value-type="string">
            <text:p>Page</text:p>
          </table:table-cell>
          <table:table-cell table:style-name="ce16" table:number-columns-repeated="16351"/>
        </table:table-row>
        <table:table-row table:style-name="ro1">
          <table:table-cell/>
          <table:table-cell table:formula="of:=LEN([.T6])" office:value-type="float" office:value="2" calcext:value-type="float">
            <text:p>2</text:p>
          </table:table-cell>
          <table:table-cell/>
          <table:table-cell office:value-type="string" calcext:value-type="string">
            <text:p>ABMB</text:p>
          </table:table-cell>
          <table:table-cell table:formula="of:=[.G6]&amp;&quot; &quot;&amp;[.H6]&amp;&quot; &quot;&amp;[.I6]&amp;&quot; &quot;&amp;[.J6]&amp;&quot; &quot;&amp;[.K6]&amp;&quot; &quot;&amp;[.L6]&amp;&quot; &quot;&amp;[.M6]&amp;&quot; &quot;&amp;[.N6]&amp;&quot; &quot;&amp;[.O6]&amp;&quot; &quot;&amp;[.P6]&amp;&quot; &quot;&amp;[.Q6]&amp;&quot; &quot;&amp;[.R6]" office:value-type="string" office:string-value="Add Bit in Memory and Branch if Nonzero    " calcext:value-type="string">
            <text:p>Add Bit in Memory and Branch if Nonzero <text:s text:c="3"/></text:p>
          </table:table-cell>
          <table:table-cell table:formula="of:=&quot;0x&quot;&amp;RIGHT(&quot;00&quot;&amp;[.T6];2)" office:value-type="string" office:string-value="0x84" calcext:value-type="string">
            <text:p>0x8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7])" office:value-type="float" office:value="2" calcext:value-type="float">
            <text:p>2</text:p>
          </table:table-cell>
          <table:table-cell/>
          <table:table-cell office:value-type="string" calcext:value-type="string">
            <text:p>ABMM</text:p>
          </table:table-cell>
          <table:table-cell table:formula="of:=[.G7]&amp;&quot; &quot;&amp;[.H7]&amp;&quot; &quot;&amp;[.I7]&amp;&quot; &quot;&amp;[.J7]&amp;&quot; &quot;&amp;[.K7]&amp;&quot; &quot;&amp;[.L7]&amp;&quot; &quot;&amp;[.M7]&amp;&quot; &quot;&amp;[.N7]&amp;&quot; &quot;&amp;[.O7]&amp;&quot; &quot;&amp;[.P7]&amp;&quot; &quot;&amp;[.Q7]&amp;&quot; &quot;&amp;[.R7]" office:value-type="string" office:string-value="Add Bit in Memory        " calcext:value-type="string">
            <text:p>Add Bit in Memory <text:s text:c="7"/></text:p>
          </table:table-cell>
          <table:table-cell table:formula="of:=&quot;0x&quot;&amp;RIGHT(&quot;00&quot;&amp;[.T7];2)" office:value-type="string" office:string-value="0x80" calcext:value-type="string">
            <text:p>0x8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8])" office:value-type="float" office:value="2" calcext:value-type="float">
            <text:p>2</text:p>
          </table:table-cell>
          <table:table-cell/>
          <table:table-cell office:value-type="string" calcext:value-type="string">
            <text:p>ABR</text:p>
          </table:table-cell>
          <table:table-cell table:formula="of:=[.G8]&amp;&quot; &quot;&amp;[.H8]&amp;&quot; &quot;&amp;[.I8]&amp;&quot; &quot;&amp;[.J8]&amp;&quot; &quot;&amp;[.K8]&amp;&quot; &quot;&amp;[.L8]&amp;&quot; &quot;&amp;[.M8]&amp;&quot; &quot;&amp;[.N8]&amp;&quot; &quot;&amp;[.O8]&amp;&quot; &quot;&amp;[.P8]&amp;&quot; &quot;&amp;[.Q8]&amp;&quot; &quot;&amp;[.R8]" office:value-type="string" office:string-value="Add Bit in Register        " calcext:value-type="string">
            <text:p>Add Bit in Register <text:s text:c="7"/></text:p>
          </table:table-cell>
          <table:table-cell table:formula="of:=&quot;0x&quot;&amp;RIGHT(&quot;00&quot;&amp;[.T8];2)" office:value-type="string" office:string-value="0x60" calcext:value-type="string">
            <text:p>0x6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style-name="ce21"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9])" office:value-type="float" office:value="2" calcext:value-type="float">
            <text:p>2</text:p>
          </table:table-cell>
          <table:table-cell/>
          <table:table-cell office:value-type="string" calcext:value-type="string">
            <text:p>ABRB</text:p>
          </table:table-cell>
          <table:table-cell table:formula="of:=[.G9]&amp;&quot; &quot;&amp;[.H9]&amp;&quot; &quot;&amp;[.I9]&amp;&quot; &quot;&amp;[.J9]&amp;&quot; &quot;&amp;[.K9]&amp;&quot; &quot;&amp;[.L9]&amp;&quot; &quot;&amp;[.M9]&amp;&quot; &quot;&amp;[.N9]&amp;&quot; &quot;&amp;[.O9]&amp;&quot; &quot;&amp;[.P9]&amp;&quot; &quot;&amp;[.Q9]&amp;&quot; &quot;&amp;[.R9]" office:value-type="string" office:string-value="Add Bit in Register and Branch if Nonzero    " calcext:value-type="string">
            <text:p>Add Bit in Register and Branch if Nonzero <text:s text:c="3"/></text:p>
          </table:table-cell>
          <table:table-cell table:formula="of:=&quot;0x&quot;&amp;RIGHT(&quot;00&quot;&amp;[.T9];2)" office:value-type="string" office:string-value="0x70" calcext:value-type="string">
            <text:p>0x7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10])" office:value-type="float" office:value="2" calcext:value-type="float">
            <text:p>2</text:p>
          </table:table-cell>
          <table:table-cell/>
          <table:table-cell office:value-type="string" calcext:value-type="string">
            <text:p>ABSB</text:p>
          </table:table-cell>
          <table:table-cell table:formula="of:=[.G10]&amp;&quot; &quot;&amp;[.H10]&amp;&quot; &quot;&amp;[.I10]&amp;&quot; &quot;&amp;[.J10]&amp;&quot; &quot;&amp;[.K10]&amp;&quot; &quot;&amp;[.L10]&amp;&quot; &quot;&amp;[.M10]&amp;&quot; &quot;&amp;[.N10]&amp;&quot; &quot;&amp;[.O10]&amp;&quot; &quot;&amp;[.P10]&amp;&quot; &quot;&amp;[.Q10]&amp;&quot; &quot;&amp;[.R10]" office:value-type="string" office:string-value="Add Bit in Memory (Short-Displaced) and Branch if Nonzero   " calcext:value-type="string">
            <text:p>Add Bit in Memory (Short-Displaced) and Branch if Nonzero <text:s text:c="2"/></text:p>
          </table:table-cell>
          <table:table-cell table:formula="of:=&quot;0x&quot;&amp;RIGHT(&quot;00&quot;&amp;[.T10];2)" office:value-type="string" office:string-value="0x94" calcext:value-type="string">
            <text:p>0x9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1])" office:value-type="float" office:value="2" calcext:value-type="float">
            <text:p>2</text:p>
          </table:table-cell>
          <table:table-cell/>
          <table:table-cell office:value-type="string" calcext:value-type="string">
            <text:p>ABSM</text:p>
          </table:table-cell>
          <table:table-cell table:formula="of:=[.G11]&amp;&quot; &quot;&amp;[.H11]&amp;&quot; &quot;&amp;[.I11]&amp;&quot; &quot;&amp;[.J11]&amp;&quot; &quot;&amp;[.K11]&amp;&quot; &quot;&amp;[.L11]&amp;&quot; &quot;&amp;[.M11]&amp;&quot; &quot;&amp;[.N11]&amp;&quot; &quot;&amp;[.O11]&amp;&quot; &quot;&amp;[.P11]&amp;&quot; &quot;&amp;[.Q11]&amp;&quot; &quot;&amp;[.R11]" office:value-type="string" office:string-value="Add Bit in Memory (Short-Displaced)       " calcext:value-type="string">
            <text:p>Add Bit in Memory (Short-Displaced) <text:s text:c="6"/></text:p>
          </table:table-cell>
          <table:table-cell table:formula="of:=&quot;0x&quot;&amp;RIGHT(&quot;00&quot;&amp;[.T11];2)" office:value-type="string" office:string-value="0x90" calcext:value-type="string">
            <text:p>0x9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2])" office:value-type="float" office:value="2" calcext:value-type="float">
            <text:p>2</text:p>
          </table:table-cell>
          <table:table-cell/>
          <table:table-cell office:value-type="string" calcext:value-type="string">
            <text:p>ABXB</text:p>
          </table:table-cell>
          <table:table-cell table:formula="of:=[.G12]&amp;&quot; &quot;&amp;[.H12]&amp;&quot; &quot;&amp;[.I12]&amp;&quot; &quot;&amp;[.J12]&amp;&quot; &quot;&amp;[.K12]&amp;&quot; &quot;&amp;[.L12]&amp;&quot; &quot;&amp;[.M12]&amp;&quot; &quot;&amp;[.N12]&amp;&quot; &quot;&amp;[.O12]&amp;&quot; &quot;&amp;[.P12]&amp;&quot; &quot;&amp;[.Q12]&amp;&quot; &quot;&amp;[.R12]" office:value-type="string" office:string-value="Add Bit in Memory (Short-Indexed) and Branch if Nonzero   " calcext:value-type="string">
            <text:p>Add Bit in Memory (Short-Indexed) and Branch if Nonzero <text:s text:c="2"/></text:p>
          </table:table-cell>
          <table:table-cell table:formula="of:=&quot;0x&quot;&amp;RIGHT(&quot;00&quot;&amp;[.T12];2)" office:value-type="string" office:string-value="0x9C" calcext:value-type="string">
            <text:p>0x9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9C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3])" office:value-type="float" office:value="2" calcext:value-type="float">
            <text:p>2</text:p>
          </table:table-cell>
          <table:table-cell/>
          <table:table-cell office:value-type="string" calcext:value-type="string">
            <text:p>ABXM</text:p>
          </table:table-cell>
          <table:table-cell table:formula="of:=[.G13]&amp;&quot; &quot;&amp;[.H13]&amp;&quot; &quot;&amp;[.I13]&amp;&quot; &quot;&amp;[.J13]&amp;&quot; &quot;&amp;[.K13]&amp;&quot; &quot;&amp;[.L13]&amp;&quot; &quot;&amp;[.M13]&amp;&quot; &quot;&amp;[.N13]&amp;&quot; &quot;&amp;[.O13]&amp;&quot; &quot;&amp;[.P13]&amp;&quot; &quot;&amp;[.Q13]&amp;&quot; &quot;&amp;[.R13]" office:value-type="string" office:string-value="Add Bit in Memory (Short-Indexed)       " calcext:value-type="string">
            <text:p>Add Bit in Memory (Short-Indexed) <text:s text:c="6"/></text:p>
          </table:table-cell>
          <table:table-cell table:formula="of:=&quot;0x&quot;&amp;RIGHT(&quot;00&quot;&amp;[.T13];2)" office:value-type="string" office:string-value="0x98" calcext:value-type="string">
            <text:p>0x9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4])" office:value-type="float" office:value="4" calcext:value-type="float">
            <text:p>4</text:p>
          </table:table-cell>
          <table:table-cell/>
          <table:table-cell office:value-type="string" calcext:value-type="string">
            <text:p>ADES</text:p>
          </table:table-cell>
          <table:table-cell table:formula="of:=[.G14]&amp;&quot; &quot;&amp;[.H14]&amp;&quot; &quot;&amp;[.I14]&amp;&quot; &quot;&amp;[.J14]&amp;&quot; &quot;&amp;[.K14]&amp;&quot; &quot;&amp;[.L14]&amp;&quot; &quot;&amp;[.M14]&amp;&quot; &quot;&amp;[.N14]&amp;&quot; &quot;&amp;[.O14]&amp;&quot; &quot;&amp;[.P14]&amp;&quot; &quot;&amp;[.Q14]&amp;&quot; &quot;&amp;[.R14]" office:value-type="string" office:string-value="Add Immediate with Extended Sign       " calcext:value-type="string">
            <text:p>Add Immediate with Extended Sign <text:s text:c="6"/></text:p>
          </table:table-cell>
          <table:table-cell table:formula="of:=&quot;0x&quot;&amp;[.T14]" office:value-type="string" office:string-value="0xE8X2" calcext:value-type="string">
            <text:p>0xE8X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number-columns-repeated="8"/>
          <table:table-cell office:value-type="string" calcext:value-type="string">
            <text:p>E8X2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15])" office:value-type="float" office:value="4" calcext:value-type="float">
            <text:p>4</text:p>
          </table:table-cell>
          <table:table-cell/>
          <table:table-cell office:value-type="string" calcext:value-type="string">
            <text:p>ADI</text:p>
          </table:table-cell>
          <table:table-cell table:formula="of:=[.G15]&amp;&quot; &quot;&amp;[.H15]&amp;&quot; &quot;&amp;[.I15]&amp;&quot; &quot;&amp;[.J15]&amp;&quot; &quot;&amp;[.K15]&amp;&quot; &quot;&amp;[.L15]&amp;&quot; &quot;&amp;[.M15]&amp;&quot; &quot;&amp;[.N15]&amp;&quot; &quot;&amp;[.O15]&amp;&quot; &quot;&amp;[.P15]&amp;&quot; &quot;&amp;[.Q15]&amp;&quot; &quot;&amp;[.R15]" office:value-type="string" office:string-value="Add Memory (Immediate) to Register       " calcext:value-type="string">
            <text:p>Add Memory (Immediate) to Register <text:s text:c="6"/></text:p>
          </table:table-cell>
          <table:table-cell table:formula="of:=&quot;0x&quot;&amp;[.T15]" office:value-type="string" office:string-value="0xE8X0" calcext:value-type="string">
            <text:p>0xE8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E8X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6])" office:value-type="float" office:value="2" calcext:value-type="float">
            <text:p>2</text:p>
          </table:table-cell>
          <table:table-cell/>
          <table:table-cell office:value-type="string" calcext:value-type="string">
            <text:p>ADM</text:p>
          </table:table-cell>
          <table:table-cell table:formula="of:=[.G16]&amp;&quot; &quot;&amp;[.H16]&amp;&quot; &quot;&amp;[.I16]&amp;&quot; &quot;&amp;[.J16]&amp;&quot; &quot;&amp;[.K16]&amp;&quot; &quot;&amp;[.L16]&amp;&quot; &quot;&amp;[.M16]&amp;&quot; &quot;&amp;[.N16]&amp;&quot; &quot;&amp;[.O16]&amp;&quot; &quot;&amp;[.P16]&amp;&quot; &quot;&amp;[.Q16]&amp;&quot; &quot;&amp;[.R16]" office:value-type="string" office:string-value="Add Memory to Register        " calcext:value-type="string">
            <text:p>Add Memory to Register <text:s text:c="7"/></text:p>
          </table:table-cell>
          <table:table-cell table:formula="of:=&quot;0x&quot;&amp;RIGHT(&quot;00&quot;&amp;[.T16];2)" office:value-type="string" office:string-value="0xEO" calcext:value-type="string">
            <text:p>0xE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E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7])" office:value-type="float" office:value="2" calcext:value-type="float">
            <text:p>2</text:p>
          </table:table-cell>
          <table:table-cell/>
          <table:table-cell office:value-type="string" calcext:value-type="string">
            <text:p>ADMB</text:p>
          </table:table-cell>
          <table:table-cell table:formula="of:=[.G17]&amp;&quot; &quot;&amp;[.H17]&amp;&quot; &quot;&amp;[.I17]&amp;&quot; &quot;&amp;[.J17]&amp;&quot; &quot;&amp;[.K17]&amp;&quot; &quot;&amp;[.L17]&amp;&quot; &quot;&amp;[.M17]&amp;&quot; &quot;&amp;[.N17]&amp;&quot; &quot;&amp;[.O17]&amp;&quot; &quot;&amp;[.P17]&amp;&quot; &quot;&amp;[.Q17]&amp;&quot; &quot;&amp;[.R17]" office:value-type="string" office:string-value="Add Register to Memory if Nonzero      " calcext:value-type="string">
            <text:p>Add Register to Memory if Nonzero <text:s text:c="5"/></text:p>
          </table:table-cell>
          <table:table-cell table:formula="of:=&quot;0x&quot;&amp;RIGHT(&quot;00&quot;&amp;[.T17];2)" office:value-type="string" office:string-value="0xC4" calcext:value-type="string">
            <text:p>0xC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6"/>
          <table:table-cell office:value-type="string" calcext:value-type="string">
            <text:p>2,3</text:p>
          </table:table-cell>
          <table:table-cell office:value-type="string" calcext:value-type="string">
            <text:p>C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18])" office:value-type="float" office:value="2" calcext:value-type="float">
            <text:p>2</text:p>
          </table:table-cell>
          <table:table-cell/>
          <table:table-cell office:value-type="string" calcext:value-type="string">
            <text:p>ADMD</text:p>
          </table:table-cell>
          <table:table-cell table:formula="of:=[.G18]&amp;&quot; &quot;&amp;[.H18]&amp;&quot; &quot;&amp;[.I18]&amp;&quot; &quot;&amp;[.J18]&amp;&quot; &quot;&amp;[.K18]&amp;&quot; &quot;&amp;[.L18]&amp;&quot; &quot;&amp;[.M18]&amp;&quot; &quot;&amp;[.N18]&amp;&quot; &quot;&amp;[.O18]&amp;&quot; &quot;&amp;[.P18]&amp;&quot; &quot;&amp;[.Q18]&amp;&quot; &quot;&amp;[.R18]" office:value-type="string" office:string-value="Add Memory Doubleword to Double- Register      " calcext:value-type="string">
            <text:p>Add Memory Doubleword to Double- Register <text:s text:c="5"/></text:p>
          </table:table-cell>
          <table:table-cell table:formula="of:=&quot;0x&quot;&amp;RIGHT(&quot;00&quot;&amp;[.T18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19])" office:value-type="float" office:value="2" calcext:value-type="float">
            <text:p>2</text:p>
          </table:table-cell>
          <table:table-cell/>
          <table:table-cell office:value-type="string" calcext:value-type="string">
            <text:p>ADMM</text:p>
          </table:table-cell>
          <table:table-cell table:formula="of:=[.G19]&amp;&quot; &quot;&amp;[.H19]&amp;&quot; &quot;&amp;[.I19]&amp;&quot; &quot;&amp;[.J19]&amp;&quot; &quot;&amp;[.K19]&amp;&quot; &quot;&amp;[.L19]&amp;&quot; &quot;&amp;[.M19]&amp;&quot; &quot;&amp;[.N19]&amp;&quot; &quot;&amp;[.O19]&amp;&quot; &quot;&amp;[.P19]&amp;&quot; &quot;&amp;[.Q19]&amp;&quot; &quot;&amp;[.R19]" office:value-type="string" office:string-value="Add Register to Memory        " calcext:value-type="string">
            <text:p>Add Register to Memory <text:s text:c="7"/></text:p>
          </table:table-cell>
          <table:table-cell table:formula="of:=&quot;0x&quot;&amp;RIGHT(&quot;00&quot;&amp;[.T19];2)" office:value-type="string" office:string-value="0xco" calcext:value-type="string">
            <text:p>0x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0])" office:value-type="float" office:value="2" calcext:value-type="float">
            <text:p>2</text:p>
          </table:table-cell>
          <table:table-cell/>
          <table:table-cell office:value-type="string" calcext:value-type="string">
            <text:p>ADR</text:p>
          </table:table-cell>
          <table:table-cell table:formula="of:=[.G20]&amp;&quot; &quot;&amp;[.H20]&amp;&quot; &quot;&amp;[.I20]&amp;&quot; &quot;&amp;[.J20]&amp;&quot; &quot;&amp;[.K20]&amp;&quot; &quot;&amp;[.L20]&amp;&quot; &quot;&amp;[.M20]&amp;&quot; &quot;&amp;[.N20]&amp;&quot; &quot;&amp;[.O20]&amp;&quot; &quot;&amp;[.P20]&amp;&quot; &quot;&amp;[.Q20]&amp;&quot; &quot;&amp;[.R20]" office:value-type="string" office:string-value="Add Register to Register        " calcext:value-type="string">
            <text:p>Add Register to Register <text:s text:c="7"/></text:p>
          </table:table-cell>
          <table:table-cell table:formula="of:=&quot;0x&quot;&amp;RIGHT(&quot;00&quot;&amp;[.T20];2)" office:value-type="string" office:string-value="0x68" calcext:value-type="string">
            <text:p>0x6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1])" office:value-type="float" office:value="2" calcext:value-type="float">
            <text:p>2</text:p>
          </table:table-cell>
          <table:table-cell/>
          <table:table-cell office:value-type="string" calcext:value-type="string">
            <text:p>ADRB</text:p>
          </table:table-cell>
          <table:table-cell table:formula="of:=[.G21]&amp;&quot; &quot;&amp;[.H21]&amp;&quot; &quot;&amp;[.I21]&amp;&quot; &quot;&amp;[.J21]&amp;&quot; &quot;&amp;[.K21]&amp;&quot; &quot;&amp;[.L21]&amp;&quot; &quot;&amp;[.M21]&amp;&quot; &quot;&amp;[.N21]&amp;&quot; &quot;&amp;[.O21]&amp;&quot; &quot;&amp;[.P21]&amp;&quot; &quot;&amp;[.Q21]&amp;&quot; &quot;&amp;[.R21]" office:value-type="string" office:string-value="Add Register to Register and Branch if Nonzero    " calcext:value-type="string">
            <text:p>Add Register to Register and Branch if Nonzero <text:s text:c="3"/></text:p>
          </table:table-cell>
          <table:table-cell table:formula="of:=&quot;0x&quot;&amp;RIGHT(&quot;00&quot;&amp;[.T21];2)" office:value-type="string" office:string-value="0x78" calcext:value-type="string">
            <text:p>0x7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2])" office:value-type="float" office:value="2" calcext:value-type="float">
            <text:p>2</text:p>
          </table:table-cell>
          <table:table-cell/>
          <table:table-cell office:value-type="string" calcext:value-type="string">
            <text:p>ADRD(DAR)</text:p>
          </table:table-cell>
          <table:table-cell table:formula="of:=[.G22]&amp;&quot; &quot;&amp;[.H22]&amp;&quot; &quot;&amp;[.I22]&amp;&quot; &quot;&amp;[.J22]&amp;&quot; &quot;&amp;[.K22]&amp;&quot; &quot;&amp;[.L22]&amp;&quot; &quot;&amp;[.M22]&amp;&quot; &quot;&amp;[.N22]&amp;&quot; &quot;&amp;[.O22]&amp;&quot; &quot;&amp;[.P22]&amp;&quot; &quot;&amp;[.Q22]&amp;&quot; &quot;&amp;[.R22]" office:value-type="string" office:string-value="Add Double-Register to Double-Register        " calcext:value-type="string">
            <text:p>Add Double-Register to Double-Register <text:s text:c="7"/></text:p>
          </table:table-cell>
          <table:table-cell table:formula="of:=&quot;0x&quot;&amp;RIGHT(&quot;00&quot;&amp;[.T22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9"/>
          <table:table-cell office:value-type="string" calcext:value-type="string">
            <text:p>C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3])" office:value-type="float" office:value="2" calcext:value-type="float">
            <text:p>2</text:p>
          </table:table-cell>
          <table:table-cell/>
          <table:table-cell office:value-type="string" calcext:value-type="string">
            <text:p>ADS</text:p>
          </table:table-cell>
          <table:table-cell table:formula="of:=[.G23]&amp;&quot; &quot;&amp;[.H23]&amp;&quot; &quot;&amp;[.I23]&amp;&quot; &quot;&amp;[.J23]&amp;&quot; &quot;&amp;[.K23]&amp;&quot; &quot;&amp;[.L23]&amp;&quot; &quot;&amp;[.M23]&amp;&quot; &quot;&amp;[.N23]&amp;&quot; &quot;&amp;[.O23]&amp;&quot; &quot;&amp;[.P23]&amp;&quot; &quot;&amp;[.Q23]&amp;&quot; &quot;&amp;[.R23]" office:value-type="string" office:string-value="Add Memory (Short-Displaced) to Register       " calcext:value-type="string">
            <text:p>Add Memory (Short-Displaced) to Register <text:s text:c="6"/></text:p>
          </table:table-cell>
          <table:table-cell table:formula="of:=&quot;0x&quot;&amp;RIGHT(&quot;00&quot;&amp;[.T23];2)" office:value-type="string" office:string-value="0xF0" calcext:value-type="string">
            <text:p>0xF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4])" office:value-type="float" office:value="2" calcext:value-type="float">
            <text:p>2</text:p>
          </table:table-cell>
          <table:table-cell/>
          <table:table-cell office:value-type="string" calcext:value-type="string">
            <text:p>ADSB</text:p>
          </table:table-cell>
          <table:table-cell table:formula="of:=[.G24]&amp;&quot; &quot;&amp;[.H24]&amp;&quot; &quot;&amp;[.I24]&amp;&quot; &quot;&amp;[.J24]&amp;&quot; &quot;&amp;[.K24]&amp;&quot; &quot;&amp;[.L24]&amp;&quot; &quot;&amp;[.M24]&amp;&quot; &quot;&amp;[.N24]&amp;&quot; &quot;&amp;[.O24]&amp;&quot; &quot;&amp;[.P24]&amp;&quot; &quot;&amp;[.Q24]&amp;&quot; &quot;&amp;[.R24]" office:value-type="string" office:string-value="Add Register to Memory (Short-Displaced) and Branch if Nonzero   " calcext:value-type="string">
            <text:p>Add Register to Memory (Short-Displaced) and Branch if Nonzero <text:s text:c="2"/></text:p>
          </table:table-cell>
          <table:table-cell table:formula="of:=&quot;0x&quot;&amp;RIGHT(&quot;00&quot;&amp;[.T24];2)" office:value-type="string" office:string-value="0xD4" calcext:value-type="string">
            <text:p>0xD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D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5])" office:value-type="float" office:value="2" calcext:value-type="float">
            <text:p>2</text:p>
          </table:table-cell>
          <table:table-cell/>
          <table:table-cell office:value-type="string" calcext:value-type="string">
            <text:p>ADSM</text:p>
          </table:table-cell>
          <table:table-cell table:formula="of:=[.G25]&amp;&quot; &quot;&amp;[.H25]&amp;&quot; &quot;&amp;[.I25]&amp;&quot; &quot;&amp;[.J25]&amp;&quot; &quot;&amp;[.K25]&amp;&quot; &quot;&amp;[.L25]&amp;&quot; &quot;&amp;[.M25]&amp;&quot; &quot;&amp;[.N25]&amp;&quot; &quot;&amp;[.O25]&amp;&quot; &quot;&amp;[.P25]&amp;&quot; &quot;&amp;[.Q25]&amp;&quot; &quot;&amp;[.R25]" office:value-type="string" office:string-value="Add Register to Memory (Short-Displaced)       " calcext:value-type="string">
            <text:p>Add Register to Memory (Short-Displaced) <text:s text:c="6"/></text:p>
          </table:table-cell>
          <table:table-cell table:formula="of:=&quot;0x&quot;&amp;RIGHT(&quot;00&quot;&amp;[.T25];2)" office:value-type="string" office:string-value="0xDO" calcext:value-type="string">
            <text:p>0xD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8"/>
          <table:table-cell office:value-type="string" calcext:value-type="string">
            <text:p>D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6])" office:value-type="float" office:value="2" calcext:value-type="float">
            <text:p>2</text:p>
          </table:table-cell>
          <table:table-cell/>
          <table:table-cell office:value-type="string" calcext:value-type="string">
            <text:p>ADX</text:p>
          </table:table-cell>
          <table:table-cell table:formula="of:=[.G26]&amp;&quot; &quot;&amp;[.H26]&amp;&quot; &quot;&amp;[.I26]&amp;&quot; &quot;&amp;[.J26]&amp;&quot; &quot;&amp;[.K26]&amp;&quot; &quot;&amp;[.L26]&amp;&quot; &quot;&amp;[.M26]&amp;&quot; &quot;&amp;[.N26]&amp;&quot; &quot;&amp;[.O26]&amp;&quot; &quot;&amp;[.P26]&amp;&quot; &quot;&amp;[.Q26]&amp;&quot; &quot;&amp;[.R26]" office:value-type="string" office:string-value="Add Memory (Short-Indexed) to Register       " calcext:value-type="string">
            <text:p>Add Memory (Short-Indexed) to Register <text:s text:c="6"/></text:p>
          </table:table-cell>
          <table:table-cell table:formula="of:=&quot;0x&quot;&amp;RIGHT(&quot;00&quot;&amp;[.T26];2)" office:value-type="string" office:string-value="0xF8" calcext:value-type="string">
            <text:p>0xF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27])" office:value-type="float" office:value="2" calcext:value-type="float">
            <text:p>2</text:p>
          </table:table-cell>
          <table:table-cell/>
          <table:table-cell office:value-type="string" calcext:value-type="string">
            <text:p>ADXB</text:p>
          </table:table-cell>
          <table:table-cell table:formula="of:=[.G27]&amp;&quot; &quot;&amp;[.H27]&amp;&quot; &quot;&amp;[.I27]&amp;&quot; &quot;&amp;[.J27]&amp;&quot; &quot;&amp;[.K27]&amp;&quot; &quot;&amp;[.L27]&amp;&quot; &quot;&amp;[.M27]&amp;&quot; &quot;&amp;[.N27]&amp;&quot; &quot;&amp;[.O27]&amp;&quot; &quot;&amp;[.P27]&amp;&quot; &quot;&amp;[.Q27]&amp;&quot; &quot;&amp;[.R27]" office:value-type="string" office:string-value="Add Register to Memory (Short-Indexed) and Branch if Nonzero   " calcext:value-type="string">
            <text:p>Add Register to Memory (Short-Indexed) and Branch if Nonzero <text:s text:c="2"/></text:p>
          </table:table-cell>
          <table:table-cell table:formula="of:=&quot;0x&quot;&amp;RIGHT(&quot;00&quot;&amp;[.T27];2)" office:value-type="string" office:string-value="0xDC" calcext:value-type="string">
            <text:p>0x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DC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8])" office:value-type="float" office:value="2" calcext:value-type="float">
            <text:p>2</text:p>
          </table:table-cell>
          <table:table-cell/>
          <table:table-cell office:value-type="string" calcext:value-type="string">
            <text:p>ADXM</text:p>
          </table:table-cell>
          <table:table-cell table:formula="of:=[.G28]&amp;&quot; &quot;&amp;[.H28]&amp;&quot; &quot;&amp;[.I28]&amp;&quot; &quot;&amp;[.J28]&amp;&quot; &quot;&amp;[.K28]&amp;&quot; &quot;&amp;[.L28]&amp;&quot; &quot;&amp;[.M28]&amp;&quot; &quot;&amp;[.N28]&amp;&quot; &quot;&amp;[.O28]&amp;&quot; &quot;&amp;[.P28]&amp;&quot; &quot;&amp;[.Q28]&amp;&quot; &quot;&amp;[.R28]" office:value-type="string" office:string-value="Add Register to Memory (Short-Indexed)       " calcext:value-type="string">
            <text:p>Add Register to Memory (Short-Indexed) <text:s text:c="6"/></text:p>
          </table:table-cell>
          <table:table-cell table:formula="of:=&quot;0x&quot;&amp;RIGHT(&quot;00&quot;&amp;[.T28];2)" office:value-type="string" office:string-value="0xD8" calcext:value-type="string">
            <text:p>0xD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9])" office:value-type="float" office:value="2" calcext:value-type="float">
            <text:p>2</text:p>
          </table:table-cell>
          <table:table-cell/>
          <table:table-cell office:value-type="string" calcext:value-type="string">
            <text:p>BLCR</text:p>
          </table:table-cell>
          <table:table-cell table:formula="of:=[.G29]&amp;&quot; &quot;&amp;[.H29]&amp;&quot; &quot;&amp;[.I29]&amp;&quot; &quot;&amp;[.J29]&amp;&quot; &quot;&amp;[.K29]&amp;&quot; &quot;&amp;[.L29]&amp;&quot; &quot;&amp;[.M29]&amp;&quot; &quot;&amp;[.N29]&amp;&quot; &quot;&amp;[.O29]&amp;&quot; &quot;&amp;[.P29]&amp;&quot; &quot;&amp;[.Q29]&amp;&quot; &quot;&amp;[.R29]" office:value-type="string" office:string-value="Branch and Link on Condition Code C Reset    " calcext:value-type="string">
            <text:p>Branch and Link on Condition Code C Reset <text:s text:c="3"/></text:p>
          </table:table-cell>
          <table:table-cell table:formula="of:=&quot;0x&quot;&amp;RIGHT(&quot;00&quot;&amp;[.T2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0])" office:value-type="float" office:value="2" calcext:value-type="float">
            <text:p>2</text:p>
          </table:table-cell>
          <table:table-cell/>
          <table:table-cell office:value-type="string" calcext:value-type="string">
            <text:p>BLCS</text:p>
          </table:table-cell>
          <table:table-cell table:formula="of:=[.G30]&amp;&quot; &quot;&amp;[.H30]&amp;&quot; &quot;&amp;[.I30]&amp;&quot; &quot;&amp;[.J30]&amp;&quot; &quot;&amp;[.K30]&amp;&quot; &quot;&amp;[.L30]&amp;&quot; &quot;&amp;[.M30]&amp;&quot; &quot;&amp;[.N30]&amp;&quot; &quot;&amp;[.O30]&amp;&quot; &quot;&amp;[.P30]&amp;&quot; &quot;&amp;[.Q30]&amp;&quot; &quot;&amp;[.R30]" office:value-type="string" office:string-value="Branch and Link on Condition Code C Set    " calcext:value-type="string">
            <text:p>Branch and Link on Condition Code C Set <text:s text:c="3"/></text:p>
          </table:table-cell>
          <table:table-cell table:formula="of:=&quot;0x&quot;&amp;RIGHT(&quot;00&quot;&amp;[.T3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1])" office:value-type="float" office:value="2" calcext:value-type="float">
            <text:p>2</text:p>
          </table:table-cell>
          <table:table-cell/>
          <table:table-cell office:value-type="string" calcext:value-type="string">
            <text:p>BLGE</text:p>
          </table:table-cell>
          <table:table-cell table:formula="of:=[.G31]&amp;&quot; &quot;&amp;[.H31]&amp;&quot; &quot;&amp;[.I31]&amp;&quot; &quot;&amp;[.J31]&amp;&quot; &quot;&amp;[.K31]&amp;&quot; &quot;&amp;[.L31]&amp;&quot; &quot;&amp;[.M31]&amp;&quot; &quot;&amp;[.N31]&amp;&quot; &quot;&amp;[.O31]&amp;&quot; &quot;&amp;[.P31]&amp;&quot; &quot;&amp;[.Q31]&amp;&quot; &quot;&amp;[.R31]" office:value-type="string" office:string-value="Branch and Link on Greater Than or Equal Condition   " calcext:value-type="string">
            <text:p>Branch and Link on Greater Than or Equal Condition <text:s text:c="2"/></text:p>
          </table:table-cell>
          <table:table-cell table:formula="of:=&quot;0x&quot;&amp;RIGHT(&quot;00&quot;&amp;[.T3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2])" office:value-type="float" office:value="2" calcext:value-type="float">
            <text:p>2</text:p>
          </table:table-cell>
          <table:table-cell/>
          <table:table-cell office:value-type="string" calcext:value-type="string">
            <text:p>BLGT</text:p>
          </table:table-cell>
          <table:table-cell table:formula="of:=[.G32]&amp;&quot; &quot;&amp;[.H32]&amp;&quot; &quot;&amp;[.I32]&amp;&quot; &quot;&amp;[.J32]&amp;&quot; &quot;&amp;[.K32]&amp;&quot; &quot;&amp;[.L32]&amp;&quot; &quot;&amp;[.M32]&amp;&quot; &quot;&amp;[.N32]&amp;&quot; &quot;&amp;[.O32]&amp;&quot; &quot;&amp;[.P32]&amp;&quot; &quot;&amp;[.Q32]&amp;&quot; &quot;&amp;[.R32]" office:value-type="string" office:string-value="Branch and Link on Greater Than Condition     " calcext:value-type="string">
            <text:p>Branch and Link on Greater Than Condition <text:s text:c="4"/></text:p>
          </table:table-cell>
          <table:table-cell table:formula="of:=&quot;0x&quot;&amp;RIGHT(&quot;00&quot;&amp;[.T3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3])" office:value-type="float" office:value="2" calcext:value-type="float">
            <text:p>2</text:p>
          </table:table-cell>
          <table:table-cell/>
          <table:table-cell office:value-type="string" calcext:value-type="string">
            <text:p>BLHI</text:p>
          </table:table-cell>
          <table:table-cell table:formula="of:=[.G33]&amp;&quot; &quot;&amp;[.H33]&amp;&quot; &quot;&amp;[.I33]&amp;&quot; &quot;&amp;[.J33]&amp;&quot; &quot;&amp;[.K33]&amp;&quot; &quot;&amp;[.L33]&amp;&quot; &quot;&amp;[.M33]&amp;&quot; &quot;&amp;[.N33]&amp;&quot; &quot;&amp;[.O33]&amp;&quot; &quot;&amp;[.P33]&amp;&quot; &quot;&amp;[.Q33]&amp;&quot; &quot;&amp;[.R33]" office:value-type="string" office:string-value="Branch and Link on Magnitude Higher Condition     " calcext:value-type="string">
            <text:p>Branch and Link on Magnitude Higher Condition <text:s text:c="4"/></text:p>
          </table:table-cell>
          <table:table-cell table:formula="of:=&quot;0x&quot;&amp;RIGHT(&quot;00&quot;&amp;[.T33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4])" office:value-type="float" office:value="2" calcext:value-type="float">
            <text:p>2</text:p>
          </table:table-cell>
          <table:table-cell/>
          <table:table-cell office:value-type="string" calcext:value-type="string">
            <text:p>BLI</text:p>
          </table:table-cell>
          <table:table-cell table:formula="of:=[.G34]&amp;&quot; &quot;&amp;[.H34]&amp;&quot; &quot;&amp;[.I34]&amp;&quot; &quot;&amp;[.J34]&amp;&quot; &quot;&amp;[.K34]&amp;&quot; &quot;&amp;[.L34]&amp;&quot; &quot;&amp;[.M34]&amp;&quot; &quot;&amp;[.N34]&amp;&quot; &quot;&amp;[.O34]&amp;&quot; &quot;&amp;[.P34]&amp;&quot; &quot;&amp;[.Q34]&amp;&quot; &quot;&amp;[.R34]" office:value-type="string" office:string-value="Branch and Link (Immediate)        " calcext:value-type="string">
            <text:p>Branch and Link (Immediate) <text:s text:c="7"/></text:p>
          </table:table-cell>
          <table:table-cell table:formula="of:=&quot;0x&quot;&amp;RIGHT(&quot;00&quot;&amp;[.T34];2)" office:value-type="string" office:string-value="0xEF" calcext:value-type="string">
            <text:p>0xE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mmediate)</text:p>
          </table:table-cell>
          <table:table-cell table:number-columns-repeated="9"/>
          <table:table-cell office:value-type="string" calcext:value-type="string">
            <text:p>EF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5])" office:value-type="float" office:value="2" calcext:value-type="float">
            <text:p>2</text:p>
          </table:table-cell>
          <table:table-cell/>
          <table:table-cell office:value-type="string" calcext:value-type="string">
            <text:p>BLLE</text:p>
          </table:table-cell>
          <table:table-cell table:formula="of:=[.G35]&amp;&quot; &quot;&amp;[.H35]&amp;&quot; &quot;&amp;[.I35]&amp;&quot; &quot;&amp;[.J35]&amp;&quot; &quot;&amp;[.K35]&amp;&quot; &quot;&amp;[.L35]&amp;&quot; &quot;&amp;[.M35]&amp;&quot; &quot;&amp;[.N35]&amp;&quot; &quot;&amp;[.O35]&amp;&quot; &quot;&amp;[.P35]&amp;&quot; &quot;&amp;[.Q35]&amp;&quot; &quot;&amp;[.R35]" office:value-type="string" office:string-value="Branch and Link on Less Than or Equal Condition   " calcext:value-type="string">
            <text:p>Branch and Link on Less Than or Equal Condition <text:s text:c="2"/></text:p>
          </table:table-cell>
          <table:table-cell table:formula="of:=&quot;0x&quot;&amp;RIGHT(&quot;00&quot;&amp;[.T3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6])" office:value-type="float" office:value="2" calcext:value-type="float">
            <text:p>2</text:p>
          </table:table-cell>
          <table:table-cell/>
          <table:table-cell office:value-type="string" calcext:value-type="string">
            <text:p>BLLS</text:p>
          </table:table-cell>
          <table:table-cell table:formula="of:=[.G36]&amp;&quot; &quot;&amp;[.H36]&amp;&quot; &quot;&amp;[.I36]&amp;&quot; &quot;&amp;[.J36]&amp;&quot; &quot;&amp;[.K36]&amp;&quot; &quot;&amp;[.L36]&amp;&quot; &quot;&amp;[.M36]&amp;&quot; &quot;&amp;[.N36]&amp;&quot; &quot;&amp;[.O36]&amp;&quot; &quot;&amp;[.P36]&amp;&quot; &quot;&amp;[.Q36]&amp;&quot; &quot;&amp;[.R36]" office:value-type="string" office:string-value="Branch and Link on Less Than Condition     " calcext:value-type="string">
            <text:p>Branch and Link on Less Than Condition <text:s text:c="4"/></text:p>
          </table:table-cell>
          <table:table-cell table:formula="of:=&quot;0x&quot;&amp;RIGHT(&quot;00&quot;&amp;[.T3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7])" office:value-type="float" office:value="2" calcext:value-type="float">
            <text:p>2</text:p>
          </table:table-cell>
          <table:table-cell/>
          <table:table-cell office:value-type="string" calcext:value-type="string">
            <text:p>BLM</text:p>
          </table:table-cell>
          <table:table-cell table:formula="of:=[.G37]&amp;&quot; &quot;&amp;[.H37]&amp;&quot; &quot;&amp;[.I37]&amp;&quot; &quot;&amp;[.J37]&amp;&quot; &quot;&amp;[.K37]&amp;&quot; &quot;&amp;[.L37]&amp;&quot; &quot;&amp;[.M37]&amp;&quot; &quot;&amp;[.N37]&amp;&quot; &quot;&amp;[.O37]&amp;&quot; &quot;&amp;[.P37]&amp;&quot; &quot;&amp;[.Q37]&amp;&quot; &quot;&amp;[.R37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7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8])" office:value-type="float" office:value="2" calcext:value-type="float">
            <text:p>2</text:p>
          </table:table-cell>
          <table:table-cell/>
          <table:table-cell office:value-type="string" calcext:value-type="string">
            <text:p>BLNH</text:p>
          </table:table-cell>
          <table:table-cell table:formula="of:=[.G38]&amp;&quot; &quot;&amp;[.H38]&amp;&quot; &quot;&amp;[.I38]&amp;&quot; &quot;&amp;[.J38]&amp;&quot; &quot;&amp;[.K38]&amp;&quot; &quot;&amp;[.L38]&amp;&quot; &quot;&amp;[.M38]&amp;&quot; &quot;&amp;[.N38]&amp;&quot; &quot;&amp;[.O38]&amp;&quot; &quot;&amp;[.P38]&amp;&quot; &quot;&amp;[.Q38]&amp;&quot; &quot;&amp;[.R38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8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9])" office:value-type="float" office:value="2" calcext:value-type="float">
            <text:p>2</text:p>
          </table:table-cell>
          <table:table-cell/>
          <table:table-cell office:value-type="string" calcext:value-type="string">
            <text:p>BLNR</text:p>
          </table:table-cell>
          <table:table-cell table:formula="of:=[.G39]&amp;&quot; &quot;&amp;[.H39]&amp;&quot; &quot;&amp;[.I39]&amp;&quot; &quot;&amp;[.J39]&amp;&quot; &quot;&amp;[.K39]&amp;&quot; &quot;&amp;[.L39]&amp;&quot; &quot;&amp;[.M39]&amp;&quot; &quot;&amp;[.N39]&amp;&quot; &quot;&amp;[.O39]&amp;&quot; &quot;&amp;[.P39]&amp;&quot; &quot;&amp;[.Q39]&amp;&quot; &quot;&amp;[.R39]" office:value-type="string" office:string-value="Branch and Link on Condition Code N Reset    " calcext:value-type="string">
            <text:p>Branch and Link on Condition Code N Reset <text:s text:c="3"/></text:p>
          </table:table-cell>
          <table:table-cell table:formula="of:=&quot;0x&quot;&amp;RIGHT(&quot;00&quot;&amp;[.T3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0])" office:value-type="float" office:value="2" calcext:value-type="float">
            <text:p>2</text:p>
          </table:table-cell>
          <table:table-cell/>
          <table:table-cell office:value-type="string" calcext:value-type="string">
            <text:p>BLNS</text:p>
          </table:table-cell>
          <table:table-cell table:formula="of:=[.G40]&amp;&quot; &quot;&amp;[.H40]&amp;&quot; &quot;&amp;[.I40]&amp;&quot; &quot;&amp;[.J40]&amp;&quot; &quot;&amp;[.K40]&amp;&quot; &quot;&amp;[.L40]&amp;&quot; &quot;&amp;[.M40]&amp;&quot; &quot;&amp;[.N40]&amp;&quot; &quot;&amp;[.O40]&amp;&quot; &quot;&amp;[.P40]&amp;&quot; &quot;&amp;[.Q40]&amp;&quot; &quot;&amp;[.R40]" office:value-type="string" office:string-value="Branch and Link on Condition Code N Set    " calcext:value-type="string">
            <text:p>Branch and Link on Condition Code N Set <text:s text:c="3"/></text:p>
          </table:table-cell>
          <table:table-cell table:formula="of:=&quot;0x&quot;&amp;RIGHT(&quot;00&quot;&amp;[.T4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1])" office:value-type="float" office:value="2" calcext:value-type="float">
            <text:p>2</text:p>
          </table:table-cell>
          <table:table-cell/>
          <table:table-cell office:value-type="string" calcext:value-type="string">
            <text:p>BLOR</text:p>
          </table:table-cell>
          <table:table-cell table:formula="of:=[.G41]&amp;&quot; &quot;&amp;[.H41]&amp;&quot; &quot;&amp;[.I41]&amp;&quot; &quot;&amp;[.J41]&amp;&quot; &quot;&amp;[.K41]&amp;&quot; &quot;&amp;[.L41]&amp;&quot; &quot;&amp;[.M41]&amp;&quot; &quot;&amp;[.N41]&amp;&quot; &quot;&amp;[.O41]&amp;&quot; &quot;&amp;[.P41]&amp;&quot; &quot;&amp;[.Q41]&amp;&quot; &quot;&amp;[.R41]" office:value-type="string" office:string-value="Branch and Link on Condition Code O Reset    " calcext:value-type="string">
            <text:p>Branch and Link on Condition Code O Reset <text:s text:c="3"/></text:p>
          </table:table-cell>
          <table:table-cell table:formula="of:=&quot;0x&quot;&amp;RIGHT(&quot;00&quot;&amp;[.T4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2])" office:value-type="float" office:value="2" calcext:value-type="float">
            <text:p>2</text:p>
          </table:table-cell>
          <table:table-cell/>
          <table:table-cell office:value-type="string" calcext:value-type="string">
            <text:p>BLOS</text:p>
          </table:table-cell>
          <table:table-cell table:formula="of:=[.G42]&amp;&quot; &quot;&amp;[.H42]&amp;&quot; &quot;&amp;[.I42]&amp;&quot; &quot;&amp;[.J42]&amp;&quot; &quot;&amp;[.K42]&amp;&quot; &quot;&amp;[.L42]&amp;&quot; &quot;&amp;[.M42]&amp;&quot; &quot;&amp;[.N42]&amp;&quot; &quot;&amp;[.O42]&amp;&quot; &quot;&amp;[.P42]&amp;&quot; &quot;&amp;[.Q42]&amp;&quot; &quot;&amp;[.R42]" office:value-type="string" office:string-value="Branch and Link on Condition Code O Set    " calcext:value-type="string">
            <text:p>Branch and Link on Condition Code O Set <text:s text:c="3"/></text:p>
          </table:table-cell>
          <table:table-cell table:formula="of:=&quot;0x&quot;&amp;RIGHT(&quot;00&quot;&amp;[.T4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3])" office:value-type="float" office:value="2" calcext:value-type="float">
            <text:p>2</text:p>
          </table:table-cell>
          <table:table-cell/>
          <table:table-cell office:value-type="string" calcext:value-type="string">
            <text:p>BLT</text:p>
          </table:table-cell>
          <table:table-cell table:formula="of:=[.G43]&amp;&quot; &quot;&amp;[.H43]&amp;&quot; &quot;&amp;[.I43]&amp;&quot; &quot;&amp;[.J43]&amp;&quot; &quot;&amp;[.K43]&amp;&quot; &quot;&amp;[.L43]&amp;&quot; &quot;&amp;[.M43]&amp;&quot; &quot;&amp;[.N43]&amp;&quot; &quot;&amp;[.O43]&amp;&quot; &quot;&amp;[.P43]&amp;&quot; &quot;&amp;[.Q43]&amp;&quot; &quot;&amp;[.R43]" office:value-type="string" office:string-value="Branch and Link (Indexed Through-Table)       " calcext:value-type="string">
            <text:p>Branch and Link (Indexed Through-Table) <text:s text:c="6"/></text:p>
          </table:table-cell>
          <table:table-cell table:formula="of:=&quot;0x&quot;&amp;RIGHT(&quot;00&quot;&amp;[.T43];2)" office:value-type="string" office:string-value="0xF7" calcext:value-type="string">
            <text:p>0xF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ndexed</text:p>
          </table:table-cell>
          <table:table-cell office:value-type="string" calcext:value-type="string">
            <text:p>Through-Tab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4])" office:value-type="float" office:value="2" calcext:value-type="float">
            <text:p>2</text:p>
          </table:table-cell>
          <table:table-cell/>
          <table:table-cell office:value-type="string" calcext:value-type="string">
            <text:p>BLX</text:p>
          </table:table-cell>
          <table:table-cell table:formula="of:=[.G44]&amp;&quot; &quot;&amp;[.H44]&amp;&quot; &quot;&amp;[.I44]&amp;&quot; &quot;&amp;[.J44]&amp;&quot; &quot;&amp;[.K44]&amp;&quot; &quot;&amp;[.L44]&amp;&quot; &quot;&amp;[.M44]&amp;&quot; &quot;&amp;[.N44]&amp;&quot; &quot;&amp;[.O44]&amp;&quot; &quot;&amp;[.P44]&amp;&quot; &quot;&amp;[.Q44]&amp;&quot; &quot;&amp;[.R44]" office:value-type="string" office:string-value="Branch and Link (Short-Indexed)        " calcext:value-type="string">
            <text:p>Branch and Link (Short-Indexed) <text:s text:c="7"/></text:p>
          </table:table-cell>
          <table:table-cell table:formula="of:=&quot;0x&quot;&amp;RIGHT(&quot;00&quot;&amp;[.T44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Short-Index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5])" office:value-type="float" office:value="2" calcext:value-type="float">
            <text:p>2</text:p>
          </table:table-cell>
          <table:table-cell/>
          <table:table-cell office:value-type="string" calcext:value-type="string">
            <text:p>BLZR</text:p>
          </table:table-cell>
          <table:table-cell table:formula="of:=[.G45]&amp;&quot; &quot;&amp;[.H45]&amp;&quot; &quot;&amp;[.I45]&amp;&quot; &quot;&amp;[.J45]&amp;&quot; &quot;&amp;[.K45]&amp;&quot; &quot;&amp;[.L45]&amp;&quot; &quot;&amp;[.M45]&amp;&quot; &quot;&amp;[.N45]&amp;&quot; &quot;&amp;[.O45]&amp;&quot; &quot;&amp;[.P45]&amp;&quot; &quot;&amp;[.Q45]&amp;&quot; &quot;&amp;[.R45]" office:value-type="string" office:string-value="Branch and Link on Condition Code Z Reset    " calcext:value-type="string">
            <text:p>Branch and Link on Condition Code Z Reset <text:s text:c="3"/></text:p>
          </table:table-cell>
          <table:table-cell table:formula="of:=&quot;0x&quot;&amp;RIGHT(&quot;00&quot;&amp;[.T4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6])" office:value-type="float" office:value="2" calcext:value-type="float">
            <text:p>2</text:p>
          </table:table-cell>
          <table:table-cell/>
          <table:table-cell office:value-type="string" calcext:value-type="string">
            <text:p>BLZS</text:p>
          </table:table-cell>
          <table:table-cell table:formula="of:=[.G46]&amp;&quot; &quot;&amp;[.H46]&amp;&quot; &quot;&amp;[.I46]&amp;&quot; &quot;&amp;[.J46]&amp;&quot; &quot;&amp;[.K46]&amp;&quot; &quot;&amp;[.L46]&amp;&quot; &quot;&amp;[.M46]&amp;&quot; &quot;&amp;[.N46]&amp;&quot; &quot;&amp;[.O46]&amp;&quot; &quot;&amp;[.P46]&amp;&quot; &quot;&amp;[.Q46]&amp;&quot; &quot;&amp;[.R46]" office:value-type="string" office:string-value="Branch and Link on Condition Code Z Set    " calcext:value-type="string">
            <text:p>Branch and Link on Condition Code Z Set <text:s text:c="3"/></text:p>
          </table:table-cell>
          <table:table-cell table:formula="of:=&quot;0x&quot;&amp;RIGHT(&quot;00&quot;&amp;[.T4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7])" office:value-type="float" office:value="2" calcext:value-type="float">
            <text:p>2</text:p>
          </table:table-cell>
          <table:table-cell/>
          <table:table-cell office:value-type="string" calcext:value-type="string">
            <text:p>BRM</text:p>
          </table:table-cell>
          <table:table-cell table:formula="of:=[.G47]&amp;&quot; &quot;&amp;[.H47]&amp;&quot; &quot;&amp;[.I47]&amp;&quot; &quot;&amp;[.J47]&amp;&quot; &quot;&amp;[.K47]&amp;&quot; &quot;&amp;[.L47]&amp;&quot; &quot;&amp;[.M47]&amp;&quot; &quot;&amp;[.N47]&amp;&quot; &quot;&amp;[.O47]&amp;&quot; &quot;&amp;[.P47]&amp;&quot; &quot;&amp;[.Q47]&amp;&quot; &quot;&amp;[.R47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7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formula="of:=LEN([.T48])" office:value-type="float" office:value="2" calcext:value-type="float">
            <text:p>2</text:p>
          </table:table-cell>
          <table:table-cell/>
          <table:table-cell office:value-type="string" calcext:value-type="string">
            <text:p>BRMI</text:p>
          </table:table-cell>
          <table:table-cell table:formula="of:=[.G48]&amp;&quot; &quot;&amp;[.H48]&amp;&quot; &quot;&amp;[.I48]&amp;&quot; &quot;&amp;[.J48]&amp;&quot; &quot;&amp;[.K48]&amp;&quot; &quot;&amp;[.L48]&amp;&quot; &quot;&amp;[.M48]&amp;&quot; &quot;&amp;[.N48]&amp;&quot; &quot;&amp;[.O48]&amp;&quot; &quot;&amp;[.P48]&amp;&quot; &quot;&amp;[.Q48]&amp;&quot; &quot;&amp;[.R48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8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formula="of:=LEN([.T49])" office:value-type="float" office:value="2" calcext:value-type="float">
            <text:p>2</text:p>
          </table:table-cell>
          <table:table-cell/>
          <table:table-cell office:value-type="string" calcext:value-type="string">
            <text:p>BRU</text:p>
          </table:table-cell>
          <table:table-cell table:formula="of:=[.G49]&amp;&quot; &quot;&amp;[.H49]&amp;&quot; &quot;&amp;[.I49]&amp;&quot; &quot;&amp;[.J49]&amp;&quot; &quot;&amp;[.K49]&amp;&quot; &quot;&amp;[.L49]&amp;&quot; &quot;&amp;[.M49]&amp;&quot; &quot;&amp;[.N49]&amp;&quot; &quot;&amp;[.O49]&amp;&quot; &quot;&amp;[.P49]&amp;&quot; &quot;&amp;[.Q49]&amp;&quot; &quot;&amp;[.R49]" office:value-type="string" office:string-value="Branch Unconditionally          " calcext:value-type="string">
            <text:p>Branch Unconditionally <text:s text:c="9"/></text:p>
          </table:table-cell>
          <table:table-cell table:formula="of:=&quot;0x&quot;&amp;RIGHT(&quot;00&quot;&amp;[.T49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number-columns-repeated="11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0])" office:value-type="float" office:value="2" calcext:value-type="float">
            <text:p>2</text:p>
          </table:table-cell>
          <table:table-cell/>
          <table:table-cell office:value-type="string" calcext:value-type="string">
            <text:p>BRX</text:p>
          </table:table-cell>
          <table:table-cell table:formula="of:=[.G50]&amp;&quot; &quot;&amp;[.H50]&amp;&quot; &quot;&amp;[.I50]&amp;&quot; &quot;&amp;[.J50]&amp;&quot; &quot;&amp;[.K50]&amp;&quot; &quot;&amp;[.L50]&amp;&quot; &quot;&amp;[.M50]&amp;&quot; &quot;&amp;[.N50]&amp;&quot; &quot;&amp;[.O50]&amp;&quot; &quot;&amp;[.P50]&amp;&quot; &quot;&amp;[.Q50]&amp;&quot; &quot;&amp;[.R50]" office:value-type="string" office:string-value="Branch (Short-Indexed) Unconditionally         " calcext:value-type="string">
            <text:p>Branch (Short-Indexed) Unconditionally <text:s text:c="8"/></text:p>
          </table:table-cell>
          <table:table-cell table:formula="of:=&quot;0x&quot;&amp;RIGHT(&quot;00&quot;&amp;[.T50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Unconditionall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1])" office:value-type="float" office:value="2" calcext:value-type="float">
            <text:p>2</text:p>
          </table:table-cell>
          <table:table-cell/>
          <table:table-cell office:value-type="string" calcext:value-type="string">
            <text:p>BXCR</text:p>
          </table:table-cell>
          <table:table-cell table:formula="of:=[.G51]&amp;&quot; &quot;&amp;[.H51]&amp;&quot; &quot;&amp;[.I51]&amp;&quot; &quot;&amp;[.J51]&amp;&quot; &quot;&amp;[.K51]&amp;&quot; &quot;&amp;[.L51]&amp;&quot; &quot;&amp;[.M51]&amp;&quot; &quot;&amp;[.N51]&amp;&quot; &quot;&amp;[.O51]&amp;&quot; &quot;&amp;[.P51]&amp;&quot; &quot;&amp;[.Q51]&amp;&quot; &quot;&amp;[.R51]" office:value-type="string" office:string-value="Branch (Short-Indexed) on Condition Code C Reset     " calcext:value-type="string">
            <text:p>Branch (Short-Indexed) on Condition Code C Reset <text:s text:c="4"/></text:p>
          </table:table-cell>
          <table:table-cell table:formula="of:=&quot;0x&quot;&amp;RIGHT(&quot;00&quot;&amp;[.T5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2])" office:value-type="float" office:value="2" calcext:value-type="float">
            <text:p>2</text:p>
          </table:table-cell>
          <table:table-cell/>
          <table:table-cell office:value-type="string" calcext:value-type="string">
            <text:p>BXCS</text:p>
          </table:table-cell>
          <table:table-cell table:formula="of:=[.G52]&amp;&quot; &quot;&amp;[.H52]&amp;&quot; &quot;&amp;[.I52]&amp;&quot; &quot;&amp;[.J52]&amp;&quot; &quot;&amp;[.K52]&amp;&quot; &quot;&amp;[.L52]&amp;&quot; &quot;&amp;[.M52]&amp;&quot; &quot;&amp;[.N52]&amp;&quot; &quot;&amp;[.O52]&amp;&quot; &quot;&amp;[.P52]&amp;&quot; &quot;&amp;[.Q52]&amp;&quot; &quot;&amp;[.R52]" office:value-type="string" office:string-value="Branch (Short-Indexed) on Condition Code C Set     " calcext:value-type="string">
            <text:p>Branch (Short-Indexed) on Condition Code C Set <text:s text:c="4"/></text:p>
          </table:table-cell>
          <table:table-cell table:formula="of:=&quot;0x&quot;&amp;RIGHT(&quot;00&quot;&amp;[.T5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3])" office:value-type="float" office:value="2" calcext:value-type="float">
            <text:p>2</text:p>
          </table:table-cell>
          <table:table-cell/>
          <table:table-cell office:value-type="string" calcext:value-type="string">
            <text:p>BXGE</text:p>
          </table:table-cell>
          <table:table-cell table:formula="of:=[.G53]&amp;&quot; &quot;&amp;[.H53]&amp;&quot; &quot;&amp;[.I53]&amp;&quot; &quot;&amp;[.J53]&amp;&quot; &quot;&amp;[.K53]&amp;&quot; &quot;&amp;[.L53]&amp;&quot; &quot;&amp;[.M53]&amp;&quot; &quot;&amp;[.N53]&amp;&quot; &quot;&amp;[.O53]&amp;&quot; &quot;&amp;[.P53]&amp;&quot; &quot;&amp;[.Q53]&amp;&quot; &quot;&amp;[.R53]" office:value-type="string" office:string-value="Branch (Short-Indexed) on Greater Than or Equal Condition    " calcext:value-type="string">
            <text:p>Branch (Short-Indexed) on Greater Than or Equal Condition <text:s text:c="3"/></text:p>
          </table:table-cell>
          <table:table-cell table:formula="of:=&quot;0x&quot;&amp;RIGHT(&quot;00&quot;&amp;[.T5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4])" office:value-type="float" office:value="2" calcext:value-type="float">
            <text:p>2</text:p>
          </table:table-cell>
          <table:table-cell/>
          <table:table-cell office:value-type="string" calcext:value-type="string">
            <text:p>BXGT</text:p>
          </table:table-cell>
          <table:table-cell table:formula="of:=[.G54]&amp;&quot; &quot;&amp;[.H54]&amp;&quot; &quot;&amp;[.I54]&amp;&quot; &quot;&amp;[.J54]&amp;&quot; &quot;&amp;[.K54]&amp;&quot; &quot;&amp;[.L54]&amp;&quot; &quot;&amp;[.M54]&amp;&quot; &quot;&amp;[.N54]&amp;&quot; &quot;&amp;[.O54]&amp;&quot; &quot;&amp;[.P54]&amp;&quot; &quot;&amp;[.Q54]&amp;&quot; &quot;&amp;[.R54]" office:value-type="string" office:string-value="Branch (Short-Indexed) on Greater Than Condition      " calcext:value-type="string">
            <text:p>Branch (Short-Indexed) on Greater Than Condition <text:s text:c="5"/></text:p>
          </table:table-cell>
          <table:table-cell table:formula="of:=&quot;0x&quot;&amp;RIGHT(&quot;00&quot;&amp;[.T5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5])" office:value-type="float" office:value="2" calcext:value-type="float">
            <text:p>2</text:p>
          </table:table-cell>
          <table:table-cell/>
          <table:table-cell office:value-type="string" calcext:value-type="string">
            <text:p>BXHI</text:p>
          </table:table-cell>
          <table:table-cell table:formula="of:=[.G55]&amp;&quot; &quot;&amp;[.H55]&amp;&quot; &quot;&amp;[.I55]&amp;&quot; &quot;&amp;[.J55]&amp;&quot; &quot;&amp;[.K55]&amp;&quot; &quot;&amp;[.L55]&amp;&quot; &quot;&amp;[.M55]&amp;&quot; &quot;&amp;[.N55]&amp;&quot; &quot;&amp;[.O55]&amp;&quot; &quot;&amp;[.P55]&amp;&quot; &quot;&amp;[.Q55]&amp;&quot; &quot;&amp;[.R55]" office:value-type="string" office:string-value="Branch (Short-Indexed) on Magnitude Higher Condition      " calcext:value-type="string">
            <text:p>Branch (Short-Indexed) on Magnitude Higher Condition <text:s text:c="5"/></text:p>
          </table:table-cell>
          <table:table-cell table:formula="of:=&quot;0x&quot;&amp;RIGHT(&quot;00&quot;&amp;[.T55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6])" office:value-type="float" office:value="2" calcext:value-type="float">
            <text:p>2</text:p>
          </table:table-cell>
          <table:table-cell/>
          <table:table-cell office:value-type="string" calcext:value-type="string">
            <text:p>BXLE</text:p>
          </table:table-cell>
          <table:table-cell table:formula="of:=[.G56]&amp;&quot; &quot;&amp;[.H56]&amp;&quot; &quot;&amp;[.I56]&amp;&quot; &quot;&amp;[.J56]&amp;&quot; &quot;&amp;[.K56]&amp;&quot; &quot;&amp;[.L56]&amp;&quot; &quot;&amp;[.M56]&amp;&quot; &quot;&amp;[.N56]&amp;&quot; &quot;&amp;[.O56]&amp;&quot; &quot;&amp;[.P56]&amp;&quot; &quot;&amp;[.Q56]&amp;&quot; &quot;&amp;[.R56]" office:value-type="string" office:string-value="Branch (Short-Indexed) on Less Than or Equal Condition    " calcext:value-type="string">
            <text:p>Branch (Short-Indexed) on Less Than or Equal Condition <text:s text:c="3"/></text:p>
          </table:table-cell>
          <table:table-cell table:formula="of:=&quot;0x&quot;&amp;RIGHT(&quot;00&quot;&amp;[.T56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7])" office:value-type="float" office:value="2" calcext:value-type="float">
            <text:p>2</text:p>
          </table:table-cell>
          <table:table-cell/>
          <table:table-cell office:value-type="string" calcext:value-type="string">
            <text:p>BXLS</text:p>
          </table:table-cell>
          <table:table-cell table:formula="of:=[.G57]&amp;&quot; &quot;&amp;[.H57]&amp;&quot; &quot;&amp;[.I57]&amp;&quot; &quot;&amp;[.J57]&amp;&quot; &quot;&amp;[.K57]&amp;&quot; &quot;&amp;[.L57]&amp;&quot; &quot;&amp;[.M57]&amp;&quot; &quot;&amp;[.N57]&amp;&quot; &quot;&amp;[.O57]&amp;&quot; &quot;&amp;[.P57]&amp;&quot; &quot;&amp;[.Q57]&amp;&quot; &quot;&amp;[.R57]" office:value-type="string" office:string-value="Branch (Short-Indexed) on Less Than Condition      " calcext:value-type="string">
            <text:p>Branch (Short-Indexed) on Less Than Condition <text:s text:c="5"/></text:p>
          </table:table-cell>
          <table:table-cell table:formula="of:=&quot;0x&quot;&amp;RIGHT(&quot;00&quot;&amp;[.T57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8])" office:value-type="float" office:value="2" calcext:value-type="float">
            <text:p>2</text:p>
          </table:table-cell>
          <table:table-cell/>
          <table:table-cell office:value-type="string" calcext:value-type="string">
            <text:p>BXNH</text:p>
          </table:table-cell>
          <table:table-cell table:formula="of:=[.G58]&amp;&quot; &quot;&amp;[.H58]&amp;&quot; &quot;&amp;[.I58]&amp;&quot; &quot;&amp;[.J58]&amp;&quot; &quot;&amp;[.K58]&amp;&quot; &quot;&amp;[.L58]&amp;&quot; &quot;&amp;[.M58]&amp;&quot; &quot;&amp;[.N58]&amp;&quot; &quot;&amp;[.O58]&amp;&quot; &quot;&amp;[.P58]&amp;&quot; &quot;&amp;[.Q58]&amp;&quot; &quot;&amp;[.R58]" office:value-type="string" office:string-value="Branch (Short-Indexed) on Magnitude Not Higher Condition     " calcext:value-type="string">
            <text:p>Branch (Short-Indexed) on Magnitude Not Higher Condition <text:s text:c="4"/></text:p>
          </table:table-cell>
          <table:table-cell table:formula="of:=&quot;0x&quot;&amp;RIGHT(&quot;00&quot;&amp;[.T58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9])" office:value-type="float" office:value="2" calcext:value-type="float">
            <text:p>2</text:p>
          </table:table-cell>
          <table:table-cell/>
          <table:table-cell office:value-type="string" calcext:value-type="string">
            <text:p>BXNR</text:p>
          </table:table-cell>
          <table:table-cell table:formula="of:=[.G59]&amp;&quot; &quot;&amp;[.H59]&amp;&quot; &quot;&amp;[.I59]&amp;&quot; &quot;&amp;[.J59]&amp;&quot; &quot;&amp;[.K59]&amp;&quot; &quot;&amp;[.L59]&amp;&quot; &quot;&amp;[.M59]&amp;&quot; &quot;&amp;[.N59]&amp;&quot; &quot;&amp;[.O59]&amp;&quot; &quot;&amp;[.P59]&amp;&quot; &quot;&amp;[.Q59]&amp;&quot; &quot;&amp;[.R59]" office:value-type="string" office:string-value="Branch (Short-Indexed) on Condition Code N Reset     " calcext:value-type="string">
            <text:p>Branch (Short-Indexed) on Condition Code N Reset <text:s text:c="4"/></text:p>
          </table:table-cell>
          <table:table-cell table:formula="of:=&quot;0x&quot;&amp;RIGHT(&quot;00&quot;&amp;[.T59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0])" office:value-type="float" office:value="2" calcext:value-type="float">
            <text:p>2</text:p>
          </table:table-cell>
          <table:table-cell/>
          <table:table-cell office:value-type="string" calcext:value-type="string">
            <text:p>BXNS</text:p>
          </table:table-cell>
          <table:table-cell table:formula="of:=[.G60]&amp;&quot; &quot;&amp;[.H60]&amp;&quot; &quot;&amp;[.I60]&amp;&quot; &quot;&amp;[.J60]&amp;&quot; &quot;&amp;[.K60]&amp;&quot; &quot;&amp;[.L60]&amp;&quot; &quot;&amp;[.M60]&amp;&quot; &quot;&amp;[.N60]&amp;&quot; &quot;&amp;[.O60]&amp;&quot; &quot;&amp;[.P60]&amp;&quot; &quot;&amp;[.Q60]&amp;&quot; &quot;&amp;[.R60]" office:value-type="string" office:string-value="Branch (Short-Indexed) on Condition Code N Set     " calcext:value-type="string">
            <text:p>Branch (Short-Indexed) on Condition Code N Set <text:s text:c="4"/></text:p>
          </table:table-cell>
          <table:table-cell table:formula="of:=&quot;0x&quot;&amp;RIGHT(&quot;00&quot;&amp;[.T60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1])" office:value-type="float" office:value="2" calcext:value-type="float">
            <text:p>2</text:p>
          </table:table-cell>
          <table:table-cell/>
          <table:table-cell office:value-type="string" calcext:value-type="string">
            <text:p>BXOR</text:p>
          </table:table-cell>
          <table:table-cell table:formula="of:=[.G61]&amp;&quot; &quot;&amp;[.H61]&amp;&quot; &quot;&amp;[.I61]&amp;&quot; &quot;&amp;[.J61]&amp;&quot; &quot;&amp;[.K61]&amp;&quot; &quot;&amp;[.L61]&amp;&quot; &quot;&amp;[.M61]&amp;&quot; &quot;&amp;[.N61]&amp;&quot; &quot;&amp;[.O61]&amp;&quot; &quot;&amp;[.P61]&amp;&quot; &quot;&amp;[.Q61]&amp;&quot; &quot;&amp;[.R61]" office:value-type="string" office:string-value="Branch (Short-Indexed) On Condition Code O Reset     " calcext:value-type="string">
            <text:p>Branch (Short-Indexed) On Condition Code O Reset <text:s text:c="4"/></text:p>
          </table:table-cell>
          <table:table-cell table:formula="of:=&quot;0x&quot;&amp;RIGHT(&quot;00&quot;&amp;[.T6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2])" office:value-type="float" office:value="2" calcext:value-type="float">
            <text:p>2</text:p>
          </table:table-cell>
          <table:table-cell/>
          <table:table-cell office:value-type="string" calcext:value-type="string">
            <text:p>BXOS</text:p>
          </table:table-cell>
          <table:table-cell table:formula="of:=[.G62]&amp;&quot; &quot;&amp;[.H62]&amp;&quot; &quot;&amp;[.I62]&amp;&quot; &quot;&amp;[.J62]&amp;&quot; &quot;&amp;[.K62]&amp;&quot; &quot;&amp;[.L62]&amp;&quot; &quot;&amp;[.M62]&amp;&quot; &quot;&amp;[.N62]&amp;&quot; &quot;&amp;[.O62]&amp;&quot; &quot;&amp;[.P62]&amp;&quot; &quot;&amp;[.Q62]&amp;&quot; &quot;&amp;[.R62]" office:value-type="string" office:string-value="Branch (Short-Indexed) On Condition Code O Set     " calcext:value-type="string">
            <text:p>Branch (Short-Indexed) On Condition Code O Set <text:s text:c="4"/></text:p>
          </table:table-cell>
          <table:table-cell table:formula="of:=&quot;0x&quot;&amp;RIGHT(&quot;00&quot;&amp;[.T6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3])" office:value-type="float" office:value="2" calcext:value-type="float">
            <text:p>2</text:p>
          </table:table-cell>
          <table:table-cell/>
          <table:table-cell office:value-type="string" calcext:value-type="string">
            <text:p>BXZR</text:p>
          </table:table-cell>
          <table:table-cell table:formula="of:=[.G63]&amp;&quot; &quot;&amp;[.H63]&amp;&quot; &quot;&amp;[.I63]&amp;&quot; &quot;&amp;[.J63]&amp;&quot; &quot;&amp;[.K63]&amp;&quot; &quot;&amp;[.L63]&amp;&quot; &quot;&amp;[.M63]&amp;&quot; &quot;&amp;[.N63]&amp;&quot; &quot;&amp;[.O63]&amp;&quot; &quot;&amp;[.P63]&amp;&quot; &quot;&amp;[.Q63]&amp;&quot; &quot;&amp;[.R63]" office:value-type="string" office:string-value="Branch (Short-Indexed) on Condition Code Z Reset     " calcext:value-type="string">
            <text:p>Branch (Short-Indexed) on Condition Code Z Reset <text:s text:c="4"/></text:p>
          </table:table-cell>
          <table:table-cell table:formula="of:=&quot;0x&quot;&amp;RIGHT(&quot;00&quot;&amp;[.T6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4])" office:value-type="float" office:value="2" calcext:value-type="float">
            <text:p>2</text:p>
          </table:table-cell>
          <table:table-cell/>
          <table:table-cell office:value-type="string" calcext:value-type="string">
            <text:p>BXZS</text:p>
          </table:table-cell>
          <table:table-cell table:formula="of:=[.G64]&amp;&quot; &quot;&amp;[.H64]&amp;&quot; &quot;&amp;[.I64]&amp;&quot; &quot;&amp;[.J64]&amp;&quot; &quot;&amp;[.K64]&amp;&quot; &quot;&amp;[.L64]&amp;&quot; &quot;&amp;[.M64]&amp;&quot; &quot;&amp;[.N64]&amp;&quot; &quot;&amp;[.O64]&amp;&quot; &quot;&amp;[.P64]&amp;&quot; &quot;&amp;[.Q64]&amp;&quot; &quot;&amp;[.R64]" office:value-type="string" office:string-value="Branch (Short-Indexed) on Condition Code Z Set     " calcext:value-type="string">
            <text:p>Branch (Short-Indexed) on Condition Code Z Set <text:s text:c="4"/></text:p>
          </table:table-cell>
          <table:table-cell table:formula="of:=&quot;0x&quot;&amp;RIGHT(&quot;00&quot;&amp;[.T6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5])" office:value-type="float" office:value="2" calcext:value-type="float">
            <text:p>2</text:p>
          </table:table-cell>
          <table:table-cell/>
          <table:table-cell office:value-type="string" calcext:value-type="string">
            <text:p>CAR</text:p>
          </table:table-cell>
          <table:table-cell table:formula="of:=[.G65]&amp;&quot; &quot;&amp;[.H65]&amp;&quot; &quot;&amp;[.I65]&amp;&quot; &quot;&amp;[.J65]&amp;&quot; &quot;&amp;[.K65]&amp;&quot; &quot;&amp;[.L65]&amp;&quot; &quot;&amp;[.M65]&amp;&quot; &quot;&amp;[.N65]&amp;&quot; &quot;&amp;[.O65]&amp;&quot; &quot;&amp;[.P65]&amp;&quot; &quot;&amp;[.Q65]&amp;&quot; &quot;&amp;[.R65]" office:value-type="string" office:string-value="Clear Active and Return        " calcext:value-type="string">
            <text:p>Clear Active and Return <text:s text:c="7"/></text:p>
          </table:table-cell>
          <table:table-cell table:formula="of:=&quot;0x&quot;&amp;RIGHT(&quot;00&quot;&amp;[.T65];2)" office:value-type="string" office:string-value="0x24" calcext:value-type="string">
            <text:p>0x2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Default" table:number-columns-repeated="4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66])" office:value-type="float" office:value="2" calcext:value-type="float">
            <text:p>2</text:p>
          </table:table-cell>
          <table:table-cell/>
          <table:table-cell office:value-type="string" calcext:value-type="string">
            <text:p>CBMB</text:p>
          </table:table-cell>
          <table:table-cell table:formula="of:=[.G66]&amp;&quot; &quot;&amp;[.H66]&amp;&quot; &quot;&amp;[.I66]&amp;&quot; &quot;&amp;[.J66]&amp;&quot; &quot;&amp;[.K66]&amp;&quot; &quot;&amp;[.L66]&amp;&quot; &quot;&amp;[.M66]&amp;&quot; &quot;&amp;[.N66]&amp;&quot; &quot;&amp;[.O66]&amp;&quot; &quot;&amp;[.P66]&amp;&quot; &quot;&amp;[.Q66]&amp;&quot; &quot;&amp;[.R66]" office:value-type="string" office:string-value="Compare Bit and Memory and Branch if Equal or Less  " calcext:value-type="string">
            <text:p>Compare Bit and Memory and Branch if Equal or Less <text:s/></text:p>
          </table:table-cell>
          <table:table-cell table:formula="of:=&quot;0x&quot;&amp;RIGHT(&quot;00&quot;&amp;[.T66];2)" office:value-type="string" office:string-value="0x87" calcext:value-type="string">
            <text:p>0x8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7])" office:value-type="float" office:value="2" calcext:value-type="float">
            <text:p>2</text:p>
          </table:table-cell>
          <table:table-cell/>
          <table:table-cell office:value-type="string" calcext:value-type="string">
            <text:p>CBSB</text:p>
          </table:table-cell>
          <table:table-cell table:formula="of:=[.G67]&amp;&quot; &quot;&amp;[.H67]&amp;&quot; &quot;&amp;[.I67]&amp;&quot; &quot;&amp;[.J67]&amp;&quot; &quot;&amp;[.K67]&amp;&quot; &quot;&amp;[.L67]&amp;&quot; &quot;&amp;[.M67]&amp;&quot; &quot;&amp;[.N67]&amp;&quot; &quot;&amp;[.O67]&amp;&quot; &quot;&amp;[.P67]&amp;&quot; &quot;&amp;[.Q67]&amp;&quot; &quot;&amp;[.R67]" office:value-type="string" office:string-value="Compare Bit and Memory (Short-Displaced) and Branch if Equal or Less " calcext:value-type="string">
            <text:p>Compare Bit and Memory (Short-Displaced) and Branch if Equal or Less </text:p>
          </table:table-cell>
          <table:table-cell table:formula="of:=&quot;0x&quot;&amp;RIGHT(&quot;00&quot;&amp;[.T67];2)" office:value-type="string" office:string-value="0x97" calcext:value-type="string">
            <text:p>0x9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8])" office:value-type="float" office:value="2" calcext:value-type="float">
            <text:p>2</text:p>
          </table:table-cell>
          <table:table-cell/>
          <table:table-cell office:value-type="string" calcext:value-type="string">
            <text:p>CBXB</text:p>
          </table:table-cell>
          <table:table-cell table:formula="of:=[.G68]&amp;&quot; &quot;&amp;[.H68]&amp;&quot; &quot;&amp;[.I68]&amp;&quot; &quot;&amp;[.J68]&amp;&quot; &quot;&amp;[.K68]&amp;&quot; &quot;&amp;[.L68]&amp;&quot; &quot;&amp;[.M68]&amp;&quot; &quot;&amp;[.N68]&amp;&quot; &quot;&amp;[.O68]&amp;&quot; &quot;&amp;[.P68]&amp;&quot; &quot;&amp;[.Q68]&amp;&quot; &quot;&amp;[.R68]" office:value-type="string" office:string-value="Compare Bit and Memory (Short-Indexed) and Branch     " calcext:value-type="string">
            <text:p>Compare Bit and Memory (Short-Indexed) and Branch <text:s text:c="4"/></text:p>
          </table:table-cell>
          <table:table-cell table:formula="of:=&quot;0x&quot;&amp;RIGHT(&quot;00&quot;&amp;[.T68];2)" office:value-type="string" office:string-value="0x9F" calcext:value-type="string">
            <text:p>0x9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style-name="Default" table:number-columns-repeated="4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F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formula="of:=LEN([.T69])" office:value-type="float" office:value="2" calcext:value-type="float">
            <text:p>2</text:p>
          </table:table-cell>
          <table:table-cell/>
          <table:table-cell office:value-type="string" calcext:value-type="string">
            <text:p>CDFI</text:p>
          </table:table-cell>
          <table:table-cell table:formula="of:=[.G69]&amp;&quot; &quot;&amp;[.H69]&amp;&quot; &quot;&amp;[.I69]&amp;&quot; &quot;&amp;[.J69]&amp;&quot; &quot;&amp;[.K69]&amp;&quot; &quot;&amp;[.L69]&amp;&quot; &quot;&amp;[.M69]&amp;&quot; &quot;&amp;[.N69]&amp;&quot; &quot;&amp;[.O69]&amp;&quot; &quot;&amp;[.P69]&amp;&quot; &quot;&amp;[.Q69]&amp;&quot; &quot;&amp;[.R69]" office:value-type="string" office:string-value="Convert Double Precision Floating Point Operand to Double Integer   " calcext:value-type="string">
            <text:p>Convert Double Precision Floating Point Operand to Double Integer <text:s text:c="2"/></text:p>
          </table:table-cell>
          <table:table-cell table:formula="of:=&quot;0x&quot;&amp;RIGHT(&quot;00&quot;&amp;[.T69];2)" office:value-type="string" office:string-value="0x36" calcext:value-type="string">
            <text:p>0x36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0])" office:value-type="float" office:value="2" calcext:value-type="float">
            <text:p>2</text:p>
          </table:table-cell>
          <table:table-cell/>
          <table:table-cell office:value-type="string" calcext:value-type="string">
            <text:p>CDIF</text:p>
          </table:table-cell>
          <table:table-cell table:formula="of:=[.G70]&amp;&quot; &quot;&amp;[.H70]&amp;&quot; &quot;&amp;[.I70]&amp;&quot; &quot;&amp;[.J70]&amp;&quot; &quot;&amp;[.K70]&amp;&quot; &quot;&amp;[.L70]&amp;&quot; &quot;&amp;[.M70]&amp;&quot; &quot;&amp;[.N70]&amp;&quot; &quot;&amp;[.O70]&amp;&quot; &quot;&amp;[.P70]&amp;&quot; &quot;&amp;[.Q70]&amp;&quot; &quot;&amp;[.R70]" office:value-type="string" office:string-value="Convert Double-Register Integer to Floating Point      " calcext:value-type="string">
            <text:p>Convert Double-Register Integer to Floating Point <text:s text:c="5"/></text:p>
          </table:table-cell>
          <table:table-cell table:formula="of:=&quot;0x&quot;&amp;RIGHT(&quot;00&quot;&amp;[.T70];2)" office:value-type="string" office:string-value="0x30" calcext:value-type="string">
            <text:p>0x30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1])" office:value-type="float" office:value="2" calcext:value-type="float">
            <text:p>2</text:p>
          </table:table-cell>
          <table:table-cell/>
          <table:table-cell office:value-type="string" calcext:value-type="string">
            <text:p>CFDI</text:p>
          </table:table-cell>
          <table:table-cell table:formula="of:=[.G71]&amp;&quot; &quot;&amp;[.H71]&amp;&quot; &quot;&amp;[.I71]&amp;&quot; &quot;&amp;[.J71]&amp;&quot; &quot;&amp;[.K71]&amp;&quot; &quot;&amp;[.L71]&amp;&quot; &quot;&amp;[.M71]&amp;&quot; &quot;&amp;[.N71]&amp;&quot; &quot;&amp;[.O71]&amp;&quot; &quot;&amp;[.P71]&amp;&quot; &quot;&amp;[.Q71]&amp;&quot; &quot;&amp;[.R71]" office:value-type="string" office:string-value="Convert Floating Point to Double-Register Integer      " calcext:value-type="string">
            <text:p>Convert Floating Point to Double-Register Integer <text:s text:c="5"/></text:p>
          </table:table-cell>
          <table:table-cell table:formula="of:=&quot;0x&quot;&amp;RIGHT(&quot;00&quot;&amp;[.T71];2)" office:value-type="string" office:string-value="0x34" calcext:value-type="string">
            <text:p>0x34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table:style-name="Default" table:number-columns-repeated="2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2])" office:value-type="float" office:value="4" calcext:value-type="float">
            <text:p>4</text:p>
          </table:table-cell>
          <table:table-cell/>
          <table:table-cell office:value-type="string" calcext:value-type="string">
            <text:p>CIES</text:p>
          </table:table-cell>
          <table:table-cell table:formula="of:=[.G72]&amp;&quot; &quot;&amp;[.H72]&amp;&quot; &quot;&amp;[.I72]&amp;&quot; &quot;&amp;[.J72]&amp;&quot; &quot;&amp;[.K72]&amp;&quot; &quot;&amp;[.L72]&amp;&quot; &quot;&amp;[.M72]&amp;&quot; &quot;&amp;[.N72]&amp;&quot; &quot;&amp;[.O72]&amp;&quot; &quot;&amp;[.P72]&amp;&quot; &quot;&amp;[.Q72]&amp;&quot; &quot;&amp;[.R72]" office:value-type="string" office:string-value="Compare Immediate with Extended Sign       " calcext:value-type="string">
            <text:p>Compare Immediate with Extended Sign <text:s text:c="6"/></text:p>
          </table:table-cell>
          <table:table-cell table:formula="of:=&quot;0x&quot;&amp;[.T72]" office:value-type="string" office:string-value="0xE8X4" calcext:value-type="string">
            <text:p>0xE8X4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73])" office:value-type="float" office:value="2" calcext:value-type="float">
            <text:p>2</text:p>
          </table:table-cell>
          <table:table-cell/>
          <table:table-cell office:value-type="string" calcext:value-type="string">
            <text:p>CIR</text:p>
          </table:table-cell>
          <table:table-cell table:formula="of:=[.G73]&amp;&quot; &quot;&amp;[.H73]&amp;&quot; &quot;&amp;[.I73]&amp;&quot; &quot;&amp;[.J73]&amp;&quot; &quot;&amp;[.K73]&amp;&quot; &quot;&amp;[.L73]&amp;&quot; &quot;&amp;[.M73]&amp;&quot; &quot;&amp;[.N73]&amp;&quot; &quot;&amp;[.O73]&amp;&quot; &quot;&amp;[.P73]&amp;&quot; &quot;&amp;[.Q73]&amp;&quot; &quot;&amp;[.R73]" office:value-type="string" office:string-value="Clear Interrupt and Return        " calcext:value-type="string">
            <text:p>Clear Interrupt and Return <text:s text:c="7"/></text:p>
          </table:table-cell>
          <table:table-cell table:formula="of:=&quot;0x&quot;&amp;RIGHT(&quot;00&quot;&amp;[.T73];2)" office:value-type="string" office:string-value="0x25" calcext:value-type="string">
            <text:p>0x2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74])" office:value-type="float" office:value="2" calcext:value-type="float">
            <text:p>2</text:p>
          </table:table-cell>
          <table:table-cell/>
          <table:table-cell office:value-type="string" calcext:value-type="string">
            <text:p>CLM</text:p>
          </table:table-cell>
          <table:table-cell table:formula="of:=[.G74]&amp;&quot; &quot;&amp;[.H74]&amp;&quot; &quot;&amp;[.I74]&amp;&quot; &quot;&amp;[.J74]&amp;&quot; &quot;&amp;[.K74]&amp;&quot; &quot;&amp;[.L74]&amp;&quot; &quot;&amp;[.M74]&amp;&quot; &quot;&amp;[.N74]&amp;&quot; &quot;&amp;[.O74]&amp;&quot; &quot;&amp;[.P74]&amp;&quot; &quot;&amp;[.Q74]&amp;&quot; &quot;&amp;[.R74]" office:value-type="string" office:string-value="Clear Memory          " calcext:value-type="string">
            <text:p>Clear Memory <text:s text:c="9"/></text:p>
          </table:table-cell>
          <table:table-cell table:formula="of:=&quot;0x&quot;&amp;RIGHT(&quot;00&quot;&amp;[.T74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5])" office:value-type="float" office:value="2" calcext:value-type="float">
            <text:p>2</text:p>
          </table:table-cell>
          <table:table-cell/>
          <table:table-cell office:value-type="string" calcext:value-type="string">
            <text:p>CLMD</text:p>
          </table:table-cell>
          <table:table-cell table:formula="of:=[.G75]&amp;&quot; &quot;&amp;[.H75]&amp;&quot; &quot;&amp;[.I75]&amp;&quot; &quot;&amp;[.J75]&amp;&quot; &quot;&amp;[.K75]&amp;&quot; &quot;&amp;[.L75]&amp;&quot; &quot;&amp;[.M75]&amp;&quot; &quot;&amp;[.N75]&amp;&quot; &quot;&amp;[.O75]&amp;&quot; &quot;&amp;[.P75]&amp;&quot; &quot;&amp;[.Q75]&amp;&quot; &quot;&amp;[.R75]" office:value-type="string" office:string-value="Clear Memory Doubleword         " calcext:value-type="string">
            <text:p>Clear Memory Doubleword <text:s text:c="8"/></text:p>
          </table:table-cell>
          <table:table-cell table:formula="of:=&quot;0x&quot;&amp;RIGHT(&quot;00&quot;&amp;[.T75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6])" office:value-type="float" office:value="2" calcext:value-type="float">
            <text:p>2</text:p>
          </table:table-cell>
          <table:table-cell/>
          <table:table-cell office:value-type="string" calcext:value-type="string">
            <text:p>CQFF</text:p>
          </table:table-cell>
          <table:table-cell table:formula="of:=[.G76]&amp;&quot; &quot;&amp;[.H76]&amp;&quot; &quot;&amp;[.I76]&amp;&quot; &quot;&amp;[.J76]&amp;&quot; &quot;&amp;[.K76]&amp;&quot; &quot;&amp;[.L76]&amp;&quot; &quot;&amp;[.M76]&amp;&quot; &quot;&amp;[.N76]&amp;&quot; &quot;&amp;[.O76]&amp;&quot; &quot;&amp;[.P76]&amp;&quot; &quot;&amp;[.Q76]&amp;&quot; &quot;&amp;[.R76]" office:value-type="string" office:string-value="Convert Quad-Register Floating Point to Floating Point     " calcext:value-type="string">
            <text:p>Convert Quad-Register Floating Point to Floating Point <text:s text:c="4"/></text:p>
          </table:table-cell>
          <table:table-cell table:formula="of:=&quot;0x&quot;&amp;RIGHT(&quot;00&quot;&amp;[.T76];2)" office:value-type="string" office:string-value="0x35" calcext:value-type="string">
            <text:p>0x35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7])" office:value-type="float" office:value="2" calcext:value-type="float">
            <text:p>2</text:p>
          </table:table-cell>
          <table:table-cell/>
          <table:table-cell office:value-type="string" calcext:value-type="string">
            <text:p>CQFI</text:p>
          </table:table-cell>
          <table:table-cell table:formula="of:=[.G77]&amp;&quot; &quot;&amp;[.H77]&amp;&quot; &quot;&amp;[.I77]&amp;&quot; &quot;&amp;[.J77]&amp;&quot; &quot;&amp;[.K77]&amp;&quot; &quot;&amp;[.L77]&amp;&quot; &quot;&amp;[.M77]&amp;&quot; &quot;&amp;[.N77]&amp;&quot; &quot;&amp;[.O77]&amp;&quot; &quot;&amp;[.P77]&amp;&quot; &quot;&amp;[.Q77]&amp;&quot; &quot;&amp;[.R77]" office:value-type="string" office:string-value="Convert Quad Precision Floating Point Operand to Double Integer   " calcext:value-type="string">
            <text:p>Convert Quad Precision Floating Point Operand to Double Integer <text:s text:c="2"/></text:p>
          </table:table-cell>
          <table:table-cell table:formula="of:=&quot;0x&quot;&amp;RIGHT(&quot;00&quot;&amp;[.T77];2)" office:value-type="string" office:string-value="0x37" calcext:value-type="string">
            <text:p>0x37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formula="of:=LEN([.T78])" office:value-type="float" office:value="2" calcext:value-type="float">
            <text:p>2</text:p>
          </table:table-cell>
          <table:table-cell/>
          <table:table-cell office:value-type="string" calcext:value-type="string">
            <text:p>CRI</text:p>
          </table:table-cell>
          <table:table-cell table:formula="of:=[.G78]&amp;&quot; &quot;&amp;[.H78]&amp;&quot; &quot;&amp;[.I78]&amp;&quot; &quot;&amp;[.J78]&amp;&quot; &quot;&amp;[.K78]&amp;&quot; &quot;&amp;[.L78]&amp;&quot; &quot;&amp;[.M78]&amp;&quot; &quot;&amp;[.N78]&amp;&quot; &quot;&amp;[.O78]&amp;&quot; &quot;&amp;[.P78]&amp;&quot; &quot;&amp;[.Q78]&amp;&quot; &quot;&amp;[.R78]" office:value-type="string" office:string-value="Compare Register with Memory (Immediate)       " calcext:value-type="string">
            <text:p>Compare Register with Memory (Immediate) <text:s text:c="6"/></text:p>
          </table:table-cell>
          <table:table-cell table:formula="of:=&quot;0x&quot;&amp;RIGHT(&quot;00&quot;&amp;[.T78];2)" office:value-type="string" office:string-value="0xE9" calcext:value-type="string">
            <text:p>0xE9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style-name="ce23" table:number-columns-repeated="16351"/>
        </table:table-row>
        <table:table-row table:style-name="ro1">
          <table:table-cell/>
          <table:table-cell table:formula="of:=LEN([.T79])" office:value-type="float" office:value="2" calcext:value-type="float">
            <text:p>2</text:p>
          </table:table-cell>
          <table:table-cell/>
          <table:table-cell office:value-type="string" calcext:value-type="string">
            <text:p>CRM</text:p>
          </table:table-cell>
          <table:table-cell table:formula="of:=[.G79]&amp;&quot; &quot;&amp;[.H79]&amp;&quot; &quot;&amp;[.I79]&amp;&quot; &quot;&amp;[.J79]&amp;&quot; &quot;&amp;[.K79]&amp;&quot; &quot;&amp;[.L79]&amp;&quot; &quot;&amp;[.M79]&amp;&quot; &quot;&amp;[.N79]&amp;&quot; &quot;&amp;[.O79]&amp;&quot; &quot;&amp;[.P79]&amp;&quot; &quot;&amp;[.Q79]&amp;&quot; &quot;&amp;[.R79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79];2)" office:value-type="string" office:string-value="0xC3" calcext:value-type="string">
            <text:p>0xC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C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0])" office:value-type="float" office:value="2" calcext:value-type="float">
            <text:p>2</text:p>
          </table:table-cell>
          <table:table-cell/>
          <table:table-cell office:value-type="string" calcext:value-type="string">
            <text:p>CRMB</text:p>
          </table:table-cell>
          <table:table-cell table:formula="of:=[.G80]&amp;&quot; &quot;&amp;[.H80]&amp;&quot; &quot;&amp;[.I80]&amp;&quot; &quot;&amp;[.J80]&amp;&quot; &quot;&amp;[.K80]&amp;&quot; &quot;&amp;[.L80]&amp;&quot; &quot;&amp;[.M80]&amp;&quot; &quot;&amp;[.N80]&amp;&quot; &quot;&amp;[.O80]&amp;&quot; &quot;&amp;[.P80]&amp;&quot; &quot;&amp;[.Q80]&amp;&quot; &quot;&amp;[.R80]" office:value-type="string" office:string-value="Compare Register with Memory and Branch Equal or Less   " calcext:value-type="string">
            <text:p>Compare Register with Memory and Branch Equal or Less <text:s text:c="2"/></text:p>
          </table:table-cell>
          <table:table-cell table:formula="of:=&quot;0x&quot;&amp;RIGHT(&quot;00&quot;&amp;[.T80];2)" office:value-type="string" office:string-value="0xC7" calcext:value-type="string">
            <text:p>0xC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1])" office:value-type="float" office:value="2" calcext:value-type="float">
            <text:p>2</text:p>
          </table:table-cell>
          <table:table-cell/>
          <table:table-cell office:value-type="string" calcext:value-type="string">
            <text:p>CRMD</text:p>
          </table:table-cell>
          <table:table-cell table:formula="of:=[.G81]&amp;&quot; &quot;&amp;[.H81]&amp;&quot; &quot;&amp;[.I81]&amp;&quot; &quot;&amp;[.J81]&amp;&quot; &quot;&amp;[.K81]&amp;&quot; &quot;&amp;[.L81]&amp;&quot; &quot;&amp;[.M81]&amp;&quot; &quot;&amp;[.N81]&amp;&quot; &quot;&amp;[.O81]&amp;&quot; &quot;&amp;[.P81]&amp;&quot; &quot;&amp;[.Q81]&amp;&quot; &quot;&amp;[.R81]" office:value-type="string" office:string-value="Compare Double-Register with Memory Doubleword       " calcext:value-type="string">
            <text:p>Compare Double-Register with Memory Doubleword <text:s text:c="6"/></text:p>
          </table:table-cell>
          <table:table-cell table:formula="of:=&quot;0x&quot;&amp;RIGHT(&quot;00&quot;&amp;[.T81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82])" office:value-type="float" office:value="2" calcext:value-type="float">
            <text:p>2</text:p>
          </table:table-cell>
          <table:table-cell/>
          <table:table-cell office:value-type="string" calcext:value-type="string">
            <text:p>CRR</text:p>
          </table:table-cell>
          <table:table-cell table:formula="of:=[.G82]&amp;&quot; &quot;&amp;[.H82]&amp;&quot; &quot;&amp;[.I82]&amp;&quot; &quot;&amp;[.J82]&amp;&quot; &quot;&amp;[.K82]&amp;&quot; &quot;&amp;[.L82]&amp;&quot; &quot;&amp;[.M82]&amp;&quot; &quot;&amp;[.N82]&amp;&quot; &quot;&amp;[.O82]&amp;&quot; &quot;&amp;[.P82]&amp;&quot; &quot;&amp;[.Q82]&amp;&quot; &quot;&amp;[.R82]" office:value-type="string" office:string-value="Compare Register with Register        " calcext:value-type="string">
            <text:p>Compare Register with Register <text:s text:c="7"/></text:p>
          </table:table-cell>
          <table:table-cell table:formula="of:=&quot;0x&quot;&amp;RIGHT(&quot;00&quot;&amp;[.T82];2)" office:value-type="string" office:string-value="0x6E" calcext:value-type="string">
            <text:p>0x6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E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3])" office:value-type="float" office:value="2" calcext:value-type="float">
            <text:p>2</text:p>
          </table:table-cell>
          <table:table-cell/>
          <table:table-cell office:value-type="string" calcext:value-type="string">
            <text:p>CRRD</text:p>
          </table:table-cell>
          <table:table-cell table:formula="of:=[.G83]&amp;&quot; &quot;&amp;[.H83]&amp;&quot; &quot;&amp;[.I83]&amp;&quot; &quot;&amp;[.J83]&amp;&quot; &quot;&amp;[.K83]&amp;&quot; &quot;&amp;[.L83]&amp;&quot; &quot;&amp;[.M83]&amp;&quot; &quot;&amp;[.N83]&amp;&quot; &quot;&amp;[.O83]&amp;&quot; &quot;&amp;[.P83]&amp;&quot; &quot;&amp;[.Q83]&amp;&quot; &quot;&amp;[.R83]" office:value-type="string" office:string-value="Compare Double-Register with Double Register       " calcext:value-type="string">
            <text:p>Compare Double-Register with Double Register <text:s text:c="6"/></text:p>
          </table:table-cell>
          <table:table-cell table:formula="of:=&quot;0x&quot;&amp;RIGHT(&quot;00&quot;&amp;[.T83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4])" office:value-type="float" office:value="2" calcext:value-type="float">
            <text:p>2</text:p>
          </table:table-cell>
          <table:table-cell/>
          <table:table-cell office:value-type="string" calcext:value-type="string">
            <text:p>CRRQ</text:p>
          </table:table-cell>
          <table:table-cell table:formula="of:=[.G84]&amp;&quot; &quot;&amp;[.H84]&amp;&quot; &quot;&amp;[.I84]&amp;&quot; &quot;&amp;[.J84]&amp;&quot; &quot;&amp;[.K84]&amp;&quot; &quot;&amp;[.L84]&amp;&quot; &quot;&amp;[.M84]&amp;&quot; &quot;&amp;[.N84]&amp;&quot; &quot;&amp;[.O84]&amp;&quot; &quot;&amp;[.P84]&amp;&quot; &quot;&amp;[.Q84]&amp;&quot; &quot;&amp;[.R84]" office:value-type="string" office:string-value="Compare Quad Register to Quad Register      " calcext:value-type="string">
            <text:p>Compare Quad Register to Quad Register <text:s text:c="5"/></text:p>
          </table:table-cell>
          <table:table-cell table:formula="of:=&quot;0x&quot;&amp;RIGHT(&quot;00&quot;&amp;[.T84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5])" office:value-type="float" office:value="2" calcext:value-type="float">
            <text:p>2</text:p>
          </table:table-cell>
          <table:table-cell/>
          <table:table-cell office:value-type="string" calcext:value-type="string">
            <text:p>CRRT</text:p>
          </table:table-cell>
          <table:table-cell table:formula="of:=[.G85]&amp;&quot; &quot;&amp;[.H85]&amp;&quot; &quot;&amp;[.I85]&amp;&quot; &quot;&amp;[.J85]&amp;&quot; &quot;&amp;[.K85]&amp;&quot; &quot;&amp;[.L85]&amp;&quot; &quot;&amp;[.M85]&amp;&quot; &quot;&amp;[.N85]&amp;&quot; &quot;&amp;[.O85]&amp;&quot; &quot;&amp;[.P85]&amp;&quot; &quot;&amp;[.Q85]&amp;&quot; &quot;&amp;[.R85]" office:value-type="string" office:string-value="Compare Triple Register to Triple Register      " calcext:value-type="string">
            <text:p>Compare Triple Register to Triple Register <text:s text:c="5"/></text:p>
          </table:table-cell>
          <table:table-cell table:formula="of:=&quot;0x&quot;&amp;RIGHT(&quot;00&quot;&amp;[.T85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6])" office:value-type="float" office:value="2" calcext:value-type="float">
            <text:p>2</text:p>
          </table:table-cell>
          <table:table-cell/>
          <table:table-cell office:value-type="string" calcext:value-type="string">
            <text:p>CRS</text:p>
          </table:table-cell>
          <table:table-cell table:formula="of:=[.G86]&amp;&quot; &quot;&amp;[.H86]&amp;&quot; &quot;&amp;[.I86]&amp;&quot; &quot;&amp;[.J86]&amp;&quot; &quot;&amp;[.K86]&amp;&quot; &quot;&amp;[.L86]&amp;&quot; &quot;&amp;[.M86]&amp;&quot; &quot;&amp;[.N86]&amp;&quot; &quot;&amp;[.O86]&amp;&quot; &quot;&amp;[.P86]&amp;&quot; &quot;&amp;[.Q86]&amp;&quot; &quot;&amp;[.R86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6];2)" office:value-type="string" office:string-value="0xD3" calcext:value-type="string">
            <text:p>0xD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7])" office:value-type="float" office:value="2" calcext:value-type="float">
            <text:p>2</text:p>
          </table:table-cell>
          <table:table-cell/>
          <table:table-cell office:value-type="string" calcext:value-type="string">
            <text:p>CRSB</text:p>
          </table:table-cell>
          <table:table-cell table:formula="of:=[.G87]&amp;&quot; &quot;&amp;[.H87]&amp;&quot; &quot;&amp;[.I87]&amp;&quot; &quot;&amp;[.J87]&amp;&quot; &quot;&amp;[.K87]&amp;&quot; &quot;&amp;[.L87]&amp;&quot; &quot;&amp;[.M87]&amp;&quot; &quot;&amp;[.N87]&amp;&quot; &quot;&amp;[.O87]&amp;&quot; &quot;&amp;[.P87]&amp;&quot; &quot;&amp;[.Q87]&amp;&quot; &quot;&amp;[.R87]" office:value-type="string" office:string-value="Compare Register with Memory (Short- Displaced) and Branch if Equal or Less" calcext:value-type="string">
            <text:p>Compare Register with Memory (Short- Displaced) and Branch if Equal or Less</text:p>
          </table:table-cell>
          <table:table-cell table:formula="of:=&quot;0x&quot;&amp;RIGHT(&quot;00&quot;&amp;[.T87];2)" office:value-type="string" office:string-value="0xD7" calcext:value-type="string">
            <text:p>0xD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8])" office:value-type="float" office:value="2" calcext:value-type="float">
            <text:p>2</text:p>
          </table:table-cell>
          <table:table-cell/>
          <table:table-cell office:value-type="string" calcext:value-type="string">
            <text:p>CRX</text:p>
          </table:table-cell>
          <table:table-cell table:formula="of:=[.G88]&amp;&quot; &quot;&amp;[.H88]&amp;&quot; &quot;&amp;[.I88]&amp;&quot; &quot;&amp;[.J88]&amp;&quot; &quot;&amp;[.K88]&amp;&quot; &quot;&amp;[.L88]&amp;&quot; &quot;&amp;[.M88]&amp;&quot; &quot;&amp;[.N88]&amp;&quot; &quot;&amp;[.O88]&amp;&quot; &quot;&amp;[.P88]&amp;&quot; &quot;&amp;[.Q88]&amp;&quot; &quot;&amp;[.R88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8];2)" office:value-type="string" office:string-value="0xDB" calcext:value-type="string">
            <text:p>0xD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9])" office:value-type="float" office:value="2" calcext:value-type="float">
            <text:p>2</text:p>
          </table:table-cell>
          <table:table-cell/>
          <table:table-cell office:value-type="string" calcext:value-type="string">
            <text:p>CRXB</text:p>
          </table:table-cell>
          <table:table-cell table:formula="of:=[.G89]&amp;&quot; &quot;&amp;[.H89]&amp;&quot; &quot;&amp;[.I89]&amp;&quot; &quot;&amp;[.J89]&amp;&quot; &quot;&amp;[.K89]&amp;&quot; &quot;&amp;[.L89]&amp;&quot; &quot;&amp;[.M89]&amp;&quot; &quot;&amp;[.N89]&amp;&quot; &quot;&amp;[.O89]&amp;&quot; &quot;&amp;[.P89]&amp;&quot; &quot;&amp;[.Q89]&amp;&quot; &quot;&amp;[.R89]" office:value-type="string" office:string-value="Compare Register with Memory (Short- Indexed) and Branch if Equal or Less" calcext:value-type="string">
            <text:p>Compare Register with Memory (Short- Indexed) and Branch if Equal or Less</text:p>
          </table:table-cell>
          <table:table-cell table:formula="of:=&quot;0x&quot;&amp;RIGHT(&quot;00&quot;&amp;[.T89];2)" office:value-type="string" office:string-value="0xDF" calcext:value-type="string">
            <text:p>0xD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0])" office:value-type="float" office:value="2" calcext:value-type="float">
            <text:p>2</text:p>
          </table:table-cell>
          <table:table-cell/>
          <table:table-cell office:value-type="string" calcext:value-type="string">
            <text:p>CRXD</text:p>
          </table:table-cell>
          <table:table-cell table:formula="of:=[.G90]&amp;&quot; &quot;&amp;[.H90]&amp;&quot; &quot;&amp;[.I90]&amp;&quot; &quot;&amp;[.J90]&amp;&quot; &quot;&amp;[.K90]&amp;&quot; &quot;&amp;[.L90]&amp;&quot; &quot;&amp;[.M90]&amp;&quot; &quot;&amp;[.N90]&amp;&quot; &quot;&amp;[.O90]&amp;&quot; &quot;&amp;[.P90]&amp;&quot; &quot;&amp;[.Q90]&amp;&quot; &quot;&amp;[.R90]" office:value-type="string" office:string-value="Compare Double Register to Short-Indexed Memory Doubleword     " calcext:value-type="string">
            <text:p>Compare Double Register to Short-Indexed Memory Doubleword <text:s text:c="4"/></text:p>
          </table:table-cell>
          <table:table-cell table:formula="of:=&quot;0x&quot;&amp;RIGHT(&quot;00&quot;&amp;[.T90];2)" office:value-type="string" office:string-value="0x8E" calcext:value-type="string">
            <text:p>0x8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hort-Index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/>
          <table:table-cell table:number-columns-repeated="5"/>
          <table:table-cell office:value-type="string" calcext:value-type="string">
            <text:p>8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1])" office:value-type="float" office:value="2" calcext:value-type="float">
            <text:p>2</text:p>
          </table:table-cell>
          <table:table-cell/>
          <table:table-cell office:value-type="string" calcext:value-type="string">
            <text:p>CRZ</text:p>
          </table:table-cell>
          <table:table-cell table:formula="of:=[.G91]&amp;&quot; &quot;&amp;[.H91]&amp;&quot; &quot;&amp;[.I91]&amp;&quot; &quot;&amp;[.J91]&amp;&quot; &quot;&amp;[.K91]&amp;&quot; &quot;&amp;[.L91]&amp;&quot; &quot;&amp;[.M91]&amp;&quot; &quot;&amp;[.N91]&amp;&quot; &quot;&amp;[.O91]&amp;&quot; &quot;&amp;[.P91]&amp;&quot; &quot;&amp;[.Q91]&amp;&quot; &quot;&amp;[.R91]" office:value-type="string" office:string-value="Compare Register to Zero        " calcext:value-type="string">
            <text:p>Compare Register to Zero <text:s text:c="7"/></text:p>
          </table:table-cell>
          <table:table-cell table:formula="of:=&quot;0x&quot;&amp;RIGHT(&quot;00&quot;&amp;[.T91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2])" office:value-type="float" office:value="2" calcext:value-type="float">
            <text:p>2</text:p>
          </table:table-cell>
          <table:table-cell/>
          <table:table-cell office:value-type="string" calcext:value-type="string">
            <text:p>CRZD</text:p>
          </table:table-cell>
          <table:table-cell table:formula="of:=[.G92]&amp;&quot; &quot;&amp;[.H92]&amp;&quot; &quot;&amp;[.I92]&amp;&quot; &quot;&amp;[.J92]&amp;&quot; &quot;&amp;[.K92]&amp;&quot; &quot;&amp;[.L92]&amp;&quot; &quot;&amp;[.M92]&amp;&quot; &quot;&amp;[.N92]&amp;&quot; &quot;&amp;[.O92]&amp;&quot; &quot;&amp;[.P92]&amp;&quot; &quot;&amp;[.Q92]&amp;&quot; &quot;&amp;[.R92]" office:value-type="string" office:string-value="Compare Double Register to Zero       " calcext:value-type="string">
            <text:p>Compare Double Register to Zero <text:s text:c="6"/></text:p>
          </table:table-cell>
          <table:table-cell table:formula="of:=&quot;0x&quot;&amp;RIGHT(&quot;00&quot;&amp;[.T92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3])" office:value-type="float" office:value="1" calcext:value-type="float">
            <text:p>1</text:p>
          </table:table-cell>
          <table:table-cell/>
          <table:table-cell office:value-type="string" calcext:value-type="string">
            <text:p>DMPI</text:p>
          </table:table-cell>
          <table:table-cell table:formula="of:=[.G93]&amp;&quot; &quot;&amp;[.H93]&amp;&quot; &quot;&amp;[.I93]&amp;&quot; &quot;&amp;[.J93]&amp;&quot; &quot;&amp;[.K93]&amp;&quot; &quot;&amp;[.L93]&amp;&quot; &quot;&amp;[.M93]&amp;&quot; &quot;&amp;[.N93]&amp;&quot; &quot;&amp;[.O93]&amp;&quot; &quot;&amp;[.P93]&amp;&quot; &quot;&amp;[.Q93]&amp;&quot; &quot;&amp;[.R93]" office:value-type="string" office:string-value="Initialize Direct Memory Processor        " calcext:value-type="string">
            <text:p>Initialize Direct Memory Processor <text:s text:c="7"/></text:p>
          </table:table-cell>
          <table:table-cell table:formula="of:=&quot;0x&quot;&amp;RIGHT(&quot;00&quot;&amp;[.T93];2)" office:value-type="string" office:string-value="0x05" calcext:value-type="string">
            <text:p>0x05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rocessor</text:p>
          </table:table-cell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formula="of:=LEN([.T94])" office:value-type="float" office:value="2" calcext:value-type="float">
            <text:p>2</text:p>
          </table:table-cell>
          <table:table-cell/>
          <table:table-cell office:value-type="string" calcext:value-type="string">
            <text:p>DVES</text:p>
          </table:table-cell>
          <table:table-cell table:formula="of:=[.G94]&amp;&quot; &quot;&amp;[.H94]&amp;&quot; &quot;&amp;[.I94]&amp;&quot; &quot;&amp;[.J94]&amp;&quot; &quot;&amp;[.K94]&amp;&quot; &quot;&amp;[.L94]&amp;&quot; &quot;&amp;[.M94]&amp;&quot; &quot;&amp;[.N94]&amp;&quot; &quot;&amp;[.O94]&amp;&quot; &quot;&amp;[.P94]&amp;&quot; &quot;&amp;[.Q94]&amp;&quot; &quot;&amp;[.R94]" office:value-type="string" office:string-value="Divide lmmediate with Extended Sign       " calcext:value-type="string">
            <text:p>Divide lmmediate with Extended Sign <text:s text:c="6"/></text:p>
          </table:table-cell>
          <table:table-cell table:formula="of:=&quot;0x&quot;&amp;RIGHT(&quot;00&quot;&amp;[.T94];2)" office:value-type="string" office:string-value="0x0E" calcext:value-type="string">
            <text:p>0x0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95])" office:value-type="float" office:value="2" calcext:value-type="float">
            <text:p>2</text:p>
          </table:table-cell>
          <table:table-cell/>
          <table:table-cell office:value-type="string" calcext:value-type="string">
            <text:p>DVI</text:p>
          </table:table-cell>
          <table:table-cell table:formula="of:=[.G95]&amp;&quot; &quot;&amp;[.H95]&amp;&quot; &quot;&amp;[.I95]&amp;&quot; &quot;&amp;[.J95]&amp;&quot; &quot;&amp;[.K95]&amp;&quot; &quot;&amp;[.L95]&amp;&quot; &quot;&amp;[.M95]&amp;&quot; &quot;&amp;[.N95]&amp;&quot; &quot;&amp;[.O95]&amp;&quot; &quot;&amp;[.P95]&amp;&quot; &quot;&amp;[.Q95]&amp;&quot; &quot;&amp;[.R95]" office:value-type="string" office:string-value="Divide Immediate          " calcext:value-type="string">
            <text:p>Divide Immediate <text:s text:c="9"/></text:p>
          </table:table-cell>
          <table:table-cell table:formula="of:=&quot;0x&quot;&amp;RIGHT(&quot;00&quot;&amp;[.T95];2)" office:value-type="string" office:string-value="0xE8" calcext:value-type="string">
            <text:p>0xE8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5.4" calcext:value-type="float">
            <text:p>5.4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6])" office:value-type="float" office:value="2" calcext:value-type="float">
            <text:p>2</text:p>
          </table:table-cell>
          <table:table-cell/>
          <table:table-cell office:value-type="string" calcext:value-type="string">
            <text:p>DVM</text:p>
          </table:table-cell>
          <table:table-cell table:formula="of:=[.G96]&amp;&quot; &quot;&amp;[.H96]&amp;&quot; &quot;&amp;[.I96]&amp;&quot; &quot;&amp;[.J96]&amp;&quot; &quot;&amp;[.K96]&amp;&quot; &quot;&amp;[.L96]&amp;&quot; &quot;&amp;[.M96]&amp;&quot; &quot;&amp;[.N96]&amp;&quot; &quot;&amp;[.O96]&amp;&quot; &quot;&amp;[.P96]&amp;&quot; &quot;&amp;[.Q96]&amp;&quot; &quot;&amp;[.R96]" office:value-type="string" office:string-value="Divide Register by Memory        " calcext:value-type="string">
            <text:p>Divide Register by Memory <text:s text:c="7"/></text:p>
          </table:table-cell>
          <table:table-cell table:formula="of:=&quot;0x&quot;&amp;RIGHT(&quot;00&quot;&amp;[.T96];2)" office:value-type="string" office:string-value="0xAl" calcext:value-type="string">
            <text:p>0xAl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l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7])" office:value-type="float" office:value="2" calcext:value-type="float">
            <text:p>2</text:p>
          </table:table-cell>
          <table:table-cell/>
          <table:table-cell office:value-type="string" calcext:value-type="string">
            <text:p>DVMD</text:p>
          </table:table-cell>
          <table:table-cell table:formula="of:=[.G97]&amp;&quot; &quot;&amp;[.H97]&amp;&quot; &quot;&amp;[.I97]&amp;&quot; &quot;&amp;[.J97]&amp;&quot; &quot;&amp;[.K97]&amp;&quot; &quot;&amp;[.L97]&amp;&quot; &quot;&amp;[.M97]&amp;&quot; &quot;&amp;[.N97]&amp;&quot; &quot;&amp;[.O97]&amp;&quot; &quot;&amp;[.P97]&amp;&quot; &quot;&amp;[.Q97]&amp;&quot; &quot;&amp;[.R97]" office:value-type="string" office:string-value="Divide Quad-Register by Memory Doubleword       " calcext:value-type="string">
            <text:p>Divide Quad-Register by Memory Doubleword <text:s text:c="6"/></text:p>
          </table:table-cell>
          <table:table-cell table:formula="of:=&quot;0x&quot;&amp;RIGHT(&quot;00&quot;&amp;[.T97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9.7" calcext:value-type="float">
            <text:p>9.7</text:p>
          </table:table-cell>
          <table:table-cell table:number-columns-repeated="5"/>
          <table:table-cell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formula="of:=LEN([.T98])" office:value-type="float" office:value="2" calcext:value-type="float">
            <text:p>2</text:p>
          </table:table-cell>
          <table:table-cell/>
          <table:table-cell office:value-type="string" calcext:value-type="string">
            <text:p>DVR</text:p>
          </table:table-cell>
          <table:table-cell table:formula="of:=[.G98]&amp;&quot; &quot;&amp;[.H98]&amp;&quot; &quot;&amp;[.I98]&amp;&quot; &quot;&amp;[.J98]&amp;&quot; &quot;&amp;[.K98]&amp;&quot; &quot;&amp;[.L98]&amp;&quot; &quot;&amp;[.M98]&amp;&quot; &quot;&amp;[.N98]&amp;&quot; &quot;&amp;[.O98]&amp;&quot; &quot;&amp;[.P98]&amp;&quot; &quot;&amp;[.Q98]&amp;&quot; &quot;&amp;[.R98]" office:value-type="string" office:string-value="Divide Register by Register        " calcext:value-type="string">
            <text:p>Divide Register by Register <text:s text:c="7"/></text:p>
          </table:table-cell>
          <table:table-cell table:formula="of:=&quot;0x&quot;&amp;RIGHT(&quot;00&quot;&amp;[.T98];2)" office:value-type="string" office:string-value="0x21" calcext:value-type="string">
            <text:p>0x2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99])" office:value-type="float" office:value="2" calcext:value-type="float">
            <text:p>2</text:p>
          </table:table-cell>
          <table:table-cell/>
          <table:table-cell office:value-type="string" calcext:value-type="string">
            <text:p>DVRD</text:p>
          </table:table-cell>
          <table:table-cell table:formula="of:=[.G99]&amp;&quot; &quot;&amp;[.H99]&amp;&quot; &quot;&amp;[.I99]&amp;&quot; &quot;&amp;[.J99]&amp;&quot; &quot;&amp;[.K99]&amp;&quot; &quot;&amp;[.L99]&amp;&quot; &quot;&amp;[.M99]&amp;&quot; &quot;&amp;[.N99]&amp;&quot; &quot;&amp;[.O99]&amp;&quot; &quot;&amp;[.P99]&amp;&quot; &quot;&amp;[.Q99]&amp;&quot; &quot;&amp;[.R99]" office:value-type="string" office:string-value="Divide Quad-Register by Double-Register        " calcext:value-type="string">
            <text:p>Divide Quad-Register by Double-Register <text:s text:c="7"/></text:p>
          </table:table-cell>
          <table:table-cell table:formula="of:=&quot;0x&quot;&amp;RIGHT(&quot;00&quot;&amp;[.T99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8.4" calcext:value-type="float">
            <text:p>8.4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100])" office:value-type="float" office:value="2" calcext:value-type="float">
            <text:p>2</text:p>
          </table:table-cell>
          <table:table-cell/>
          <table:table-cell office:value-type="string" calcext:value-type="string">
            <text:p>DVS</text:p>
          </table:table-cell>
          <table:table-cell table:formula="of:=[.G100]&amp;&quot; &quot;&amp;[.H100]&amp;&quot; &quot;&amp;[.I100]&amp;&quot; &quot;&amp;[.J100]&amp;&quot; &quot;&amp;[.K100]&amp;&quot; &quot;&amp;[.L100]&amp;&quot; &quot;&amp;[.M100]&amp;&quot; &quot;&amp;[.N100]&amp;&quot; &quot;&amp;[.O100]&amp;&quot; &quot;&amp;[.P100]&amp;&quot; &quot;&amp;[.Q100]&amp;&quot; &quot;&amp;[.R100]" office:value-type="string" office:string-value="Divide Register by Memory (Short-Displaced)       " calcext:value-type="string">
            <text:p>Divide Register by Memory (Short-Displaced) <text:s text:c="6"/></text:p>
          </table:table-cell>
          <table:table-cell table:formula="of:=&quot;0x&quot;&amp;RIGHT(&quot;00&quot;&amp;[.T100];2)" office:value-type="string" office:string-value="0x81" calcext:value-type="string">
            <text:p>0x8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1])" office:value-type="float" office:value="2" calcext:value-type="float">
            <text:p>2</text:p>
          </table:table-cell>
          <table:table-cell/>
          <table:table-cell office:value-type="string" calcext:value-type="string">
            <text:p>DVX</text:p>
          </table:table-cell>
          <table:table-cell table:formula="of:=[.G101]&amp;&quot; &quot;&amp;[.H101]&amp;&quot; &quot;&amp;[.I101]&amp;&quot; &quot;&amp;[.J101]&amp;&quot; &quot;&amp;[.K101]&amp;&quot; &quot;&amp;[.L101]&amp;&quot; &quot;&amp;[.M101]&amp;&quot; &quot;&amp;[.N101]&amp;&quot; &quot;&amp;[.O101]&amp;&quot; &quot;&amp;[.P101]&amp;&quot; &quot;&amp;[.Q101]&amp;&quot; &quot;&amp;[.R101]" office:value-type="string" office:string-value="Divide Register by Memory (Short-Indexed)       " calcext:value-type="string">
            <text:p>Divide Register by Memory (Short-Indexed) <text:s text:c="6"/></text:p>
          </table:table-cell>
          <table:table-cell table:formula="of:=&quot;0x&quot;&amp;RIGHT(&quot;00&quot;&amp;[.T101];2)" office:value-type="string" office:string-value="0x89" calcext:value-type="string">
            <text:p>0x89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2])" office:value-type="float" office:value="2" calcext:value-type="float">
            <text:p>2</text:p>
          </table:table-cell>
          <table:table-cell/>
          <table:table-cell office:value-type="string" calcext:value-type="string">
            <text:p>EPMD</text:p>
          </table:table-cell>
          <table:table-cell table:formula="of:=[.G102]&amp;&quot; &quot;&amp;[.H102]&amp;&quot; &quot;&amp;[.I102]&amp;&quot; &quot;&amp;[.J102]&amp;&quot; &quot;&amp;[.K102]&amp;&quot; &quot;&amp;[.L102]&amp;&quot; &quot;&amp;[.M102]&amp;&quot; &quot;&amp;[.N102]&amp;&quot; &quot;&amp;[.O102]&amp;&quot; &quot;&amp;[.P102]&amp;&quot; &quot;&amp;[.Q102]&amp;&quot; &quot;&amp;[.R102]" office:value-type="string" office:string-value="Enter Pipeline Mode of Execution       " calcext:value-type="string">
            <text:p>Enter Pipeline Mode of Execution <text:s text:c="6"/></text:p>
          </table:table-cell>
          <table:table-cell table:formula="of:=&quot;0x&quot;&amp;RIGHT(&quot;00&quot;&amp;[.T102];2)" office:value-type="string" office:string-value="0xE8" calcext:value-type="string">
            <text:p>0xE8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formula="of:=LEN([.T103])" office:value-type="float" office:value="2" calcext:value-type="float">
            <text:p>2</text:p>
          </table:table-cell>
          <table:table-cell/>
          <table:table-cell office:value-type="string" calcext:value-type="string">
            <text:p>ESD</text:p>
          </table:table-cell>
          <table:table-cell table:formula="of:=[.G103]&amp;&quot; &quot;&amp;[.H103]&amp;&quot; &quot;&amp;[.I103]&amp;&quot; &quot;&amp;[.J103]&amp;&quot; &quot;&amp;[.K103]&amp;&quot; &quot;&amp;[.L103]&amp;&quot; &quot;&amp;[.M103]&amp;&quot; &quot;&amp;[.N103]&amp;&quot; &quot;&amp;[.O103]&amp;&quot; &quot;&amp;[.P103]&amp;&quot; &quot;&amp;[.Q103]&amp;&quot; &quot;&amp;[.R103]" office:value-type="string" office:string-value="Extend Sign Double         " calcext:value-type="string">
            <text:p>Extend Sign Double <text:s text:c="8"/></text:p>
          </table:table-cell>
          <table:table-cell table:formula="of:=&quot;0x&quot;&amp;RIGHT(&quot;00&quot;&amp;[.T103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oub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4])" office:value-type="float" office:value="2" calcext:value-type="float">
            <text:p>2</text:p>
          </table:table-cell>
          <table:table-cell/>
          <table:table-cell office:value-type="string" calcext:value-type="string">
            <text:p>ESS</text:p>
          </table:table-cell>
          <table:table-cell table:formula="of:=[.G104]&amp;&quot; &quot;&amp;[.H104]&amp;&quot; &quot;&amp;[.I104]&amp;&quot; &quot;&amp;[.J104]&amp;&quot; &quot;&amp;[.K104]&amp;&quot; &quot;&amp;[.L104]&amp;&quot; &quot;&amp;[.M104]&amp;&quot; &quot;&amp;[.N104]&amp;&quot; &quot;&amp;[.O104]&amp;&quot; &quot;&amp;[.P104]&amp;&quot; &quot;&amp;[.Q104]&amp;&quot; &quot;&amp;[.R104]" office:value-type="string" office:string-value="Extend Sign Single         " calcext:value-type="string">
            <text:p>Extend Sign Single <text:s text:c="8"/></text:p>
          </table:table-cell>
          <table:table-cell table:formula="of:=&quot;0x&quot;&amp;RIGHT(&quot;00&quot;&amp;[.T104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g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5])" office:value-type="float" office:value="2" calcext:value-type="float">
            <text:p>2</text:p>
          </table:table-cell>
          <table:table-cell/>
          <table:table-cell office:value-type="string" calcext:value-type="string">
            <text:p>ETI</text:p>
          </table:table-cell>
          <table:table-cell table:formula="of:=[.G105]&amp;&quot; &quot;&amp;[.H105]&amp;&quot; &quot;&amp;[.I105]&amp;&quot; &quot;&amp;[.J105]&amp;&quot; &quot;&amp;[.K105]&amp;&quot; &quot;&amp;[.L105]&amp;&quot; &quot;&amp;[.M105]&amp;&quot; &quot;&amp;[.N105]&amp;&quot; &quot;&amp;[.O105]&amp;&quot; &quot;&amp;[.P105]&amp;&quot; &quot;&amp;[.Q105]&amp;&quot; &quot;&amp;[.R105]" office:value-type="string" office:string-value="Extract Memory (Immediate) from Register       " calcext:value-type="string">
            <text:p>Extract Memory (Immediate) from Register <text:s text:c="6"/></text:p>
          </table:table-cell>
          <table:table-cell table:formula="of:=&quot;0x&quot;&amp;RIGHT(&quot;00&quot;&amp;[.T105];2)" office:value-type="string" office:string-value="0xEA" calcext:value-type="string">
            <text:p>0xE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6])" office:value-type="float" office:value="2" calcext:value-type="float">
            <text:p>2</text:p>
          </table:table-cell>
          <table:table-cell/>
          <table:table-cell office:value-type="string" calcext:value-type="string">
            <text:p>ETM</text:p>
          </table:table-cell>
          <table:table-cell table:formula="of:=[.G106]&amp;&quot; &quot;&amp;[.H106]&amp;&quot; &quot;&amp;[.I106]&amp;&quot; &quot;&amp;[.J106]&amp;&quot; &quot;&amp;[.K106]&amp;&quot; &quot;&amp;[.L106]&amp;&quot; &quot;&amp;[.M106]&amp;&quot; &quot;&amp;[.N106]&amp;&quot; &quot;&amp;[.O106]&amp;&quot; &quot;&amp;[.P106]&amp;&quot; &quot;&amp;[.Q106]&amp;&quot; &quot;&amp;[.R106]" office:value-type="string" office:string-value="Extract Memory from Register        " calcext:value-type="string">
            <text:p>Extract Memory from Register <text:s text:c="7"/></text:p>
          </table:table-cell>
          <table:table-cell table:formula="of:=&quot;0x&quot;&amp;RIGHT(&quot;00&quot;&amp;[.T106];2)" office:value-type="string" office:string-value="0xE2" calcext:value-type="string">
            <text:p>0xE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7])" office:value-type="float" office:value="2" calcext:value-type="float">
            <text:p>2</text:p>
          </table:table-cell>
          <table:table-cell/>
          <table:table-cell office:value-type="string" calcext:value-type="string">
            <text:p>ETMB</text:p>
          </table:table-cell>
          <table:table-cell table:formula="of:=[.G107]&amp;&quot; &quot;&amp;[.H107]&amp;&quot; &quot;&amp;[.I107]&amp;&quot; &quot;&amp;[.J107]&amp;&quot; &quot;&amp;[.K107]&amp;&quot; &quot;&amp;[.L107]&amp;&quot; &quot;&amp;[.M107]&amp;&quot; &quot;&amp;[.N107]&amp;&quot; &quot;&amp;[.O107]&amp;&quot; &quot;&amp;[.P107]&amp;&quot; &quot;&amp;[.Q107]&amp;&quot; &quot;&amp;[.R107]" office:value-type="string" office:string-value="Extract Register from Memory and Branch if Nonzero    " calcext:value-type="string">
            <text:p>Extract Register from Memory and Branch if Nonzero <text:s text:c="3"/></text:p>
          </table:table-cell>
          <table:table-cell table:formula="of:=&quot;0x&quot;&amp;RIGHT(&quot;00&quot;&amp;[.T107];2)" office:value-type="string" office:string-value="0xcs" calcext:value-type="string">
            <text:p>0xcs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cs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8])" office:value-type="float" office:value="2" calcext:value-type="float">
            <text:p>2</text:p>
          </table:table-cell>
          <table:table-cell/>
          <table:table-cell office:value-type="string" calcext:value-type="string">
            <text:p>ETMM</text:p>
          </table:table-cell>
          <table:table-cell table:formula="of:=[.G108]&amp;&quot; &quot;&amp;[.H108]&amp;&quot; &quot;&amp;[.I108]&amp;&quot; &quot;&amp;[.J108]&amp;&quot; &quot;&amp;[.K108]&amp;&quot; &quot;&amp;[.L108]&amp;&quot; &quot;&amp;[.M108]&amp;&quot; &quot;&amp;[.N108]&amp;&quot; &quot;&amp;[.O108]&amp;&quot; &quot;&amp;[.P108]&amp;&quot; &quot;&amp;[.Q108]&amp;&quot; &quot;&amp;[.R108]" office:value-type="string" office:string-value="Extract Register from Memory        " calcext:value-type="string">
            <text:p>Extract Register from Memory <text:s text:c="7"/></text:p>
          </table:table-cell>
          <table:table-cell table:formula="of:=&quot;0x&quot;&amp;RIGHT(&quot;00&quot;&amp;[.T108];2)" office:value-type="string" office:string-value="0xCl" calcext:value-type="string">
            <text:p>0xCl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9])" office:value-type="float" office:value="2" calcext:value-type="float">
            <text:p>2</text:p>
          </table:table-cell>
          <table:table-cell/>
          <table:table-cell office:value-type="string" calcext:value-type="string">
            <text:p>ETR</text:p>
          </table:table-cell>
          <table:table-cell table:formula="of:=[.G109]&amp;&quot; &quot;&amp;[.H109]&amp;&quot; &quot;&amp;[.I109]&amp;&quot; &quot;&amp;[.J109]&amp;&quot; &quot;&amp;[.K109]&amp;&quot; &quot;&amp;[.L109]&amp;&quot; &quot;&amp;[.M109]&amp;&quot; &quot;&amp;[.N109]&amp;&quot; &quot;&amp;[.O109]&amp;&quot; &quot;&amp;[.P109]&amp;&quot; &quot;&amp;[.Q109]&amp;&quot; &quot;&amp;[.R109]" office:value-type="string" office:string-value="Extract Register from Register        " calcext:value-type="string">
            <text:p>Extract Register from Register <text:s text:c="7"/></text:p>
          </table:table-cell>
          <table:table-cell table:formula="of:=&quot;0x&quot;&amp;RIGHT(&quot;00&quot;&amp;[.T109];2)" office:value-type="string" office:string-value="0x6A" calcext:value-type="string">
            <text:p>0x6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A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0])" office:value-type="float" office:value="2" calcext:value-type="float">
            <text:p>2</text:p>
          </table:table-cell>
          <table:table-cell/>
          <table:table-cell office:value-type="string" calcext:value-type="string">
            <text:p>ETRB</text:p>
          </table:table-cell>
          <table:table-cell table:formula="of:=[.G110]&amp;&quot; &quot;&amp;[.H110]&amp;&quot; &quot;&amp;[.I110]&amp;&quot; &quot;&amp;[.J110]&amp;&quot; &quot;&amp;[.K110]&amp;&quot; &quot;&amp;[.L110]&amp;&quot; &quot;&amp;[.M110]&amp;&quot; &quot;&amp;[.N110]&amp;&quot; &quot;&amp;[.O110]&amp;&quot; &quot;&amp;[.P110]&amp;&quot; &quot;&amp;[.Q110]&amp;&quot; &quot;&amp;[.R110]" office:value-type="string" office:string-value="Extract Register from Register and Branch if Nonzero    " calcext:value-type="string">
            <text:p>Extract Register from Register and Branch if Nonzero <text:s text:c="3"/></text:p>
          </table:table-cell>
          <table:table-cell table:formula="of:=&quot;0x&quot;&amp;RIGHT(&quot;00&quot;&amp;[.T110];2)" office:value-type="string" office:string-value="0x7A" calcext:value-type="string">
            <text:p>0x7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7A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1])" office:value-type="float" office:value="2" calcext:value-type="float">
            <text:p>2</text:p>
          </table:table-cell>
          <table:table-cell/>
          <table:table-cell office:value-type="string" calcext:value-type="string">
            <text:p>ETS</text:p>
          </table:table-cell>
          <table:table-cell table:formula="of:=[.G111]&amp;&quot; &quot;&amp;[.H111]&amp;&quot; &quot;&amp;[.I111]&amp;&quot; &quot;&amp;[.J111]&amp;&quot; &quot;&amp;[.K111]&amp;&quot; &quot;&amp;[.L111]&amp;&quot; &quot;&amp;[.M111]&amp;&quot; &quot;&amp;[.N111]&amp;&quot; &quot;&amp;[.O111]&amp;&quot; &quot;&amp;[.P111]&amp;&quot; &quot;&amp;[.Q111]&amp;&quot; &quot;&amp;[.R111]" office:value-type="string" office:string-value="Extract Memory (Short-Displaced) from Register       " calcext:value-type="string">
            <text:p>Extract Memory (Short-Displaced) from Register <text:s text:c="6"/></text:p>
          </table:table-cell>
          <table:table-cell table:formula="of:=&quot;0x&quot;&amp;RIGHT(&quot;00&quot;&amp;[.T111];2)" office:value-type="string" office:string-value="0xF2" calcext:value-type="string">
            <text:p>0xF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2])" office:value-type="float" office:value="1" calcext:value-type="float">
            <text:p>1</text:p>
          </table:table-cell>
          <table:table-cell/>
          <table:table-cell office:value-type="string" calcext:value-type="string">
            <text:p>ETSB</text:p>
          </table:table-cell>
          <table:table-cell table:formula="of:=[.G112]&amp;&quot; &quot;&amp;[.H112]&amp;&quot; &quot;&amp;[.I112]&amp;&quot; &quot;&amp;[.J112]&amp;&quot; &quot;&amp;[.K112]&amp;&quot; &quot;&amp;[.L112]&amp;&quot; &quot;&amp;[.M112]&amp;&quot; &quot;&amp;[.N112]&amp;&quot; &quot;&amp;[.O112]&amp;&quot; &quot;&amp;[.P112]&amp;&quot; &quot;&amp;[.Q112]&amp;&quot; &quot;&amp;[.R112]" office:value-type="string" office:string-value="Extract Register from Memory (Short- Displaced) and Branch if Nonzero  " calcext:value-type="string">
            <text:p>Extract Register from Memory (Short- Displaced) and Branch if Nonzero <text:s/></text:p>
          </table:table-cell>
          <table:table-cell table:formula="of:=&quot;0x&quot;&amp;RIGHT(&quot;00&quot;&amp;[.T112];2)" office:value-type="string" office:string-value="0x05" calcext:value-type="string">
            <text:p>0x05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3])" office:value-type="float" office:value="1" calcext:value-type="float">
            <text:p>1</text:p>
          </table:table-cell>
          <table:table-cell/>
          <table:table-cell office:value-type="string" calcext:value-type="string">
            <text:p>ETSM</text:p>
          </table:table-cell>
          <table:table-cell table:formula="of:=[.G113]&amp;&quot; &quot;&amp;[.H113]&amp;&quot; &quot;&amp;[.I113]&amp;&quot; &quot;&amp;[.J113]&amp;&quot; &quot;&amp;[.K113]&amp;&quot; &quot;&amp;[.L113]&amp;&quot; &quot;&amp;[.M113]&amp;&quot; &quot;&amp;[.N113]&amp;&quot; &quot;&amp;[.O113]&amp;&quot; &quot;&amp;[.P113]&amp;&quot; &quot;&amp;[.Q113]&amp;&quot; &quot;&amp;[.R113]" office:value-type="string" office:string-value="Extract Register from Memory (Short- Displaced)      " calcext:value-type="string">
            <text:p>Extract Register from Memory (Short- Displaced) <text:s text:c="5"/></text:p>
          </table:table-cell>
          <table:table-cell table:formula="of:=&quot;0x&quot;&amp;RIGHT(&quot;00&quot;&amp;[.T113];2)" office:value-type="string" office:string-value="0x01" calcext:value-type="string">
            <text:p>0x0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4])" office:value-type="float" office:value="2" calcext:value-type="float">
            <text:p>2</text:p>
          </table:table-cell>
          <table:table-cell/>
          <table:table-cell office:value-type="string" calcext:value-type="string">
            <text:p>ETX</text:p>
          </table:table-cell>
          <table:table-cell table:formula="of:=[.G114]&amp;&quot; &quot;&amp;[.H114]&amp;&quot; &quot;&amp;[.I114]&amp;&quot; &quot;&amp;[.J114]&amp;&quot; &quot;&amp;[.K114]&amp;&quot; &quot;&amp;[.L114]&amp;&quot; &quot;&amp;[.M114]&amp;&quot; &quot;&amp;[.N114]&amp;&quot; &quot;&amp;[.O114]&amp;&quot; &quot;&amp;[.P114]&amp;&quot; &quot;&amp;[.Q114]&amp;&quot; &quot;&amp;[.R114]" office:value-type="string" office:string-value="Extract Memory (Short-Indexed) from Register       " calcext:value-type="string">
            <text:p>Extract Memory (Short-Indexed) from Register <text:s text:c="6"/></text:p>
          </table:table-cell>
          <table:table-cell table:formula="of:=&quot;0x&quot;&amp;RIGHT(&quot;00&quot;&amp;[.T114];2)" office:value-type="string" office:string-value="0xFA" calcext:value-type="string">
            <text:p>0xF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5])" office:value-type="float" office:value="2" calcext:value-type="float">
            <text:p>2</text:p>
          </table:table-cell>
          <table:table-cell/>
          <table:table-cell office:value-type="string" calcext:value-type="string">
            <text:p>ETXB</text:p>
          </table:table-cell>
          <table:table-cell table:formula="of:=[.G115]&amp;&quot; &quot;&amp;[.H115]&amp;&quot; &quot;&amp;[.I115]&amp;&quot; &quot;&amp;[.J115]&amp;&quot; &quot;&amp;[.K115]&amp;&quot; &quot;&amp;[.L115]&amp;&quot; &quot;&amp;[.M115]&amp;&quot; &quot;&amp;[.N115]&amp;&quot; &quot;&amp;[.O115]&amp;&quot; &quot;&amp;[.P115]&amp;&quot; &quot;&amp;[.Q115]&amp;&quot; &quot;&amp;[.R115]" office:value-type="string" office:string-value="Extract Register from Memory Short- Indexed and Branch if Nonzero  " calcext:value-type="string">
            <text:p>Extract Register from Memory Short- Indexed and Branch if Nonzero <text:s/></text:p>
          </table:table-cell>
          <table:table-cell table:formula="of:=&quot;0x&quot;&amp;RIGHT(&quot;00&quot;&amp;[.T115];2)" office:value-type="string" office:string-value="0xDD" calcext:value-type="string">
            <text:p>0xDD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ort-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DD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6])" office:value-type="float" office:value="2" calcext:value-type="float">
            <text:p>2</text:p>
          </table:table-cell>
          <table:table-cell/>
          <table:table-cell office:value-type="string" calcext:value-type="string">
            <text:p>ETXM</text:p>
          </table:table-cell>
          <table:table-cell table:formula="of:=[.G116]&amp;&quot; &quot;&amp;[.H116]&amp;&quot; &quot;&amp;[.I116]&amp;&quot; &quot;&amp;[.J116]&amp;&quot; &quot;&amp;[.K116]&amp;&quot; &quot;&amp;[.L116]&amp;&quot; &quot;&amp;[.M116]&amp;&quot; &quot;&amp;[.N116]&amp;&quot; &quot;&amp;[.O116]&amp;&quot; &quot;&amp;[.P116]&amp;&quot; &quot;&amp;[.Q116]&amp;&quot; &quot;&amp;[.R116]" office:value-type="string" office:string-value="Extract Register from Memory (Short- Indexed)      " calcext:value-type="string">
            <text:p>Extract Register from Memory (Short- Indexed) <text:s text:c="5"/></text:p>
          </table:table-cell>
          <table:table-cell table:formula="of:=&quot;0x&quot;&amp;RIGHT(&quot;00&quot;&amp;[.T116];2)" office:value-type="string" office:string-value="0xD9" calcext:value-type="string">
            <text:p>0xD9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7])" office:value-type="float" office:value="1" calcext:value-type="float">
            <text:p>1</text:p>
          </table:table-cell>
          <table:table-cell/>
          <table:table-cell office:value-type="string" calcext:value-type="string">
            <text:p>EVMO</text:p>
          </table:table-cell>
          <table:table-cell table:formula="of:=[.G117]&amp;&quot; &quot;&amp;[.H117]&amp;&quot; &quot;&amp;[.I117]&amp;&quot; &quot;&amp;[.J117]&amp;&quot; &quot;&amp;[.K117]&amp;&quot; &quot;&amp;[.L117]&amp;&quot; &quot;&amp;[.M117]&amp;&quot; &quot;&amp;[.N117]&amp;&quot; &quot;&amp;[.O117]&amp;&quot; &quot;&amp;[.P117]&amp;&quot; &quot;&amp;[.Q117]&amp;&quot; &quot;&amp;[.R117]" office:value-type="string" office:string-value="Enter Virtual Mode of CPU Execution      " calcext:value-type="string">
            <text:p>Enter Virtual Mode of CPU Execution <text:s text:c="5"/></text:p>
          </table:table-cell>
          <table:table-cell table:formula="of:=&quot;0x&quot;&amp;RIGHT(&quot;00&quot;&amp;[.T117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formula="of:=LEN([.T118])" office:value-type="float" office:value="2" calcext:value-type="float">
            <text:p>2</text:p>
          </table:table-cell>
          <table:table-cell/>
          <table:table-cell office:value-type="string" calcext:value-type="string">
            <text:p>EXI</text:p>
          </table:table-cell>
          <table:table-cell table:formula="of:=[.G118]&amp;&quot; &quot;&amp;[.H118]&amp;&quot; &quot;&amp;[.I118]&amp;&quot; &quot;&amp;[.J118]&amp;&quot; &quot;&amp;[.K118]&amp;&quot; &quot;&amp;[.L118]&amp;&quot; &quot;&amp;[.M118]&amp;&quot; &quot;&amp;[.N118]&amp;&quot; &quot;&amp;[.O118]&amp;&quot; &quot;&amp;[.P118]&amp;&quot; &quot;&amp;[.Q118]&amp;&quot; &quot;&amp;[.R118]" office:value-type="string" office:string-value="Execute Immediate          " calcext:value-type="string">
            <text:p>Execute Immediate <text:s text:c="9"/></text:p>
          </table:table-cell>
          <table:table-cell table:formula="of:=&quot;0x&quot;&amp;RIGHT(&quot;00&quot;&amp;[.T118];2)" office:value-type="string" office:string-value="0xE8" calcext:value-type="string">
            <text:p>0xE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19])" office:value-type="float" office:value="1" calcext:value-type="float">
            <text:p>1</text:p>
          </table:table-cell>
          <table:table-cell/>
          <table:table-cell office:value-type="string" calcext:value-type="string">
            <text:p>EXMA</text:p>
          </table:table-cell>
          <table:table-cell table:formula="of:=[.G119]&amp;&quot; &quot;&amp;[.H119]&amp;&quot; &quot;&amp;[.I119]&amp;&quot; &quot;&amp;[.J119]&amp;&quot; &quot;&amp;[.K119]&amp;&quot; &quot;&amp;[.L119]&amp;&quot; &quot;&amp;[.M119]&amp;&quot; &quot;&amp;[.N119]&amp;&quot; &quot;&amp;[.O119]&amp;&quot; &quot;&amp;[.P119]&amp;&quot; &quot;&amp;[.Q119]&amp;&quot; &quot;&amp;[.R119]" office:value-type="string" office:string-value="Enter Extended Memory Addressing Mode       " calcext:value-type="string">
            <text:p>Enter Extended Memory Addressing Mode <text:s text:c="6"/></text:p>
          </table:table-cell>
          <table:table-cell table:formula="of:=&quot;0x&quot;&amp;RIGHT(&quot;00&quot;&amp;[.T119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ddressing</text:p>
          </table:table-cell>
          <table:table-cell office:value-type="string" calcext:value-type="string">
            <text:p>Mode</text:p>
          </table:table-cell>
          <table:table-cell table:style-name="Default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formula="of:=LEN([.T120])" office:value-type="float" office:value="2" calcext:value-type="float">
            <text:p>2</text:p>
          </table:table-cell>
          <table:table-cell/>
          <table:table-cell office:value-type="string" calcext:value-type="string">
            <text:p>EXR</text:p>
          </table:table-cell>
          <table:table-cell table:formula="of:=[.G120]&amp;&quot; &quot;&amp;[.H120]&amp;&quot; &quot;&amp;[.I120]&amp;&quot; &quot;&amp;[.J120]&amp;&quot; &quot;&amp;[.K120]&amp;&quot; &quot;&amp;[.L120]&amp;&quot; &quot;&amp;[.M120]&amp;&quot; &quot;&amp;[.N120]&amp;&quot; &quot;&amp;[.O120]&amp;&quot; &quot;&amp;[.P120]&amp;&quot; &quot;&amp;[.Q120]&amp;&quot; &quot;&amp;[.R120]" office:value-type="string" office:string-value="Execute Instruction Word in Register(s)       " calcext:value-type="string">
            <text:p>Execute Instruction Word in Register(s) <text:s text:c="6"/></text:p>
          </table:table-cell>
          <table:table-cell table:formula="of:=&quot;0x&quot;&amp;RIGHT(&quot;00&quot;&amp;[.T120];2)" office:value-type="string" office:string-value="0xB3" calcext:value-type="string">
            <text:p>0xB3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(s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21])" office:value-type="float" office:value="2" calcext:value-type="float">
            <text:p>2</text:p>
          </table:table-cell>
          <table:table-cell/>
          <table:table-cell office:value-type="string" calcext:value-type="string">
            <text:p>FAI</text:p>
          </table:table-cell>
          <table:table-cell table:formula="of:=[.G121]&amp;&quot; &quot;&amp;[.H121]&amp;&quot; &quot;&amp;[.I121]&amp;&quot; &quot;&amp;[.J121]&amp;&quot; &quot;&amp;[.K121]&amp;&quot; &quot;&amp;[.L121]&amp;&quot; &quot;&amp;[.M121]&amp;&quot; &quot;&amp;[.N121]&amp;&quot; &quot;&amp;[.O121]&amp;&quot; &quot;&amp;[.P121]&amp;&quot; &quot;&amp;[.Q121]&amp;&quot; &quot;&amp;[.R121]" office:value-type="string" office:string-value="Floating Point Add Immediate        " calcext:value-type="string">
            <text:p>Floating Point Add Immediate <text:s text:c="7"/></text:p>
          </table:table-cell>
          <table:table-cell table:formula="of:=&quot;0x&quot;&amp;RIGHT(&quot;00&quot;&amp;[.T121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2])" office:value-type="float" office:value="2" calcext:value-type="float">
            <text:p>2</text:p>
          </table:table-cell>
          <table:table-cell/>
          <table:table-cell office:value-type="string" calcext:value-type="string">
            <text:p>FAID</text:p>
          </table:table-cell>
          <table:table-cell table:formula="of:=[.G122]&amp;&quot; &quot;&amp;[.H122]&amp;&quot; &quot;&amp;[.I122]&amp;&quot; &quot;&amp;[.J122]&amp;&quot; &quot;&amp;[.K122]&amp;&quot; &quot;&amp;[.L122]&amp;&quot; &quot;&amp;[.M122]&amp;&quot; &quot;&amp;[.N122]&amp;&quot; &quot;&amp;[.O122]&amp;&quot; &quot;&amp;[.P122]&amp;&quot; &quot;&amp;[.Q122]&amp;&quot; &quot;&amp;[.R122]" office:value-type="string" office:string-value="Floating Point Add Immediate Double Precision      " calcext:value-type="string">
            <text:p>Floating Point Add Immediate Double Precision <text:s text:c="5"/></text:p>
          </table:table-cell>
          <table:table-cell table:formula="of:=&quot;0x&quot;&amp;RIGHT(&quot;00&quot;&amp;[.T122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3])" office:value-type="float" office:value="2" calcext:value-type="float">
            <text:p>2</text:p>
          </table:table-cell>
          <table:table-cell/>
          <table:table-cell office:value-type="string" calcext:value-type="string">
            <text:p>FAIQ</text:p>
          </table:table-cell>
          <table:table-cell table:formula="of:=[.G123]&amp;&quot; &quot;&amp;[.H123]&amp;&quot; &quot;&amp;[.I123]&amp;&quot; &quot;&amp;[.J123]&amp;&quot; &quot;&amp;[.K123]&amp;&quot; &quot;&amp;[.L123]&amp;&quot; &quot;&amp;[.M123]&amp;&quot; &quot;&amp;[.N123]&amp;&quot; &quot;&amp;[.O123]&amp;&quot; &quot;&amp;[.P123]&amp;&quot; &quot;&amp;[.Q123]&amp;&quot; &quot;&amp;[.R123]" office:value-type="string" office:string-value="Floating Point Add Immediate Quad Precision      " calcext:value-type="string">
            <text:p>Floating Point Add Immediate Quad Precision <text:s text:c="5"/></text:p>
          </table:table-cell>
          <table:table-cell table:formula="of:=&quot;0x&quot;&amp;RIGHT(&quot;00&quot;&amp;[.T123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formula="of:=LEN([.T124])" office:value-type="float" office:value="2" calcext:value-type="float">
            <text:p>2</text:p>
          </table:table-cell>
          <table:table-cell/>
          <table:table-cell office:value-type="string" calcext:value-type="string">
            <text:p>FAM</text:p>
          </table:table-cell>
          <table:table-cell table:formula="of:=[.G124]&amp;&quot; &quot;&amp;[.H124]&amp;&quot; &quot;&amp;[.I124]&amp;&quot; &quot;&amp;[.J124]&amp;&quot; &quot;&amp;[.K124]&amp;&quot; &quot;&amp;[.L124]&amp;&quot; &quot;&amp;[.M124]&amp;&quot; &quot;&amp;[.N124]&amp;&quot; &quot;&amp;[.O124]&amp;&quot; &quot;&amp;[.P124]&amp;&quot; &quot;&amp;[.Q124]&amp;&quot; &quot;&amp;[.R124]" office:value-type="string" office:string-value="Floating Point Add Memory Doubleword to Register     " calcext:value-type="string">
            <text:p>Floating Point Add Memory Doubleword to Register <text:s text:c="4"/></text:p>
          </table:table-cell>
          <table:table-cell table:formula="of:=&quot;0x&quot;&amp;RIGHT(&quot;00&quot;&amp;[.T124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25])" office:value-type="float" office:value="2" calcext:value-type="float">
            <text:p>2</text:p>
          </table:table-cell>
          <table:table-cell/>
          <table:table-cell office:value-type="string" calcext:value-type="string">
            <text:p>FAMD</text:p>
          </table:table-cell>
          <table:table-cell table:formula="of:=[.G125]&amp;&quot; &quot;&amp;[.H125]&amp;&quot; &quot;&amp;[.I125]&amp;&quot; &quot;&amp;[.J125]&amp;&quot; &quot;&amp;[.K125]&amp;&quot; &quot;&amp;[.L125]&amp;&quot; &quot;&amp;[.M125]&amp;&quot; &quot;&amp;[.N125]&amp;&quot; &quot;&amp;[.O125]&amp;&quot; &quot;&amp;[.P125]&amp;&quot; &quot;&amp;[.Q125]&amp;&quot; &quot;&amp;[.R125]" office:value-type="string" office:string-value="Floating Point Add Memory Tripleword to Triple-Register     " calcext:value-type="string">
            <text:p>Floating Point Add Memory Tripleword to Triple-Register <text:s text:c="4"/></text:p>
          </table:table-cell>
          <table:table-cell table:formula="of:=&quot;0x&quot;&amp;RIGHT(&quot;00&quot;&amp;[.T125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6])" office:value-type="float" office:value="2" calcext:value-type="float">
            <text:p>2</text:p>
          </table:table-cell>
          <table:table-cell/>
          <table:table-cell office:value-type="string" calcext:value-type="string">
            <text:p>FAMQ</text:p>
          </table:table-cell>
          <table:table-cell table:formula="of:=[.G126]&amp;&quot; &quot;&amp;[.H126]&amp;&quot; &quot;&amp;[.I126]&amp;&quot; &quot;&amp;[.J126]&amp;&quot; &quot;&amp;[.K126]&amp;&quot; &quot;&amp;[.L126]&amp;&quot; &quot;&amp;[.M126]&amp;&quot; &quot;&amp;[.N126]&amp;&quot; &quot;&amp;[.O126]&amp;&quot; &quot;&amp;[.P126]&amp;&quot; &quot;&amp;[.Q126]&amp;&quot; &quot;&amp;[.R126]" office:value-type="string" office:string-value="Floating Point Add Memory Quadword to Quad-Register     " calcext:value-type="string">
            <text:p>Floating Point Add Memory Quadword to Quad-Register <text:s text:c="4"/></text:p>
          </table:table-cell>
          <table:table-cell table:formula="of:=&quot;0x&quot;&amp;RIGHT(&quot;00&quot;&amp;[.T126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7])" office:value-type="float" office:value="2" calcext:value-type="float">
            <text:p>2</text:p>
          </table:table-cell>
          <table:table-cell/>
          <table:table-cell office:value-type="string" calcext:value-type="string">
            <text:p>FAR</text:p>
          </table:table-cell>
          <table:table-cell table:formula="of:=[.G127]&amp;&quot; &quot;&amp;[.H127]&amp;&quot; &quot;&amp;[.I127]&amp;&quot; &quot;&amp;[.J127]&amp;&quot; &quot;&amp;[.K127]&amp;&quot; &quot;&amp;[.L127]&amp;&quot; &quot;&amp;[.M127]&amp;&quot; &quot;&amp;[.N127]&amp;&quot; &quot;&amp;[.O127]&amp;&quot; &quot;&amp;[.P127]&amp;&quot; &quot;&amp;[.Q127]&amp;&quot; &quot;&amp;[.R127]" office:value-type="string" office:string-value="Floating Point Add Double-Register to Double Register     " calcext:value-type="string">
            <text:p>Floating Point Add Double-Register to Double Register <text:s text:c="4"/></text:p>
          </table:table-cell>
          <table:table-cell table:formula="of:=&quot;0x&quot;&amp;RIGHT(&quot;00&quot;&amp;[.T127];2)" office:value-type="string" office:string-value="0x30" calcext:value-type="string">
            <text:p>0x30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8])" office:value-type="float" office:value="2" calcext:value-type="float">
            <text:p>2</text:p>
          </table:table-cell>
          <table:table-cell/>
          <table:table-cell office:value-type="string" calcext:value-type="string">
            <text:p>FARD</text:p>
          </table:table-cell>
          <table:table-cell table:formula="of:=[.G128]&amp;&quot; &quot;&amp;[.H128]&amp;&quot; &quot;&amp;[.I128]&amp;&quot; &quot;&amp;[.J128]&amp;&quot; &quot;&amp;[.K128]&amp;&quot; &quot;&amp;[.L128]&amp;&quot; &quot;&amp;[.M128]&amp;&quot; &quot;&amp;[.N128]&amp;&quot; &quot;&amp;[.O128]&amp;&quot; &quot;&amp;[.P128]&amp;&quot; &quot;&amp;[.Q128]&amp;&quot; &quot;&amp;[.R128]" office:value-type="string" office:string-value="Floating Point Add Triple Register to Triple Register    " calcext:value-type="string">
            <text:p>Floating Point Add Triple Register to Triple Register <text:s text:c="3"/></text:p>
          </table:table-cell>
          <table:table-cell table:formula="of:=&quot;0x&quot;&amp;RIGHT(&quot;00&quot;&amp;[.T128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9])" office:value-type="float" office:value="2" calcext:value-type="float">
            <text:p>2</text:p>
          </table:table-cell>
          <table:table-cell/>
          <table:table-cell office:value-type="string" calcext:value-type="string">
            <text:p>FARQ</text:p>
          </table:table-cell>
          <table:table-cell table:formula="of:=[.G129]&amp;&quot; &quot;&amp;[.H129]&amp;&quot; &quot;&amp;[.I129]&amp;&quot; &quot;&amp;[.J129]&amp;&quot; &quot;&amp;[.K129]&amp;&quot; &quot;&amp;[.L129]&amp;&quot; &quot;&amp;[.M129]&amp;&quot; &quot;&amp;[.N129]&amp;&quot; &quot;&amp;[.O129]&amp;&quot; &quot;&amp;[.P129]&amp;&quot; &quot;&amp;[.Q129]&amp;&quot; &quot;&amp;[.R129]" office:value-type="string" office:string-value="Floating Point Add Quad Register to Quad Register    " calcext:value-type="string">
            <text:p>Floating Point Add Quad Register to Quad Register <text:s text:c="3"/></text:p>
          </table:table-cell>
          <table:table-cell table:formula="of:=&quot;0x&quot;&amp;RIGHT(&quot;00&quot;&amp;[.T129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30])" office:value-type="float" office:value="2" calcext:value-type="float">
            <text:p>2</text:p>
          </table:table-cell>
          <table:table-cell/>
          <table:table-cell office:value-type="string" calcext:value-type="string">
            <text:p>FDI</text:p>
          </table:table-cell>
          <table:table-cell table:formula="of:=[.G130]&amp;&quot; &quot;&amp;[.H130]&amp;&quot; &quot;&amp;[.I130]&amp;&quot; &quot;&amp;[.J130]&amp;&quot; &quot;&amp;[.K130]&amp;&quot; &quot;&amp;[.L130]&amp;&quot; &quot;&amp;[.M130]&amp;&quot; &quot;&amp;[.N130]&amp;&quot; &quot;&amp;[.O130]&amp;&quot; &quot;&amp;[.P130]&amp;&quot; &quot;&amp;[.Q130]&amp;&quot; &quot;&amp;[.R130]" office:value-type="string" office:string-value="Floating Point Divide lmmedaite        " calcext:value-type="string">
            <text:p>Floating Point Divide lmmedaite <text:s text:c="7"/></text:p>
          </table:table-cell>
          <table:table-cell table:formula="of:=&quot;0x&quot;&amp;RIGHT(&quot;00&quot;&amp;[.T130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1])" office:value-type="float" office:value="2" calcext:value-type="float">
            <text:p>2</text:p>
          </table:table-cell>
          <table:table-cell/>
          <table:table-cell office:value-type="string" calcext:value-type="string">
            <text:p>FDID</text:p>
          </table:table-cell>
          <table:table-cell table:formula="of:=[.G131]&amp;&quot; &quot;&amp;[.H131]&amp;&quot; &quot;&amp;[.I131]&amp;&quot; &quot;&amp;[.J131]&amp;&quot; &quot;&amp;[.K131]&amp;&quot; &quot;&amp;[.L131]&amp;&quot; &quot;&amp;[.M131]&amp;&quot; &quot;&amp;[.N131]&amp;&quot; &quot;&amp;[.O131]&amp;&quot; &quot;&amp;[.P131]&amp;&quot; &quot;&amp;[.Q131]&amp;&quot; &quot;&amp;[.R131]" office:value-type="string" office:string-value="Floating Point Divide Immediate Double Precision      " calcext:value-type="string">
            <text:p>Floating Point Divide Immediate Double Precision <text:s text:c="5"/></text:p>
          </table:table-cell>
          <table:table-cell table:formula="of:=&quot;0x&quot;&amp;RIGHT(&quot;00&quot;&amp;[.T131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2])" office:value-type="float" office:value="2" calcext:value-type="float">
            <text:p>2</text:p>
          </table:table-cell>
          <table:table-cell/>
          <table:table-cell office:value-type="string" calcext:value-type="string">
            <text:p>FDIQ</text:p>
          </table:table-cell>
          <table:table-cell table:formula="of:=[.G132]&amp;&quot; &quot;&amp;[.H132]&amp;&quot; &quot;&amp;[.I132]&amp;&quot; &quot;&amp;[.J132]&amp;&quot; &quot;&amp;[.K132]&amp;&quot; &quot;&amp;[.L132]&amp;&quot; &quot;&amp;[.M132]&amp;&quot; &quot;&amp;[.N132]&amp;&quot; &quot;&amp;[.O132]&amp;&quot; &quot;&amp;[.P132]&amp;&quot; &quot;&amp;[.Q132]&amp;&quot; &quot;&amp;[.R132]" office:value-type="string" office:string-value="Floating Point Divide Immediate Quad Precision      " calcext:value-type="string">
            <text:p>Floating Point Divide Immediate Quad Precision <text:s text:c="5"/></text:p>
          </table:table-cell>
          <table:table-cell table:formula="of:=&quot;0x&quot;&amp;RIGHT(&quot;00&quot;&amp;[.T132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formula="of:=LEN([.T133])" office:value-type="float" office:value="2" calcext:value-type="float">
            <text:p>2</text:p>
          </table:table-cell>
          <table:table-cell/>
          <table:table-cell office:value-type="string" calcext:value-type="string">
            <text:p>FDM</text:p>
          </table:table-cell>
          <table:table-cell table:formula="of:=[.G133]&amp;&quot; &quot;&amp;[.H133]&amp;&quot; &quot;&amp;[.I133]&amp;&quot; &quot;&amp;[.J133]&amp;&quot; &quot;&amp;[.K133]&amp;&quot; &quot;&amp;[.L133]&amp;&quot; &quot;&amp;[.M133]&amp;&quot; &quot;&amp;[.N133]&amp;&quot; &quot;&amp;[.O133]&amp;&quot; &quot;&amp;[.P133]&amp;&quot; &quot;&amp;[.Q133]&amp;&quot; &quot;&amp;[.R133]" office:value-type="string" office:string-value="Floating Point Divide Double-Register by Memory Doub I eword   " calcext:value-type="string">
            <text:p>Floating Point Divide Double-Register by Memory Doub I eword <text:s text:c="2"/></text:p>
          </table:table-cell>
          <table:table-cell table:formula="of:=&quot;0x&quot;&amp;RIGHT(&quot;00&quot;&amp;[.T133];2)" office:value-type="string" office:string-value="0x3B" calcext:value-type="string">
            <text:p>0x3B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word</text:p>
          </table:table-cell>
          <table:table-cell table:number-columns-repeated="4"/>
          <table:table-cell office:value-type="string" calcext:value-type="string">
            <text:p>3B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4])" office:value-type="float" office:value="2" calcext:value-type="float">
            <text:p>2</text:p>
          </table:table-cell>
          <table:table-cell/>
          <table:table-cell office:value-type="string" calcext:value-type="string">
            <text:p>FDMD</text:p>
          </table:table-cell>
          <table:table-cell table:formula="of:=[.G134]&amp;&quot; &quot;&amp;[.H134]&amp;&quot; &quot;&amp;[.I134]&amp;&quot; &quot;&amp;[.J134]&amp;&quot; &quot;&amp;[.K134]&amp;&quot; &quot;&amp;[.L134]&amp;&quot; &quot;&amp;[.M134]&amp;&quot; &quot;&amp;[.N134]&amp;&quot; &quot;&amp;[.O134]&amp;&quot; &quot;&amp;[.P134]&amp;&quot; &quot;&amp;[.Q134]&amp;&quot; &quot;&amp;[.R134]" office:value-type="string" office:string-value="Floating Point Divide Triple-Register by Memory Tripleword     " calcext:value-type="string">
            <text:p>Floating Point Divide Triple-Register by Memory Tripleword <text:s text:c="4"/></text:p>
          </table:table-cell>
          <table:table-cell table:formula="of:=&quot;0x&quot;&amp;RIGHT(&quot;00&quot;&amp;[.T134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5])" office:value-type="float" office:value="2" calcext:value-type="float">
            <text:p>2</text:p>
          </table:table-cell>
          <table:table-cell/>
          <table:table-cell office:value-type="string" calcext:value-type="string">
            <text:p>FDMQ</text:p>
          </table:table-cell>
          <table:table-cell table:formula="of:=[.G135]&amp;&quot; &quot;&amp;[.H135]&amp;&quot; &quot;&amp;[.I135]&amp;&quot; &quot;&amp;[.J135]&amp;&quot; &quot;&amp;[.K135]&amp;&quot; &quot;&amp;[.L135]&amp;&quot; &quot;&amp;[.M135]&amp;&quot; &quot;&amp;[.N135]&amp;&quot; &quot;&amp;[.O135]&amp;&quot; &quot;&amp;[.P135]&amp;&quot; &quot;&amp;[.Q135]&amp;&quot; &quot;&amp;[.R135]" office:value-type="string" office:string-value="Floating Point Divide Quad-Register by Memory Quadword     " calcext:value-type="string">
            <text:p>Floating Point Divide Quad-Register by Memory Quadword <text:s text:c="4"/></text:p>
          </table:table-cell>
          <table:table-cell table:formula="of:=&quot;0x&quot;&amp;RIGHT(&quot;00&quot;&amp;[.T135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6])" office:value-type="float" office:value="2" calcext:value-type="float">
            <text:p>2</text:p>
          </table:table-cell>
          <table:table-cell/>
          <table:table-cell office:value-type="string" calcext:value-type="string">
            <text:p>FDR</text:p>
          </table:table-cell>
          <table:table-cell table:formula="of:=[.G136]&amp;&quot; &quot;&amp;[.H136]&amp;&quot; &quot;&amp;[.I136]&amp;&quot; &quot;&amp;[.J136]&amp;&quot; &quot;&amp;[.K136]&amp;&quot; &quot;&amp;[.L136]&amp;&quot; &quot;&amp;[.M136]&amp;&quot; &quot;&amp;[.N136]&amp;&quot; &quot;&amp;[.O136]&amp;&quot; &quot;&amp;[.P136]&amp;&quot; &quot;&amp;[.Q136]&amp;&quot; &quot;&amp;[.R136]" office:value-type="string" office:string-value="Floating Point Divide Double-Register by Double-Register      " calcext:value-type="string">
            <text:p>Floating Point Divide Double-Register by Double-Register <text:s text:c="5"/></text:p>
          </table:table-cell>
          <table:table-cell table:formula="of:=&quot;0x&quot;&amp;RIGHT(&quot;00&quot;&amp;[.T136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7])" office:value-type="float" office:value="2" calcext:value-type="float">
            <text:p>2</text:p>
          </table:table-cell>
          <table:table-cell/>
          <table:table-cell office:value-type="string" calcext:value-type="string">
            <text:p>FDRD</text:p>
          </table:table-cell>
          <table:table-cell table:formula="of:=[.G137]&amp;&quot; &quot;&amp;[.H137]&amp;&quot; &quot;&amp;[.I137]&amp;&quot; &quot;&amp;[.J137]&amp;&quot; &quot;&amp;[.K137]&amp;&quot; &quot;&amp;[.L137]&amp;&quot; &quot;&amp;[.M137]&amp;&quot; &quot;&amp;[.N137]&amp;&quot; &quot;&amp;[.O137]&amp;&quot; &quot;&amp;[.P137]&amp;&quot; &quot;&amp;[.Q137]&amp;&quot; &quot;&amp;[.R137]" office:value-type="string" office:string-value="Floating Point Divide Triple-Register by Triple-Register      " calcext:value-type="string">
            <text:p>Floating Point Divide Triple-Register by Triple-Register <text:s text:c="5"/></text:p>
          </table:table-cell>
          <table:table-cell table:formula="of:=&quot;0x&quot;&amp;RIGHT(&quot;00&quot;&amp;[.T137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8])" office:value-type="float" office:value="2" calcext:value-type="float">
            <text:p>2</text:p>
          </table:table-cell>
          <table:table-cell/>
          <table:table-cell office:value-type="string" calcext:value-type="string">
            <text:p>FDRQ</text:p>
          </table:table-cell>
          <table:table-cell table:formula="of:=[.G138]&amp;&quot; &quot;&amp;[.H138]&amp;&quot; &quot;&amp;[.I138]&amp;&quot; &quot;&amp;[.J138]&amp;&quot; &quot;&amp;[.K138]&amp;&quot; &quot;&amp;[.L138]&amp;&quot; &quot;&amp;[.M138]&amp;&quot; &quot;&amp;[.N138]&amp;&quot; &quot;&amp;[.O138]&amp;&quot; &quot;&amp;[.P138]&amp;&quot; &quot;&amp;[.Q138]&amp;&quot; &quot;&amp;[.R138]" office:value-type="string" office:string-value="Floating Point Divide Quad-Register by Quad-Register      " calcext:value-type="string">
            <text:p>Floating Point Divide Quad-Register by Quad-Register <text:s text:c="5"/></text:p>
          </table:table-cell>
          <table:table-cell table:formula="of:=&quot;0x&quot;&amp;RIGHT(&quot;00&quot;&amp;[.T138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2.9" calcext:value-type="float">
            <text:p>12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9])" office:value-type="float" office:value="2" calcext:value-type="float">
            <text:p>2</text:p>
          </table:table-cell>
          <table:table-cell/>
          <table:table-cell office:value-type="string" calcext:value-type="string">
            <text:p>FMI</text:p>
          </table:table-cell>
          <table:table-cell table:formula="of:=[.G139]&amp;&quot; &quot;&amp;[.H139]&amp;&quot; &quot;&amp;[.I139]&amp;&quot; &quot;&amp;[.J139]&amp;&quot; &quot;&amp;[.K139]&amp;&quot; &quot;&amp;[.L139]&amp;&quot; &quot;&amp;[.M139]&amp;&quot; &quot;&amp;[.N139]&amp;&quot; &quot;&amp;[.O139]&amp;&quot; &quot;&amp;[.P139]&amp;&quot; &quot;&amp;[.Q139]&amp;&quot; &quot;&amp;[.R139]" office:value-type="string" office:string-value="Floating-Point Multiply Immediate         " calcext:value-type="string">
            <text:p>Floating-Point Multiply Immediate <text:s text:c="8"/></text:p>
          </table:table-cell>
          <table:table-cell table:formula="of:=&quot;0x&quot;&amp;RIGHT(&quot;00&quot;&amp;[.T139];2)" office:value-type="string" office:string-value="0x3A" calcext:value-type="string">
            <text:p>0x3A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0])" office:value-type="float" office:value="2" calcext:value-type="float">
            <text:p>2</text:p>
          </table:table-cell>
          <table:table-cell/>
          <table:table-cell office:value-type="string" calcext:value-type="string">
            <text:p>FMID</text:p>
          </table:table-cell>
          <table:table-cell table:formula="of:=[.G140]&amp;&quot; &quot;&amp;[.H140]&amp;&quot; &quot;&amp;[.I140]&amp;&quot; &quot;&amp;[.J140]&amp;&quot; &quot;&amp;[.K140]&amp;&quot; &quot;&amp;[.L140]&amp;&quot; &quot;&amp;[.M140]&amp;&quot; &quot;&amp;[.N140]&amp;&quot; &quot;&amp;[.O140]&amp;&quot; &quot;&amp;[.P140]&amp;&quot; &quot;&amp;[.Q140]&amp;&quot; &quot;&amp;[.R140]" office:value-type="string" office:string-value="Floating-Point Multiply Immediate Double Precision       " calcext:value-type="string">
            <text:p>Floating-Point Multiply Immediate Double Precision <text:s text:c="6"/></text:p>
          </table:table-cell>
          <table:table-cell table:formula="of:=&quot;0x&quot;&amp;RIGHT(&quot;00&quot;&amp;[.T140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1])" office:value-type="float" office:value="2" calcext:value-type="float">
            <text:p>2</text:p>
          </table:table-cell>
          <table:table-cell/>
          <table:table-cell office:value-type="string" calcext:value-type="string">
            <text:p>FMIQ</text:p>
          </table:table-cell>
          <table:table-cell table:formula="of:=[.G141]&amp;&quot; &quot;&amp;[.H141]&amp;&quot; &quot;&amp;[.I141]&amp;&quot; &quot;&amp;[.J141]&amp;&quot; &quot;&amp;[.K141]&amp;&quot; &quot;&amp;[.L141]&amp;&quot; &quot;&amp;[.M141]&amp;&quot; &quot;&amp;[.N141]&amp;&quot; &quot;&amp;[.O141]&amp;&quot; &quot;&amp;[.P141]&amp;&quot; &quot;&amp;[.Q141]&amp;&quot; &quot;&amp;[.R141]" office:value-type="string" office:string-value="Floating-Point Multiply Immediate Quad Precision       " calcext:value-type="string">
            <text:p>Floating-Point Multiply Immediate Quad Precision <text:s text:c="6"/></text:p>
          </table:table-cell>
          <table:table-cell table:formula="of:=&quot;0x&quot;&amp;RIGHT(&quot;00&quot;&amp;[.T141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2" calcext:value-type="float">
            <text:p>3.2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42])" office:value-type="float" office:value="2" calcext:value-type="float">
            <text:p>2</text:p>
          </table:table-cell>
          <table:table-cell/>
          <table:table-cell office:value-type="string" calcext:value-type="string">
            <text:p>FMM</text:p>
          </table:table-cell>
          <table:table-cell table:formula="of:=[.G142]&amp;&quot; &quot;&amp;[.H142]&amp;&quot; &quot;&amp;[.I142]&amp;&quot; &quot;&amp;[.J142]&amp;&quot; &quot;&amp;[.K142]&amp;&quot; &quot;&amp;[.L142]&amp;&quot; &quot;&amp;[.M142]&amp;&quot; &quot;&amp;[.N142]&amp;&quot; &quot;&amp;[.O142]&amp;&quot; &quot;&amp;[.P142]&amp;&quot; &quot;&amp;[.Q142]&amp;&quot; &quot;&amp;[.R142]" office:value-type="string" office:string-value="Floating Point Multiply Double-Register by Memory Doubleword     " calcext:value-type="string">
            <text:p>Floating Point Multiply Double-Register by Memory Doubleword <text:s text:c="4"/></text:p>
          </table:table-cell>
          <table:table-cell table:formula="of:=&quot;0x&quot;&amp;RIGHT(&quot;00&quot;&amp;[.T142];2)" office:value-type="string" office:string-value="0x3A" calcext:value-type="string">
            <text:p>0x3A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number-columns-repeated="6"/>
          <table:table-cell office:value-type="string" calcext:value-type="string">
            <text:p>3A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3])" office:value-type="float" office:value="2" calcext:value-type="float">
            <text:p>2</text:p>
          </table:table-cell>
          <table:table-cell/>
          <table:table-cell office:value-type="string" calcext:value-type="string">
            <text:p>FMMD</text:p>
          </table:table-cell>
          <table:table-cell table:formula="of:=[.G143]&amp;&quot; &quot;&amp;[.H143]&amp;&quot; &quot;&amp;[.I143]&amp;&quot; &quot;&amp;[.J143]&amp;&quot; &quot;&amp;[.K143]&amp;&quot; &quot;&amp;[.L143]&amp;&quot; &quot;&amp;[.M143]&amp;&quot; &quot;&amp;[.N143]&amp;&quot; &quot;&amp;[.O143]&amp;&quot; &quot;&amp;[.P143]&amp;&quot; &quot;&amp;[.Q143]&amp;&quot; &quot;&amp;[.R143]" office:value-type="string" office:string-value="Floating-Point Multiply Triple-Register by Memory Tripleword      " calcext:value-type="string">
            <text:p>Floating-Point Multiply Triple-Register by Memory Tripleword <text:s text:c="5"/></text:p>
          </table:table-cell>
          <table:table-cell table:formula="of:=&quot;0x&quot;&amp;RIGHT(&quot;00&quot;&amp;[.T143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4])" office:value-type="float" office:value="2" calcext:value-type="float">
            <text:p>2</text:p>
          </table:table-cell>
          <table:table-cell/>
          <table:table-cell office:value-type="string" calcext:value-type="string">
            <text:p>FMMQ</text:p>
          </table:table-cell>
          <table:table-cell table:formula="of:=[.G144]&amp;&quot; &quot;&amp;[.H144]&amp;&quot; &quot;&amp;[.I144]&amp;&quot; &quot;&amp;[.J144]&amp;&quot; &quot;&amp;[.K144]&amp;&quot; &quot;&amp;[.L144]&amp;&quot; &quot;&amp;[.M144]&amp;&quot; &quot;&amp;[.N144]&amp;&quot; &quot;&amp;[.O144]&amp;&quot; &quot;&amp;[.P144]&amp;&quot; &quot;&amp;[.Q144]&amp;&quot; &quot;&amp;[.R144]" office:value-type="string" office:string-value="Floating Point Multiply Quad Register by Memory Quadword    " calcext:value-type="string">
            <text:p>Floating Point Multiply Quad Register by Memory Quadword <text:s text:c="3"/></text:p>
          </table:table-cell>
          <table:table-cell table:formula="of:=&quot;0x&quot;&amp;RIGHT(&quot;00&quot;&amp;[.T144];2)" office:value-type="string" office:string-value="0x3E" calcext:value-type="string">
            <text:p>0x3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number-columns-repeated="5"/>
          <table:table-cell office:value-type="string" calcext:value-type="string">
            <text:p>3E</text:p>
          </table:table-cell>
          <table:table-cell office:value-type="float" office:value="4.3" calcext:value-type="float">
            <text:p>4.3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5])" office:value-type="float" office:value="2" calcext:value-type="float">
            <text:p>2</text:p>
          </table:table-cell>
          <table:table-cell/>
          <table:table-cell office:value-type="string" calcext:value-type="string">
            <text:p>FMR</text:p>
          </table:table-cell>
          <table:table-cell table:formula="of:=[.G145]&amp;&quot; &quot;&amp;[.H145]&amp;&quot; &quot;&amp;[.I145]&amp;&quot; &quot;&amp;[.J145]&amp;&quot; &quot;&amp;[.K145]&amp;&quot; &quot;&amp;[.L145]&amp;&quot; &quot;&amp;[.M145]&amp;&quot; &quot;&amp;[.N145]&amp;&quot; &quot;&amp;[.O145]&amp;&quot; &quot;&amp;[.P145]&amp;&quot; &quot;&amp;[.Q145]&amp;&quot; &quot;&amp;[.R145]" office:value-type="string" office:string-value="Floating-Point Multiply Double-Register         " calcext:value-type="string">
            <text:p>Floating-Point Multiply Double-Register <text:s text:c="8"/></text:p>
          </table:table-cell>
          <table:table-cell table:formula="of:=&quot;0x&quot;&amp;RIGHT(&quot;00&quot;&amp;[.T145];2)" office:value-type="string" office:string-value="0x32" calcext:value-type="string">
            <text:p>0x32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6])" office:value-type="float" office:value="2" calcext:value-type="float">
            <text:p>2</text:p>
          </table:table-cell>
          <table:table-cell/>
          <table:table-cell office:value-type="string" calcext:value-type="string">
            <text:p>FMRD</text:p>
          </table:table-cell>
          <table:table-cell table:formula="of:=[.G146]&amp;&quot; &quot;&amp;[.H146]&amp;&quot; &quot;&amp;[.I146]&amp;&quot; &quot;&amp;[.J146]&amp;&quot; &quot;&amp;[.K146]&amp;&quot; &quot;&amp;[.L146]&amp;&quot; &quot;&amp;[.M146]&amp;&quot; &quot;&amp;[.N146]&amp;&quot; &quot;&amp;[.O146]&amp;&quot; &quot;&amp;[.P146]&amp;&quot; &quot;&amp;[.Q146]&amp;&quot; &quot;&amp;[.R146]" office:value-type="string" office:string-value="Floating Point Multiply Triple Register by Triple Register    " calcext:value-type="string">
            <text:p>Floating Point Multiply Triple Register by Triple Register <text:s text:c="3"/></text:p>
          </table:table-cell>
          <table:table-cell table:formula="of:=&quot;0x&quot;&amp;RIGHT(&quot;00&quot;&amp;[.T146];2)" office:value-type="string" office:string-value="0x36" calcext:value-type="string">
            <text:p>0x36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7])" office:value-type="float" office:value="2" calcext:value-type="float">
            <text:p>2</text:p>
          </table:table-cell>
          <table:table-cell/>
          <table:table-cell office:value-type="string" calcext:value-type="string">
            <text:p>FMRQ</text:p>
          </table:table-cell>
          <table:table-cell table:formula="of:=[.G147]&amp;&quot; &quot;&amp;[.H147]&amp;&quot; &quot;&amp;[.I147]&amp;&quot; &quot;&amp;[.J147]&amp;&quot; &quot;&amp;[.K147]&amp;&quot; &quot;&amp;[.L147]&amp;&quot; &quot;&amp;[.M147]&amp;&quot; &quot;&amp;[.N147]&amp;&quot; &quot;&amp;[.O147]&amp;&quot; &quot;&amp;[.P147]&amp;&quot; &quot;&amp;[.Q147]&amp;&quot; &quot;&amp;[.R147]" office:value-type="string" office:string-value="Floating-Point Multiply Quad-Register by Quad-Register       " calcext:value-type="string">
            <text:p>Floating-Point Multiply Quad-Register by Quad-Register <text:s text:c="6"/></text:p>
          </table:table-cell>
          <table:table-cell table:formula="of:=&quot;0x&quot;&amp;RIGHT(&quot;00&quot;&amp;[.T147];2)" office:value-type="string" office:string-value="0x36" calcext:value-type="string">
            <text:p>0x36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8])" office:value-type="float" office:value="2" calcext:value-type="float">
            <text:p>2</text:p>
          </table:table-cell>
          <table:table-cell/>
          <table:table-cell office:value-type="string" calcext:value-type="string">
            <text:p>FSI</text:p>
          </table:table-cell>
          <table:table-cell table:formula="of:=[.G148]&amp;&quot; &quot;&amp;[.H148]&amp;&quot; &quot;&amp;[.I148]&amp;&quot; &quot;&amp;[.J148]&amp;&quot; &quot;&amp;[.K148]&amp;&quot; &quot;&amp;[.L148]&amp;&quot; &quot;&amp;[.M148]&amp;&quot; &quot;&amp;[.N148]&amp;&quot; &quot;&amp;[.O148]&amp;&quot; &quot;&amp;[.P148]&amp;&quot; &quot;&amp;[.Q148]&amp;&quot; &quot;&amp;[.R148]" office:value-type="string" office:string-value="Floating Point Subtract lmmedaite        " calcext:value-type="string">
            <text:p>Floating Point Subtract lmmedaite <text:s text:c="7"/></text:p>
          </table:table-cell>
          <table:table-cell table:formula="of:=&quot;0x&quot;&amp;RIGHT(&quot;00&quot;&amp;[.T148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49])" office:value-type="float" office:value="2" calcext:value-type="float">
            <text:p>2</text:p>
          </table:table-cell>
          <table:table-cell/>
          <table:table-cell office:value-type="string" calcext:value-type="string">
            <text:p>FSID</text:p>
          </table:table-cell>
          <table:table-cell table:formula="of:=[.G149]&amp;&quot; &quot;&amp;[.H149]&amp;&quot; &quot;&amp;[.I149]&amp;&quot; &quot;&amp;[.J149]&amp;&quot; &quot;&amp;[.K149]&amp;&quot; &quot;&amp;[.L149]&amp;&quot; &quot;&amp;[.M149]&amp;&quot; &quot;&amp;[.N149]&amp;&quot; &quot;&amp;[.O149]&amp;&quot; &quot;&amp;[.P149]&amp;&quot; &quot;&amp;[.Q149]&amp;&quot; &quot;&amp;[.R149]" office:value-type="string" office:string-value="Floating Point Subtract Immediate Double Precision      " calcext:value-type="string">
            <text:p>Floating Point Subtract Immediate Double Precision <text:s text:c="5"/></text:p>
          </table:table-cell>
          <table:table-cell table:formula="of:=&quot;0x&quot;&amp;RIGHT(&quot;00&quot;&amp;[.T149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0])" office:value-type="float" office:value="2" calcext:value-type="float">
            <text:p>2</text:p>
          </table:table-cell>
          <table:table-cell/>
          <table:table-cell office:value-type="string" calcext:value-type="string">
            <text:p>FSIQ</text:p>
          </table:table-cell>
          <table:table-cell table:formula="of:=[.G150]&amp;&quot; &quot;&amp;[.H150]&amp;&quot; &quot;&amp;[.I150]&amp;&quot; &quot;&amp;[.J150]&amp;&quot; &quot;&amp;[.K150]&amp;&quot; &quot;&amp;[.L150]&amp;&quot; &quot;&amp;[.M150]&amp;&quot; &quot;&amp;[.N150]&amp;&quot; &quot;&amp;[.O150]&amp;&quot; &quot;&amp;[.P150]&amp;&quot; &quot;&amp;[.Q150]&amp;&quot; &quot;&amp;[.R150]" office:value-type="string" office:string-value="Floating Point Subtract Immediate Quad Precision      " calcext:value-type="string">
            <text:p>Floating Point Subtract Immediate Quad Precision <text:s text:c="5"/></text:p>
          </table:table-cell>
          <table:table-cell table:formula="of:=&quot;0x&quot;&amp;RIGHT(&quot;00&quot;&amp;[.T150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formula="of:=LEN([.T151])" office:value-type="float" office:value="2" calcext:value-type="float">
            <text:p>2</text:p>
          </table:table-cell>
          <table:table-cell/>
          <table:table-cell office:value-type="string" calcext:value-type="string">
            <text:p>FSM</text:p>
          </table:table-cell>
          <table:table-cell table:formula="of:=[.G151]&amp;&quot; &quot;&amp;[.H151]&amp;&quot; &quot;&amp;[.I151]&amp;&quot; &quot;&amp;[.J151]&amp;&quot; &quot;&amp;[.K151]&amp;&quot; &quot;&amp;[.L151]&amp;&quot; &quot;&amp;[.M151]&amp;&quot; &quot;&amp;[.N151]&amp;&quot; &quot;&amp;[.O151]&amp;&quot; &quot;&amp;[.P151]&amp;&quot; &quot;&amp;[.Q151]&amp;&quot; &quot;&amp;[.R151]" office:value-type="string" office:string-value="Floating Point Subtract Memory Double- word from Double Register   " calcext:value-type="string">
            <text:p>Floating Point Subtract Memory Double- word from Double Register <text:s text:c="2"/></text:p>
          </table:table-cell>
          <table:table-cell table:formula="of:=&quot;0x&quot;&amp;RIGHT(&quot;00&quot;&amp;[.T151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2])" office:value-type="float" office:value="2" calcext:value-type="float">
            <text:p>2</text:p>
          </table:table-cell>
          <table:table-cell/>
          <table:table-cell office:value-type="string" calcext:value-type="string">
            <text:p>FSMD</text:p>
          </table:table-cell>
          <table:table-cell table:formula="of:=[.G152]&amp;&quot; &quot;&amp;[.H152]&amp;&quot; &quot;&amp;[.I152]&amp;&quot; &quot;&amp;[.J152]&amp;&quot; &quot;&amp;[.K152]&amp;&quot; &quot;&amp;[.L152]&amp;&quot; &quot;&amp;[.M152]&amp;&quot; &quot;&amp;[.N152]&amp;&quot; &quot;&amp;[.O152]&amp;&quot; &quot;&amp;[.P152]&amp;&quot; &quot;&amp;[.Q152]&amp;&quot; &quot;&amp;[.R152]" office:value-type="string" office:string-value="Floating Point Subtract Memory Triple- word from Triple-Reg•ister    " calcext:value-type="string">
            <text:p>Floating Point Subtract Memory Triple- word from Triple-Reg•ister <text:s text:c="3"/></text:p>
          </table:table-cell>
          <table:table-cell table:formula="of:=&quot;0x&quot;&amp;RIGHT(&quot;00&quot;&amp;[.T152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•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53])" office:value-type="float" office:value="2" calcext:value-type="float">
            <text:p>2</text:p>
          </table:table-cell>
          <table:table-cell/>
          <table:table-cell office:value-type="string" calcext:value-type="string">
            <text:p>FSMQ</text:p>
          </table:table-cell>
          <table:table-cell table:formula="of:=[.G153]&amp;&quot; &quot;&amp;[.H153]&amp;&quot; &quot;&amp;[.I153]&amp;&quot; &quot;&amp;[.J153]&amp;&quot; &quot;&amp;[.K153]&amp;&quot; &quot;&amp;[.L153]&amp;&quot; &quot;&amp;[.M153]&amp;&quot; &quot;&amp;[.N153]&amp;&quot; &quot;&amp;[.O153]&amp;&quot; &quot;&amp;[.P153]&amp;&quot; &quot;&amp;[.Q153]&amp;&quot; &quot;&amp;[.R153]" office:value-type="string" office:string-value="Floating Point Subtract Memory Quad- word from Quad-Register    " calcext:value-type="string">
            <text:p>Floating Point Subtract Memory Quad- word from Quad-Register <text:s text:c="3"/></text:p>
          </table:table-cell>
          <table:table-cell table:formula="of:=&quot;0x&quot;&amp;RIGHT(&quot;00&quot;&amp;[.T153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4])" office:value-type="float" office:value="2" calcext:value-type="float">
            <text:p>2</text:p>
          </table:table-cell>
          <table:table-cell/>
          <table:table-cell office:value-type="string" calcext:value-type="string">
            <text:p>FSR</text:p>
          </table:table-cell>
          <table:table-cell table:formula="of:=[.G154]&amp;&quot; &quot;&amp;[.H154]&amp;&quot; &quot;&amp;[.I154]&amp;&quot; &quot;&amp;[.J154]&amp;&quot; &quot;&amp;[.K154]&amp;&quot; &quot;&amp;[.L154]&amp;&quot; &quot;&amp;[.M154]&amp;&quot; &quot;&amp;[.N154]&amp;&quot; &quot;&amp;[.O154]&amp;&quot; &quot;&amp;[.P154]&amp;&quot; &quot;&amp;[.Q154]&amp;&quot; &quot;&amp;[.R154]" office:value-type="string" office:string-value="Loating Point Subtract Double-Register from Double-Register      " calcext:value-type="string">
            <text:p>Loating Point Subtract Double-Register from Double-Register <text:s text:c="5"/></text:p>
          </table:table-cell>
          <table:table-cell table:formula="of:=&quot;0x&quot;&amp;RIGHT(&quot;00&quot;&amp;[.T154];2)" office:value-type="string" office:string-value="0x31" calcext:value-type="string">
            <text:p>0x31</text:p>
          </table:table-cell>
          <table:table-cell office:value-type="string" calcext:value-type="string">
            <text:p>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/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5])" office:value-type="float" office:value="2" calcext:value-type="float">
            <text:p>2</text:p>
          </table:table-cell>
          <table:table-cell/>
          <table:table-cell office:value-type="string" calcext:value-type="string">
            <text:p>FSRD</text:p>
          </table:table-cell>
          <table:table-cell table:formula="of:=[.G155]&amp;&quot; &quot;&amp;[.H155]&amp;&quot; &quot;&amp;[.I155]&amp;&quot; &quot;&amp;[.J155]&amp;&quot; &quot;&amp;[.K155]&amp;&quot; &quot;&amp;[.L155]&amp;&quot; &quot;&amp;[.M155]&amp;&quot; &quot;&amp;[.N155]&amp;&quot; &quot;&amp;[.O155]&amp;&quot; &quot;&amp;[.P155]&amp;&quot; &quot;&amp;[.Q155]&amp;&quot; &quot;&amp;[.R155]" office:value-type="string" office:string-value="Floating Point Subtract Triple-Register from Triple-Register      " calcext:value-type="string">
            <text:p>Floating Point Subtract Triple-Register from Triple-Register <text:s text:c="5"/></text:p>
          </table:table-cell>
          <table:table-cell table:formula="of:=&quot;0x&quot;&amp;RIGHT(&quot;00&quot;&amp;[.T155];2)" office:value-type="string" office:string-value="0x35" calcext:value-type="string">
            <text:p>0x35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6])" office:value-type="float" office:value="2" calcext:value-type="float">
            <text:p>2</text:p>
          </table:table-cell>
          <table:table-cell/>
          <table:table-cell office:value-type="string" calcext:value-type="string">
            <text:p>FSRQ</text:p>
          </table:table-cell>
          <table:table-cell table:formula="of:=[.G156]&amp;&quot; &quot;&amp;[.H156]&amp;&quot; &quot;&amp;[.I156]&amp;&quot; &quot;&amp;[.J156]&amp;&quot; &quot;&amp;[.K156]&amp;&quot; &quot;&amp;[.L156]&amp;&quot; &quot;&amp;[.M156]&amp;&quot; &quot;&amp;[.N156]&amp;&quot; &quot;&amp;[.O156]&amp;&quot; &quot;&amp;[.P156]&amp;&quot; &quot;&amp;[.Q156]&amp;&quot; &quot;&amp;[.R156]" office:value-type="string" office:string-value="Floating-Point Subtract Quad-Register from Quad-Register       " calcext:value-type="string">
            <text:p>Floating-Point Subtract Quad-Register from Quad-Register <text:s text:c="6"/></text:p>
          </table:table-cell>
          <table:table-cell table:formula="of:=&quot;0x&quot;&amp;RIGHT(&quot;00&quot;&amp;[.T156];2)" office:value-type="string" office:string-value="0x35" calcext:value-type="string">
            <text:p>0x35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7])" office:value-type="float" office:value="2" calcext:value-type="float">
            <text:p>2</text:p>
          </table:table-cell>
          <table:table-cell/>
          <table:table-cell office:value-type="string" calcext:value-type="string">
            <text:p>GMR</text:p>
          </table:table-cell>
          <table:table-cell table:formula="of:=[.G157]&amp;&quot; &quot;&amp;[.H157]&amp;&quot; &quot;&amp;[.I157]&amp;&quot; &quot;&amp;[.J157]&amp;&quot; &quot;&amp;[.K157]&amp;&quot; &quot;&amp;[.L157]&amp;&quot; &quot;&amp;[.M157]&amp;&quot; &quot;&amp;[.N157]&amp;&quot; &quot;&amp;[.O157]&amp;&quot; &quot;&amp;[.P157]&amp;&quot; &quot;&amp;[.Q157]&amp;&quot; &quot;&amp;[.R157]" office:value-type="string" office:string-value="Generate· Mask in Register (Load Negative. Power of Two)   " calcext:value-type="string">
            <text:p>Generate· Mask in Register (Load Negative. Power of Two) <text:s text:c="2"/></text:p>
          </table:table-cell>
          <table:table-cell table:formula="of:=&quot;0x&quot;&amp;RIGHT(&quot;00&quot;&amp;[.T157];2)" office:value-type="string" office:string-value="0x67" calcext:value-type="string">
            <text:p>0x67</text:p>
          </table:table-cell>
          <table:table-cell office:value-type="string" calcext:value-type="string">
            <text:p>Generate·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Load</text:p>
          </table:table-cell>
          <table:table-cell office:value-type="string" calcext:value-type="string">
            <text:p>Negative.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wo)</text:p>
          </table:table-cell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8])" office:value-type="float" office:value="2" calcext:value-type="float">
            <text:p>2</text:p>
          </table:table-cell>
          <table:table-cell/>
          <table:table-cell office:value-type="string" calcext:value-type="string">
            <text:p>GMRB</text:p>
          </table:table-cell>
          <table:table-cell table:formula="of:=[.G158]&amp;&quot; &quot;&amp;[.H158]&amp;&quot; &quot;&amp;[.I158]&amp;&quot; &quot;&amp;[.J158]&amp;&quot; &quot;&amp;[.K158]&amp;&quot; &quot;&amp;[.L158]&amp;&quot; &quot;&amp;[.M158]&amp;&quot; &quot;&amp;[.N158]&amp;&quot; &quot;&amp;[.O158]&amp;&quot; &quot;&amp;[.P158]&amp;&quot; &quot;&amp;[.Q158]&amp;&quot; &quot;&amp;[.R158]" office:value-type="string" office:string-value="Generate Mask in Register and Branch Unconditionally     " calcext:value-type="string">
            <text:p>Generate Mask in Register and Branch Unconditionally <text:s text:c="4"/></text:p>
          </table:table-cell>
          <table:table-cell table:formula="of:=&quot;0x&quot;&amp;RIGHT(&quot;00&quot;&amp;[.T158];2)" office:value-type="string" office:string-value="0x77" calcext:value-type="string">
            <text:p>0x77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1" calcext:value-type="float">
            <text:p>0.1</text:p>
          </table:table-cell>
          <table:table-cell table:style-name="Default"/>
          <table:table-cell table:number-columns-repeated="3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9])" office:value-type="float" office:value="2" calcext:value-type="float">
            <text:p>2</text:p>
          </table:table-cell>
          <table:table-cell/>
          <table:table-cell office:value-type="string" calcext:value-type="string">
            <text:p>HCR</text:p>
          </table:table-cell>
          <table:table-cell table:formula="of:=[.G159]&amp;&quot; &quot;&amp;[.H159]&amp;&quot; &quot;&amp;[.I159]&amp;&quot; &quot;&amp;[.J159]&amp;&quot; &quot;&amp;[.K159]&amp;&quot; &quot;&amp;[.L159]&amp;&quot; &quot;&amp;[.M159]&amp;&quot; &quot;&amp;[.N159]&amp;&quot; &quot;&amp;[.O159]&amp;&quot; &quot;&amp;[.P159]&amp;&quot; &quot;&amp;[.Q159]&amp;&quot; &quot;&amp;[.R159]" office:value-type="string" office:string-value="Hop on Condition Code C Reset      " calcext:value-type="string">
            <text:p>Hop on Condition Code C Reset <text:s text:c="5"/></text:p>
          </table:table-cell>
          <table:table-cell table:formula="of:=&quot;0x&quot;&amp;RIGHT(&quot;00&quot;&amp;[.T159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0])" office:value-type="float" office:value="2" calcext:value-type="float">
            <text:p>2</text:p>
          </table:table-cell>
          <table:table-cell/>
          <table:table-cell office:value-type="string" calcext:value-type="string">
            <text:p>HCS</text:p>
          </table:table-cell>
          <table:table-cell table:formula="of:=[.G160]&amp;&quot; &quot;&amp;[.H160]&amp;&quot; &quot;&amp;[.I160]&amp;&quot; &quot;&amp;[.J160]&amp;&quot; &quot;&amp;[.K160]&amp;&quot; &quot;&amp;[.L160]&amp;&quot; &quot;&amp;[.M160]&amp;&quot; &quot;&amp;[.N160]&amp;&quot; &quot;&amp;[.O160]&amp;&quot; &quot;&amp;[.P160]&amp;&quot; &quot;&amp;[.Q160]&amp;&quot; &quot;&amp;[.R160]" office:value-type="string" office:string-value="Hop on Condition Code C Set      " calcext:value-type="string">
            <text:p>Hop on Condition Code C Set <text:s text:c="5"/></text:p>
          </table:table-cell>
          <table:table-cell table:formula="of:=&quot;0x&quot;&amp;RIGHT(&quot;00&quot;&amp;[.T160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1])" office:value-type="float" office:value="2" calcext:value-type="float">
            <text:p>2</text:p>
          </table:table-cell>
          <table:table-cell/>
          <table:table-cell office:value-type="string" calcext:value-type="string">
            <text:p>HGE</text:p>
          </table:table-cell>
          <table:table-cell table:formula="of:=[.G161]&amp;&quot; &quot;&amp;[.H161]&amp;&quot; &quot;&amp;[.I161]&amp;&quot; &quot;&amp;[.J161]&amp;&quot; &quot;&amp;[.K161]&amp;&quot; &quot;&amp;[.L161]&amp;&quot; &quot;&amp;[.M161]&amp;&quot; &quot;&amp;[.N161]&amp;&quot; &quot;&amp;[.O161]&amp;&quot; &quot;&amp;[.P161]&amp;&quot; &quot;&amp;[.Q161]&amp;&quot; &quot;&amp;[.R161]" office:value-type="string" office:string-value="Hop oh Greater than or Equal Condition     " calcext:value-type="string">
            <text:p>Hop oh Greater than or Equal Condition <text:s text:c="4"/></text:p>
          </table:table-cell>
          <table:table-cell table:formula="of:=&quot;0x&quot;&amp;RIGHT(&quot;00&quot;&amp;[.T161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2])" office:value-type="float" office:value="2" calcext:value-type="float">
            <text:p>2</text:p>
          </table:table-cell>
          <table:table-cell/>
          <table:table-cell office:value-type="string" calcext:value-type="string">
            <text:p>HGT</text:p>
          </table:table-cell>
          <table:table-cell table:formula="of:=[.G162]&amp;&quot; &quot;&amp;[.H162]&amp;&quot; &quot;&amp;[.I162]&amp;&quot; &quot;&amp;[.J162]&amp;&quot; &quot;&amp;[.K162]&amp;&quot; &quot;&amp;[.L162]&amp;&quot; &quot;&amp;[.M162]&amp;&quot; &quot;&amp;[.N162]&amp;&quot; &quot;&amp;[.O162]&amp;&quot; &quot;&amp;[.P162]&amp;&quot; &quot;&amp;[.Q162]&amp;&quot; &quot;&amp;[.R162]" office:value-type="string" office:string-value="Hop on Greater Than Condition       " calcext:value-type="string">
            <text:p>Hop on Greater Than Condition <text:s text:c="6"/></text:p>
          </table:table-cell>
          <table:table-cell table:formula="of:=&quot;0x&quot;&amp;RIGHT(&quot;00&quot;&amp;[.T162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l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3])" office:value-type="float" office:value="2" calcext:value-type="float">
            <text:p>2</text:p>
          </table:table-cell>
          <table:table-cell/>
          <table:table-cell office:value-type="string" calcext:value-type="string">
            <text:p>HHI</text:p>
          </table:table-cell>
          <table:table-cell table:formula="of:=[.G163]&amp;&quot; &quot;&amp;[.H163]&amp;&quot; &quot;&amp;[.I163]&amp;&quot; &quot;&amp;[.J163]&amp;&quot; &quot;&amp;[.K163]&amp;&quot; &quot;&amp;[.L163]&amp;&quot; &quot;&amp;[.M163]&amp;&quot; &quot;&amp;[.N163]&amp;&quot; &quot;&amp;[.O163]&amp;&quot; &quot;&amp;[.P163]&amp;&quot; &quot;&amp;[.Q163]&amp;&quot; &quot;&amp;[.R163]" office:value-type="string" office:string-value="Hop on.Magnitude Higher Condition        " calcext:value-type="string">
            <text:p>Hop on.Magnitude Higher Condition <text:s text:c="7"/></text:p>
          </table:table-cell>
          <table:table-cell table:formula="of:=&quot;0x&quot;&amp;RIGHT(&quot;00&quot;&amp;[.T163];2)" office:value-type="string" office:string-value="0xAG" calcext:value-type="string">
            <text:p>0xAG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.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G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4])" office:value-type="float" office:value="2" calcext:value-type="float">
            <text:p>2</text:p>
          </table:table-cell>
          <table:table-cell/>
          <table:table-cell office:value-type="string" calcext:value-type="string">
            <text:p>HLE</text:p>
          </table:table-cell>
          <table:table-cell table:formula="of:=[.G164]&amp;&quot; &quot;&amp;[.H164]&amp;&quot; &quot;&amp;[.I164]&amp;&quot; &quot;&amp;[.J164]&amp;&quot; &quot;&amp;[.K164]&amp;&quot; &quot;&amp;[.L164]&amp;&quot; &quot;&amp;[.M164]&amp;&quot; &quot;&amp;[.N164]&amp;&quot; &quot;&amp;[.O164]&amp;&quot; &quot;&amp;[.P164]&amp;&quot; &quot;&amp;[.Q164]&amp;&quot; &quot;&amp;[.R164]" office:value-type="string" office:string-value="Hop on Less Than or Equal Condition     " calcext:value-type="string">
            <text:p>Hop on Less Than or Equal Condition <text:s text:c="4"/></text:p>
          </table:table-cell>
          <table:table-cell table:formula="of:=&quot;0x&quot;&amp;RIGHT(&quot;00&quot;&amp;[.T164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5])" office:value-type="float" office:value="2" calcext:value-type="float">
            <text:p>2</text:p>
          </table:table-cell>
          <table:table-cell/>
          <table:table-cell office:value-type="string" calcext:value-type="string">
            <text:p>HLS</text:p>
          </table:table-cell>
          <table:table-cell table:formula="of:=[.G165]&amp;&quot; &quot;&amp;[.H165]&amp;&quot; &quot;&amp;[.I165]&amp;&quot; &quot;&amp;[.J165]&amp;&quot; &quot;&amp;[.K165]&amp;&quot; &quot;&amp;[.L165]&amp;&quot; &quot;&amp;[.M165]&amp;&quot; &quot;&amp;[.N165]&amp;&quot; &quot;&amp;[.O165]&amp;&quot; &quot;&amp;[.P165]&amp;&quot; &quot;&amp;[.Q165]&amp;&quot; &quot;&amp;[.R165]" office:value-type="string" office:string-value="Hop on Less Than Condition       " calcext:value-type="string">
            <text:p>Hop on Less Than Condition <text:s text:c="6"/></text:p>
          </table:table-cell>
          <table:table-cell table:formula="of:=&quot;0x&quot;&amp;RIGHT(&quot;00&quot;&amp;[.T165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6])" office:value-type="float" office:value="1" calcext:value-type="float">
            <text:p>1</text:p>
          </table:table-cell>
          <table:table-cell/>
          <table:table-cell office:value-type="string" calcext:value-type="string">
            <text:p>HLT</text:p>
          </table:table-cell>
          <table:table-cell table:formula="of:=[.G166]&amp;&quot; &quot;&amp;[.H166]&amp;&quot; &quot;&amp;[.I166]&amp;&quot; &quot;&amp;[.J166]&amp;&quot; &quot;&amp;[.K166]&amp;&quot; &quot;&amp;[.L166]&amp;&quot; &quot;&amp;[.M166]&amp;&quot; &quot;&amp;[.N166]&amp;&quot; &quot;&amp;[.O166]&amp;&quot; &quot;&amp;[.P166]&amp;&quot; &quot;&amp;[.Q166]&amp;&quot; &quot;&amp;[.R166]" office:value-type="string" office:string-value="Halt (Privileged)          " calcext:value-type="string">
            <text:p>Halt (Privileged) <text:s text:c="9"/></text:p>
          </table:table-cell>
          <table:table-cell table:formula="of:=&quot;0x&quot;&amp;RIGHT(&quot;00&quot;&amp;[.T166];2)" office:value-type="string" office:string-value="0x01" calcext:value-type="string">
            <text:p>0x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(Privileged)</text:p>
          </table:table-cell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/>
          <table:table-cell table:style-name="ce21"/>
          <table:table-cell table:number-columns-repeated="4"/>
          <table:table-cell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formula="of:=LEN([.T167])" office:value-type="float" office:value="2" calcext:value-type="float">
            <text:p>2</text:p>
          </table:table-cell>
          <table:table-cell/>
          <table:table-cell office:value-type="string" calcext:value-type="string">
            <text:p>HNH</text:p>
          </table:table-cell>
          <table:table-cell table:formula="of:=[.G167]&amp;&quot; &quot;&amp;[.H167]&amp;&quot; &quot;&amp;[.I167]&amp;&quot; &quot;&amp;[.J167]&amp;&quot; &quot;&amp;[.K167]&amp;&quot; &quot;&amp;[.L167]&amp;&quot; &quot;&amp;[.M167]&amp;&quot; &quot;&amp;[.N167]&amp;&quot; &quot;&amp;[.O167]&amp;&quot; &quot;&amp;[.P167]&amp;&quot; &quot;&amp;[.Q167]&amp;&quot; &quot;&amp;[.R167]" office:value-type="string" office:string-value="Hop on Magnitude Not Higher Condition      " calcext:value-type="string">
            <text:p>Hop on Magnitude Not Higher Condition <text:s text:c="5"/></text:p>
          </table:table-cell>
          <table:table-cell table:formula="of:=&quot;0x&quot;&amp;RIGHT(&quot;00&quot;&amp;[.T167];2)" office:value-type="string" office:string-value="0xA6" calcext:value-type="string">
            <text:p>0xA6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8])" office:value-type="float" office:value="2" calcext:value-type="float">
            <text:p>2</text:p>
          </table:table-cell>
          <table:table-cell/>
          <table:table-cell office:value-type="string" calcext:value-type="string">
            <text:p>HNR</text:p>
          </table:table-cell>
          <table:table-cell table:formula="of:=[.G168]&amp;&quot; &quot;&amp;[.H168]&amp;&quot; &quot;&amp;[.I168]&amp;&quot; &quot;&amp;[.J168]&amp;&quot; &quot;&amp;[.K168]&amp;&quot; &quot;&amp;[.L168]&amp;&quot; &quot;&amp;[.M168]&amp;&quot; &quot;&amp;[.N168]&amp;&quot; &quot;&amp;[.O168]&amp;&quot; &quot;&amp;[.P168]&amp;&quot; &quot;&amp;[.Q168]&amp;&quot; &quot;&amp;[.R168]" office:value-type="string" office:string-value="Hop on Condition Code N Reset      " calcext:value-type="string">
            <text:p>Hop on Condition Code N Reset <text:s text:c="5"/></text:p>
          </table:table-cell>
          <table:table-cell table:formula="of:=&quot;0x&quot;&amp;RIGHT(&quot;00&quot;&amp;[.T168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69])" office:value-type="float" office:value="2" calcext:value-type="float">
            <text:p>2</text:p>
          </table:table-cell>
          <table:table-cell/>
          <table:table-cell office:value-type="string" calcext:value-type="string">
            <text:p>HNS</text:p>
          </table:table-cell>
          <table:table-cell table:formula="of:=[.G169]&amp;&quot; &quot;&amp;[.H169]&amp;&quot; &quot;&amp;[.I169]&amp;&quot; &quot;&amp;[.J169]&amp;&quot; &quot;&amp;[.K169]&amp;&quot; &quot;&amp;[.L169]&amp;&quot; &quot;&amp;[.M169]&amp;&quot; &quot;&amp;[.N169]&amp;&quot; &quot;&amp;[.O169]&amp;&quot; &quot;&amp;[.P169]&amp;&quot; &quot;&amp;[.Q169]&amp;&quot; &quot;&amp;[.R169]" office:value-type="string" office:string-value="Hop on Condition Code N Set      " calcext:value-type="string">
            <text:p>Hop on Condition Code N Set <text:s text:c="5"/></text:p>
          </table:table-cell>
          <table:table-cell table:formula="of:=&quot;0x&quot;&amp;RIGHT(&quot;00&quot;&amp;[.T169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0])" office:value-type="float" office:value="2" calcext:value-type="float">
            <text:p>2</text:p>
          </table:table-cell>
          <table:table-cell/>
          <table:table-cell office:value-type="string" calcext:value-type="string">
            <text:p>HOP</text:p>
          </table:table-cell>
          <table:table-cell table:formula="of:=[.G170]&amp;&quot; &quot;&amp;[.H170]&amp;&quot; &quot;&amp;[.I170]&amp;&quot; &quot;&amp;[.J170]&amp;&quot; &quot;&amp;[.K170]&amp;&quot; &quot;&amp;[.L170]&amp;&quot; &quot;&amp;[.M170]&amp;&quot; &quot;&amp;[.N170]&amp;&quot; &quot;&amp;[.O170]&amp;&quot; &quot;&amp;[.P170]&amp;&quot; &quot;&amp;[.Q170]&amp;&quot; &quot;&amp;[.R170]" office:value-type="string" office:string-value="Hop Unconditionally          " calcext:value-type="string">
            <text:p>Hop Unconditionally <text:s text:c="9"/></text:p>
          </table:table-cell>
          <table:table-cell table:formula="of:=&quot;0x&quot;&amp;RIGHT(&quot;00&quot;&amp;[.T170];2)" office:value-type="string" office:string-value="0xF7" calcext:value-type="string">
            <text:p>0xF7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F7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171])" office:value-type="float" office:value="2" calcext:value-type="float">
            <text:p>2</text:p>
          </table:table-cell>
          <table:table-cell/>
          <table:table-cell office:value-type="string" calcext:value-type="string">
            <text:p>HOR</text:p>
          </table:table-cell>
          <table:table-cell table:formula="of:=[.G171]&amp;&quot; &quot;&amp;[.H171]&amp;&quot; &quot;&amp;[.I171]&amp;&quot; &quot;&amp;[.J171]&amp;&quot; &quot;&amp;[.K171]&amp;&quot; &quot;&amp;[.L171]&amp;&quot; &quot;&amp;[.M171]&amp;&quot; &quot;&amp;[.N171]&amp;&quot; &quot;&amp;[.O171]&amp;&quot; &quot;&amp;[.P171]&amp;&quot; &quot;&amp;[.Q171]&amp;&quot; &quot;&amp;[.R171]" office:value-type="string" office:string-value="Hop on Condition Code O Reset      " calcext:value-type="string">
            <text:p>Hop on Condition Code O Reset <text:s text:c="5"/></text:p>
          </table:table-cell>
          <table:table-cell table:formula="of:=&quot;0x&quot;&amp;RIGHT(&quot;00&quot;&amp;[.T171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2])" office:value-type="float" office:value="2" calcext:value-type="float">
            <text:p>2</text:p>
          </table:table-cell>
          <table:table-cell/>
          <table:table-cell office:value-type="string" calcext:value-type="string">
            <text:p>HOS</text:p>
          </table:table-cell>
          <table:table-cell table:formula="of:=[.G172]&amp;&quot; &quot;&amp;[.H172]&amp;&quot; &quot;&amp;[.I172]&amp;&quot; &quot;&amp;[.J172]&amp;&quot; &quot;&amp;[.K172]&amp;&quot; &quot;&amp;[.L172]&amp;&quot; &quot;&amp;[.M172]&amp;&quot; &quot;&amp;[.N172]&amp;&quot; &quot;&amp;[.O172]&amp;&quot; &quot;&amp;[.P172]&amp;&quot; &quot;&amp;[.Q172]&amp;&quot; &quot;&amp;[.R172]" office:value-type="string" office:string-value="Hop on Condition Code O Set      " calcext:value-type="string">
            <text:p>Hop on Condition Code O Set <text:s text:c="5"/></text:p>
          </table:table-cell>
          <table:table-cell table:formula="of:=&quot;0x&quot;&amp;RIGHT(&quot;00&quot;&amp;[.T172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3])" office:value-type="float" office:value="2" calcext:value-type="float">
            <text:p>2</text:p>
          </table:table-cell>
          <table:table-cell/>
          <table:table-cell office:value-type="string" calcext:value-type="string">
            <text:p>HZR</text:p>
          </table:table-cell>
          <table:table-cell table:formula="of:=[.G173]&amp;&quot; &quot;&amp;[.H173]&amp;&quot; &quot;&amp;[.I173]&amp;&quot; &quot;&amp;[.J173]&amp;&quot; &quot;&amp;[.K173]&amp;&quot; &quot;&amp;[.L173]&amp;&quot; &quot;&amp;[.M173]&amp;&quot; &quot;&amp;[.N173]&amp;&quot; &quot;&amp;[.O173]&amp;&quot; &quot;&amp;[.P173]&amp;&quot; &quot;&amp;[.Q173]&amp;&quot; &quot;&amp;[.R173]" office:value-type="string" office:string-value="Hop on Condition Code Z Reset      " calcext:value-type="string">
            <text:p>Hop on Condition Code Z Reset <text:s text:c="5"/></text:p>
          </table:table-cell>
          <table:table-cell table:formula="of:=&quot;0x&quot;&amp;RIGHT(&quot;00&quot;&amp;[.T173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4])" office:value-type="float" office:value="2" calcext:value-type="float">
            <text:p>2</text:p>
          </table:table-cell>
          <table:table-cell/>
          <table:table-cell office:value-type="string" calcext:value-type="string">
            <text:p>HZS</text:p>
          </table:table-cell>
          <table:table-cell table:formula="of:=[.G174]&amp;&quot; &quot;&amp;[.H174]&amp;&quot; &quot;&amp;[.I174]&amp;&quot; &quot;&amp;[.J174]&amp;&quot; &quot;&amp;[.K174]&amp;&quot; &quot;&amp;[.L174]&amp;&quot; &quot;&amp;[.M174]&amp;&quot; &quot;&amp;[.N174]&amp;&quot; &quot;&amp;[.O174]&amp;&quot; &quot;&amp;[.P174]&amp;&quot; &quot;&amp;[.Q174]&amp;&quot; &quot;&amp;[.R174]" office:value-type="string" office:string-value="Hop on Condition Code Z Set      " calcext:value-type="string">
            <text:p>Hop on Condition Code Z Set <text:s text:c="5"/></text:p>
          </table:table-cell>
          <table:table-cell table:formula="of:=&quot;0x&quot;&amp;RIGHT(&quot;00&quot;&amp;[.T174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5])" office:value-type="float" office:value="2" calcext:value-type="float">
            <text:p>2</text:p>
          </table:table-cell>
          <table:table-cell/>
          <table:table-cell office:value-type="string" calcext:value-type="string">
            <text:p>IBR</text:p>
          </table:table-cell>
          <table:table-cell table:formula="of:=[.G175]&amp;&quot; &quot;&amp;[.H175]&amp;&quot; &quot;&amp;[.I175]&amp;&quot; &quot;&amp;[.J175]&amp;&quot; &quot;&amp;[.K175]&amp;&quot; &quot;&amp;[.L175]&amp;&quot; &quot;&amp;[.M175]&amp;&quot; &quot;&amp;[.N175]&amp;&quot; &quot;&amp;[.O175]&amp;&quot; &quot;&amp;[.P175]&amp;&quot; &quot;&amp;[.Q175]&amp;&quot; &quot;&amp;[.R175]" office:value-type="string" office:string-value="Interchange Bytes Register to Register       " calcext:value-type="string">
            <text:p>Interchange Bytes Register to Register <text:s text:c="6"/></text:p>
          </table:table-cell>
          <table:table-cell table:formula="of:=&quot;0x&quot;&amp;RIGHT(&quot;00&quot;&amp;[.T175];2)" office:value-type="string" office:string-value="0x0A" calcext:value-type="string">
            <text:p>0x0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A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176])" office:value-type="float" office:value="2" calcext:value-type="float">
            <text:p>2</text:p>
          </table:table-cell>
          <table:table-cell/>
          <table:table-cell office:value-type="string" calcext:value-type="string">
            <text:p>IDA</text:p>
          </table:table-cell>
          <table:table-cell table:formula="of:=[.G176]&amp;&quot; &quot;&amp;[.H176]&amp;&quot; &quot;&amp;[.I176]&amp;&quot; &quot;&amp;[.J176]&amp;&quot; &quot;&amp;[.K176]&amp;&quot; &quot;&amp;[.L176]&amp;&quot; &quot;&amp;[.M176]&amp;&quot; &quot;&amp;[.N176]&amp;&quot; &quot;&amp;[.O176]&amp;&quot; &quot;&amp;[.P176]&amp;&quot; &quot;&amp;[.Q176]&amp;&quot; &quot;&amp;[.R176]" office:value-type="string" office:string-value="Input Data from 1/0 Group A      " calcext:value-type="string">
            <text:p>Input Data from 1/0 Group A <text:s text:c="5"/></text:p>
          </table:table-cell>
          <table:table-cell table:formula="of:=&quot;0x&quot;&amp;RIGHT(&quot;00&quot;&amp;[.T176];2)" office:value-type="string" office:string-value="0x4C" calcext:value-type="string">
            <text:p>0x4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C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7])" office:value-type="float" office:value="2" calcext:value-type="float">
            <text:p>2</text:p>
          </table:table-cell>
          <table:table-cell/>
          <table:table-cell office:value-type="string" calcext:value-type="string">
            <text:p>IDB</text:p>
          </table:table-cell>
          <table:table-cell table:formula="of:=[.G177]&amp;&quot; &quot;&amp;[.H177]&amp;&quot; &quot;&amp;[.I177]&amp;&quot; &quot;&amp;[.J177]&amp;&quot; &quot;&amp;[.K177]&amp;&quot; &quot;&amp;[.L177]&amp;&quot; &quot;&amp;[.M177]&amp;&quot; &quot;&amp;[.N177]&amp;&quot; &quot;&amp;[.O177]&amp;&quot; &quot;&amp;[.P177]&amp;&quot; &quot;&amp;[.Q177]&amp;&quot; &quot;&amp;[.R177]" office:value-type="string" office:string-value="Input Data from 1/0 Group B      " calcext:value-type="string">
            <text:p>Input Data from 1/0 Group B <text:s text:c="5"/></text:p>
          </table:table-cell>
          <table:table-cell table:formula="of:=&quot;0x&quot;&amp;RIGHT(&quot;00&quot;&amp;[.T177];2)" office:value-type="string" office:string-value="0x4D" calcext:value-type="string">
            <text:p>0x4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8])" office:value-type="float" office:value="2" calcext:value-type="float">
            <text:p>2</text:p>
          </table:table-cell>
          <table:table-cell/>
          <table:table-cell office:value-type="string" calcext:value-type="string">
            <text:p>IDC</text:p>
          </table:table-cell>
          <table:table-cell table:formula="of:=[.G178]&amp;&quot; &quot;&amp;[.H178]&amp;&quot; &quot;&amp;[.I178]&amp;&quot; &quot;&amp;[.J178]&amp;&quot; &quot;&amp;[.K178]&amp;&quot; &quot;&amp;[.L178]&amp;&quot; &quot;&amp;[.M178]&amp;&quot; &quot;&amp;[.N178]&amp;&quot; &quot;&amp;[.O178]&amp;&quot; &quot;&amp;[.P178]&amp;&quot; &quot;&amp;[.Q178]&amp;&quot; &quot;&amp;[.R178]" office:value-type="string" office:string-value="Input Data from 1/0 Group C      " calcext:value-type="string">
            <text:p>Input Data from 1/0 Group C <text:s text:c="5"/></text:p>
          </table:table-cell>
          <table:table-cell table:formula="of:=&quot;0x&quot;&amp;RIGHT(&quot;00&quot;&amp;[.T178];2)" office:value-type="string" office:string-value="0x4E" calcext:value-type="string">
            <text:p>0x4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9])" office:value-type="float" office:value="2" calcext:value-type="float">
            <text:p>2</text:p>
          </table:table-cell>
          <table:table-cell/>
          <table:table-cell office:value-type="string" calcext:value-type="string">
            <text:p>IDD</text:p>
          </table:table-cell>
          <table:table-cell table:formula="of:=[.G179]&amp;&quot; &quot;&amp;[.H179]&amp;&quot; &quot;&amp;[.I179]&amp;&quot; &quot;&amp;[.J179]&amp;&quot; &quot;&amp;[.K179]&amp;&quot; &quot;&amp;[.L179]&amp;&quot; &quot;&amp;[.M179]&amp;&quot; &quot;&amp;[.N179]&amp;&quot; &quot;&amp;[.O179]&amp;&quot; &quot;&amp;[.P179]&amp;&quot; &quot;&amp;[.Q179]&amp;&quot; &quot;&amp;[.R179]" office:value-type="string" office:string-value="Input Data from 1/0 Group D      " calcext:value-type="string">
            <text:p>Input Data from 1/0 Group D <text:s text:c="5"/></text:p>
          </table:table-cell>
          <table:table-cell table:formula="of:=&quot;0x&quot;&amp;RIGHT(&quot;00&quot;&amp;[.T179];2)" office:value-type="string" office:string-value="0x4F" calcext:value-type="string">
            <text:p>0x4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80])" office:value-type="float" office:value="2" calcext:value-type="float">
            <text:p>2</text:p>
          </table:table-cell>
          <table:table-cell/>
          <table:table-cell office:value-type="string" calcext:value-type="string">
            <text:p>IRM</text:p>
          </table:table-cell>
          <table:table-cell table:formula="of:=[.G180]&amp;&quot; &quot;&amp;[.H180]&amp;&quot; &quot;&amp;[.I180]&amp;&quot; &quot;&amp;[.J180]&amp;&quot; &quot;&amp;[.K180]&amp;&quot; &quot;&amp;[.L180]&amp;&quot; &quot;&amp;[.M180]&amp;&quot; &quot;&amp;[.N180]&amp;&quot; &quot;&amp;[.O180]&amp;&quot; &quot;&amp;[.P180]&amp;&quot; &quot;&amp;[.Q180]&amp;&quot; &quot;&amp;[.R180]" office:value-type="string" office:string-value="Interchange Register and Memory        " calcext:value-type="string">
            <text:p>Interchange Register and Memory <text:s text:c="7"/></text:p>
          </table:table-cell>
          <table:table-cell table:formula="of:=&quot;0x&quot;&amp;RIGHT(&quot;00&quot;&amp;[.T180];2)" office:value-type="string" office:string-value="0xB6" calcext:value-type="string">
            <text:p>0xB6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1])" office:value-type="float" office:value="2" calcext:value-type="float">
            <text:p>2</text:p>
          </table:table-cell>
          <table:table-cell/>
          <table:table-cell office:value-type="string" calcext:value-type="string">
            <text:p>IRR</text:p>
          </table:table-cell>
          <table:table-cell table:formula="of:=[.G181]&amp;&quot; &quot;&amp;[.H181]&amp;&quot; &quot;&amp;[.I181]&amp;&quot; &quot;&amp;[.J181]&amp;&quot; &quot;&amp;[.K181]&amp;&quot; &quot;&amp;[.L181]&amp;&quot; &quot;&amp;[.M181]&amp;&quot; &quot;&amp;[.N181]&amp;&quot; &quot;&amp;[.O181]&amp;&quot; &quot;&amp;[.P181]&amp;&quot; &quot;&amp;[.Q181]&amp;&quot; &quot;&amp;[.R181]" office:value-type="string" office:string-value="Interchange Register and Register    -    " calcext:value-type="string">
            <text:p>Interchange Register and Register <text:s text:c="3"/>- <text:s text:c="3"/></text:p>
          </table:table-cell>
          <table:table-cell table:formula="of:=&quot;0x&quot;&amp;RIGHT(&quot;00&quot;&amp;[.T181];2)" office:value-type="string" office:string-value="0xB7" calcext:value-type="string">
            <text:p>0xB7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B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2])" office:value-type="float" office:value="2" calcext:value-type="float">
            <text:p>2</text:p>
          </table:table-cell>
          <table:table-cell/>
          <table:table-cell office:value-type="string" calcext:value-type="string">
            <text:p>IRRD</text:p>
          </table:table-cell>
          <table:table-cell table:formula="of:=[.G182]&amp;&quot; &quot;&amp;[.H182]&amp;&quot; &quot;&amp;[.I182]&amp;&quot; &quot;&amp;[.J182]&amp;&quot; &quot;&amp;[.K182]&amp;&quot; &quot;&amp;[.L182]&amp;&quot; &quot;&amp;[.M182]&amp;&quot; &quot;&amp;[.N182]&amp;&quot; &quot;&amp;[.O182]&amp;&quot; &quot;&amp;[.P182]&amp;&quot; &quot;&amp;[.Q182]&amp;&quot; &quot;&amp;[.R182]" office:value-type="string" office:string-value="Interchange Double Register and Double Register      " calcext:value-type="string">
            <text:p>Interchange Double Register and Double Register <text:s text:c="5"/></text:p>
          </table:table-cell>
          <table:table-cell table:formula="of:=&quot;0x&quot;&amp;RIGHT(&quot;00&quot;&amp;[.T182];2)" office:value-type="string" office:string-value="0x8A" calcext:value-type="string">
            <text:p>0x8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3])" office:value-type="float" office:value="2" calcext:value-type="float">
            <text:p>2</text:p>
          </table:table-cell>
          <table:table-cell/>
          <table:table-cell office:value-type="string" calcext:value-type="string">
            <text:p>ISA</text:p>
          </table:table-cell>
          <table:table-cell table:formula="of:=[.G183]&amp;&quot; &quot;&amp;[.H183]&amp;&quot; &quot;&amp;[.I183]&amp;&quot; &quot;&amp;[.J183]&amp;&quot; &quot;&amp;[.K183]&amp;&quot; &quot;&amp;[.L183]&amp;&quot; &quot;&amp;[.M183]&amp;&quot; &quot;&amp;[.N183]&amp;&quot; &quot;&amp;[.O183]&amp;&quot; &quot;&amp;[.P183]&amp;&quot; &quot;&amp;[.Q183]&amp;&quot; &quot;&amp;[.R183]" office:value-type="string" office:string-value="Input Status from 1/0 Group A      " calcext:value-type="string">
            <text:p>Input Status from 1/0 Group A <text:s text:c="5"/></text:p>
          </table:table-cell>
          <table:table-cell table:formula="of:=&quot;0x&quot;&amp;RIGHT(&quot;00&quot;&amp;[.T183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4])" office:value-type="float" office:value="2" calcext:value-type="float">
            <text:p>2</text:p>
          </table:table-cell>
          <table:table-cell/>
          <table:table-cell office:value-type="string" calcext:value-type="string">
            <text:p>ISB</text:p>
          </table:table-cell>
          <table:table-cell table:formula="of:=[.G184]&amp;&quot; &quot;&amp;[.H184]&amp;&quot; &quot;&amp;[.I184]&amp;&quot; &quot;&amp;[.J184]&amp;&quot; &quot;&amp;[.K184]&amp;&quot; &quot;&amp;[.L184]&amp;&quot; &quot;&amp;[.M184]&amp;&quot; &quot;&amp;[.N184]&amp;&quot; &quot;&amp;[.O184]&amp;&quot; &quot;&amp;[.P184]&amp;&quot; &quot;&amp;[.Q184]&amp;&quot; &quot;&amp;[.R184]" office:value-type="string" office:string-value="Input Status from 1/0 Group B      " calcext:value-type="string">
            <text:p>Input Status from 1/0 Group B <text:s text:c="5"/></text:p>
          </table:table-cell>
          <table:table-cell table:formula="of:=&quot;0x&quot;&amp;RIGHT(&quot;00&quot;&amp;[.T184];2)" office:value-type="string" office:string-value="0x49" calcext:value-type="string">
            <text:p>0x4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5])" office:value-type="float" office:value="2" calcext:value-type="float">
            <text:p>2</text:p>
          </table:table-cell>
          <table:table-cell/>
          <table:table-cell office:value-type="string" calcext:value-type="string">
            <text:p>ISC</text:p>
          </table:table-cell>
          <table:table-cell table:formula="of:=[.G185]&amp;&quot; &quot;&amp;[.H185]&amp;&quot; &quot;&amp;[.I185]&amp;&quot; &quot;&amp;[.J185]&amp;&quot; &quot;&amp;[.K185]&amp;&quot; &quot;&amp;[.L185]&amp;&quot; &quot;&amp;[.M185]&amp;&quot; &quot;&amp;[.N185]&amp;&quot; &quot;&amp;[.O185]&amp;&quot; &quot;&amp;[.P185]&amp;&quot; &quot;&amp;[.Q185]&amp;&quot; &quot;&amp;[.R185]" office:value-type="string" office:string-value="Input Status from 1/0 Group C      " calcext:value-type="string">
            <text:p>Input Status from 1/0 Group C <text:s text:c="5"/></text:p>
          </table:table-cell>
          <table:table-cell table:formula="of:=&quot;0x&quot;&amp;RIGHT(&quot;00&quot;&amp;[.T185];2)" office:value-type="string" office:string-value="0x4A" calcext:value-type="string">
            <text:p>0x4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6])" office:value-type="float" office:value="2" calcext:value-type="float">
            <text:p>2</text:p>
          </table:table-cell>
          <table:table-cell/>
          <table:table-cell office:value-type="string" calcext:value-type="string">
            <text:p>ISD</text:p>
          </table:table-cell>
          <table:table-cell table:formula="of:=[.G186]&amp;&quot; &quot;&amp;[.H186]&amp;&quot; &quot;&amp;[.I186]&amp;&quot; &quot;&amp;[.J186]&amp;&quot; &quot;&amp;[.K186]&amp;&quot; &quot;&amp;[.L186]&amp;&quot; &quot;&amp;[.M186]&amp;&quot; &quot;&amp;[.N186]&amp;&quot; &quot;&amp;[.O186]&amp;&quot; &quot;&amp;[.P186]&amp;&quot; &quot;&amp;[.Q186]&amp;&quot; &quot;&amp;[.R186]" office:value-type="string" office:string-value="Input Status from 1/0 Group D      " calcext:value-type="string">
            <text:p>Input Status from 1/0 Group D <text:s text:c="5"/></text:p>
          </table:table-cell>
          <table:table-cell table:formula="of:=&quot;0x&quot;&amp;RIGHT(&quot;00&quot;&amp;[.T186];2)" office:value-type="string" office:string-value="0x4B" calcext:value-type="string">
            <text:p>0x4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7])" office:value-type="float" office:value="2" calcext:value-type="float">
            <text:p>2</text:p>
          </table:table-cell>
          <table:table-cell/>
          <table:table-cell office:value-type="string" calcext:value-type="string">
            <text:p>ISZ</text:p>
          </table:table-cell>
          <table:table-cell table:formula="of:=[.G187]&amp;&quot; &quot;&amp;[.H187]&amp;&quot; &quot;&amp;[.I187]&amp;&quot; &quot;&amp;[.J187]&amp;&quot; &quot;&amp;[.K187]&amp;&quot; &quot;&amp;[.L187]&amp;&quot; &quot;&amp;[.M187]&amp;&quot; &quot;&amp;[.N187]&amp;&quot; &quot;&amp;[.O187]&amp;&quot; &quot;&amp;[.P187]&amp;&quot; &quot;&amp;[.Q187]&amp;&quot; &quot;&amp;[.R187]" office:value-type="string" office:string-value="Input Status from Device Zero       " calcext:value-type="string">
            <text:p>Input Status from Device Zero <text:s text:c="6"/></text:p>
          </table:table-cell>
          <table:table-cell table:formula="of:=&quot;0x&quot;&amp;RIGHT(&quot;00&quot;&amp;[.T187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ro</text:p>
          </table:table-cell>
          <table:table-cell table:style-name="Default" table:number-columns-repeated="4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Default"/>
          <table:table-cell table:number-columns-repeated="3"/>
          <table:table-cell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formula="of:=LEN([.T188])" office:value-type="float" office:value="2" calcext:value-type="float">
            <text:p>2</text:p>
          </table:table-cell>
          <table:table-cell/>
          <table:table-cell office:value-type="string" calcext:value-type="string">
            <text:p>LAD</text:p>
          </table:table-cell>
          <table:table-cell table:formula="of:=[.G188]&amp;&quot; &quot;&amp;[.H188]&amp;&quot; &quot;&amp;[.I188]&amp;&quot; &quot;&amp;[.J188]&amp;&quot; &quot;&amp;[.K188]&amp;&quot; &quot;&amp;[.L188]&amp;&quot; &quot;&amp;[.M188]&amp;&quot; &quot;&amp;[.N188]&amp;&quot; &quot;&amp;[.O188]&amp;&quot; &quot;&amp;[.P188]&amp;&quot; &quot;&amp;[.Q188]&amp;&quot; &quot;&amp;[.R188]" office:value-type="string" office:string-value="Shift Left Arithmetic Double-Register        " calcext:value-type="string">
            <text:p>Shift Left Arithmetic Double-Register <text:s text:c="7"/></text:p>
          </table:table-cell>
          <table:table-cell table:formula="of:=&quot;0x&quot;&amp;RIGHT(&quot;00&quot;&amp;[.T188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89])" office:value-type="float" office:value="2" calcext:value-type="float">
            <text:p>2</text:p>
          </table:table-cell>
          <table:table-cell/>
          <table:table-cell office:value-type="string" calcext:value-type="string">
            <text:p>LAQ</text:p>
          </table:table-cell>
          <table:table-cell table:formula="of:=[.G189]&amp;&quot; &quot;&amp;[.H189]&amp;&quot; &quot;&amp;[.I189]&amp;&quot; &quot;&amp;[.J189]&amp;&quot; &quot;&amp;[.K189]&amp;&quot; &quot;&amp;[.L189]&amp;&quot; &quot;&amp;[.M189]&amp;&quot; &quot;&amp;[.N189]&amp;&quot; &quot;&amp;[.O189]&amp;&quot; &quot;&amp;[.P189]&amp;&quot; &quot;&amp;[.Q189]&amp;&quot; &quot;&amp;[.R189]" office:value-type="string" office:string-value="Shift Left Arithmetic Quadruple-Register        " calcext:value-type="string">
            <text:p>Shift Left Arithmetic Quadruple-Register <text:s text:c="7"/></text:p>
          </table:table-cell>
          <table:table-cell table:formula="of:=&quot;0x&quot;&amp;RIGHT(&quot;00&quot;&amp;[.T189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90])" office:value-type="float" office:value="2" calcext:value-type="float">
            <text:p>2</text:p>
          </table:table-cell>
          <table:table-cell/>
          <table:table-cell office:value-type="string" calcext:value-type="string">
            <text:p>LAS</text:p>
          </table:table-cell>
          <table:table-cell table:formula="of:=[.G190]&amp;&quot; &quot;&amp;[.H190]&amp;&quot; &quot;&amp;[.I190]&amp;&quot; &quot;&amp;[.J190]&amp;&quot; &quot;&amp;[.K190]&amp;&quot; &quot;&amp;[.L190]&amp;&quot; &quot;&amp;[.M190]&amp;&quot; &quot;&amp;[.N190]&amp;&quot; &quot;&amp;[.O190]&amp;&quot; &quot;&amp;[.P190]&amp;&quot; &quot;&amp;[.Q190]&amp;&quot; &quot;&amp;[.R190]" office:value-type="string" office:string-value="Shift Left Arithmetic Single-Register        " calcext:value-type="string">
            <text:p>Shift Left Arithmetic Single-Register <text:s text:c="7"/></text:p>
          </table:table-cell>
          <table:table-cell table:formula="of:=&quot;0x&quot;&amp;RIGHT(&quot;00&quot;&amp;[.T190];2)" office:value-type="string" office:string-value="0x2F" calcext:value-type="string">
            <text:p>0x2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F</text:p>
          </table:table-cell>
          <table:table-cell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191])" office:value-type="float" office:value="2" calcext:value-type="float">
            <text:p>2</text:p>
          </table:table-cell>
          <table:table-cell/>
          <table:table-cell office:value-type="string" calcext:value-type="string">
            <text:p>LBR</text:p>
          </table:table-cell>
          <table:table-cell table:formula="of:=[.G191]&amp;&quot; &quot;&amp;[.H191]&amp;&quot; &quot;&amp;[.I191]&amp;&quot; &quot;&amp;[.J191]&amp;&quot; &quot;&amp;[.K191]&amp;&quot; &quot;&amp;[.L191]&amp;&quot; &quot;&amp;[.M191]&amp;&quot; &quot;&amp;[.N191]&amp;&quot; &quot;&amp;[.O191]&amp;&quot; &quot;&amp;[.P191]&amp;&quot; &quot;&amp;[.Q191]&amp;&quot; &quot;&amp;[.R191]" office:value-type="string" office:string-value="Load Bit in Register        " calcext:value-type="string">
            <text:p>Load Bit in Register <text:s text:c="7"/></text:p>
          </table:table-cell>
          <table:table-cell table:formula="of:=&quot;0x&quot;&amp;RIGHT(&quot;00&quot;&amp;[.T191];2)" office:value-type="string" office:string-value="0x65" calcext:value-type="string">
            <text:p>0x6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2])" office:value-type="float" office:value="2" calcext:value-type="float">
            <text:p>2</text:p>
          </table:table-cell>
          <table:table-cell/>
          <table:table-cell office:value-type="string" calcext:value-type="string">
            <text:p>LBRB</text:p>
          </table:table-cell>
          <table:table-cell table:formula="of:=[.G192]&amp;&quot; &quot;&amp;[.H192]&amp;&quot; &quot;&amp;[.I192]&amp;&quot; &quot;&amp;[.J192]&amp;&quot; &quot;&amp;[.K192]&amp;&quot; &quot;&amp;[.L192]&amp;&quot; &quot;&amp;[.M192]&amp;&quot; &quot;&amp;[.N192]&amp;&quot; &quot;&amp;[.O192]&amp;&quot; &quot;&amp;[.P192]&amp;&quot; &quot;&amp;[.Q192]&amp;&quot; &quot;&amp;[.R192]" office:value-type="string" office:string-value="Load Bit in Register and Branch Unconditionally     " calcext:value-type="string">
            <text:p>Load Bit in Register and Branch Unconditionally <text:s text:c="4"/></text:p>
          </table:table-cell>
          <table:table-cell table:formula="of:=&quot;0x&quot;&amp;RIGHT(&quot;00&quot;&amp;[.T192];2)" office:value-type="string" office:string-value="0x75" calcext:value-type="string">
            <text:p>0x7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3])" office:value-type="float" office:value="2" calcext:value-type="float">
            <text:p>2</text:p>
          </table:table-cell>
          <table:table-cell/>
          <table:table-cell office:value-type="string" calcext:value-type="string">
            <text:p>LBX</text:p>
          </table:table-cell>
          <table:table-cell table:formula="of:=[.G193]&amp;&quot; &quot;&amp;[.H193]&amp;&quot; &quot;&amp;[.I193]&amp;&quot; &quot;&amp;[.J193]&amp;&quot; &quot;&amp;[.K193]&amp;&quot; &quot;&amp;[.L193]&amp;&quot; &quot;&amp;[.M193]&amp;&quot; &quot;&amp;[.N193]&amp;&quot; &quot;&amp;[.O193]&amp;&quot; &quot;&amp;[.P193]&amp;&quot; &quot;&amp;[.Q193]&amp;&quot; &quot;&amp;[.R193]" office:value-type="string" office:string-value="Load Byte from Memory (Byte-Indexed)       " calcext:value-type="string">
            <text:p>Load Byte from Memory (Byte-Indexed) <text:s text:c="6"/></text:p>
          </table:table-cell>
          <table:table-cell table:formula="of:=&quot;0x&quot;&amp;RIGHT(&quot;00&quot;&amp;[.T193];2)" office:value-type="string" office:string-value="0xAE" calcext:value-type="string">
            <text:p>0xA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AE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table:style-name="Default"/>
          <table:table-cell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formula="of:=LEN([.T194])" office:value-type="float" office:value="2" calcext:value-type="float">
            <text:p>2</text:p>
          </table:table-cell>
          <table:table-cell/>
          <table:table-cell office:value-type="string" calcext:value-type="string">
            <text:p>LCCC</text:p>
          </table:table-cell>
          <table:table-cell table:formula="of:=[.G194]&amp;&quot; &quot;&amp;[.H194]&amp;&quot; &quot;&amp;[.I194]&amp;&quot; &quot;&amp;[.J194]&amp;&quot; &quot;&amp;[.K194]&amp;&quot; &quot;&amp;[.L194]&amp;&quot; &quot;&amp;[.M194]&amp;&quot; &quot;&amp;[.N194]&amp;&quot; &quot;&amp;[.O194]&amp;&quot; &quot;&amp;[.P194]&amp;&quot; &quot;&amp;[.Q194]&amp;&quot; &quot;&amp;[.R194]" office:value-type="string" office:string-value="Load Register with Current Condition Code of PSD    " calcext:value-type="string">
            <text:p>Load Register with Current Condition Code of PSD <text:s text:c="3"/></text:p>
          </table:table-cell>
          <table:table-cell table:formula="of:=&quot;0x&quot;&amp;RIGHT(&quot;00&quot;&amp;[.T194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5])" office:value-type="float" office:value="2" calcext:value-type="float">
            <text:p>2</text:p>
          </table:table-cell>
          <table:table-cell/>
          <table:table-cell office:value-type="string" calcext:value-type="string">
            <text:p>LCIA</text:p>
          </table:table-cell>
          <table:table-cell table:formula="of:=[.G195]&amp;&quot; &quot;&amp;[.H195]&amp;&quot; &quot;&amp;[.I195]&amp;&quot; &quot;&amp;[.J195]&amp;&quot; &quot;&amp;[.K195]&amp;&quot; &quot;&amp;[.L195]&amp;&quot; &quot;&amp;[.M195]&amp;&quot; &quot;&amp;[.N195]&amp;&quot; &quot;&amp;[.O195]&amp;&quot; &quot;&amp;[.P195]&amp;&quot; &quot;&amp;[.Q195]&amp;&quot; &quot;&amp;[.R195]" office:value-type="string" office:string-value="Load Register with Current Interrupt Active Latches     " calcext:value-type="string">
            <text:p>Load Register with Current Interrupt Active Latches <text:s text:c="4"/></text:p>
          </table:table-cell>
          <table:table-cell table:formula="of:=&quot;0x&quot;&amp;RIGHT(&quot;00&quot;&amp;[.T195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6])" office:value-type="float" office:value="2" calcext:value-type="float">
            <text:p>2</text:p>
          </table:table-cell>
          <table:table-cell/>
          <table:table-cell office:value-type="string" calcext:value-type="string">
            <text:p>LCIE</text:p>
          </table:table-cell>
          <table:table-cell table:formula="of:=[.G196]&amp;&quot; &quot;&amp;[.H196]&amp;&quot; &quot;&amp;[.I196]&amp;&quot; &quot;&amp;[.J196]&amp;&quot; &quot;&amp;[.K196]&amp;&quot; &quot;&amp;[.L196]&amp;&quot; &quot;&amp;[.M196]&amp;&quot; &quot;&amp;[.N196]&amp;&quot; &quot;&amp;[.O196]&amp;&quot; &quot;&amp;[.P196]&amp;&quot; &quot;&amp;[.Q196]&amp;&quot; &quot;&amp;[.R196]" office:value-type="string" office:string-value="Load Register with Current Interrupt Enable Latches     " calcext:value-type="string">
            <text:p>Load Register with Current Interrupt Enable Latches <text:s text:c="4"/></text:p>
          </table:table-cell>
          <table:table-cell table:formula="of:=&quot;0x&quot;&amp;RIGHT(&quot;00&quot;&amp;[.T196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7])" office:value-type="float" office:value="2" calcext:value-type="float">
            <text:p>2</text:p>
          </table:table-cell>
          <table:table-cell/>
          <table:table-cell office:value-type="string" calcext:value-type="string">
            <text:p>LCIR</text:p>
          </table:table-cell>
          <table:table-cell table:formula="of:=[.G197]&amp;&quot; &quot;&amp;[.H197]&amp;&quot; &quot;&amp;[.I197]&amp;&quot; &quot;&amp;[.J197]&amp;&quot; &quot;&amp;[.K197]&amp;&quot; &quot;&amp;[.L197]&amp;&quot; &quot;&amp;[.M197]&amp;&quot; &quot;&amp;[.N197]&amp;&quot; &quot;&amp;[.O197]&amp;&quot; &quot;&amp;[.P197]&amp;&quot; &quot;&amp;[.Q197]&amp;&quot; &quot;&amp;[.R197]" office:value-type="string" office:string-value="Load Register with Current Interrupt Request Latches     " calcext:value-type="string">
            <text:p>Load Register with Current Interrupt Request Latches <text:s text:c="4"/></text:p>
          </table:table-cell>
          <table:table-cell table:formula="of:=&quot;0x&quot;&amp;RIGHT(&quot;00&quot;&amp;[.T197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8])" office:value-type="float" office:value="2" calcext:value-type="float">
            <text:p>2</text:p>
          </table:table-cell>
          <table:table-cell/>
          <table:table-cell office:value-type="string" calcext:value-type="string">
            <text:p>LCPR</text:p>
          </table:table-cell>
          <table:table-cell table:formula="of:=[.G198]&amp;&quot; &quot;&amp;[.H198]&amp;&quot; &quot;&amp;[.I198]&amp;&quot; &quot;&amp;[.J198]&amp;&quot; &quot;&amp;[.K198]&amp;&quot; &quot;&amp;[.L198]&amp;&quot; &quot;&amp;[.M198]&amp;&quot; &quot;&amp;[.N198]&amp;&quot; &quot;&amp;[.O198]&amp;&quot; &quot;&amp;[.P198]&amp;&quot; &quot;&amp;[.Q198]&amp;&quot; &quot;&amp;[.R198]" office:value-type="string" office:string-value="Load Register with Current Program Register of PS D   " calcext:value-type="string">
            <text:p>Load Register with Current Program Register of PS D <text:s text:c="2"/></text:p>
          </table:table-cell>
          <table:table-cell table:formula="of:=&quot;0x&quot;&amp;RIGHT(&quot;00&quot;&amp;[.T198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9])" office:value-type="float" office:value="2" calcext:value-type="float">
            <text:p>2</text:p>
          </table:table-cell>
          <table:table-cell/>
          <table:table-cell office:value-type="string" calcext:value-type="string">
            <text:p>LCPS</text:p>
          </table:table-cell>
          <table:table-cell table:formula="of:=[.G199]&amp;&quot; &quot;&amp;[.H199]&amp;&quot; &quot;&amp;[.I199]&amp;&quot; &quot;&amp;[.J199]&amp;&quot; &quot;&amp;[.K199]&amp;&quot; &quot;&amp;[.L199]&amp;&quot; &quot;&amp;[.M199]&amp;&quot; &quot;&amp;[.N199]&amp;&quot; &quot;&amp;[.O199]&amp;&quot; &quot;&amp;[.P199]&amp;&quot; &quot;&amp;[.Q199]&amp;&quot; &quot;&amp;[.R199]" office:value-type="string" office:string-value="Load Register with Current Program Status Register of PSD   " calcext:value-type="string">
            <text:p>Load Register with Current Program Status Register of PSD <text:s text:c="2"/></text:p>
          </table:table-cell>
          <table:table-cell table:formula="of:=&quot;0x&quot;&amp;RIGHT(&quot;00&quot;&amp;[.T199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200])" office:value-type="float" office:value="2" calcext:value-type="float">
            <text:p>2</text:p>
          </table:table-cell>
          <table:table-cell/>
          <table:table-cell office:value-type="string" calcext:value-type="string">
            <text:p>LDAM</text:p>
          </table:table-cell>
          <table:table-cell table:formula="of:=[.G200]&amp;&quot; &quot;&amp;[.H200]&amp;&quot; &quot;&amp;[.I200]&amp;&quot; &quot;&amp;[.J200]&amp;&quot; &quot;&amp;[.K200]&amp;&quot; &quot;&amp;[.L200]&amp;&quot; &quot;&amp;[.M200]&amp;&quot; &quot;&amp;[.N200]&amp;&quot; &quot;&amp;[.O200]&amp;&quot; &quot;&amp;[.P200]&amp;&quot; &quot;&amp;[.Q200]&amp;&quot; &quot;&amp;[.R200]" office:value-type="string" office:string-value="Load Register from (Actual) Memory       " calcext:value-type="string">
            <text:p>Load Register from (Actual) Memory <text:s text:c="6"/></text:p>
          </table:table-cell>
          <table:table-cell table:formula="of:=&quot;0x&quot;&amp;RIGHT(&quot;00&quot;&amp;[.T20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E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Default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201])" office:value-type="float" office:value="4" calcext:value-type="float">
            <text:p>4</text:p>
          </table:table-cell>
          <table:table-cell/>
          <table:table-cell office:value-type="string" calcext:value-type="string">
            <text:p>LDES</text:p>
          </table:table-cell>
          <table:table-cell table:formula="of:=[.G201]&amp;&quot; &quot;&amp;[.H201]&amp;&quot; &quot;&amp;[.I201]&amp;&quot; &quot;&amp;[.J201]&amp;&quot; &quot;&amp;[.K201]&amp;&quot; &quot;&amp;[.L201]&amp;&quot; &quot;&amp;[.M201]&amp;&quot; &quot;&amp;[.N201]&amp;&quot; &quot;&amp;[.O201]&amp;&quot; &quot;&amp;[.P201]&amp;&quot; &quot;&amp;[.Q201]&amp;&quot; &quot;&amp;[.R201]" office:value-type="string" office:string-value="Load Immediate and Extend Sign       " calcext:value-type="string">
            <text:p>Load Immediate and Extend Sign <text:s text:c="6"/></text:p>
          </table:table-cell>
          <table:table-cell table:formula="of:=&quot;0x&quot;&amp;[.T201]" office:value-type="string" office:string-value="0xE8X1" calcext:value-type="string">
            <text:p>0xE8X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202])" office:value-type="float" office:value="2" calcext:value-type="float">
            <text:p>2</text:p>
          </table:table-cell>
          <table:table-cell/>
          <table:table-cell office:value-type="string" calcext:value-type="string">
            <text:p>LDF</text:p>
          </table:table-cell>
          <table:table-cell table:formula="of:=[.G202]&amp;&quot; &quot;&amp;[.H202]&amp;&quot; &quot;&amp;[.I202]&amp;&quot; &quot;&amp;[.J202]&amp;&quot; &quot;&amp;[.K202]&amp;&quot; &quot;&amp;[.L202]&amp;&quot; &quot;&amp;[.M202]&amp;&quot; &quot;&amp;[.N202]&amp;&quot; &quot;&amp;[.O202]&amp;&quot; &quot;&amp;[.P202]&amp;&quot; &quot;&amp;[.Q202]&amp;&quot; &quot;&amp;[.R202]" office:value-type="string" office:string-value="Load Immediate Floating-Point         " calcext:value-type="string">
            <text:p>Load Immediate Floating-Point <text:s text:c="8"/></text:p>
          </table:table-cell>
          <table:table-cell table:formula="of:=&quot;0x&quot;&amp;RIGHT(&quot;00&quot;&amp;[.T202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-Point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3])" office:value-type="float" office:value="2" calcext:value-type="float">
            <text:p>2</text:p>
          </table:table-cell>
          <table:table-cell/>
          <table:table-cell office:value-type="string" calcext:value-type="string">
            <text:p>LDFD</text:p>
          </table:table-cell>
          <table:table-cell table:formula="of:=[.G203]&amp;&quot; &quot;&amp;[.H203]&amp;&quot; &quot;&amp;[.I203]&amp;&quot; &quot;&amp;[.J203]&amp;&quot; &quot;&amp;[.K203]&amp;&quot; &quot;&amp;[.L203]&amp;&quot; &quot;&amp;[.M203]&amp;&quot; &quot;&amp;[.N203]&amp;&quot; &quot;&amp;[.O203]&amp;&quot; &quot;&amp;[.P203]&amp;&quot; &quot;&amp;[.Q203]&amp;&quot; &quot;&amp;[.R203]" office:value-type="string" office:string-value="Load Immediate Floating Point Double Precision      " calcext:value-type="string">
            <text:p>Load Immediate Floating Point Double Precision <text:s text:c="5"/></text:p>
          </table:table-cell>
          <table:table-cell table:formula="of:=&quot;0x&quot;&amp;RIGHT(&quot;00&quot;&amp;[.T203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4])" office:value-type="float" office:value="2" calcext:value-type="float">
            <text:p>2</text:p>
          </table:table-cell>
          <table:table-cell/>
          <table:table-cell office:value-type="string" calcext:value-type="string">
            <text:p>LDFQ</text:p>
          </table:table-cell>
          <table:table-cell table:formula="of:=[.G204]&amp;&quot; &quot;&amp;[.H204]&amp;&quot; &quot;&amp;[.I204]&amp;&quot; &quot;&amp;[.J204]&amp;&quot; &quot;&amp;[.K204]&amp;&quot; &quot;&amp;[.L204]&amp;&quot; &quot;&amp;[.M204]&amp;&quot; &quot;&amp;[.N204]&amp;&quot; &quot;&amp;[.O204]&amp;&quot; &quot;&amp;[.P204]&amp;&quot; &quot;&amp;[.Q204]&amp;&quot; &quot;&amp;[.R204]" office:value-type="string" office:string-value="Load Immediate Floating Point Quad Precision      " calcext:value-type="string">
            <text:p>Load Immediate Floating Point Quad Precision <text:s text:c="5"/></text:p>
          </table:table-cell>
          <table:table-cell table:formula="of:=&quot;0x&quot;&amp;RIGHT(&quot;00&quot;&amp;[.T204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5])" office:value-type="float" office:value="2" calcext:value-type="float">
            <text:p>2</text:p>
          </table:table-cell>
          <table:table-cell/>
          <table:table-cell office:value-type="string" calcext:value-type="string">
            <text:p>LDI</text:p>
          </table:table-cell>
          <table:table-cell table:formula="of:=[.G205]&amp;&quot; &quot;&amp;[.H205]&amp;&quot; &quot;&amp;[.I205]&amp;&quot; &quot;&amp;[.J205]&amp;&quot; &quot;&amp;[.K205]&amp;&quot; &quot;&amp;[.L205]&amp;&quot; &quot;&amp;[.M205]&amp;&quot; &quot;&amp;[.N205]&amp;&quot; &quot;&amp;[.O205]&amp;&quot; &quot;&amp;[.P205]&amp;&quot; &quot;&amp;[.Q205]&amp;&quot; &quot;&amp;[.R205]" office:value-type="string" office:string-value="Load Register from Memory (Immediate)       " calcext:value-type="string">
            <text:p>Load Register from Memory (Immediate) <text:s text:c="6"/></text:p>
          </table:table-cell>
          <table:table-cell table:formula="of:=&quot;0x&quot;&amp;RIGHT(&quot;00&quot;&amp;[.T205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6])" office:value-type="float" office:value="2" calcext:value-type="float">
            <text:p>2</text:p>
          </table:table-cell>
          <table:table-cell/>
          <table:table-cell office:value-type="string" calcext:value-type="string">
            <text:p>LDM</text:p>
          </table:table-cell>
          <table:table-cell table:formula="of:=[.G206]&amp;&quot; &quot;&amp;[.H206]&amp;&quot; &quot;&amp;[.I206]&amp;&quot; &quot;&amp;[.J206]&amp;&quot; &quot;&amp;[.K206]&amp;&quot; &quot;&amp;[.L206]&amp;&quot; &quot;&amp;[.M206]&amp;&quot; &quot;&amp;[.N206]&amp;&quot; &quot;&amp;[.O206]&amp;&quot; &quot;&amp;[.P206]&amp;&quot; &quot;&amp;[.Q206]&amp;&quot; &quot;&amp;[.R206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6];2)" office:value-type="string" office:string-value="0xES" calcext:value-type="string">
            <text:p>0x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S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formula="of:=LEN([.T207])" office:value-type="float" office:value="2" calcext:value-type="float">
            <text:p>2</text:p>
          </table:table-cell>
          <table:table-cell/>
          <table:table-cell office:value-type="string" calcext:value-type="string">
            <text:p>LDMD</text:p>
          </table:table-cell>
          <table:table-cell table:formula="of:=[.G207]&amp;&quot; &quot;&amp;[.H207]&amp;&quot; &quot;&amp;[.I207]&amp;&quot; &quot;&amp;[.J207]&amp;&quot; &quot;&amp;[.K207]&amp;&quot; &quot;&amp;[.L207]&amp;&quot; &quot;&amp;[.M207]&amp;&quot; &quot;&amp;[.N207]&amp;&quot; &quot;&amp;[.O207]&amp;&quot; &quot;&amp;[.P207]&amp;&quot; &quot;&amp;[.Q207]&amp;&quot; &quot;&amp;[.R207]" office:value-type="string" office:string-value="Load Double-Register from Memory Doubleword       " calcext:value-type="string">
            <text:p>Load Double-Register from Memory Doubleword <text:s text:c="6"/></text:p>
          </table:table-cell>
          <table:table-cell table:formula="of:=&quot;0x&quot;&amp;RIGHT(&quot;00&quot;&amp;[.T207];2)" office:value-type="string" office:string-value="0xCD" calcext:value-type="string">
            <text:p>0xC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C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8])" office:value-type="float" office:value="2" calcext:value-type="float">
            <text:p>2</text:p>
          </table:table-cell>
          <table:table-cell/>
          <table:table-cell office:value-type="string" calcext:value-type="string">
            <text:p>LDMT</text:p>
          </table:table-cell>
          <table:table-cell table:formula="of:=[.G208]&amp;&quot; &quot;&amp;[.H208]&amp;&quot; &quot;&amp;[.I208]&amp;&quot; &quot;&amp;[.J208]&amp;&quot; &quot;&amp;[.K208]&amp;&quot; &quot;&amp;[.L208]&amp;&quot; &quot;&amp;[.M208]&amp;&quot; &quot;&amp;[.N208]&amp;&quot; &quot;&amp;[.O208]&amp;&quot; &quot;&amp;[.P208]&amp;&quot; &quot;&amp;[.Q208]&amp;&quot; &quot;&amp;[.R208]" office:value-type="string" office:string-value="Load Triple-Register from Memory Tripleword       " calcext:value-type="string">
            <text:p>Load Triple-Register from Memory Tripleword <text:s text:c="6"/></text:p>
          </table:table-cell>
          <table:table-cell table:formula="of:=&quot;0x&quot;&amp;RIGHT(&quot;00&quot;&amp;[.T208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09])" office:value-type="float" office:value="2" calcext:value-type="float">
            <text:p>2</text:p>
          </table:table-cell>
          <table:table-cell/>
          <table:table-cell office:value-type="string" calcext:value-type="string">
            <text:p>LDS</text:p>
          </table:table-cell>
          <table:table-cell table:formula="of:=[.G209]&amp;&quot; &quot;&amp;[.H209]&amp;&quot; &quot;&amp;[.I209]&amp;&quot; &quot;&amp;[.J209]&amp;&quot; &quot;&amp;[.K209]&amp;&quot; &quot;&amp;[.L209]&amp;&quot; &quot;&amp;[.M209]&amp;&quot; &quot;&amp;[.N209]&amp;&quot; &quot;&amp;[.O209]&amp;&quot; &quot;&amp;[.P209]&amp;&quot; &quot;&amp;[.Q209]&amp;&quot; &quot;&amp;[.R209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9];2)" office:value-type="string" office:string-value="0xF5" calcext:value-type="string">
            <text:p>0xF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F5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0])" office:value-type="float" office:value="2" calcext:value-type="float">
            <text:p>2</text:p>
          </table:table-cell>
          <table:table-cell/>
          <table:table-cell office:value-type="string" calcext:value-type="string">
            <text:p>LDVM</text:p>
          </table:table-cell>
          <table:table-cell table:formula="of:=[.G210]&amp;&quot; &quot;&amp;[.H210]&amp;&quot; &quot;&amp;[.I210]&amp;&quot; &quot;&amp;[.J210]&amp;&quot; &quot;&amp;[.K210]&amp;&quot; &quot;&amp;[.L210]&amp;&quot; &quot;&amp;[.M210]&amp;&quot; &quot;&amp;[.N210]&amp;&quot; &quot;&amp;[.O210]&amp;&quot; &quot;&amp;[.P210]&amp;&quot; &quot;&amp;[.Q210]&amp;&quot; &quot;&amp;[.R210]" office:value-type="string" office:string-value="Load Register from Memory (Via Map Image)     " calcext:value-type="string">
            <text:p>Load Register from Memory (Via Map Image) <text:s text:c="4"/></text:p>
          </table:table-cell>
          <table:table-cell table:formula="of:=&quot;0x&quot;&amp;RIGHT(&quot;00&quot;&amp;[.T21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E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211])" office:value-type="float" office:value="2" calcext:value-type="float">
            <text:p>2</text:p>
          </table:table-cell>
          <table:table-cell/>
          <table:table-cell office:value-type="string" calcext:value-type="string">
            <text:p>LDX</text:p>
          </table:table-cell>
          <table:table-cell table:formula="of:=[.G211]&amp;&quot; &quot;&amp;[.H211]&amp;&quot; &quot;&amp;[.I211]&amp;&quot; &quot;&amp;[.J211]&amp;&quot; &quot;&amp;[.K211]&amp;&quot; &quot;&amp;[.L211]&amp;&quot; &quot;&amp;[.M211]&amp;&quot; &quot;&amp;[.N211]&amp;&quot; &quot;&amp;[.O211]&amp;&quot; &quot;&amp;[.P211]&amp;&quot; &quot;&amp;[.Q211]&amp;&quot; &quot;&amp;[.R211]" office:value-type="string" office:string-value="Load Register from Memory (Short-Indexed)       " calcext:value-type="string">
            <text:p>Load Register from Memory (Short-Indexed) <text:s text:c="6"/></text:p>
          </table:table-cell>
          <table:table-cell table:formula="of:=&quot;0x&quot;&amp;RIGHT(&quot;00&quot;&amp;[.T211];2)" office:value-type="string" office:string-value="0xFD" calcext:value-type="string">
            <text:p>0xF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D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2])" office:value-type="float" office:value="2" calcext:value-type="float">
            <text:p>2</text:p>
          </table:table-cell>
          <table:table-cell/>
          <table:table-cell office:value-type="string" calcext:value-type="string">
            <text:p>LDXD</text:p>
          </table:table-cell>
          <table:table-cell table:formula="of:=[.G212]&amp;&quot; &quot;&amp;[.H212]&amp;&quot; &quot;&amp;[.I212]&amp;&quot; &quot;&amp;[.J212]&amp;&quot; &quot;&amp;[.K212]&amp;&quot; &quot;&amp;[.L212]&amp;&quot; &quot;&amp;[.M212]&amp;&quot; &quot;&amp;[.N212]&amp;&quot; &quot;&amp;[.O212]&amp;&quot; &quot;&amp;[.P212]&amp;&quot; &quot;&amp;[.Q212]&amp;&quot; &quot;&amp;[.R212]" office:value-type="string" office:string-value="Load Double-Register from Memoty Doubleword (Short-Indexed)      " calcext:value-type="string">
            <text:p>Load Double-Register from Memoty Doubleword (Short-Indexed) <text:s text:c="5"/></text:p>
          </table:table-cell>
          <table:table-cell table:formula="of:=&quot;0x&quot;&amp;RIGHT(&quot;00&quot;&amp;[.T212];2)" office:value-type="string" office:string-value="0x8D" calcext:value-type="string">
            <text:p>0x8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t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6"/>
          <table:table-cell office:value-type="string" calcext:value-type="string">
            <text:p>8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formula="of:=LEN([.T213])" office:value-type="float" office:value="2" calcext:value-type="float">
            <text:p>2</text:p>
          </table:table-cell>
          <table:table-cell/>
          <table:table-cell office:value-type="string" calcext:value-type="string">
            <text:p>LDXT</text:p>
          </table:table-cell>
          <table:table-cell table:formula="of:=[.G213]&amp;&quot; &quot;&amp;[.H213]&amp;&quot; &quot;&amp;[.I213]&amp;&quot; &quot;&amp;[.J213]&amp;&quot; &quot;&amp;[.K213]&amp;&quot; &quot;&amp;[.L213]&amp;&quot; &quot;&amp;[.M213]&amp;&quot; &quot;&amp;[.N213]&amp;&quot; &quot;&amp;[.O213]&amp;&quot; &quot;&amp;[.P213]&amp;&quot; &quot;&amp;[.Q213]&amp;&quot; &quot;&amp;[.R213]" office:value-type="string" office:string-value="Load Triple-Register from Memory Triple- word (Short-Indexed)     " calcext:value-type="string">
            <text:p>Load Triple-Register from Memory Triple- word (Short-Indexed) <text:s text:c="4"/></text:p>
          </table:table-cell>
          <table:table-cell table:formula="of:=&quot;0x&quot;&amp;RIGHT(&quot;00&quot;&amp;[.T213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4])" office:value-type="float" office:value="2" calcext:value-type="float">
            <text:p>2</text:p>
          </table:table-cell>
          <table:table-cell/>
          <table:table-cell office:value-type="string" calcext:value-type="string">
            <text:p>LFM</text:p>
          </table:table-cell>
          <table:table-cell table:formula="of:=[.G214]&amp;&quot; &quot;&amp;[.H214]&amp;&quot; &quot;&amp;[.I214]&amp;&quot; &quot;&amp;[.J214]&amp;&quot; &quot;&amp;[.K214]&amp;&quot; &quot;&amp;[.L214]&amp;&quot; &quot;&amp;[.M214]&amp;&quot; &quot;&amp;[.N214]&amp;&quot; &quot;&amp;[.O214]&amp;&quot; &quot;&amp;[.P214]&amp;&quot; &quot;&amp;[.Q214]&amp;&quot; &quot;&amp;[.R214]" office:value-type="string" office:string-value="Load File from Memory per transfer      " calcext:value-type="string">
            <text:p>Load File from Memory per transfer <text:s text:c="5"/></text:p>
          </table:table-cell>
          <table:table-cell table:formula="of:=&quot;0x&quot;&amp;RIGHT(&quot;00&quot;&amp;[.T214];2)" office:value-type="string" office:string-value="0xA4" calcext:value-type="string">
            <text:p>0xA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l.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9-9</text:p>
          </table:table-cell>
          <table:table-cell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5])" office:value-type="float" office:value="2" calcext:value-type="float">
            <text:p>2</text:p>
          </table:table-cell>
          <table:table-cell/>
          <table:table-cell office:value-type="string" calcext:value-type="string">
            <text:p>LFS</text:p>
          </table:table-cell>
          <table:table-cell table:formula="of:=[.G215]&amp;&quot; &quot;&amp;[.H215]&amp;&quot; &quot;&amp;[.I215]&amp;&quot; &quot;&amp;[.J215]&amp;&quot; &quot;&amp;[.K215]&amp;&quot; &quot;&amp;[.L215]&amp;&quot; &quot;&amp;[.M215]&amp;&quot; &quot;&amp;[.N215]&amp;&quot; &quot;&amp;[.O215]&amp;&quot; &quot;&amp;[.P215]&amp;&quot; &quot;&amp;[.Q215]&amp;&quot; &quot;&amp;[.R215]" office:value-type="string" office:string-value="Load File from Memory (Short-Displaced) per transfer     " calcext:value-type="string">
            <text:p>Load File from Memory (Short-Displaced) per transfer <text:s text:c="4"/></text:p>
          </table:table-cell>
          <table:table-cell table:formula="of:=&quot;0x&quot;&amp;RIGHT(&quot;00&quot;&amp;[.T215];2)" office:value-type="string" office:string-value="0xB4" calcext:value-type="string">
            <text:p>0xB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6])" office:value-type="float" office:value="2" calcext:value-type="float">
            <text:p>2</text:p>
          </table:table-cell>
          <table:table-cell/>
          <table:table-cell office:value-type="string" calcext:value-type="string">
            <text:p>LFX</text:p>
          </table:table-cell>
          <table:table-cell table:formula="of:=[.G216]&amp;&quot; &quot;&amp;[.H216]&amp;&quot; &quot;&amp;[.I216]&amp;&quot; &quot;&amp;[.J216]&amp;&quot; &quot;&amp;[.K216]&amp;&quot; &quot;&amp;[.L216]&amp;&quot; &quot;&amp;[.M216]&amp;&quot; &quot;&amp;[.N216]&amp;&quot; &quot;&amp;[.O216]&amp;&quot; &quot;&amp;[.P216]&amp;&quot; &quot;&amp;[.Q216]&amp;&quot; &quot;&amp;[.R216]" office:value-type="string" office:string-value="Load file from Memory (Short-Indexed) per transfer     " calcext:value-type="string">
            <text:p>Load file from Memory (Short-Indexed) per transfer <text:s text:c="4"/></text:p>
          </table:table-cell>
          <table:table-cell table:formula="of:=&quot;0x&quot;&amp;RIGHT(&quot;00&quot;&amp;[.T216];2)" office:value-type="string" office:string-value="0xBC" calcext:value-type="string">
            <text:p>0xBC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4" office:value-type="string" calcext:value-type="string">
            <text:p>0.22-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7])" office:value-type="float" office:value="1" calcext:value-type="float">
            <text:p>1</text:p>
          </table:table-cell>
          <table:table-cell/>
          <table:table-cell office:value-type="string" calcext:value-type="string">
            <text:p>LIMP</text:p>
          </table:table-cell>
          <table:table-cell table:formula="of:=[.G217]&amp;&quot; &quot;&amp;[.H217]&amp;&quot; &quot;&amp;[.I217]&amp;&quot; &quot;&amp;[.J217]&amp;&quot; &quot;&amp;[.K217]&amp;&quot; &quot;&amp;[.L217]&amp;&quot; &quot;&amp;[.M217]&amp;&quot; &quot;&amp;[.N217]&amp;&quot; &quot;&amp;[.O217]&amp;&quot; &quot;&amp;[.P217]&amp;&quot; &quot;&amp;[.Q217]&amp;&quot; &quot;&amp;[.R217]" office:value-type="string" office:string-value="Load Instruction Map Image into Hardware Map     " calcext:value-type="string">
            <text:p>Load Instruction Map Image into Hardware Map <text:s text:c="4"/></text:p>
          </table:table-cell>
          <table:table-cell table:formula="of:=&quot;0x&quot;&amp;RIGHT(&quot;00&quot;&amp;[.T217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18])" office:value-type="float" office:value="2" calcext:value-type="float">
            <text:p>2</text:p>
          </table:table-cell>
          <table:table-cell/>
          <table:table-cell office:value-type="string" calcext:value-type="string">
            <text:p>LLD</text:p>
          </table:table-cell>
          <table:table-cell table:formula="of:=[.G218]&amp;&quot; &quot;&amp;[.H218]&amp;&quot; &quot;&amp;[.I218]&amp;&quot; &quot;&amp;[.J218]&amp;&quot; &quot;&amp;[.K218]&amp;&quot; &quot;&amp;[.L218]&amp;&quot; &quot;&amp;[.M218]&amp;&quot; &quot;&amp;[.N218]&amp;&quot; &quot;&amp;[.O218]&amp;&quot; &quot;&amp;[.P218]&amp;&quot; &quot;&amp;[.Q218]&amp;&quot; &quot;&amp;[.R218]" office:value-type="string" office:string-value="Shift Left Logical Double-Register        " calcext:value-type="string">
            <text:p>Shift Left Logical Double-Register <text:s text:c="7"/></text:p>
          </table:table-cell>
          <table:table-cell table:formula="of:=&quot;0x&quot;&amp;RIGHT(&quot;00&quot;&amp;[.T218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19])" office:value-type="float" office:value="2" calcext:value-type="float">
            <text:p>2</text:p>
          </table:table-cell>
          <table:table-cell/>
          <table:table-cell office:value-type="string" calcext:value-type="string">
            <text:p>LLQ</text:p>
          </table:table-cell>
          <table:table-cell table:formula="of:=[.G219]&amp;&quot; &quot;&amp;[.H219]&amp;&quot; &quot;&amp;[.I219]&amp;&quot; &quot;&amp;[.J219]&amp;&quot; &quot;&amp;[.K219]&amp;&quot; &quot;&amp;[.L219]&amp;&quot; &quot;&amp;[.M219]&amp;&quot; &quot;&amp;[.N219]&amp;&quot; &quot;&amp;[.O219]&amp;&quot; &quot;&amp;[.P219]&amp;&quot; &quot;&amp;[.Q219]&amp;&quot; &quot;&amp;[.R219]" office:value-type="string" office:string-value="Shift Left Logical Quadruple-Register        " calcext:value-type="string">
            <text:p>Shift Left Logical Quadruple-Register <text:s text:c="7"/></text:p>
          </table:table-cell>
          <table:table-cell table:formula="of:=&quot;0x&quot;&amp;RIGHT(&quot;00&quot;&amp;[.T219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20])" office:value-type="float" office:value="2" calcext:value-type="float">
            <text:p>2</text:p>
          </table:table-cell>
          <table:table-cell/>
          <table:table-cell office:value-type="string" calcext:value-type="string">
            <text:p>LLS</text:p>
          </table:table-cell>
          <table:table-cell table:formula="of:=[.G220]&amp;&quot; &quot;&amp;[.H220]&amp;&quot; &quot;&amp;[.I220]&amp;&quot; &quot;&amp;[.J220]&amp;&quot; &quot;&amp;[.K220]&amp;&quot; &quot;&amp;[.L220]&amp;&quot; &quot;&amp;[.M220]&amp;&quot; &quot;&amp;[.N220]&amp;&quot; &quot;&amp;[.O220]&amp;&quot; &quot;&amp;[.P220]&amp;&quot; &quot;&amp;[.Q220]&amp;&quot; &quot;&amp;[.R220]" office:value-type="string" office:string-value="Shift Left Logical Single-Register        " calcext:value-type="string">
            <text:p>Shift Left Logical Single-Register <text:s text:c="7"/></text:p>
          </table:table-cell>
          <table:table-cell table:formula="of:=&quot;0x&quot;&amp;RIGHT(&quot;00&quot;&amp;[.T220];2)" office:value-type="string" office:string-value="0x2D" calcext:value-type="string">
            <text:p>0x2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D</text:p>
          </table:table-cell>
          <table:table-cell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office:value-type="string" calcext:value-type="string">
            <text:p>l.O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21])" office:value-type="float" office:value="1" calcext:value-type="float">
            <text:p>1</text:p>
          </table:table-cell>
          <table:table-cell/>
          <table:table-cell office:value-type="string" calcext:value-type="string">
            <text:p>LOMP</text:p>
          </table:table-cell>
          <table:table-cell table:formula="of:=[.G221]&amp;&quot; &quot;&amp;[.H221]&amp;&quot; &quot;&amp;[.I221]&amp;&quot; &quot;&amp;[.J221]&amp;&quot; &quot;&amp;[.K221]&amp;&quot; &quot;&amp;[.L221]&amp;&quot; &quot;&amp;[.M221]&amp;&quot; &quot;&amp;[.N221]&amp;&quot; &quot;&amp;[.O221]&amp;&quot; &quot;&amp;[.P221]&amp;&quot; &quot;&amp;[.Q221]&amp;&quot; &quot;&amp;[.R221]" office:value-type="string" office:string-value="Load Operand Map Image Into Hardware Map     " calcext:value-type="string">
            <text:p>Load Operand Map Image Into Hardware Map <text:s text:c="4"/></text:p>
          </table:table-cell>
          <table:table-cell table:formula="of:=&quot;0x&quot;&amp;RIGHT(&quot;00&quot;&amp;[.T221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22])" office:value-type="float" office:value="2" calcext:value-type="float">
            <text:p>2</text:p>
          </table:table-cell>
          <table:table-cell/>
          <table:table-cell office:value-type="string" calcext:value-type="string">
            <text:p>LRS</text:p>
          </table:table-cell>
          <table:table-cell table:formula="of:=[.G222]&amp;&quot; &quot;&amp;[.H222]&amp;&quot; &quot;&amp;[.I222]&amp;&quot; &quot;&amp;[.J222]&amp;&quot; &quot;&amp;[.K222]&amp;&quot; &quot;&amp;[.L222]&amp;&quot; &quot;&amp;[.M222]&amp;&quot; &quot;&amp;[.N222]&amp;&quot; &quot;&amp;[.O222]&amp;&quot; &quot;&amp;[.P222]&amp;&quot; &quot;&amp;[.Q222]&amp;&quot; &quot;&amp;[.R222]" office:value-type="string" office:string-value="Left Rotate Single Register to Regjster      " calcext:value-type="string">
            <text:p>Left Rotate Single Register to Regjster <text:s text:c="5"/></text:p>
          </table:table-cell>
          <table:table-cell table:formula="of:=&quot;0x&quot;&amp;RIGHT(&quot;00&quot;&amp;[.T222];2)" office:value-type="string" office:string-value="0x0F" calcext:value-type="string">
            <text:p>0x0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j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formula="of:=LEN([.T223])" office:value-type="float" office:value="2" calcext:value-type="float">
            <text:p>2</text:p>
          </table:table-cell>
          <table:table-cell/>
          <table:table-cell office:value-type="string" calcext:value-type="string">
            <text:p>LTDD</text:p>
          </table:table-cell>
          <table:table-cell table:formula="of:=[.G223]&amp;&quot; &quot;&amp;[.H223]&amp;&quot; &quot;&amp;[.I223]&amp;&quot; &quot;&amp;[.J223]&amp;&quot; &quot;&amp;[.K223]&amp;&quot; &quot;&amp;[.L223]&amp;&quot; &quot;&amp;[.M223]&amp;&quot; &quot;&amp;[.N223]&amp;&quot; &quot;&amp;[.O223]&amp;&quot; &quot;&amp;[.P223]&amp;&quot; &quot;&amp;[.Q223]&amp;&quot; &quot;&amp;[.R223]" office:value-type="string" office:string-value="Loop Termination with Directly Addressed- Control Variable and Directly Addressed Terminal Value" calcext:value-type="string">
            <text:p>Loop Termination with Directly Addressed- Control Variable and Directly Addressed Terminal Value</text:p>
          </table:table-cell>
          <table:table-cell table:formula="of:=&quot;0x&quot;&amp;RIGHT(&quot;00&quot;&amp;[.T223];2)" office:value-type="string" office:string-value="0xEB" calcext:value-type="string">
            <text:p>0xEB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-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B</text:p>
          </table:table-cell>
          <table:table-cell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4])" office:value-type="float" office:value="2" calcext:value-type="float">
            <text:p>2</text:p>
          </table:table-cell>
          <table:table-cell/>
          <table:table-cell office:value-type="string" calcext:value-type="string">
            <text:p>LTDL</text:p>
          </table:table-cell>
          <table:table-cell table:formula="of:=[.G224]&amp;&quot; &quot;&amp;[.H224]&amp;&quot; &quot;&amp;[.I224]&amp;&quot; &quot;&amp;[.J224]&amp;&quot; &quot;&amp;[.K224]&amp;&quot; &quot;&amp;[.L224]&amp;&quot; &quot;&amp;[.M224]&amp;&quot; &quot;&amp;[.N224]&amp;&quot; &quot;&amp;[.O224]&amp;&quot; &quot;&amp;[.P224]&amp;&quot; &quot;&amp;[.Q224]&amp;&quot; &quot;&amp;[.R224]" office:value-type="string" office:string-value="Loop Terminationwit h Directly Addressed Control- Variable- and Literal Terminal Value " calcext:value-type="string">
            <text:p>Loop Terminationwit h Directly Addressed Control- Variable- and Literal Terminal Value </text:p>
          </table:table-cell>
          <table:table-cell table:formula="of:=&quot;0x&quot;&amp;RIGHT(&quot;00&quot;&amp;[.T224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w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-</text:p>
          </table:table-cell>
          <table:table-cell office:value-type="string" calcext:value-type="string">
            <text:p>Variable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5])" office:value-type="float" office:value="2" calcext:value-type="float">
            <text:p>2</text:p>
          </table:table-cell>
          <table:table-cell/>
          <table:table-cell office:value-type="string" calcext:value-type="string">
            <text:p>LTlD</text:p>
          </table:table-cell>
          <table:table-cell table:formula="of:=[.G225]&amp;&quot; &quot;&amp;[.H225]&amp;&quot; &quot;&amp;[.I225]&amp;&quot; &quot;&amp;[.J225]&amp;&quot; &quot;&amp;[.K225]&amp;&quot; &quot;&amp;[.L225]&amp;&quot; &quot;&amp;[.M225]&amp;&quot; &quot;&amp;[.N225]&amp;&quot; &quot;&amp;[.O225]&amp;&quot; &quot;&amp;[.P225]&amp;&quot; &quot;&amp;[.Q225]&amp;&quot; &quot;&amp;[.R225]" office:value-type="string" office:string-value="Lo0p Termination with Indirectly Addressed Control Variable and Directly Addressed Terminal Value" calcext:value-type="string">
            <text:p>Lo0p Termination with Indirectly Addressed Control Variable and Directly Addressed Terminal Value</text:p>
          </table:table-cell>
          <table:table-cell table:formula="of:=&quot;0x&quot;&amp;RIGHT(&quot;00&quot;&amp;[.T225];2)" office:value-type="string" office:string-value="0xE8" calcext:value-type="string">
            <text:p>0xE8</text:p>
          </table:table-cell>
          <table:table-cell office:value-type="string" calcext:value-type="string">
            <text:p>Lo0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6])" office:value-type="float" office:value="2" calcext:value-type="float">
            <text:p>2</text:p>
          </table:table-cell>
          <table:table-cell/>
          <table:table-cell office:value-type="string" calcext:value-type="string">
            <text:p>LTIL</text:p>
          </table:table-cell>
          <table:table-cell table:formula="of:=[.G226]&amp;&quot; &quot;&amp;[.H226]&amp;&quot; &quot;&amp;[.I226]&amp;&quot; &quot;&amp;[.J226]&amp;&quot; &quot;&amp;[.K226]&amp;&quot; &quot;&amp;[.L226]&amp;&quot; &quot;&amp;[.M226]&amp;&quot; &quot;&amp;[.N226]&amp;&quot; &quot;&amp;[.O226]&amp;&quot; &quot;&amp;[.P226]&amp;&quot; &quot;&amp;[.Q226]&amp;&quot; &quot;&amp;[.R226]" office:value-type="string" office:string-value="Loop Termination with Indirectly Addressed Control Variable and Literal Terminal Value " calcext:value-type="string">
            <text:p>Loop Termination with Indirectly Addressed Control Variable and Literal Terminal Value </text:p>
          </table:table-cell>
          <table:table-cell table:formula="of:=&quot;0x&quot;&amp;RIGHT(&quot;00&quot;&amp;[.T226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7])" office:value-type="float" office:value="1" calcext:value-type="float">
            <text:p>1</text:p>
          </table:table-cell>
          <table:table-cell/>
          <table:table-cell office:value-type="string" calcext:value-type="string">
            <text:p>LXR</text:p>
          </table:table-cell>
          <table:table-cell table:formula="of:=[.G227]&amp;&quot; &quot;&amp;[.H227]&amp;&quot; &quot;&amp;[.I227]&amp;&quot; &quot;&amp;[.J227]&amp;&quot; &quot;&amp;[.K227]&amp;&quot; &quot;&amp;[.L227]&amp;&quot; &quot;&amp;[.M227]&amp;&quot; &quot;&amp;[.N227]&amp;&quot; &quot;&amp;[.O227]&amp;&quot; &quot;&amp;[.P227]&amp;&quot; &quot;&amp;[.Q227]&amp;&quot; &quot;&amp;[.R227]" office:value-type="string" office:string-value="Load Extended Memory Control Register       " calcext:value-type="string">
            <text:p>Load Extended Memory Control Register <text:s text:c="6"/></text:p>
          </table:table-cell>
          <table:table-cell table:formula="of:=&quot;0x&quot;&amp;RIGHT(&quot;00&quot;&amp;[.T227];2)" office:value-type="string" office:string-value="0x02" calcext:value-type="string">
            <text:p>0x02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.2•</text:p>
          </table:table-cell>
          <table:table-cell table:number-columns-repeated="5"/>
          <table:table-cell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formula="of:=LEN([.T228])" office:value-type="float" office:value="2" calcext:value-type="float">
            <text:p>2</text:p>
          </table:table-cell>
          <table:table-cell/>
          <table:table-cell office:value-type="string" calcext:value-type="string">
            <text:p>MBEV</text:p>
          </table:table-cell>
          <table:table-cell table:formula="of:=[.G228]&amp;&quot; &quot;&amp;[.H228]&amp;&quot; &quot;&amp;[.I228]&amp;&quot; &quot;&amp;[.J228]&amp;&quot; &quot;&amp;[.K228]&amp;&quot; &quot;&amp;[.L228]&amp;&quot; &quot;&amp;[.M228]&amp;&quot; &quot;&amp;[.N228]&amp;&quot; &quot;&amp;[.O228]&amp;&quot; &quot;&amp;[.P228]&amp;&quot; &quot;&amp;[.Q228]&amp;&quot; &quot;&amp;[.R228]" office:value-type="string" office:string-value="Move Block from Extended to Virtual Memory     " calcext:value-type="string">
            <text:p>Move Block from Extended to Virtual Memory <text:s text:c="4"/></text:p>
          </table:table-cell>
          <table:table-cell table:formula="of:=&quot;0x&quot;&amp;RIGHT(&quot;00&quot;&amp;[.T228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29])" office:value-type="float" office:value="1" calcext:value-type="float">
            <text:p>1</text:p>
          </table:table-cell>
          <table:table-cell/>
          <table:table-cell office:value-type="string" calcext:value-type="string">
            <text:p>MBL</text:p>
          </table:table-cell>
          <table:table-cell table:formula="of:=[.G229]&amp;&quot; &quot;&amp;[.H229]&amp;&quot; &quot;&amp;[.I229]&amp;&quot; &quot;&amp;[.J229]&amp;&quot; &quot;&amp;[.K229]&amp;&quot; &quot;&amp;[.L229]&amp;&quot; &quot;&amp;[.M229]&amp;&quot; &quot;&amp;[.N229]&amp;&quot; &quot;&amp;[.O229]&amp;&quot; &quot;&amp;[.P229]&amp;&quot; &quot;&amp;[.Q229]&amp;&quot; &quot;&amp;[.R229]" office:value-type="string" office:string-value="Move Byte Left Register to Register      " calcext:value-type="string">
            <text:p>Move Byte Left Register to Register <text:s text:c="5"/></text:p>
          </table:table-cell>
          <table:table-cell table:formula="of:=&quot;0x&quot;&amp;RIGHT(&quot;00&quot;&amp;[.T229];2)" office:value-type="string" office:string-value="0x09" calcext:value-type="string">
            <text:p>0x09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0])" office:value-type="float" office:value="1" calcext:value-type="float">
            <text:p>1</text:p>
          </table:table-cell>
          <table:table-cell/>
          <table:table-cell office:value-type="string" calcext:value-type="string">
            <text:p>MBR</text:p>
          </table:table-cell>
          <table:table-cell table:formula="of:=[.G230]&amp;&quot; &quot;&amp;[.H230]&amp;&quot; &quot;&amp;[.I230]&amp;&quot; &quot;&amp;[.J230]&amp;&quot; &quot;&amp;[.K230]&amp;&quot; &quot;&amp;[.L230]&amp;&quot; &quot;&amp;[.M230]&amp;&quot; &quot;&amp;[.N230]&amp;&quot; &quot;&amp;[.O230]&amp;&quot; &quot;&amp;[.P230]&amp;&quot; &quot;&amp;[.Q230]&amp;&quot; &quot;&amp;[.R230]" office:value-type="string" office:string-value="Move Byte Right Register to Register      " calcext:value-type="string">
            <text:p>Move Byte Right Register to Register <text:s text:c="5"/></text:p>
          </table:table-cell>
          <table:table-cell table:formula="of:=&quot;0x&quot;&amp;RIGHT(&quot;00&quot;&amp;[.T230];2)" office:value-type="string" office:string-value="0x08" calcext:value-type="string">
            <text:p>0x08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1])" office:value-type="float" office:value="2" calcext:value-type="float">
            <text:p>2</text:p>
          </table:table-cell>
          <table:table-cell/>
          <table:table-cell office:value-type="string" calcext:value-type="string">
            <text:p>MBVE</text:p>
          </table:table-cell>
          <table:table-cell table:formula="of:=[.G231]&amp;&quot; &quot;&amp;[.H231]&amp;&quot; &quot;&amp;[.I231]&amp;&quot; &quot;&amp;[.J231]&amp;&quot; &quot;&amp;[.K231]&amp;&quot; &quot;&amp;[.L231]&amp;&quot; &quot;&amp;[.M231]&amp;&quot; &quot;&amp;[.N231]&amp;&quot; &quot;&amp;[.O231]&amp;&quot; &quot;&amp;[.P231]&amp;&quot; &quot;&amp;[.Q231]&amp;&quot; &quot;&amp;[.R231]" office:value-type="string" office:string-value="Move Block from Virtual to Extended Memory     " calcext:value-type="string">
            <text:p>Move Block from Virtual to Extended Memory <text:s text:c="4"/></text:p>
          </table:table-cell>
          <table:table-cell table:formula="of:=&quot;0x&quot;&amp;RIGHT(&quot;00&quot;&amp;[.T231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32])" office:value-type="float" office:value="2" calcext:value-type="float">
            <text:p>2</text:p>
          </table:table-cell>
          <table:table-cell/>
          <table:table-cell office:value-type="string" calcext:value-type="string">
            <text:p>MBVV</text:p>
          </table:table-cell>
          <table:table-cell table:formula="of:=[.G232]&amp;&quot; &quot;&amp;[.H232]&amp;&quot; &quot;&amp;[.I232]&amp;&quot; &quot;&amp;[.J232]&amp;&quot; &quot;&amp;[.K232]&amp;&quot; &quot;&amp;[.L232]&amp;&quot; &quot;&amp;[.M232]&amp;&quot; &quot;&amp;[.N232]&amp;&quot; &quot;&amp;[.O232]&amp;&quot; &quot;&amp;[.P232]&amp;&quot; &quot;&amp;[.Q232]&amp;&quot; &quot;&amp;[.R232]" office:value-type="string" office:string-value="MoveVirtual Block to Virtual Block       " calcext:value-type="string">
            <text:p>MoveVirtual Block to Virtual Block <text:s text:c="6"/></text:p>
          </table:table-cell>
          <table:table-cell table:formula="of:=&quot;0x&quot;&amp;RIGHT(&quot;00&quot;&amp;[.T232];2)" office:value-type="string" office:string-value="0x0E" calcext:value-type="string">
            <text:p>0x0E</text:p>
          </table:table-cell>
          <table:table-cell office:value-type="string" calcext:value-type="string">
            <text:p>MoveVirtu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Block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2.3" calcext:value-type="float">
            <text:p>2.3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formula="of:=LEN([.T233])" office:value-type="float" office:value="2" calcext:value-type="float">
            <text:p>2</text:p>
          </table:table-cell>
          <table:table-cell/>
          <table:table-cell office:value-type="string" calcext:value-type="string">
            <text:p>MLR</text:p>
          </table:table-cell>
          <table:table-cell table:formula="of:=[.G233]&amp;&quot; &quot;&amp;[.H233]&amp;&quot; &quot;&amp;[.I233]&amp;&quot; &quot;&amp;[.J233]&amp;&quot; &quot;&amp;[.K233]&amp;&quot; &quot;&amp;[.L233]&amp;&quot; &quot;&amp;[.M233]&amp;&quot; &quot;&amp;[.N233]&amp;&quot; &quot;&amp;[.O233]&amp;&quot; &quot;&amp;[.P233]&amp;&quot; &quot;&amp;[.Q233]&amp;&quot; &quot;&amp;[.R233]" office:value-type="string" office:string-value="Move Lower Byte Register to Register      " calcext:value-type="string">
            <text:p>Move Lower Byte Register to Register <text:s text:c="5"/></text:p>
          </table:table-cell>
          <table:table-cell table:formula="of:=&quot;0x&quot;&amp;RIGHT(&quot;00&quot;&amp;[.T233];2)" office:value-type="string" office:string-value="0x0C" calcext:value-type="string">
            <text:p>0x0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C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4])" office:value-type="float" office:value="1" calcext:value-type="float">
            <text:p>1</text:p>
          </table:table-cell>
          <table:table-cell/>
          <table:table-cell office:value-type="string" calcext:value-type="string">
            <text:p>MMRB</text:p>
          </table:table-cell>
          <table:table-cell table:formula="of:=[.G234]&amp;&quot; &quot;&amp;[.H234]&amp;&quot; &quot;&amp;[.I234]&amp;&quot; &quot;&amp;[.J234]&amp;&quot; &quot;&amp;[.K234]&amp;&quot; &quot;&amp;[.L234]&amp;&quot; &quot;&amp;[.M234]&amp;&quot; &quot;&amp;[.N234]&amp;&quot; &quot;&amp;[.O234]&amp;&quot; &quot;&amp;[.P234]&amp;&quot; &quot;&amp;[.Q234]&amp;&quot; &quot;&amp;[.R234]" office:value-type="string" office:string-value="Move Memory File to Register Block Section of Context File  " calcext:value-type="string">
            <text:p>Move Memory File to Register Block Section of Context File <text:s/></text:p>
          </table:table-cell>
          <table:table-cell table:formula="of:=&quot;0x&quot;&amp;RIGHT(&quot;00&quot;&amp;[.T234];2)" office:value-type="string" office:string-value="0x06" calcext:value-type="string">
            <text:p>0x06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35])" office:value-type="float" office:value="2" calcext:value-type="float">
            <text:p>2</text:p>
          </table:table-cell>
          <table:table-cell/>
          <table:table-cell office:value-type="string" calcext:value-type="string">
            <text:p>MPES</text:p>
          </table:table-cell>
          <table:table-cell table:formula="of:=[.G235]&amp;&quot; &quot;&amp;[.H235]&amp;&quot; &quot;&amp;[.I235]&amp;&quot; &quot;&amp;[.J235]&amp;&quot; &quot;&amp;[.K235]&amp;&quot; &quot;&amp;[.L235]&amp;&quot; &quot;&amp;[.M235]&amp;&quot; &quot;&amp;[.N235]&amp;&quot; &quot;&amp;[.O235]&amp;&quot; &quot;&amp;[.P235]&amp;&quot; &quot;&amp;[.Q235]&amp;&quot; &quot;&amp;[.R235]" office:value-type="string" office:string-value="Multiply Immediate with Extended Sign       " calcext:value-type="string">
            <text:p>Multiply Immediate with Extended Sign <text:s text:c="6"/></text:p>
          </table:table-cell>
          <table:table-cell table:formula="of:=&quot;0x&quot;&amp;RIGHT(&quot;00&quot;&amp;[.T235];2)" office:value-type="string" office:string-value="0x0E" calcext:value-type="string">
            <text:p>0x0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236])" office:value-type="float" office:value="2" calcext:value-type="float">
            <text:p>2</text:p>
          </table:table-cell>
          <table:table-cell/>
          <table:table-cell office:value-type="string" calcext:value-type="string">
            <text:p>MPI</text:p>
          </table:table-cell>
          <table:table-cell table:formula="of:=[.G236]&amp;&quot; &quot;&amp;[.H236]&amp;&quot; &quot;&amp;[.I236]&amp;&quot; &quot;&amp;[.J236]&amp;&quot; &quot;&amp;[.K236]&amp;&quot; &quot;&amp;[.L236]&amp;&quot; &quot;&amp;[.M236]&amp;&quot; &quot;&amp;[.N236]&amp;&quot; &quot;&amp;[.O236]&amp;&quot; &quot;&amp;[.P236]&amp;&quot; &quot;&amp;[.Q236]&amp;&quot; &quot;&amp;[.R236]" office:value-type="string" office:string-value="Multiply Immediate          " calcext:value-type="string">
            <text:p>Multiply Immediate <text:s text:c="9"/></text:p>
          </table:table-cell>
          <table:table-cell table:formula="of:=&quot;0x&quot;&amp;RIGHT(&quot;00&quot;&amp;[.T236];2)" office:value-type="string" office:string-value="0xE8" calcext:value-type="string">
            <text:p>0xE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7])" office:value-type="float" office:value="2" calcext:value-type="float">
            <text:p>2</text:p>
          </table:table-cell>
          <table:table-cell/>
          <table:table-cell office:value-type="string" calcext:value-type="string">
            <text:p>MPM</text:p>
          </table:table-cell>
          <table:table-cell table:formula="of:=[.G237]&amp;&quot; &quot;&amp;[.H237]&amp;&quot; &quot;&amp;[.I237]&amp;&quot; &quot;&amp;[.J237]&amp;&quot; &quot;&amp;[.K237]&amp;&quot; &quot;&amp;[.L237]&amp;&quot; &quot;&amp;[.M237]&amp;&quot; &quot;&amp;[.N237]&amp;&quot; &quot;&amp;[.O237]&amp;&quot; &quot;&amp;[.P237]&amp;&quot; &quot;&amp;[.Q237]&amp;&quot; &quot;&amp;[.R237]" office:value-type="string" office:string-value="Multiply Register by Memory        " calcext:value-type="string">
            <text:p>Multiply Register by Memory <text:s text:c="7"/></text:p>
          </table:table-cell>
          <table:table-cell table:formula="of:=&quot;0x&quot;&amp;RIGHT(&quot;00&quot;&amp;[.T237];2)" office:value-type="string" office:string-value="0xAO" calcext:value-type="string">
            <text:p>0xA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8])" office:value-type="float" office:value="2" calcext:value-type="float">
            <text:p>2</text:p>
          </table:table-cell>
          <table:table-cell/>
          <table:table-cell office:value-type="string" calcext:value-type="string">
            <text:p>MPMD</text:p>
          </table:table-cell>
          <table:table-cell table:formula="of:=[.G238]&amp;&quot; &quot;&amp;[.H238]&amp;&quot; &quot;&amp;[.I238]&amp;&quot; &quot;&amp;[.J238]&amp;&quot; &quot;&amp;[.K238]&amp;&quot; &quot;&amp;[.L238]&amp;&quot; &quot;&amp;[.M238]&amp;&quot; &quot;&amp;[.N238]&amp;&quot; &quot;&amp;[.O238]&amp;&quot; &quot;&amp;[.P238]&amp;&quot; &quot;&amp;[.Q238]&amp;&quot; &quot;&amp;[.R238]" office:value-type="string" office:string-value="Multiply Double-Register by Memory Double word      " calcext:value-type="string">
            <text:p>Multiply Double-Register by Memory Double word <text:s text:c="5"/></text:p>
          </table:table-cell>
          <table:table-cell table:formula="of:=&quot;0x&quot;&amp;RIGHT(&quot;00&quot;&amp;[.T238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d</text:p>
          </table:table-cell>
          <table:table-cell table:style-name="Default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3.3" calcext:value-type="float">
            <text:p>3.3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39])" office:value-type="float" office:value="2" calcext:value-type="float">
            <text:p>2</text:p>
          </table:table-cell>
          <table:table-cell/>
          <table:table-cell office:value-type="string" calcext:value-type="string">
            <text:p>MPR</text:p>
          </table:table-cell>
          <table:table-cell table:formula="of:=[.G239]&amp;&quot; &quot;&amp;[.H239]&amp;&quot; &quot;&amp;[.I239]&amp;&quot; &quot;&amp;[.J239]&amp;&quot; &quot;&amp;[.K239]&amp;&quot; &quot;&amp;[.L239]&amp;&quot; &quot;&amp;[.M239]&amp;&quot; &quot;&amp;[.N239]&amp;&quot; &quot;&amp;[.O239]&amp;&quot; &quot;&amp;[.P239]&amp;&quot; &quot;&amp;[.Q239]&amp;&quot; &quot;&amp;[.R239]" office:value-type="string" office:string-value="Multiply Register by Register        " calcext:value-type="string">
            <text:p>Multiply Register by Register <text:s text:c="7"/></text:p>
          </table:table-cell>
          <table:table-cell table:formula="of:=&quot;0x&quot;&amp;RIGHT(&quot;00&quot;&amp;[.T239];2)" office:value-type="string" office:string-value="0x20" calcext:value-type="string">
            <text:p>0x2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0])" office:value-type="float" office:value="2" calcext:value-type="float">
            <text:p>2</text:p>
          </table:table-cell>
          <table:table-cell/>
          <table:table-cell office:value-type="string" calcext:value-type="string">
            <text:p>MPRD</text:p>
          </table:table-cell>
          <table:table-cell table:formula="of:=[.G240]&amp;&quot; &quot;&amp;[.H240]&amp;&quot; &quot;&amp;[.I240]&amp;&quot; &quot;&amp;[.J240]&amp;&quot; &quot;&amp;[.K240]&amp;&quot; &quot;&amp;[.L240]&amp;&quot; &quot;&amp;[.M240]&amp;&quot; &quot;&amp;[.N240]&amp;&quot; &quot;&amp;[.O240]&amp;&quot; &quot;&amp;[.P240]&amp;&quot; &quot;&amp;[.Q240]&amp;&quot; &quot;&amp;[.R240]" office:value-type="string" office:string-value="Multiply Double-Register by Double- Register       " calcext:value-type="string">
            <text:p>Multiply Double-Register by Double- Register <text:s text:c="6"/></text:p>
          </table:table-cell>
          <table:table-cell table:formula="of:=&quot;0x&quot;&amp;RIGHT(&quot;00&quot;&amp;[.T240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1])" office:value-type="float" office:value="2" calcext:value-type="float">
            <text:p>2</text:p>
          </table:table-cell>
          <table:table-cell/>
          <table:table-cell office:value-type="string" calcext:value-type="string">
            <text:p>MPS</text:p>
          </table:table-cell>
          <table:table-cell table:formula="of:=[.G241]&amp;&quot; &quot;&amp;[.H241]&amp;&quot; &quot;&amp;[.I241]&amp;&quot; &quot;&amp;[.J241]&amp;&quot; &quot;&amp;[.K241]&amp;&quot; &quot;&amp;[.L241]&amp;&quot; &quot;&amp;[.M241]&amp;&quot; &quot;&amp;[.N241]&amp;&quot; &quot;&amp;[.O241]&amp;&quot; &quot;&amp;[.P241]&amp;&quot; &quot;&amp;[.Q241]&amp;&quot; &quot;&amp;[.R241]" office:value-type="string" office:string-value="Multiply Register by Memory (Short-Displaced)       " calcext:value-type="string">
            <text:p>Multiply Register by Memory (Short-Displaced) <text:s text:c="6"/></text:p>
          </table:table-cell>
          <table:table-cell table:formula="of:=&quot;0x&quot;&amp;RIGHT(&quot;00&quot;&amp;[.T241];2)" office:value-type="string" office:string-value="0xBO" calcext:value-type="string">
            <text:p>0xB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2])" office:value-type="float" office:value="2" calcext:value-type="float">
            <text:p>2</text:p>
          </table:table-cell>
          <table:table-cell/>
          <table:table-cell office:value-type="string" calcext:value-type="string">
            <text:p>MPX</text:p>
          </table:table-cell>
          <table:table-cell table:formula="of:=[.G242]&amp;&quot; &quot;&amp;[.H242]&amp;&quot; &quot;&amp;[.I242]&amp;&quot; &quot;&amp;[.J242]&amp;&quot; &quot;&amp;[.K242]&amp;&quot; &quot;&amp;[.L242]&amp;&quot; &quot;&amp;[.M242]&amp;&quot; &quot;&amp;[.N242]&amp;&quot; &quot;&amp;[.O242]&amp;&quot; &quot;&amp;[.P242]&amp;&quot; &quot;&amp;[.Q242]&amp;&quot; &quot;&amp;[.R242]" office:value-type="string" office:string-value="Multiply Register by Memory (Short-Indexed)       " calcext:value-type="string">
            <text:p>Multiply Register by Memory (Short-Indexed) <text:s text:c="6"/></text:p>
          </table:table-cell>
          <table:table-cell table:formula="of:=&quot;0x&quot;&amp;RIGHT(&quot;00&quot;&amp;[.T242];2)" office:value-type="string" office:string-value="0x88" calcext:value-type="string">
            <text:p>0x8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3])" office:value-type="float" office:value="1" calcext:value-type="float">
            <text:p>1</text:p>
          </table:table-cell>
          <table:table-cell/>
          <table:table-cell office:value-type="string" calcext:value-type="string">
            <text:p>MRBM</text:p>
          </table:table-cell>
          <table:table-cell table:formula="of:=[.G243]&amp;&quot; &quot;&amp;[.H243]&amp;&quot; &quot;&amp;[.I243]&amp;&quot; &quot;&amp;[.J243]&amp;&quot; &quot;&amp;[.K243]&amp;&quot; &quot;&amp;[.L243]&amp;&quot; &quot;&amp;[.M243]&amp;&quot; &quot;&amp;[.N243]&amp;&quot; &quot;&amp;[.O243]&amp;&quot; &quot;&amp;[.P243]&amp;&quot; &quot;&amp;[.Q243]&amp;&quot; &quot;&amp;[.R243]" office:value-type="string" office:string-value="Move Register Block Section of Context File to Memory File  " calcext:value-type="string">
            <text:p>Move Register Block Section of Context File to Memory File <text:s/></text:p>
          </table:table-cell>
          <table:table-cell table:formula="of:=&quot;0x&quot;&amp;RIGHT(&quot;00&quot;&amp;[.T243];2)" office:value-type="string" office:string-value="0x07" calcext:value-type="string">
            <text:p>0x07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44])" office:value-type="float" office:value="2" calcext:value-type="float">
            <text:p>2</text:p>
          </table:table-cell>
          <table:table-cell/>
          <table:table-cell office:value-type="string" calcext:value-type="string">
            <text:p>MUR</text:p>
          </table:table-cell>
          <table:table-cell table:formula="of:=[.G244]&amp;&quot; &quot;&amp;[.H244]&amp;&quot; &quot;&amp;[.I244]&amp;&quot; &quot;&amp;[.J244]&amp;&quot; &quot;&amp;[.K244]&amp;&quot; &quot;&amp;[.L244]&amp;&quot; &quot;&amp;[.M244]&amp;&quot; &quot;&amp;[.N244]&amp;&quot; &quot;&amp;[.O244]&amp;&quot; &quot;&amp;[.P244]&amp;&quot; &quot;&amp;[.Q244]&amp;&quot; &quot;&amp;[.R244]" office:value-type="string" office:string-value="Move Upper Byte Register to Register      " calcext:value-type="string">
            <text:p>Move Upper Byte Register to Register <text:s text:c="5"/></text:p>
          </table:table-cell>
          <table:table-cell table:formula="of:=&quot;0x&quot;&amp;RIGHT(&quot;00&quot;&amp;[.T244];2)" office:value-type="string" office:string-value="0x0B" calcext:value-type="string">
            <text:p>0x0B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B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45])" office:value-type="float" office:value="0" calcext:value-type="float">
            <text:p>0</text:p>
          </table:table-cell>
          <table:table-cell/>
          <table:table-cell office:value-type="string" calcext:value-type="string">
            <text:p>NOP</text:p>
          </table:table-cell>
          <table:table-cell table:formula="of:=[.G245]&amp;&quot; &quot;&amp;[.H245]&amp;&quot; &quot;&amp;[.I245]&amp;&quot; &quot;&amp;[.J245]&amp;&quot; &quot;&amp;[.K245]&amp;&quot; &quot;&amp;[.L245]&amp;&quot; &quot;&amp;[.M245]&amp;&quot; &quot;&amp;[.N245]&amp;&quot; &quot;&amp;[.O245]&amp;&quot; &quot;&amp;[.P245]&amp;&quot; &quot;&amp;[.Q245]&amp;&quot; &quot;&amp;[.R245]" office:value-type="string" office:string-value="No Operation          " calcext:value-type="string">
            <text:p>No Operation <text:s text:c="9"/></text:p>
          </table:table-cell>
          <table:table-cell table:formula="of:=&quot;0x&quot;&amp;RIGHT(&quot;00&quot;&amp;[.T245];2)" office:value-type="string" office:string-value="0x00" calcext:value-type="string">
            <text:p>0x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table:number-columns-repeated="13"/>
          <table:table-cell table:style-name="ce21"/>
          <table:table-cell table:number-columns-repeated="4"/>
          <table:table-cell office:value-type="string" calcext:value-type="string">
            <text:p>9-118</text:p>
          </table:table-cell>
          <table:table-cell table:number-columns-repeated="16351"/>
        </table:table-row>
        <table:table-row table:style-name="ro1">
          <table:table-cell/>
          <table:table-cell table:formula="of:=LEN([.T246])" office:value-type="float" office:value="2" calcext:value-type="float">
            <text:p>2</text:p>
          </table:table-cell>
          <table:table-cell/>
          <table:table-cell office:value-type="string" calcext:value-type="string">
            <text:p>OBMM</text:p>
          </table:table-cell>
          <table:table-cell table:formula="of:=[.G246]&amp;&quot; &quot;&amp;[.H246]&amp;&quot; &quot;&amp;[.I246]&amp;&quot; &quot;&amp;[.J246]&amp;&quot; &quot;&amp;[.K246]&amp;&quot; &quot;&amp;[.L246]&amp;&quot; &quot;&amp;[.M246]&amp;&quot; &quot;&amp;[.N246]&amp;&quot; &quot;&amp;[.O246]&amp;&quot; &quot;&amp;[.P246]&amp;&quot; &quot;&amp;[.Q246]&amp;&quot; &quot;&amp;[.R246]" office:value-type="string" office:string-value="OR Bit in Memory·        " calcext:value-type="string">
            <text:p>OR Bit in Memory· <text:s text:c="7"/></text:p>
          </table:table-cell>
          <table:table-cell table:formula="of:=&quot;0x&quot;&amp;RIGHT(&quot;00&quot;&amp;[.T246];2)" office:value-type="string" office:string-value="0x82" calcext:value-type="string">
            <text:p>0x8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·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47])" office:value-type="float" office:value="2" calcext:value-type="float">
            <text:p>2</text:p>
          </table:table-cell>
          <table:table-cell/>
          <table:table-cell office:value-type="string" calcext:value-type="string">
            <text:p>OBR</text:p>
          </table:table-cell>
          <table:table-cell table:formula="of:=[.G247]&amp;&quot; &quot;&amp;[.H247]&amp;&quot; &quot;&amp;[.I247]&amp;&quot; &quot;&amp;[.J247]&amp;&quot; &quot;&amp;[.K247]&amp;&quot; &quot;&amp;[.L247]&amp;&quot; &quot;&amp;[.M247]&amp;&quot; &quot;&amp;[.N247]&amp;&quot; &quot;&amp;[.O247]&amp;&quot; &quot;&amp;[.P247]&amp;&quot; &quot;&amp;[.Q247]&amp;&quot; &quot;&amp;[.R247]" office:value-type="string" office:string-value="OR Bit in Register        " calcext:value-type="string">
            <text:p>OR Bit in Register <text:s text:c="7"/></text:p>
          </table:table-cell>
          <table:table-cell table:formula="of:=&quot;0x&quot;&amp;RIGHT(&quot;00&quot;&amp;[.T247];2)" office:value-type="string" office:string-value="0x63" calcext:value-type="string">
            <text:p>0x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8])" office:value-type="float" office:value="2" calcext:value-type="float">
            <text:p>2</text:p>
          </table:table-cell>
          <table:table-cell/>
          <table:table-cell office:value-type="string" calcext:value-type="string">
            <text:p>OBRB</text:p>
          </table:table-cell>
          <table:table-cell table:formula="of:=[.G248]&amp;&quot; &quot;&amp;[.H248]&amp;&quot; &quot;&amp;[.I248]&amp;&quot; &quot;&amp;[.J248]&amp;&quot; &quot;&amp;[.K248]&amp;&quot; &quot;&amp;[.L248]&amp;&quot; &quot;&amp;[.M248]&amp;&quot; &quot;&amp;[.N248]&amp;&quot; &quot;&amp;[.O248]&amp;&quot; &quot;&amp;[.P248]&amp;&quot; &quot;&amp;[.Q248]&amp;&quot; &quot;&amp;[.R248]" office:value-type="string" office:string-value="OR Bit in Register and Branch Unconditionally     " calcext:value-type="string">
            <text:p>OR Bit in Register and Branch Unconditionally <text:s text:c="4"/></text:p>
          </table:table-cell>
          <table:table-cell table:formula="of:=&quot;0x&quot;&amp;RIGHT(&quot;00&quot;&amp;[.T248];2)" office:value-type="string" office:string-value="0x73" calcext:value-type="string">
            <text:p>0x7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9])" office:value-type="float" office:value="2" calcext:value-type="float">
            <text:p>2</text:p>
          </table:table-cell>
          <table:table-cell/>
          <table:table-cell office:value-type="string" calcext:value-type="string">
            <text:p>OBSM</text:p>
          </table:table-cell>
          <table:table-cell table:formula="of:=[.G249]&amp;&quot; &quot;&amp;[.H249]&amp;&quot; &quot;&amp;[.I249]&amp;&quot; &quot;&amp;[.J249]&amp;&quot; &quot;&amp;[.K249]&amp;&quot; &quot;&amp;[.L249]&amp;&quot; &quot;&amp;[.M249]&amp;&quot; &quot;&amp;[.N249]&amp;&quot; &quot;&amp;[.O249]&amp;&quot; &quot;&amp;[.P249]&amp;&quot; &quot;&amp;[.Q249]&amp;&quot; &quot;&amp;[.R249]" office:value-type="string" office:string-value="OR Bit in Memory (Short-Displaced)       " calcext:value-type="string">
            <text:p>OR Bit in Memory (Short-Displaced) <text:s text:c="6"/></text:p>
          </table:table-cell>
          <table:table-cell table:formula="of:=&quot;0x&quot;&amp;RIGHT(&quot;00&quot;&amp;[.T249];2)" office:value-type="string" office:string-value="0x92" calcext:value-type="string">
            <text:p>0x9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50])" office:value-type="float" office:value="2" calcext:value-type="float">
            <text:p>2</text:p>
          </table:table-cell>
          <table:table-cell/>
          <table:table-cell office:value-type="string" calcext:value-type="string">
            <text:p>OBXM</text:p>
          </table:table-cell>
          <table:table-cell table:formula="of:=[.G250]&amp;&quot; &quot;&amp;[.H250]&amp;&quot; &quot;&amp;[.I250]&amp;&quot; &quot;&amp;[.J250]&amp;&quot; &quot;&amp;[.K250]&amp;&quot; &quot;&amp;[.L250]&amp;&quot; &quot;&amp;[.M250]&amp;&quot; &quot;&amp;[.N250]&amp;&quot; &quot;&amp;[.O250]&amp;&quot; &quot;&amp;[.P250]&amp;&quot; &quot;&amp;[.Q250]&amp;&quot; &quot;&amp;[.R250]" office:value-type="string" office:string-value="OR Bit in Memory (Short-Indexed)       " calcext:value-type="string">
            <text:p>OR Bit in Memory (Short-Indexed) <text:s text:c="6"/></text:p>
          </table:table-cell>
          <table:table-cell table:formula="of:=&quot;0x&quot;&amp;RIGHT(&quot;00&quot;&amp;[.T250];2)" office:value-type="string" office:string-value="0x9A" calcext:value-type="string">
            <text:p>0x9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9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51])" office:value-type="float" office:value="2" calcext:value-type="float">
            <text:p>2</text:p>
          </table:table-cell>
          <table:table-cell/>
          <table:table-cell office:value-type="string" calcext:value-type="string">
            <text:p>OCA</text:p>
          </table:table-cell>
          <table:table-cell table:formula="of:=[.G251]&amp;&quot; &quot;&amp;[.H251]&amp;&quot; &quot;&amp;[.I251]&amp;&quot; &quot;&amp;[.J251]&amp;&quot; &quot;&amp;[.K251]&amp;&quot; &quot;&amp;[.L251]&amp;&quot; &quot;&amp;[.M251]&amp;&quot; &quot;&amp;[.N251]&amp;&quot; &quot;&amp;[.O251]&amp;&quot; &quot;&amp;[.P251]&amp;&quot; &quot;&amp;[.Q251]&amp;&quot; &quot;&amp;[.R251]" office:value-type="string" office:string-value="Output Command to I/O Group A      " calcext:value-type="string">
            <text:p>Output Command to I/O Group A <text:s text:c="5"/></text:p>
          </table:table-cell>
          <table:table-cell table:formula="of:=&quot;0x&quot;&amp;RIGHT(&quot;00&quot;&amp;[.T251];2)" office:value-type="string" office:string-value="0x40" calcext:value-type="string">
            <text:p>0x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 table:number-columns-repeated="2"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2])" office:value-type="float" office:value="2" calcext:value-type="float">
            <text:p>2</text:p>
          </table:table-cell>
          <table:table-cell/>
          <table:table-cell office:value-type="string" calcext:value-type="string">
            <text:p>OCB</text:p>
          </table:table-cell>
          <table:table-cell table:formula="of:=[.G252]&amp;&quot; &quot;&amp;[.H252]&amp;&quot; &quot;&amp;[.I252]&amp;&quot; &quot;&amp;[.J252]&amp;&quot; &quot;&amp;[.K252]&amp;&quot; &quot;&amp;[.L252]&amp;&quot; &quot;&amp;[.M252]&amp;&quot; &quot;&amp;[.N252]&amp;&quot; &quot;&amp;[.O252]&amp;&quot; &quot;&amp;[.P252]&amp;&quot; &quot;&amp;[.Q252]&amp;&quot; &quot;&amp;[.R252]" office:value-type="string" office:string-value="Output Command to I/O Group B      " calcext:value-type="string">
            <text:p>Output Command to I/O Group B <text:s text:c="5"/></text:p>
          </table:table-cell>
          <table:table-cell table:formula="of:=&quot;0x&quot;&amp;RIGHT(&quot;00&quot;&amp;[.T252];2)" office:value-type="string" office:string-value="0x41" calcext:value-type="string">
            <text:p>0x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3])" office:value-type="float" office:value="2" calcext:value-type="float">
            <text:p>2</text:p>
          </table:table-cell>
          <table:table-cell/>
          <table:table-cell office:value-type="string" calcext:value-type="string">
            <text:p>OCC</text:p>
          </table:table-cell>
          <table:table-cell table:formula="of:=[.G253]&amp;&quot; &quot;&amp;[.H253]&amp;&quot; &quot;&amp;[.I253]&amp;&quot; &quot;&amp;[.J253]&amp;&quot; &quot;&amp;[.K253]&amp;&quot; &quot;&amp;[.L253]&amp;&quot; &quot;&amp;[.M253]&amp;&quot; &quot;&amp;[.N253]&amp;&quot; &quot;&amp;[.O253]&amp;&quot; &quot;&amp;[.P253]&amp;&quot; &quot;&amp;[.Q253]&amp;&quot; &quot;&amp;[.R253]" office:value-type="string" office:string-value="Output Command to I/O Group C      " calcext:value-type="string">
            <text:p>Output Command to I/O Group C <text:s text:c="5"/></text:p>
          </table:table-cell>
          <table:table-cell table:formula="of:=&quot;0x&quot;&amp;RIGHT(&quot;00&quot;&amp;[.T253];2)" office:value-type="string" office:string-value="0x42" calcext:value-type="string">
            <text:p>0x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4])" office:value-type="float" office:value="2" calcext:value-type="float">
            <text:p>2</text:p>
          </table:table-cell>
          <table:table-cell/>
          <table:table-cell office:value-type="string" calcext:value-type="string">
            <text:p>OCD</text:p>
          </table:table-cell>
          <table:table-cell table:formula="of:=[.G254]&amp;&quot; &quot;&amp;[.H254]&amp;&quot; &quot;&amp;[.I254]&amp;&quot; &quot;&amp;[.J254]&amp;&quot; &quot;&amp;[.K254]&amp;&quot; &quot;&amp;[.L254]&amp;&quot; &quot;&amp;[.M254]&amp;&quot; &quot;&amp;[.N254]&amp;&quot; &quot;&amp;[.O254]&amp;&quot; &quot;&amp;[.P254]&amp;&quot; &quot;&amp;[.Q254]&amp;&quot; &quot;&amp;[.R254]" office:value-type="string" office:string-value="Output Command to I/O Group D      " calcext:value-type="string">
            <text:p>Output Command to I/O Group D <text:s text:c="5"/></text:p>
          </table:table-cell>
          <table:table-cell table:formula="of:=&quot;0x&quot;&amp;RIGHT(&quot;00&quot;&amp;[.T254];2)" office:value-type="string" office:string-value="0x43" calcext:value-type="string">
            <text:p>0x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5])" office:value-type="float" office:value="2" calcext:value-type="float">
            <text:p>2</text:p>
          </table:table-cell>
          <table:table-cell/>
          <table:table-cell office:value-type="string" calcext:value-type="string">
            <text:p>ODA</text:p>
          </table:table-cell>
          <table:table-cell table:formula="of:=[.G255]&amp;&quot; &quot;&amp;[.H255]&amp;&quot; &quot;&amp;[.I255]&amp;&quot; &quot;&amp;[.J255]&amp;&quot; &quot;&amp;[.K255]&amp;&quot; &quot;&amp;[.L255]&amp;&quot; &quot;&amp;[.M255]&amp;&quot; &quot;&amp;[.N255]&amp;&quot; &quot;&amp;[.O255]&amp;&quot; &quot;&amp;[.P255]&amp;&quot; &quot;&amp;[.Q255]&amp;&quot; &quot;&amp;[.R255]" office:value-type="string" office:string-value="Output Data to I/O Group A      " calcext:value-type="string">
            <text:p>Output Data to I/O Group A <text:s text:c="5"/></text:p>
          </table:table-cell>
          <table:table-cell table:formula="of:=&quot;0x&quot;&amp;RIGHT(&quot;00&quot;&amp;[.T255];2)" office:value-type="string" office:string-value="0x44" calcext:value-type="string">
            <text:p>0x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6])" office:value-type="float" office:value="2" calcext:value-type="float">
            <text:p>2</text:p>
          </table:table-cell>
          <table:table-cell/>
          <table:table-cell office:value-type="string" calcext:value-type="string">
            <text:p>ODB</text:p>
          </table:table-cell>
          <table:table-cell table:formula="of:=[.G256]&amp;&quot; &quot;&amp;[.H256]&amp;&quot; &quot;&amp;[.I256]&amp;&quot; &quot;&amp;[.J256]&amp;&quot; &quot;&amp;[.K256]&amp;&quot; &quot;&amp;[.L256]&amp;&quot; &quot;&amp;[.M256]&amp;&quot; &quot;&amp;[.N256]&amp;&quot; &quot;&amp;[.O256]&amp;&quot; &quot;&amp;[.P256]&amp;&quot; &quot;&amp;[.Q256]&amp;&quot; &quot;&amp;[.R256]" office:value-type="string" office:string-value="Output Data to I/O Group B      " calcext:value-type="string">
            <text:p>Output Data to I/O Group B <text:s text:c="5"/></text:p>
          </table:table-cell>
          <table:table-cell table:formula="of:=&quot;0x&quot;&amp;RIGHT(&quot;00&quot;&amp;[.T256];2)" office:value-type="string" office:string-value="0x45" calcext:value-type="string">
            <text:p>0x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7])" office:value-type="float" office:value="2" calcext:value-type="float">
            <text:p>2</text:p>
          </table:table-cell>
          <table:table-cell/>
          <table:table-cell office:value-type="string" calcext:value-type="string">
            <text:p>ODC</text:p>
          </table:table-cell>
          <table:table-cell table:formula="of:=[.G257]&amp;&quot; &quot;&amp;[.H257]&amp;&quot; &quot;&amp;[.I257]&amp;&quot; &quot;&amp;[.J257]&amp;&quot; &quot;&amp;[.K257]&amp;&quot; &quot;&amp;[.L257]&amp;&quot; &quot;&amp;[.M257]&amp;&quot; &quot;&amp;[.N257]&amp;&quot; &quot;&amp;[.O257]&amp;&quot; &quot;&amp;[.P257]&amp;&quot; &quot;&amp;[.Q257]&amp;&quot; &quot;&amp;[.R257]" office:value-type="string" office:string-value="Output Data to I/O Group C      " calcext:value-type="string">
            <text:p>Output Data to I/O Group C <text:s text:c="5"/></text:p>
          </table:table-cell>
          <table:table-cell table:formula="of:=&quot;0x&quot;&amp;RIGHT(&quot;00&quot;&amp;[.T257];2)" office:value-type="string" office:string-value="0x46" calcext:value-type="string">
            <text:p>0x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8])" office:value-type="float" office:value="2" calcext:value-type="float">
            <text:p>2</text:p>
          </table:table-cell>
          <table:table-cell/>
          <table:table-cell office:value-type="string" calcext:value-type="string">
            <text:p>ODD</text:p>
          </table:table-cell>
          <table:table-cell table:formula="of:=[.G258]&amp;&quot; &quot;&amp;[.H258]&amp;&quot; &quot;&amp;[.I258]&amp;&quot; &quot;&amp;[.J258]&amp;&quot; &quot;&amp;[.K258]&amp;&quot; &quot;&amp;[.L258]&amp;&quot; &quot;&amp;[.M258]&amp;&quot; &quot;&amp;[.N258]&amp;&quot; &quot;&amp;[.O258]&amp;&quot; &quot;&amp;[.P258]&amp;&quot; &quot;&amp;[.Q258]&amp;&quot; &quot;&amp;[.R258]" office:value-type="string" office:string-value="Output Data to I/O Group D      " calcext:value-type="string">
            <text:p>Output Data to I/O Group D <text:s text:c="5"/></text:p>
          </table:table-cell>
          <table:table-cell table:formula="of:=&quot;0x&quot;&amp;RIGHT(&quot;00&quot;&amp;[.T258];2)" office:value-type="string" office:string-value="0x47" calcext:value-type="string">
            <text:p>0x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9])" office:value-type="float" office:value="2" calcext:value-type="float">
            <text:p>2</text:p>
          </table:table-cell>
          <table:table-cell/>
          <table:table-cell office:value-type="string" calcext:value-type="string">
            <text:p>ORI</text:p>
          </table:table-cell>
          <table:table-cell table:formula="of:=[.G259]&amp;&quot; &quot;&amp;[.H259]&amp;&quot; &quot;&amp;[.I259]&amp;&quot; &quot;&amp;[.J259]&amp;&quot; &quot;&amp;[.K259]&amp;&quot; &quot;&amp;[.L259]&amp;&quot; &quot;&amp;[.M259]&amp;&quot; &quot;&amp;[.N259]&amp;&quot; &quot;&amp;[.O259]&amp;&quot; &quot;&amp;[.P259]&amp;&quot; &quot;&amp;[.Q259]&amp;&quot; &quot;&amp;[.R259]" office:value-type="string" office:string-value="OR Memory (Immediate) to Register       " calcext:value-type="string">
            <text:p>OR Memory (Immediate) to Register <text:s text:c="6"/></text:p>
          </table:table-cell>
          <table:table-cell table:formula="of:=&quot;0x&quot;&amp;RIGHT(&quot;00&quot;&amp;[.T259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0])" office:value-type="float" office:value="2" calcext:value-type="float">
            <text:p>2</text:p>
          </table:table-cell>
          <table:table-cell/>
          <table:table-cell office:value-type="string" calcext:value-type="string">
            <text:p>ORM</text:p>
          </table:table-cell>
          <table:table-cell table:formula="of:=[.G260]&amp;&quot; &quot;&amp;[.H260]&amp;&quot; &quot;&amp;[.I260]&amp;&quot; &quot;&amp;[.J260]&amp;&quot; &quot;&amp;[.K260]&amp;&quot; &quot;&amp;[.L260]&amp;&quot; &quot;&amp;[.M260]&amp;&quot; &quot;&amp;[.N260]&amp;&quot; &quot;&amp;[.O260]&amp;&quot; &quot;&amp;[.P260]&amp;&quot; &quot;&amp;[.Q260]&amp;&quot; &quot;&amp;[.R260]" office:value-type="string" office:string-value="OR Memory to Register        " calcext:value-type="string">
            <text:p>OR Memory to Register <text:s text:c="7"/></text:p>
          </table:table-cell>
          <table:table-cell table:formula="of:=&quot;0x&quot;&amp;RIGHT(&quot;00&quot;&amp;[.T260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1])" office:value-type="float" office:value="2" calcext:value-type="float">
            <text:p>2</text:p>
          </table:table-cell>
          <table:table-cell/>
          <table:table-cell office:value-type="string" calcext:value-type="string">
            <text:p>ORMM</text:p>
          </table:table-cell>
          <table:table-cell table:formula="of:=[.G261]&amp;&quot; &quot;&amp;[.H261]&amp;&quot; &quot;&amp;[.I261]&amp;&quot; &quot;&amp;[.J261]&amp;&quot; &quot;&amp;[.K261]&amp;&quot; &quot;&amp;[.L261]&amp;&quot; &quot;&amp;[.M261]&amp;&quot; &quot;&amp;[.N261]&amp;&quot; &quot;&amp;[.O261]&amp;&quot; &quot;&amp;[.P261]&amp;&quot; &quot;&amp;[.Q261]&amp;&quot; &quot;&amp;[.R261]" office:value-type="string" office:string-value="OR Register to Memory        " calcext:value-type="string">
            <text:p>OR Register to Memory <text:s text:c="7"/></text:p>
          </table:table-cell>
          <table:table-cell table:formula="of:=&quot;0x&quot;&amp;RIGHT(&quot;00&quot;&amp;[.T261];2)" office:value-type="string" office:string-value="0xC2" calcext:value-type="string">
            <text:p>0xC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2])" office:value-type="float" office:value="2" calcext:value-type="float">
            <text:p>2</text:p>
          </table:table-cell>
          <table:table-cell/>
          <table:table-cell office:value-type="string" calcext:value-type="string">
            <text:p>ORR</text:p>
          </table:table-cell>
          <table:table-cell table:formula="of:=[.G262]&amp;&quot; &quot;&amp;[.H262]&amp;&quot; &quot;&amp;[.I262]&amp;&quot; &quot;&amp;[.J262]&amp;&quot; &quot;&amp;[.K262]&amp;&quot; &quot;&amp;[.L262]&amp;&quot; &quot;&amp;[.M262]&amp;&quot; &quot;&amp;[.N262]&amp;&quot; &quot;&amp;[.O262]&amp;&quot; &quot;&amp;[.P262]&amp;&quot; &quot;&amp;[.Q262]&amp;&quot; &quot;&amp;[.R262]" office:value-type="string" office:string-value="OR Register to Register        " calcext:value-type="string">
            <text:p>OR Register to Register <text:s text:c="7"/></text:p>
          </table:table-cell>
          <table:table-cell table:formula="of:=&quot;0x&quot;&amp;RIGHT(&quot;00&quot;&amp;[.T262];2)" office:value-type="string" office:string-value="0x6B" calcext:value-type="string">
            <text:p>0x6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B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3])" office:value-type="float" office:value="2" calcext:value-type="float">
            <text:p>2</text:p>
          </table:table-cell>
          <table:table-cell/>
          <table:table-cell office:value-type="string" calcext:value-type="string">
            <text:p>ORRB</text:p>
          </table:table-cell>
          <table:table-cell table:formula="of:=[.G263]&amp;&quot; &quot;&amp;[.H263]&amp;&quot; &quot;&amp;[.I263]&amp;&quot; &quot;&amp;[.J263]&amp;&quot; &quot;&amp;[.K263]&amp;&quot; &quot;&amp;[.L263]&amp;&quot; &quot;&amp;[.M263]&amp;&quot; &quot;&amp;[.N263]&amp;&quot; &quot;&amp;[.O263]&amp;&quot; &quot;&amp;[.P263]&amp;&quot; &quot;&amp;[.Q263]&amp;&quot; &quot;&amp;[.R263]" office:value-type="string" office:string-value="OR Register to Register and Branch if Nonzero    " calcext:value-type="string">
            <text:p>OR Register to Register and Branch if Nonzero <text:s text:c="3"/></text:p>
          </table:table-cell>
          <table:table-cell table:formula="of:=&quot;0x&quot;&amp;RIGHT(&quot;00&quot;&amp;[.T263];2)" office:value-type="string" office:string-value="0x7B" calcext:value-type="string">
            <text:p>0x7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4])" office:value-type="float" office:value="2" calcext:value-type="float">
            <text:p>2</text:p>
          </table:table-cell>
          <table:table-cell/>
          <table:table-cell office:value-type="string" calcext:value-type="string">
            <text:p>ORS</text:p>
          </table:table-cell>
          <table:table-cell table:formula="of:=[.G264]&amp;&quot; &quot;&amp;[.H264]&amp;&quot; &quot;&amp;[.I264]&amp;&quot; &quot;&amp;[.J264]&amp;&quot; &quot;&amp;[.K264]&amp;&quot; &quot;&amp;[.L264]&amp;&quot; &quot;&amp;[.M264]&amp;&quot; &quot;&amp;[.N264]&amp;&quot; &quot;&amp;[.O264]&amp;&quot; &quot;&amp;[.P264]&amp;&quot; &quot;&amp;[.Q264]&amp;&quot; &quot;&amp;[.R264]" office:value-type="string" office:string-value="OR Memory (Short-Displaced) to Register       " calcext:value-type="string">
            <text:p>OR Memory (Short-Displaced) to Register <text:s text:c="6"/></text:p>
          </table:table-cell>
          <table:table-cell table:formula="of:=&quot;0x&quot;&amp;RIGHT(&quot;00&quot;&amp;[.T264];2)" office:value-type="string" office:string-value="0xF3" calcext:value-type="string">
            <text:p>0xF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5])" office:value-type="float" office:value="2" calcext:value-type="float">
            <text:p>2</text:p>
          </table:table-cell>
          <table:table-cell/>
          <table:table-cell office:value-type="string" calcext:value-type="string">
            <text:p>ORSM</text:p>
          </table:table-cell>
          <table:table-cell table:formula="of:=[.G265]&amp;&quot; &quot;&amp;[.H265]&amp;&quot; &quot;&amp;[.I265]&amp;&quot; &quot;&amp;[.J265]&amp;&quot; &quot;&amp;[.K265]&amp;&quot; &quot;&amp;[.L265]&amp;&quot; &quot;&amp;[.M265]&amp;&quot; &quot;&amp;[.N265]&amp;&quot; &quot;&amp;[.O265]&amp;&quot; &quot;&amp;[.P265]&amp;&quot; &quot;&amp;[.Q265]&amp;&quot; &quot;&amp;[.R265]" office:value-type="string" office:string-value="OR Register to Memory (Short-Displaced)       " calcext:value-type="string">
            <text:p>OR Register to Memory (Short-Displaced) <text:s text:c="6"/></text:p>
          </table:table-cell>
          <table:table-cell table:formula="of:=&quot;0x&quot;&amp;RIGHT(&quot;00&quot;&amp;[.T265];2)" office:value-type="string" office:string-value="0xD2" calcext:value-type="string">
            <text:p>0xD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6])" office:value-type="float" office:value="2" calcext:value-type="float">
            <text:p>2</text:p>
          </table:table-cell>
          <table:table-cell/>
          <table:table-cell office:value-type="string" calcext:value-type="string">
            <text:p>ORX</text:p>
          </table:table-cell>
          <table:table-cell table:formula="of:=[.G266]&amp;&quot; &quot;&amp;[.H266]&amp;&quot; &quot;&amp;[.I266]&amp;&quot; &quot;&amp;[.J266]&amp;&quot; &quot;&amp;[.K266]&amp;&quot; &quot;&amp;[.L266]&amp;&quot; &quot;&amp;[.M266]&amp;&quot; &quot;&amp;[.N266]&amp;&quot; &quot;&amp;[.O266]&amp;&quot; &quot;&amp;[.P266]&amp;&quot; &quot;&amp;[.Q266]&amp;&quot; &quot;&amp;[.R266]" office:value-type="string" office:string-value="OR Memory (Short-Indexed) to Register       " calcext:value-type="string">
            <text:p>OR Memory (Short-Indexed) to Register <text:s text:c="6"/></text:p>
          </table:table-cell>
          <table:table-cell table:formula="of:=&quot;0x&quot;&amp;RIGHT(&quot;00&quot;&amp;[.T266];2)" office:value-type="string" office:string-value="0xFB" calcext:value-type="string">
            <text:p>0xF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7])" office:value-type="float" office:value="2" calcext:value-type="float">
            <text:p>2</text:p>
          </table:table-cell>
          <table:table-cell/>
          <table:table-cell office:value-type="string" calcext:value-type="string">
            <text:p>ORXM</text:p>
          </table:table-cell>
          <table:table-cell table:formula="of:=[.G267]&amp;&quot; &quot;&amp;[.H267]&amp;&quot; &quot;&amp;[.I267]&amp;&quot; &quot;&amp;[.J267]&amp;&quot; &quot;&amp;[.K267]&amp;&quot; &quot;&amp;[.L267]&amp;&quot; &quot;&amp;[.M267]&amp;&quot; &quot;&amp;[.N267]&amp;&quot; &quot;&amp;[.O267]&amp;&quot; &quot;&amp;[.P267]&amp;&quot; &quot;&amp;[.Q267]&amp;&quot; &quot;&amp;[.R267]" office:value-type="string" office:string-value="OR Register to Memory (Short-Indexed)       " calcext:value-type="string">
            <text:p>OR Register to Memory (Short-Indexed) <text:s text:c="6"/></text:p>
          </table:table-cell>
          <table:table-cell table:formula="of:=&quot;0x&quot;&amp;RIGHT(&quot;00&quot;&amp;[.T267];2)" office:value-type="string" office:string-value="0xDA" calcext:value-type="string">
            <text:p>0xD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D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8])" office:value-type="float" office:value="2" calcext:value-type="float">
            <text:p>2</text:p>
          </table:table-cell>
          <table:table-cell/>
          <table:table-cell office:value-type="string" calcext:value-type="string">
            <text:p>PLM</text:p>
          </table:table-cell>
          <table:table-cell table:formula="of:=[.G268]&amp;&quot; &quot;&amp;[.H268]&amp;&quot; &quot;&amp;[.I268]&amp;&quot; &quot;&amp;[.J268]&amp;&quot; &quot;&amp;[.K268]&amp;&quot; &quot;&amp;[.L268]&amp;&quot; &quot;&amp;[.M268]&amp;&quot; &quot;&amp;[.N268]&amp;&quot; &quot;&amp;[.O268]&amp;&quot; &quot;&amp;[.P268]&amp;&quot; &quot;&amp;[.Q268]&amp;&quot; &quot;&amp;[.R268]" office:value-type="string" office:string-value="Pull Register(s) from Memory LIFO Stock      " calcext:value-type="string">
            <text:p>Pull Register(s) from Memory LIFO Stock <text:s text:c="5"/></text:p>
          </table:table-cell>
          <table:table-cell table:formula="of:=&quot;0x&quot;&amp;RIGHT(&quot;00&quot;&amp;[.T268];2)" office:value-type="string" office:string-value="0xBA" calcext:value-type="string">
            <text:p>0xBA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A</text:p>
          </table:table-cell>
          <table:table-cell office:value-type="float" office:value="3.5" calcext:value-type="float">
            <text:p>3.5</text:p>
          </table:table-cell>
          <table:table-cell table:style-name="ce2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formula="of:=LEN([.T269])" office:value-type="float" office:value="2" calcext:value-type="float">
            <text:p>2</text:p>
          </table:table-cell>
          <table:table-cell/>
          <table:table-cell office:value-type="string" calcext:value-type="string">
            <text:p>PSM</text:p>
          </table:table-cell>
          <table:table-cell table:formula="of:=[.G269]&amp;&quot; &quot;&amp;[.H269]&amp;&quot; &quot;&amp;[.I269]&amp;&quot; &quot;&amp;[.J269]&amp;&quot; &quot;&amp;[.K269]&amp;&quot; &quot;&amp;[.L269]&amp;&quot; &quot;&amp;[.M269]&amp;&quot; &quot;&amp;[.N269]&amp;&quot; &quot;&amp;[.O269]&amp;&quot; &quot;&amp;[.P269]&amp;&quot; &quot;&amp;[.Q269]&amp;&quot; &quot;&amp;[.R269]" office:value-type="string" office:string-value="Pull Register(s) into Memory LIFO Stock      " calcext:value-type="string">
            <text:p>Pull Register(s) into Memory LIFO Stock <text:s text:c="5"/></text:p>
          </table:table-cell>
          <table:table-cell table:formula="of:=&quot;0x&quot;&amp;RIGHT(&quot;00&quot;&amp;[.T269];2)" office:value-type="string" office:string-value="0xBB" calcext:value-type="string">
            <text:p>0xBB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B</text:p>
          </table:table-cell>
          <table:table-cell office:value-type="float" office:value="2.6" calcext:value-type="float">
            <text:p>2.6</text:p>
          </table:table-cell>
          <table:table-cell table:style-name="ce2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formula="of:=LEN([.T270])" office:value-type="float" office:value="2" calcext:value-type="float">
            <text:p>2</text:p>
          </table:table-cell>
          <table:table-cell/>
          <table:table-cell office:value-type="string" calcext:value-type="string">
            <text:p>RAD</text:p>
          </table:table-cell>
          <table:table-cell table:formula="of:=[.G270]&amp;&quot; &quot;&amp;[.H270]&amp;&quot; &quot;&amp;[.I270]&amp;&quot; &quot;&amp;[.J270]&amp;&quot; &quot;&amp;[.K270]&amp;&quot; &quot;&amp;[.L270]&amp;&quot; &quot;&amp;[.M270]&amp;&quot; &quot;&amp;[.N270]&amp;&quot; &quot;&amp;[.O270]&amp;&quot; &quot;&amp;[.P270]&amp;&quot; &quot;&amp;[.Q270]&amp;&quot; &quot;&amp;[.R270]" office:value-type="string" office:string-value="Shift Right Arithmetic Double-Register        " calcext:value-type="string">
            <text:p>Shift Right Arithmetic Double-Register <text:s text:c="7"/></text:p>
          </table:table-cell>
          <table:table-cell table:formula="of:=&quot;0x&quot;&amp;RIGHT(&quot;00&quot;&amp;[.T270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0.7" calcext:value-type="float">
            <text:p>0.7</text:p>
          </table:table-cell>
          <table:table-cell table:style-name="ce21" office:value-type="string" calcext:value-type="string">
            <text:p>(</text:p>
          </table:table-cell>
          <table:table-cell office:value-type="string" calcext:value-type="string">
            <text:p>&lt;8)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&gt;=8)</text:p>
          </table:table-cell>
          <table:table-cell table:style-name="Default"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1])" office:value-type="float" office:value="2" calcext:value-type="float">
            <text:p>2</text:p>
          </table:table-cell>
          <table:table-cell/>
          <table:table-cell office:value-type="string" calcext:value-type="string">
            <text:p>RAQ</text:p>
          </table:table-cell>
          <table:table-cell table:formula="of:=[.G271]&amp;&quot; &quot;&amp;[.H271]&amp;&quot; &quot;&amp;[.I271]&amp;&quot; &quot;&amp;[.J271]&amp;&quot; &quot;&amp;[.K271]&amp;&quot; &quot;&amp;[.L271]&amp;&quot; &quot;&amp;[.M271]&amp;&quot; &quot;&amp;[.N271]&amp;&quot; &quot;&amp;[.O271]&amp;&quot; &quot;&amp;[.P271]&amp;&quot; &quot;&amp;[.Q271]&amp;&quot; &quot;&amp;[.R271]" office:value-type="string" office:string-value="Shift Right Arithmetic Quadruple-Register        " calcext:value-type="string">
            <text:p>Shift Right Arithmetic Quadruple-Register <text:s text:c="7"/></text:p>
          </table:table-cell>
          <table:table-cell table:formula="of:=&quot;0x&quot;&amp;RIGHT(&quot;00&quot;&amp;[.T271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2])" office:value-type="float" office:value="2" calcext:value-type="float">
            <text:p>2</text:p>
          </table:table-cell>
          <table:table-cell/>
          <table:table-cell office:value-type="string" calcext:value-type="string">
            <text:p>RAS</text:p>
          </table:table-cell>
          <table:table-cell table:formula="of:=[.G272]&amp;&quot; &quot;&amp;[.H272]&amp;&quot; &quot;&amp;[.I272]&amp;&quot; &quot;&amp;[.J272]&amp;&quot; &quot;&amp;[.K272]&amp;&quot; &quot;&amp;[.L272]&amp;&quot; &quot;&amp;[.M272]&amp;&quot; &quot;&amp;[.N272]&amp;&quot; &quot;&amp;[.O272]&amp;&quot; &quot;&amp;[.P272]&amp;&quot; &quot;&amp;[.Q272]&amp;&quot; &quot;&amp;[.R272]" office:value-type="string" office:string-value="Shift Right Arithmetic Single-Register        " calcext:value-type="string">
            <text:p>Shift Right Arithmetic Single-Register <text:s text:c="7"/></text:p>
          </table:table-cell>
          <table:table-cell table:formula="of:=&quot;0x&quot;&amp;RIGHT(&quot;00&quot;&amp;[.T272];2)" office:value-type="string" office:string-value="0x2B" calcext:value-type="string">
            <text:p>0x2B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B</text:p>
          </table:table-cell>
          <table:table-cell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273])" office:value-type="float" office:value="2" calcext:value-type="float">
            <text:p>2</text:p>
          </table:table-cell>
          <table:table-cell/>
          <table:table-cell office:value-type="string" calcext:value-type="string">
            <text:p>ROI</text:p>
          </table:table-cell>
          <table:table-cell table:formula="of:=[.G273]&amp;&quot; &quot;&amp;[.H273]&amp;&quot; &quot;&amp;[.I273]&amp;&quot; &quot;&amp;[.J273]&amp;&quot; &quot;&amp;[.K273]&amp;&quot; &quot;&amp;[.L273]&amp;&quot; &quot;&amp;[.M273]&amp;&quot; &quot;&amp;[.N273]&amp;&quot; &quot;&amp;[.O273]&amp;&quot; &quot;&amp;[.P273]&amp;&quot; &quot;&amp;[.Q273]&amp;&quot; &quot;&amp;[.R273]" office:value-type="string" office:string-value="Read Internal Registers         " calcext:value-type="string">
            <text:p>Read Internal Registers <text:s text:c="8"/></text:p>
          </table:table-cell>
          <table:table-cell table:formula="of:=&quot;0x&quot;&amp;RIGHT(&quot;00&quot;&amp;[.T273];2)" office:value-type="string" office:string-value="0x0E" calcext:value-type="string">
            <text:p>0x0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s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274])" office:value-type="float" office:value="2" calcext:value-type="float">
            <text:p>2</text:p>
          </table:table-cell>
          <table:table-cell/>
          <table:table-cell office:value-type="string" calcext:value-type="string">
            <text:p>REX</text:p>
          </table:table-cell>
          <table:table-cell table:formula="of:=[.G274]&amp;&quot; &quot;&amp;[.H274]&amp;&quot; &quot;&amp;[.I274]&amp;&quot; &quot;&amp;[.J274]&amp;&quot; &quot;&amp;[.K274]&amp;&quot; &quot;&amp;[.L274]&amp;&quot; &quot;&amp;[.M274]&amp;&quot; &quot;&amp;[.N274]&amp;&quot; &quot;&amp;[.O274]&amp;&quot; &quot;&amp;[.P274]&amp;&quot; &quot;&amp;[.Q274]&amp;&quot; &quot;&amp;[.R274]" office:value-type="string" office:string-value="Request Executive Service         " calcext:value-type="string">
            <text:p>Request Executive Service <text:s text:c="8"/></text:p>
          </table:table-cell>
          <table:table-cell table:formula="of:=&quot;0x&quot;&amp;RIGHT(&quot;00&quot;&amp;[.T274];2)" office:value-type="string" office:string-value="0x23" calcext:value-type="string">
            <text:p>0x23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Service</text:p>
          </table:table-cell>
          <table:table-cell table:style-name="Default" table:number-columns-repeated="3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formula="of:=LEN([.T275])" office:value-type="float" office:value="2" calcext:value-type="float">
            <text:p>2</text:p>
          </table:table-cell>
          <table:table-cell/>
          <table:table-cell office:value-type="string" calcext:value-type="string">
            <text:p>RIA</text:p>
          </table:table-cell>
          <table:table-cell table:formula="of:=[.G275]&amp;&quot; &quot;&amp;[.H275]&amp;&quot; &quot;&amp;[.I275]&amp;&quot; &quot;&amp;[.J275]&amp;&quot; &quot;&amp;[.K275]&amp;&quot; &quot;&amp;[.L275]&amp;&quot; &quot;&amp;[.M275]&amp;&quot; &quot;&amp;[.N275]&amp;&quot; &quot;&amp;[.O275]&amp;&quot; &quot;&amp;[.P275]&amp;&quot; &quot;&amp;[.Q275]&amp;&quot; &quot;&amp;[.R275]" office:value-type="string" office:string-value="Reset Interrupt Active         " calcext:value-type="string">
            <text:p>Reset Interrupt Active <text:s text:c="8"/></text:p>
          </table:table-cell>
          <table:table-cell table:formula="of:=&quot;0x&quot;&amp;RIGHT(&quot;00&quot;&amp;[.T275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6])" office:value-type="float" office:value="2" calcext:value-type="float">
            <text:p>2</text:p>
          </table:table-cell>
          <table:table-cell/>
          <table:table-cell office:value-type="string" calcext:value-type="string">
            <text:p>RIE</text:p>
          </table:table-cell>
          <table:table-cell table:formula="of:=[.G276]&amp;&quot; &quot;&amp;[.H276]&amp;&quot; &quot;&amp;[.I276]&amp;&quot; &quot;&amp;[.J276]&amp;&quot; &quot;&amp;[.K276]&amp;&quot; &quot;&amp;[.L276]&amp;&quot; &quot;&amp;[.M276]&amp;&quot; &quot;&amp;[.N276]&amp;&quot; &quot;&amp;[.O276]&amp;&quot; &quot;&amp;[.P276]&amp;&quot; &quot;&amp;[.Q276]&amp;&quot; &quot;&amp;[.R276]" office:value-type="string" office:string-value="Reset Interrupt Enable         " calcext:value-type="string">
            <text:p>Reset Interrupt Enable <text:s text:c="8"/></text:p>
          </table:table-cell>
          <table:table-cell table:formula="of:=&quot;0x&quot;&amp;RIGHT(&quot;00&quot;&amp;[.T276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7])" office:value-type="float" office:value="2" calcext:value-type="float">
            <text:p>2</text:p>
          </table:table-cell>
          <table:table-cell/>
          <table:table-cell office:value-type="string" calcext:value-type="string">
            <text:p>RIR</text:p>
          </table:table-cell>
          <table:table-cell table:formula="of:=[.G277]&amp;&quot; &quot;&amp;[.H277]&amp;&quot; &quot;&amp;[.I277]&amp;&quot; &quot;&amp;[.J277]&amp;&quot; &quot;&amp;[.K277]&amp;&quot; &quot;&amp;[.L277]&amp;&quot; &quot;&amp;[.M277]&amp;&quot; &quot;&amp;[.N277]&amp;&quot; &quot;&amp;[.O277]&amp;&quot; &quot;&amp;[.P277]&amp;&quot; &quot;&amp;[.Q277]&amp;&quot; &quot;&amp;[.R277]" office:value-type="string" office:string-value="Reset Interrupt Request         " calcext:value-type="string">
            <text:p>Reset Interrupt Request <text:s text:c="8"/></text:p>
          </table:table-cell>
          <table:table-cell table:formula="of:=&quot;0x&quot;&amp;RIGHT(&quot;00&quot;&amp;[.T277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8])" office:value-type="float" office:value="2" calcext:value-type="float">
            <text:p>2</text:p>
          </table:table-cell>
          <table:table-cell/>
          <table:table-cell office:value-type="string" calcext:value-type="string">
            <text:p>RLD</text:p>
          </table:table-cell>
          <table:table-cell table:formula="of:=[.G278]&amp;&quot; &quot;&amp;[.H278]&amp;&quot; &quot;&amp;[.I278]&amp;&quot; &quot;&amp;[.J278]&amp;&quot; &quot;&amp;[.K278]&amp;&quot; &quot;&amp;[.L278]&amp;&quot; &quot;&amp;[.M278]&amp;&quot; &quot;&amp;[.N278]&amp;&quot; &quot;&amp;[.O278]&amp;&quot; &quot;&amp;[.P278]&amp;&quot; &quot;&amp;[.Q278]&amp;&quot; &quot;&amp;[.R278]" office:value-type="string" office:string-value="Shift Right Logical Double-Register        " calcext:value-type="string">
            <text:p>Shift Right Logical Double-Register <text:s text:c="7"/></text:p>
          </table:table-cell>
          <table:table-cell table:formula="of:=&quot;0x&quot;&amp;RIGHT(&quot;00&quot;&amp;[.T278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79])" office:value-type="float" office:value="2" calcext:value-type="float">
            <text:p>2</text:p>
          </table:table-cell>
          <table:table-cell/>
          <table:table-cell office:value-type="string" calcext:value-type="string">
            <text:p>RLQ</text:p>
          </table:table-cell>
          <table:table-cell table:formula="of:=[.G279]&amp;&quot; &quot;&amp;[.H279]&amp;&quot; &quot;&amp;[.I279]&amp;&quot; &quot;&amp;[.J279]&amp;&quot; &quot;&amp;[.K279]&amp;&quot; &quot;&amp;[.L279]&amp;&quot; &quot;&amp;[.M279]&amp;&quot; &quot;&amp;[.N279]&amp;&quot; &quot;&amp;[.O279]&amp;&quot; &quot;&amp;[.P279]&amp;&quot; &quot;&amp;[.Q279]&amp;&quot; &quot;&amp;[.R279]" office:value-type="string" office:string-value="Shift Right Logical Quadruple-Register        " calcext:value-type="string">
            <text:p>Shift Right Logical Quadruple-Register <text:s text:c="7"/></text:p>
          </table:table-cell>
          <table:table-cell table:formula="of:=&quot;0x&quot;&amp;RIGHT(&quot;00&quot;&amp;[.T279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80])" office:value-type="float" office:value="2" calcext:value-type="float">
            <text:p>2</text:p>
          </table:table-cell>
          <table:table-cell/>
          <table:table-cell office:value-type="string" calcext:value-type="string">
            <text:p>RLS</text:p>
          </table:table-cell>
          <table:table-cell table:formula="of:=[.G280]&amp;&quot; &quot;&amp;[.H280]&amp;&quot; &quot;&amp;[.I280]&amp;&quot; &quot;&amp;[.J280]&amp;&quot; &quot;&amp;[.K280]&amp;&quot; &quot;&amp;[.L280]&amp;&quot; &quot;&amp;[.M280]&amp;&quot; &quot;&amp;[.N280]&amp;&quot; &quot;&amp;[.O280]&amp;&quot; &quot;&amp;[.P280]&amp;&quot; &quot;&amp;[.Q280]&amp;&quot; &quot;&amp;[.R280]" office:value-type="string" office:string-value="Shift Right Logical Single-Register        " calcext:value-type="string">
            <text:p>Shift Right Logical Single-Register <text:s text:c="7"/></text:p>
          </table:table-cell>
          <table:table-cell table:formula="of:=&quot;0x&quot;&amp;RIGHT(&quot;00&quot;&amp;[.T280];2)" office:value-type="string" office:string-value="0x29" calcext:value-type="string">
            <text:p>0x2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81])" office:value-type="float" office:value="1" calcext:value-type="float">
            <text:p>1</text:p>
          </table:table-cell>
          <table:table-cell/>
          <table:table-cell office:value-type="string" calcext:value-type="string">
            <text:p>RMI</text:p>
          </table:table-cell>
          <table:table-cell table:formula="of:=[.G281]&amp;&quot; &quot;&amp;[.H281]&amp;&quot; &quot;&amp;[.I281]&amp;&quot; &quot;&amp;[.J281]&amp;&quot; &quot;&amp;[.K281]&amp;&quot; &quot;&amp;[.L281]&amp;&quot; &quot;&amp;[.M281]&amp;&quot; &quot;&amp;[.N281]&amp;&quot; &quot;&amp;[.O281]&amp;&quot; &quot;&amp;[.P281]&amp;&quot; &quot;&amp;[.Q281]&amp;&quot; &quot;&amp;[.R281]" office:value-type="string" office:string-value="Request Multi·processor Interrupt         " calcext:value-type="string">
            <text:p>Request Multi·processor Interrupt <text:s text:c="8"/></text:p>
          </table:table-cell>
          <table:table-cell table:formula="of:=&quot;0x&quot;&amp;RIGHT(&quot;00&quot;&amp;[.T281];2)" office:value-type="string" office:string-value="0x01" calcext:value-type="string">
            <text:p>0x01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ulti·processor</text:p>
          </table:table-cell>
          <table:table-cell office:value-type="string" calcext:value-type="string">
            <text:p>Interrupt</text:p>
          </table:table-cell>
          <table:table-cell table:style-name="Default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formula="of:=LEN([.T282])" office:value-type="float" office:value="1" calcext:value-type="float">
            <text:p>1</text:p>
          </table:table-cell>
          <table:table-cell/>
          <table:table-cell office:value-type="string" calcext:value-type="string">
            <text:p>RMPS</text:p>
          </table:table-cell>
          <table:table-cell table:formula="of:=[.G282]&amp;&quot; &quot;&amp;[.H282]&amp;&quot; &quot;&amp;[.I282]&amp;&quot; &quot;&amp;[.J282]&amp;&quot; &quot;&amp;[.K282]&amp;&quot; &quot;&amp;[.L282]&amp;&quot; &quot;&amp;[.M282]&amp;&quot; &quot;&amp;[.N282]&amp;&quot; &quot;&amp;[.O282]&amp;&quot; &quot;&amp;[.P282]&amp;&quot; &quot;&amp;[.Q282]&amp;&quot; &quot;&amp;[.R282]" office:value-type="string" office:string-value="Read Memory Plane Status        " calcext:value-type="string">
            <text:p>Read Memory Plane Status <text:s text:c="7"/></text:p>
          </table:table-cell>
          <table:table-cell table:formula="of:=&quot;0x&quot;&amp;RIGHT(&quot;00&quot;&amp;[.T282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3])" office:value-type="float" office:value="1" calcext:value-type="float">
            <text:p>1</text:p>
          </table:table-cell>
          <table:table-cell/>
          <table:table-cell office:value-type="string" calcext:value-type="string">
            <text:p>RMWS</text:p>
          </table:table-cell>
          <table:table-cell table:formula="of:=[.G283]&amp;&quot; &quot;&amp;[.H283]&amp;&quot; &quot;&amp;[.I283]&amp;&quot; &quot;&amp;[.J283]&amp;&quot; &quot;&amp;[.K283]&amp;&quot; &quot;&amp;[.L283]&amp;&quot; &quot;&amp;[.M283]&amp;&quot; &quot;&amp;[.N283]&amp;&quot; &quot;&amp;[.O283]&amp;&quot; &quot;&amp;[.P283]&amp;&quot; &quot;&amp;[.Q283]&amp;&quot; &quot;&amp;[.R283]" office:value-type="string" office:string-value="Read Memory Word Status        " calcext:value-type="string">
            <text:p>Read Memory Word Status <text:s text:c="7"/></text:p>
          </table:table-cell>
          <table:table-cell table:formula="of:=&quot;0x&quot;&amp;RIGHT(&quot;00&quot;&amp;[.T283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4])" office:value-type="float" office:value="2" calcext:value-type="float">
            <text:p>2</text:p>
          </table:table-cell>
          <table:table-cell/>
          <table:table-cell office:value-type="string" calcext:value-type="string">
            <text:p>SBR</text:p>
          </table:table-cell>
          <table:table-cell table:formula="of:=[.G284]&amp;&quot; &quot;&amp;[.H284]&amp;&quot; &quot;&amp;[.I284]&amp;&quot; &quot;&amp;[.J284]&amp;&quot; &quot;&amp;[.K284]&amp;&quot; &quot;&amp;[.L284]&amp;&quot; &quot;&amp;[.M284]&amp;&quot; &quot;&amp;[.N284]&amp;&quot; &quot;&amp;[.O284]&amp;&quot; &quot;&amp;[.P284]&amp;&quot; &quot;&amp;[.Q284]&amp;&quot; &quot;&amp;[.R284]" office:value-type="string" office:string-value="Subtract Bit in Register        " calcext:value-type="string">
            <text:p>Subtract Bit in Register <text:s text:c="7"/></text:p>
          </table:table-cell>
          <table:table-cell table:formula="of:=&quot;0x&quot;&amp;RIGHT(&quot;00&quot;&amp;[.T284];2)" office:value-type="string" office:string-value="0x61" calcext:value-type="string">
            <text:p>0x6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5])" office:value-type="float" office:value="2" calcext:value-type="float">
            <text:p>2</text:p>
          </table:table-cell>
          <table:table-cell/>
          <table:table-cell office:value-type="string" calcext:value-type="string">
            <text:p>SBRB</text:p>
          </table:table-cell>
          <table:table-cell table:formula="of:=[.G285]&amp;&quot; &quot;&amp;[.H285]&amp;&quot; &quot;&amp;[.I285]&amp;&quot; &quot;&amp;[.J285]&amp;&quot; &quot;&amp;[.K285]&amp;&quot; &quot;&amp;[.L285]&amp;&quot; &quot;&amp;[.M285]&amp;&quot; &quot;&amp;[.N285]&amp;&quot; &quot;&amp;[.O285]&amp;&quot; &quot;&amp;[.P285]&amp;&quot; &quot;&amp;[.Q285]&amp;&quot; &quot;&amp;[.R285]" office:value-type="string" office:string-value="Subtract Bit in Register and Branch if Nonzero    " calcext:value-type="string">
            <text:p>Subtract Bit in Register and Branch if Nonzero <text:s text:c="3"/></text:p>
          </table:table-cell>
          <table:table-cell table:formula="of:=&quot;0x&quot;&amp;RIGHT(&quot;00&quot;&amp;[.T285];2)" office:value-type="string" office:string-value="0x71" calcext:value-type="string">
            <text:p>0x7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6])" office:value-type="float" office:value="2" calcext:value-type="float">
            <text:p>2</text:p>
          </table:table-cell>
          <table:table-cell/>
          <table:table-cell office:value-type="string" calcext:value-type="string">
            <text:p>SBX</text:p>
          </table:table-cell>
          <table:table-cell table:formula="of:=[.G286]&amp;&quot; &quot;&amp;[.H286]&amp;&quot; &quot;&amp;[.I286]&amp;&quot; &quot;&amp;[.J286]&amp;&quot; &quot;&amp;[.K286]&amp;&quot; &quot;&amp;[.L286]&amp;&quot; &quot;&amp;[.M286]&amp;&quot; &quot;&amp;[.N286]&amp;&quot; &quot;&amp;[.O286]&amp;&quot; &quot;&amp;[.P286]&amp;&quot; &quot;&amp;[.Q286]&amp;&quot; &quot;&amp;[.R286]" office:value-type="string" office:string-value="Store Byte in Memory (Byte-Indexed)       " calcext:value-type="string">
            <text:p>Store Byte in Memory (Byte-Indexed) <text:s text:c="6"/></text:p>
          </table:table-cell>
          <table:table-cell table:formula="of:=&quot;0x&quot;&amp;RIGHT(&quot;00&quot;&amp;[.T286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287])" office:value-type="float" office:value="2" calcext:value-type="float">
            <text:p>2</text:p>
          </table:table-cell>
          <table:table-cell/>
          <table:table-cell office:value-type="string" calcext:value-type="string">
            <text:p>SGCC</text:p>
          </table:table-cell>
          <table:table-cell table:formula="of:=[.G287]&amp;&quot; &quot;&amp;[.H287]&amp;&quot; &quot;&amp;[.I287]&amp;&quot; &quot;&amp;[.J287]&amp;&quot; &quot;&amp;[.K287]&amp;&quot; &quot;&amp;[.L287]&amp;&quot; &quot;&amp;[.M287]&amp;&quot; &quot;&amp;[.N287]&amp;&quot; &quot;&amp;[.O287]&amp;&quot; &quot;&amp;[.P287]&amp;&quot; &quot;&amp;[.Q287]&amp;&quot; &quot;&amp;[.R287]" office:value-type="string" office:string-value="Sefect Current Condition Codes in PSD      " calcext:value-type="string">
            <text:p>Sefect Current Condition Codes in PSD <text:s text:c="5"/></text:p>
          </table:table-cell>
          <table:table-cell table:formula="of:=&quot;0x&quot;&amp;RIGHT(&quot;00&quot;&amp;[.T287];2)" office:value-type="string" office:string-value="0x82" calcext:value-type="string">
            <text:p>0x82</text:p>
          </table:table-cell>
          <table:table-cell office:value-type="string" calcext:value-type="string">
            <text:p>Sef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formula="of:=LEN([.T288])" office:value-type="float" office:value="1" calcext:value-type="float">
            <text:p>1</text:p>
          </table:table-cell>
          <table:table-cell/>
          <table:table-cell office:value-type="string" calcext:value-type="string">
            <text:p>SCRB</text:p>
          </table:table-cell>
          <table:table-cell table:formula="of:=[.G288]&amp;&quot; &quot;&amp;[.H288]&amp;&quot; &quot;&amp;[.I288]&amp;&quot; &quot;&amp;[.J288]&amp;&quot; &quot;&amp;[.K288]&amp;&quot; &quot;&amp;[.L288]&amp;&quot; &quot;&amp;[.M288]&amp;&quot; &quot;&amp;[.N288]&amp;&quot; &quot;&amp;[.O288]&amp;&quot; &quot;&amp;[.P288]&amp;&quot; &quot;&amp;[.Q288]&amp;&quot; &quot;&amp;[.R288]" office:value-type="string" office:string-value="Select Current Register Block in PSD      " calcext:value-type="string">
            <text:p>Select Current Register Block in PSD <text:s text:c="5"/></text:p>
          </table:table-cell>
          <table:table-cell table:formula="of:=&quot;0x&quot;&amp;RIGHT(&quot;00&quot;&amp;[.T288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formula="of:=LEN([.T289])" office:value-type="float" office:value="2" calcext:value-type="float">
            <text:p>2</text:p>
          </table:table-cell>
          <table:table-cell/>
          <table:table-cell office:value-type="string" calcext:value-type="string">
            <text:p>SFM</text:p>
          </table:table-cell>
          <table:table-cell table:formula="of:=[.G289]&amp;&quot; &quot;&amp;[.H289]&amp;&quot; &quot;&amp;[.I289]&amp;&quot; &quot;&amp;[.J289]&amp;&quot; &quot;&amp;[.K289]&amp;&quot; &quot;&amp;[.L289]&amp;&quot; &quot;&amp;[.M289]&amp;&quot; &quot;&amp;[.N289]&amp;&quot; &quot;&amp;[.O289]&amp;&quot; &quot;&amp;[.P289]&amp;&quot; &quot;&amp;[.Q289]&amp;&quot; &quot;&amp;[.R289]" office:value-type="string" office:string-value="Store File in Memory        " calcext:value-type="string">
            <text:p>Store File in Memory <text:s text:c="7"/></text:p>
          </table:table-cell>
          <table:table-cell table:formula="of:=&quot;0x&quot;&amp;RIGHT(&quot;00&quot;&amp;[.T289];2)" office:value-type="string" office:string-value="0xAS" calcext:value-type="string">
            <text:p>0xA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0])" office:value-type="float" office:value="2" calcext:value-type="float">
            <text:p>2</text:p>
          </table:table-cell>
          <table:table-cell/>
          <table:table-cell office:value-type="string" calcext:value-type="string">
            <text:p>SFS</text:p>
          </table:table-cell>
          <table:table-cell table:formula="of:=[.G290]&amp;&quot; &quot;&amp;[.H290]&amp;&quot; &quot;&amp;[.I290]&amp;&quot; &quot;&amp;[.J290]&amp;&quot; &quot;&amp;[.K290]&amp;&quot; &quot;&amp;[.L290]&amp;&quot; &quot;&amp;[.M290]&amp;&quot; &quot;&amp;[.N290]&amp;&quot; &quot;&amp;[.O290]&amp;&quot; &quot;&amp;[.P290]&amp;&quot; &quot;&amp;[.Q290]&amp;&quot; &quot;&amp;[.R290]" office:value-type="string" office:string-value="Store flle in Memory (Short-Displaced)       " calcext:value-type="string">
            <text:p>Store flle in Memory (Short-Displaced) <text:s text:c="6"/></text:p>
          </table:table-cell>
          <table:table-cell table:formula="of:=&quot;0x&quot;&amp;RIGHT(&quot;00&quot;&amp;[.T290];2)" office:value-type="string" office:string-value="0xB5" calcext:value-type="string">
            <text:p>0xB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1])" office:value-type="float" office:value="2" calcext:value-type="float">
            <text:p>2</text:p>
          </table:table-cell>
          <table:table-cell/>
          <table:table-cell office:value-type="string" calcext:value-type="string">
            <text:p>SFX</text:p>
          </table:table-cell>
          <table:table-cell table:formula="of:=[.G291]&amp;&quot; &quot;&amp;[.H291]&amp;&quot; &quot;&amp;[.I291]&amp;&quot; &quot;&amp;[.J291]&amp;&quot; &quot;&amp;[.K291]&amp;&quot; &quot;&amp;[.L291]&amp;&quot; &quot;&amp;[.M291]&amp;&quot; &quot;&amp;[.N291]&amp;&quot; &quot;&amp;[.O291]&amp;&quot; &quot;&amp;[.P291]&amp;&quot; &quot;&amp;[.Q291]&amp;&quot; &quot;&amp;[.R291]" office:value-type="string" office:string-value="Store File in Memory (Short-Indexed)       " calcext:value-type="string">
            <text:p>Store File in Memory (Short-Indexed) <text:s text:c="6"/></text:p>
          </table:table-cell>
          <table:table-cell table:formula="of:=&quot;0x&quot;&amp;RIGHT(&quot;00&quot;&amp;[.T291];2)" office:value-type="string" office:string-value="0xBO" calcext:value-type="string">
            <text:p>0xBO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O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formula="of:=LEN([.T292])" office:value-type="float" office:value="2" calcext:value-type="float">
            <text:p>2</text:p>
          </table:table-cell>
          <table:table-cell/>
          <table:table-cell office:value-type="string" calcext:value-type="string">
            <text:p>SIA</text:p>
          </table:table-cell>
          <table:table-cell table:formula="of:=[.G292]&amp;&quot; &quot;&amp;[.H292]&amp;&quot; &quot;&amp;[.I292]&amp;&quot; &quot;&amp;[.J292]&amp;&quot; &quot;&amp;[.K292]&amp;&quot; &quot;&amp;[.L292]&amp;&quot; &quot;&amp;[.M292]&amp;&quot; &quot;&amp;[.N292]&amp;&quot; &quot;&amp;[.O292]&amp;&quot; &quot;&amp;[.P292]&amp;&quot; &quot;&amp;[.Q292]&amp;&quot; &quot;&amp;[.R292]" office:value-type="string" office:string-value="Set Interrupt Active         " calcext:value-type="string">
            <text:p>Set Interrupt Active <text:s text:c="8"/></text:p>
          </table:table-cell>
          <table:table-cell table:formula="of:=&quot;0x&quot;&amp;RIGHT(&quot;00&quot;&amp;[.T292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3])" office:value-type="float" office:value="2" calcext:value-type="float">
            <text:p>2</text:p>
          </table:table-cell>
          <table:table-cell/>
          <table:table-cell office:value-type="string" calcext:value-type="string">
            <text:p>SIE</text:p>
          </table:table-cell>
          <table:table-cell table:formula="of:=[.G293]&amp;&quot; &quot;&amp;[.H293]&amp;&quot; &quot;&amp;[.I293]&amp;&quot; &quot;&amp;[.J293]&amp;&quot; &quot;&amp;[.K293]&amp;&quot; &quot;&amp;[.L293]&amp;&quot; &quot;&amp;[.M293]&amp;&quot; &quot;&amp;[.N293]&amp;&quot; &quot;&amp;[.O293]&amp;&quot; &quot;&amp;[.P293]&amp;&quot; &quot;&amp;[.Q293]&amp;&quot; &quot;&amp;[.R293]" office:value-type="string" office:string-value="Set Interrupt Enable         " calcext:value-type="string">
            <text:p>Set Interrupt Enable <text:s text:c="8"/></text:p>
          </table:table-cell>
          <table:table-cell table:formula="of:=&quot;0x&quot;&amp;RIGHT(&quot;00&quot;&amp;[.T293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4])" office:value-type="float" office:value="2" calcext:value-type="float">
            <text:p>2</text:p>
          </table:table-cell>
          <table:table-cell/>
          <table:table-cell office:value-type="string" calcext:value-type="string">
            <text:p>SIOM</text:p>
          </table:table-cell>
          <table:table-cell table:formula="of:=[.G294]&amp;&quot; &quot;&amp;[.H294]&amp;&quot; &quot;&amp;[.I294]&amp;&quot; &quot;&amp;[.J294]&amp;&quot; &quot;&amp;[.K294]&amp;&quot; &quot;&amp;[.L294]&amp;&quot; &quot;&amp;[.M294]&amp;&quot; &quot;&amp;[.N294]&amp;&quot; &quot;&amp;[.O294]&amp;&quot; &quot;&amp;[.P294]&amp;&quot; &quot;&amp;[.Q294]&amp;&quot; &quot;&amp;[.R294]" office:value-type="string" office:string-value="Select Another Program's IM        " calcext:value-type="string">
            <text:p>Select Another Program's IM <text:s text:c="7"/></text:p>
          </table:table-cell>
          <table:table-cell table:formula="of:=&quot;0x&quot;&amp;RIGHT(&quot;00&quot;&amp;[.T294];2)" office:value-type="string" office:string-value="0xas" calcext:value-type="string">
            <text:p>0xas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IM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table:style-name="ce21"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5])" office:value-type="float" office:value="2" calcext:value-type="float">
            <text:p>2</text:p>
          </table:table-cell>
          <table:table-cell/>
          <table:table-cell office:value-type="string" calcext:value-type="string">
            <text:p>SlR</text:p>
          </table:table-cell>
          <table:table-cell table:formula="of:=[.G295]&amp;&quot; &quot;&amp;[.H295]&amp;&quot; &quot;&amp;[.I295]&amp;&quot; &quot;&amp;[.J295]&amp;&quot; &quot;&amp;[.K295]&amp;&quot; &quot;&amp;[.L295]&amp;&quot; &quot;&amp;[.M295]&amp;&quot; &quot;&amp;[.N295]&amp;&quot; &quot;&amp;[.O295]&amp;&quot; &quot;&amp;[.P295]&amp;&quot; &quot;&amp;[.Q295]&amp;&quot; &quot;&amp;[.R295]" office:value-type="string" office:string-value="Set Interrupt Request         " calcext:value-type="string">
            <text:p>Set Interrupt Request <text:s text:c="8"/></text:p>
          </table:table-cell>
          <table:table-cell table:formula="of:=&quot;0x&quot;&amp;RIGHT(&quot;00&quot;&amp;[.T295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6])" office:value-type="float" office:value="1" calcext:value-type="float">
            <text:p>1</text:p>
          </table:table-cell>
          <table:table-cell/>
          <table:table-cell office:value-type="string" calcext:value-type="string">
            <text:p>SOMP</text:p>
          </table:table-cell>
          <table:table-cell table:formula="of:=[.G296]&amp;&quot; &quot;&amp;[.H296]&amp;&quot; &quot;&amp;[.I296]&amp;&quot; &quot;&amp;[.J296]&amp;&quot; &quot;&amp;[.K296]&amp;&quot; &quot;&amp;[.L296]&amp;&quot; &quot;&amp;[.M296]&amp;&quot; &quot;&amp;[.N296]&amp;&quot; &quot;&amp;[.O296]&amp;&quot; &quot;&amp;[.P296]&amp;&quot; &quot;&amp;[.Q296]&amp;&quot; &quot;&amp;[.R296]" office:value-type="string" office:string-value="Store Operand Map into Map Image      " calcext:value-type="string">
            <text:p>Store Operand Map into Map Image <text:s text:c="5"/></text:p>
          </table:table-cell>
          <table:table-cell table:formula="of:=&quot;0x&quot;&amp;RIGHT(&quot;00&quot;&amp;[.T296];2)" office:value-type="string" office:string-value="0x01" calcext:value-type="string">
            <text:p>0x01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table:number-columns-repeated="2"/>
          <table:table-cell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formula="of:=LEN([.T297])" office:value-type="float" office:value="1" calcext:value-type="float">
            <text:p>1</text:p>
          </table:table-cell>
          <table:table-cell/>
          <table:table-cell office:value-type="string" calcext:value-type="string">
            <text:p>SOOM</text:p>
          </table:table-cell>
          <table:table-cell table:formula="of:=[.G297]&amp;&quot; &quot;&amp;[.H297]&amp;&quot; &quot;&amp;[.I297]&amp;&quot; &quot;&amp;[.J297]&amp;&quot; &quot;&amp;[.K297]&amp;&quot; &quot;&amp;[.L297]&amp;&quot; &quot;&amp;[.M297]&amp;&quot; &quot;&amp;[.N297]&amp;&quot; &quot;&amp;[.O297]&amp;&quot; &quot;&amp;[.P297]&amp;&quot; &quot;&amp;[.Q297]&amp;&quot; &quot;&amp;[.R297]" office:value-type="string" office:string-value="Select Another Program's OM as Current OM     " calcext:value-type="string">
            <text:p>Select Another Program's OM as Current OM <text:s text:c="4"/></text:p>
          </table:table-cell>
          <table:table-cell table:formula="of:=&quot;0x&quot;&amp;RIGHT(&quot;00&quot;&amp;[.T297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8])" office:value-type="float" office:value="2" calcext:value-type="float">
            <text:p>2</text:p>
          </table:table-cell>
          <table:table-cell/>
          <table:table-cell office:value-type="string" calcext:value-type="string">
            <text:p>SRCR</text:p>
          </table:table-cell>
          <table:table-cell table:formula="of:=[.G298]&amp;&quot; &quot;&amp;[.H298]&amp;&quot; &quot;&amp;[.I298]&amp;&quot; &quot;&amp;[.J298]&amp;&quot; &quot;&amp;[.K298]&amp;&quot; &quot;&amp;[.L298]&amp;&quot; &quot;&amp;[.M298]&amp;&quot; &quot;&amp;[.N298]&amp;&quot; &quot;&amp;[.O298]&amp;&quot; &quot;&amp;[.P298]&amp;&quot; &quot;&amp;[.Q298]&amp;&quot; &quot;&amp;[.R298]" office:value-type="string" office:string-value="Set Register if Condition Code C Reset     " calcext:value-type="string">
            <text:p>Set Register if Condition Code C Reset <text:s text:c="4"/></text:p>
          </table:table-cell>
          <table:table-cell table:formula="of:=&quot;0x&quot;&amp;RIGHT(&quot;00&quot;&amp;[.T29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299])" office:value-type="float" office:value="2" calcext:value-type="float">
            <text:p>2</text:p>
          </table:table-cell>
          <table:table-cell/>
          <table:table-cell office:value-type="string" calcext:value-type="string">
            <text:p>SRCS</text:p>
          </table:table-cell>
          <table:table-cell table:formula="of:=[.G299]&amp;&quot; &quot;&amp;[.H299]&amp;&quot; &quot;&amp;[.I299]&amp;&quot; &quot;&amp;[.J299]&amp;&quot; &quot;&amp;[.K299]&amp;&quot; &quot;&amp;[.L299]&amp;&quot; &quot;&amp;[.M299]&amp;&quot; &quot;&amp;[.N299]&amp;&quot; &quot;&amp;[.O299]&amp;&quot; &quot;&amp;[.P299]&amp;&quot; &quot;&amp;[.Q299]&amp;&quot; &quot;&amp;[.R299]" office:value-type="string" office:string-value="Set Register if Code C Set      " calcext:value-type="string">
            <text:p>Set Register if Code C Set <text:s text:c="5"/></text:p>
          </table:table-cell>
          <table:table-cell table:formula="of:=&quot;0x&quot;&amp;RIGHT(&quot;00&quot;&amp;[.T29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0])" office:value-type="float" office:value="2" calcext:value-type="float">
            <text:p>2</text:p>
          </table:table-cell>
          <table:table-cell/>
          <table:table-cell office:value-type="string" calcext:value-type="string">
            <text:p>SRGE</text:p>
          </table:table-cell>
          <table:table-cell table:formula="of:=[.G300]&amp;&quot; &quot;&amp;[.H300]&amp;&quot; &quot;&amp;[.I300]&amp;&quot; &quot;&amp;[.J300]&amp;&quot; &quot;&amp;[.K300]&amp;&quot; &quot;&amp;[.L300]&amp;&quot; &quot;&amp;[.M300]&amp;&quot; &quot;&amp;[.N300]&amp;&quot; &quot;&amp;[.O300]&amp;&quot; &quot;&amp;[.P300]&amp;&quot; &quot;&amp;[.Q300]&amp;&quot; &quot;&amp;[.R300]" office:value-type="string" office:string-value="Set Register on Greater than or Equal Condition    " calcext:value-type="string">
            <text:p>Set Register on Greater than or Equal Condition <text:s text:c="3"/></text:p>
          </table:table-cell>
          <table:table-cell table:formula="of:=&quot;0x&quot;&amp;RIGHT(&quot;00&quot;&amp;[.T30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1])" office:value-type="float" office:value="2" calcext:value-type="float">
            <text:p>2</text:p>
          </table:table-cell>
          <table:table-cell/>
          <table:table-cell office:value-type="string" calcext:value-type="string">
            <text:p>SRGT</text:p>
          </table:table-cell>
          <table:table-cell table:formula="of:=[.G301]&amp;&quot; &quot;&amp;[.H301]&amp;&quot; &quot;&amp;[.I301]&amp;&quot; &quot;&amp;[.J301]&amp;&quot; &quot;&amp;[.K301]&amp;&quot; &quot;&amp;[.L301]&amp;&quot; &quot;&amp;[.M301]&amp;&quot; &quot;&amp;[.N301]&amp;&quot; &quot;&amp;[.O301]&amp;&quot; &quot;&amp;[.P301]&amp;&quot; &quot;&amp;[.Q301]&amp;&quot; &quot;&amp;[.R301]" office:value-type="string" office:string-value="Set Register on Greater than Condition      " calcext:value-type="string">
            <text:p>Set Register on Greater than Condition <text:s text:c="5"/></text:p>
          </table:table-cell>
          <table:table-cell table:formula="of:=&quot;0x&quot;&amp;RIGHT(&quot;00&quot;&amp;[.T30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2])" office:value-type="float" office:value="2" calcext:value-type="float">
            <text:p>2</text:p>
          </table:table-cell>
          <table:table-cell/>
          <table:table-cell office:value-type="string" calcext:value-type="string">
            <text:p>SRHI</text:p>
          </table:table-cell>
          <table:table-cell table:formula="of:=[.G302]&amp;&quot; &quot;&amp;[.H302]&amp;&quot; &quot;&amp;[.I302]&amp;&quot; &quot;&amp;[.J302]&amp;&quot; &quot;&amp;[.K302]&amp;&quot; &quot;&amp;[.L302]&amp;&quot; &quot;&amp;[.M302]&amp;&quot; &quot;&amp;[.N302]&amp;&quot; &quot;&amp;[.O302]&amp;&quot; &quot;&amp;[.P302]&amp;&quot; &quot;&amp;[.Q302]&amp;&quot; &quot;&amp;[.R302]" office:value-type="string" office:string-value="Set Register on Magnitude Higher Condition      " calcext:value-type="string">
            <text:p>Set Register on Magnitude Higher Condition <text:s text:c="5"/></text:p>
          </table:table-cell>
          <table:table-cell table:formula="of:=&quot;0x&quot;&amp;RIGHT(&quot;00&quot;&amp;[.T302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3])" office:value-type="float" office:value="2" calcext:value-type="float">
            <text:p>2</text:p>
          </table:table-cell>
          <table:table-cell/>
          <table:table-cell office:value-type="string" calcext:value-type="string">
            <text:p>SRLE</text:p>
          </table:table-cell>
          <table:table-cell table:formula="of:=[.G303]&amp;&quot; &quot;&amp;[.H303]&amp;&quot; &quot;&amp;[.I303]&amp;&quot; &quot;&amp;[.J303]&amp;&quot; &quot;&amp;[.K303]&amp;&quot; &quot;&amp;[.L303]&amp;&quot; &quot;&amp;[.M303]&amp;&quot; &quot;&amp;[.N303]&amp;&quot; &quot;&amp;[.O303]&amp;&quot; &quot;&amp;[.P303]&amp;&quot; &quot;&amp;[.Q303]&amp;&quot; &quot;&amp;[.R303]" office:value-type="string" office:string-value="Set Register on Less than or Equal Condition    " calcext:value-type="string">
            <text:p>Set Register on Less than or Equal Condition <text:s text:c="3"/></text:p>
          </table:table-cell>
          <table:table-cell table:formula="of:=&quot;0x&quot;&amp;RIGHT(&quot;00&quot;&amp;[.T303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4])" office:value-type="float" office:value="2" calcext:value-type="float">
            <text:p>2</text:p>
          </table:table-cell>
          <table:table-cell/>
          <table:table-cell office:value-type="string" calcext:value-type="string">
            <text:p>SRLS</text:p>
          </table:table-cell>
          <table:table-cell table:formula="of:=[.G304]&amp;&quot; &quot;&amp;[.H304]&amp;&quot; &quot;&amp;[.I304]&amp;&quot; &quot;&amp;[.J304]&amp;&quot; &quot;&amp;[.K304]&amp;&quot; &quot;&amp;[.L304]&amp;&quot; &quot;&amp;[.M304]&amp;&quot; &quot;&amp;[.N304]&amp;&quot; &quot;&amp;[.O304]&amp;&quot; &quot;&amp;[.P304]&amp;&quot; &quot;&amp;[.Q304]&amp;&quot; &quot;&amp;[.R304]" office:value-type="string" office:string-value="Set Register on Less than Condition      " calcext:value-type="string">
            <text:p>Set Register on Less than Condition <text:s text:c="5"/></text:p>
          </table:table-cell>
          <table:table-cell table:formula="of:=&quot;0x&quot;&amp;RIGHT(&quot;00&quot;&amp;[.T304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5])" office:value-type="float" office:value="2" calcext:value-type="float">
            <text:p>2</text:p>
          </table:table-cell>
          <table:table-cell/>
          <table:table-cell office:value-type="string" calcext:value-type="string">
            <text:p>SRNH</text:p>
          </table:table-cell>
          <table:table-cell table:formula="of:=[.G305]&amp;&quot; &quot;&amp;[.H305]&amp;&quot; &quot;&amp;[.I305]&amp;&quot; &quot;&amp;[.J305]&amp;&quot; &quot;&amp;[.K305]&amp;&quot; &quot;&amp;[.L305]&amp;&quot; &quot;&amp;[.M305]&amp;&quot; &quot;&amp;[.N305]&amp;&quot; &quot;&amp;[.O305]&amp;&quot; &quot;&amp;[.P305]&amp;&quot; &quot;&amp;[.Q305]&amp;&quot; &quot;&amp;[.R305]" office:value-type="string" office:string-value="Set Register on Magnitude not Higher Condition     " calcext:value-type="string">
            <text:p>Set Register on Magnitude not Higher Condition <text:s text:c="4"/></text:p>
          </table:table-cell>
          <table:table-cell table:formula="of:=&quot;0x&quot;&amp;RIGHT(&quot;00&quot;&amp;[.T305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6])" office:value-type="float" office:value="2" calcext:value-type="float">
            <text:p>2</text:p>
          </table:table-cell>
          <table:table-cell/>
          <table:table-cell office:value-type="string" calcext:value-type="string">
            <text:p>SRNR</text:p>
          </table:table-cell>
          <table:table-cell table:formula="of:=[.G306]&amp;&quot; &quot;&amp;[.H306]&amp;&quot; &quot;&amp;[.I306]&amp;&quot; &quot;&amp;[.J306]&amp;&quot; &quot;&amp;[.K306]&amp;&quot; &quot;&amp;[.L306]&amp;&quot; &quot;&amp;[.M306]&amp;&quot; &quot;&amp;[.N306]&amp;&quot; &quot;&amp;[.O306]&amp;&quot; &quot;&amp;[.P306]&amp;&quot; &quot;&amp;[.Q306]&amp;&quot; &quot;&amp;[.R306]" office:value-type="string" office:string-value="Set Register if Condition Code N Reset     " calcext:value-type="string">
            <text:p>Set Register if Condition Code N Reset <text:s text:c="4"/></text:p>
          </table:table-cell>
          <table:table-cell table:formula="of:=&quot;0x&quot;&amp;RIGHT(&quot;00&quot;&amp;[.T306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7])" office:value-type="float" office:value="2" calcext:value-type="float">
            <text:p>2</text:p>
          </table:table-cell>
          <table:table-cell/>
          <table:table-cell office:value-type="string" calcext:value-type="string">
            <text:p>SRNS</text:p>
          </table:table-cell>
          <table:table-cell table:formula="of:=[.G307]&amp;&quot; &quot;&amp;[.H307]&amp;&quot; &quot;&amp;[.I307]&amp;&quot; &quot;&amp;[.J307]&amp;&quot; &quot;&amp;[.K307]&amp;&quot; &quot;&amp;[.L307]&amp;&quot; &quot;&amp;[.M307]&amp;&quot; &quot;&amp;[.N307]&amp;&quot; &quot;&amp;[.O307]&amp;&quot; &quot;&amp;[.P307]&amp;&quot; &quot;&amp;[.Q307]&amp;&quot; &quot;&amp;[.R307]" office:value-type="string" office:string-value="Set Register if Condition Code N Set     " calcext:value-type="string">
            <text:p>Set Register if Condition Code N Set <text:s text:c="4"/></text:p>
          </table:table-cell>
          <table:table-cell table:formula="of:=&quot;0x&quot;&amp;RIGHT(&quot;00&quot;&amp;[.T307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8])" office:value-type="float" office:value="2" calcext:value-type="float">
            <text:p>2</text:p>
          </table:table-cell>
          <table:table-cell/>
          <table:table-cell office:value-type="string" calcext:value-type="string">
            <text:p>SROR</text:p>
          </table:table-cell>
          <table:table-cell table:formula="of:=[.G308]&amp;&quot; &quot;&amp;[.H308]&amp;&quot; &quot;&amp;[.I308]&amp;&quot; &quot;&amp;[.J308]&amp;&quot; &quot;&amp;[.K308]&amp;&quot; &quot;&amp;[.L308]&amp;&quot; &quot;&amp;[.M308]&amp;&quot; &quot;&amp;[.N308]&amp;&quot; &quot;&amp;[.O308]&amp;&quot; &quot;&amp;[.P308]&amp;&quot; &quot;&amp;[.Q308]&amp;&quot; &quot;&amp;[.R308]" office:value-type="string" office:string-value="Set Register if Condition Code O Reset     " calcext:value-type="string">
            <text:p>Set Register if Condition Code O Reset <text:s text:c="4"/></text:p>
          </table:table-cell>
          <table:table-cell table:formula="of:=&quot;0x&quot;&amp;RIGHT(&quot;00&quot;&amp;[.T30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9])" office:value-type="float" office:value="2" calcext:value-type="float">
            <text:p>2</text:p>
          </table:table-cell>
          <table:table-cell/>
          <table:table-cell office:value-type="string" calcext:value-type="string">
            <text:p>SROS</text:p>
          </table:table-cell>
          <table:table-cell table:formula="of:=[.G309]&amp;&quot; &quot;&amp;[.H309]&amp;&quot; &quot;&amp;[.I309]&amp;&quot; &quot;&amp;[.J309]&amp;&quot; &quot;&amp;[.K309]&amp;&quot; &quot;&amp;[.L309]&amp;&quot; &quot;&amp;[.M309]&amp;&quot; &quot;&amp;[.N309]&amp;&quot; &quot;&amp;[.O309]&amp;&quot; &quot;&amp;[.P309]&amp;&quot; &quot;&amp;[.Q309]&amp;&quot; &quot;&amp;[.R309]" office:value-type="string" office:string-value="Set Register if Condition Code O Set     " calcext:value-type="string">
            <text:p>Set Register if Condition Code O Set <text:s text:c="4"/></text:p>
          </table:table-cell>
          <table:table-cell table:formula="of:=&quot;0x&quot;&amp;RIGHT(&quot;00&quot;&amp;[.T30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10])" office:value-type="float" office:value="2" calcext:value-type="float">
            <text:p>2</text:p>
          </table:table-cell>
          <table:table-cell/>
          <table:table-cell office:value-type="string" calcext:value-type="string">
            <text:p>SRZR</text:p>
          </table:table-cell>
          <table:table-cell table:formula="of:=[.G310]&amp;&quot; &quot;&amp;[.H310]&amp;&quot; &quot;&amp;[.I310]&amp;&quot; &quot;&amp;[.J310]&amp;&quot; &quot;&amp;[.K310]&amp;&quot; &quot;&amp;[.L310]&amp;&quot; &quot;&amp;[.M310]&amp;&quot; &quot;&amp;[.N310]&amp;&quot; &quot;&amp;[.O310]&amp;&quot; &quot;&amp;[.P310]&amp;&quot; &quot;&amp;[.Q310]&amp;&quot; &quot;&amp;[.R310]" office:value-type="string" office:string-value="Set Register if Condition Code Z Reset     " calcext:value-type="string">
            <text:p>Set Register if Condition Code Z Reset <text:s text:c="4"/></text:p>
          </table:table-cell>
          <table:table-cell table:formula="of:=&quot;0x&quot;&amp;RIGHT(&quot;00&quot;&amp;[.T31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1])" office:value-type="float" office:value="2" calcext:value-type="float">
            <text:p>2</text:p>
          </table:table-cell>
          <table:table-cell/>
          <table:table-cell office:value-type="string" calcext:value-type="string">
            <text:p>SRZS</text:p>
          </table:table-cell>
          <table:table-cell table:formula="of:=[.G311]&amp;&quot; &quot;&amp;[.H311]&amp;&quot; &quot;&amp;[.I311]&amp;&quot; &quot;&amp;[.J311]&amp;&quot; &quot;&amp;[.K311]&amp;&quot; &quot;&amp;[.L311]&amp;&quot; &quot;&amp;[.M311]&amp;&quot; &quot;&amp;[.N311]&amp;&quot; &quot;&amp;[.O311]&amp;&quot; &quot;&amp;[.P311]&amp;&quot; &quot;&amp;[.Q311]&amp;&quot; &quot;&amp;[.R311]" office:value-type="string" office:string-value="Set Register if Condition Code Z Set     " calcext:value-type="string">
            <text:p>Set Register if Condition Code Z Set <text:s text:c="4"/></text:p>
          </table:table-cell>
          <table:table-cell table:formula="of:=&quot;0x&quot;&amp;RIGHT(&quot;00&quot;&amp;[.T31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2])" office:value-type="float" office:value="2" calcext:value-type="float">
            <text:p>2</text:p>
          </table:table-cell>
          <table:table-cell/>
          <table:table-cell office:value-type="string" calcext:value-type="string">
            <text:p>STAM</text:p>
          </table:table-cell>
          <table:table-cell table:formula="of:=[.G312]&amp;&quot; &quot;&amp;[.H312]&amp;&quot; &quot;&amp;[.I312]&amp;&quot; &quot;&amp;[.J312]&amp;&quot; &quot;&amp;[.K312]&amp;&quot; &quot;&amp;[.L312]&amp;&quot; &quot;&amp;[.M312]&amp;&quot; &quot;&amp;[.N312]&amp;&quot; &quot;&amp;[.O312]&amp;&quot; &quot;&amp;[.P312]&amp;&quot; &quot;&amp;[.Q312]&amp;&quot; &quot;&amp;[.R312]" office:value-type="string" office:string-value="Store Register into (Actual) Memory       " calcext:value-type="string">
            <text:p>Store Register into (Actual) Memory <text:s text:c="6"/></text:p>
          </table:table-cell>
          <table:table-cell table:formula="of:=&quot;0x&quot;&amp;RIGHT(&quot;00&quot;&amp;[.T312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313])" office:value-type="float" office:value="2" calcext:value-type="float">
            <text:p>2</text:p>
          </table:table-cell>
          <table:table-cell/>
          <table:table-cell office:value-type="string" calcext:value-type="string">
            <text:p>STI</text:p>
          </table:table-cell>
          <table:table-cell table:formula="of:=[.G313]&amp;&quot; &quot;&amp;[.H313]&amp;&quot; &quot;&amp;[.I313]&amp;&quot; &quot;&amp;[.J313]&amp;&quot; &quot;&amp;[.K313]&amp;&quot; &quot;&amp;[.L313]&amp;&quot; &quot;&amp;[.M313]&amp;&quot; &quot;&amp;[.N313]&amp;&quot; &quot;&amp;[.O313]&amp;&quot; &quot;&amp;[.P313]&amp;&quot; &quot;&amp;[.Q313]&amp;&quot; &quot;&amp;[.R313]" office:value-type="string" office:string-value="Store Register in Memory (Immediate)       " calcext:value-type="string">
            <text:p>Store Register in Memory (Immediate) <text:s text:c="6"/></text:p>
          </table:table-cell>
          <table:table-cell table:formula="of:=&quot;0x&quot;&amp;RIGHT(&quot;00&quot;&amp;[.T313];2)" office:value-type="string" office:string-value="0xEE" calcext:value-type="string">
            <text:p>0xE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4])" office:value-type="float" office:value="2" calcext:value-type="float">
            <text:p>2</text:p>
          </table:table-cell>
          <table:table-cell/>
          <table:table-cell office:value-type="string" calcext:value-type="string">
            <text:p>STM</text:p>
          </table:table-cell>
          <table:table-cell table:formula="of:=[.G314]&amp;&quot; &quot;&amp;[.H314]&amp;&quot; &quot;&amp;[.I314]&amp;&quot; &quot;&amp;[.J314]&amp;&quot; &quot;&amp;[.K314]&amp;&quot; &quot;&amp;[.L314]&amp;&quot; &quot;&amp;[.M314]&amp;&quot; &quot;&amp;[.N314]&amp;&quot; &quot;&amp;[.O314]&amp;&quot; &quot;&amp;[.P314]&amp;&quot; &quot;&amp;[.Q314]&amp;&quot; &quot;&amp;[.R314]" office:value-type="string" office:string-value="Store Register in Memory        " calcext:value-type="string">
            <text:p>Store Register in Memory <text:s text:c="7"/></text:p>
          </table:table-cell>
          <table:table-cell table:formula="of:=&quot;0x&quot;&amp;RIGHT(&quot;00&quot;&amp;[.T314];2)" office:value-type="string" office:string-value="0xE6" calcext:value-type="string">
            <text:p>0xE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5])" office:value-type="float" office:value="2" calcext:value-type="float">
            <text:p>2</text:p>
          </table:table-cell>
          <table:table-cell/>
          <table:table-cell office:value-type="string" calcext:value-type="string">
            <text:p>STMD</text:p>
          </table:table-cell>
          <table:table-cell table:formula="of:=[.G315]&amp;&quot; &quot;&amp;[.H315]&amp;&quot; &quot;&amp;[.I315]&amp;&quot; &quot;&amp;[.J315]&amp;&quot; &quot;&amp;[.K315]&amp;&quot; &quot;&amp;[.L315]&amp;&quot; &quot;&amp;[.M315]&amp;&quot; &quot;&amp;[.N315]&amp;&quot; &quot;&amp;[.O315]&amp;&quot; &quot;&amp;[.P315]&amp;&quot; &quot;&amp;[.Q315]&amp;&quot; &quot;&amp;[.R315]" office:value-type="string" office:string-value="Store Double-Register into Memory Double-Word       " calcext:value-type="string">
            <text:p>Store Double-Register into Memory Double-Word <text:s text:c="6"/></text:p>
          </table:table-cell>
          <table:table-cell table:formula="of:=&quot;0x&quot;&amp;RIGHT(&quot;00&quot;&amp;[.T315];2)" office:value-type="string" office:string-value="0xCE" calcext:value-type="string">
            <text:p>0xC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6])" office:value-type="float" office:value="2" calcext:value-type="float">
            <text:p>2</text:p>
          </table:table-cell>
          <table:table-cell/>
          <table:table-cell office:value-type="string" calcext:value-type="string">
            <text:p>STMT</text:p>
          </table:table-cell>
          <table:table-cell table:formula="of:=[.G316]&amp;&quot; &quot;&amp;[.H316]&amp;&quot; &quot;&amp;[.I316]&amp;&quot; &quot;&amp;[.J316]&amp;&quot; &quot;&amp;[.K316]&amp;&quot; &quot;&amp;[.L316]&amp;&quot; &quot;&amp;[.M316]&amp;&quot; &quot;&amp;[.N316]&amp;&quot; &quot;&amp;[.O316]&amp;&quot; &quot;&amp;[.P316]&amp;&quot; &quot;&amp;[.Q316]&amp;&quot; &quot;&amp;[.R316]" office:value-type="string" office:string-value="Store Triple-Register into Memory Triple-Word       " calcext:value-type="string">
            <text:p>Store Triple-Register into Memory Triple-Word <text:s text:c="6"/></text:p>
          </table:table-cell>
          <table:table-cell table:formula="of:=&quot;0x&quot;&amp;RIGHT(&quot;00&quot;&amp;[.T316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7])" office:value-type="float" office:value="2" calcext:value-type="float">
            <text:p>2</text:p>
          </table:table-cell>
          <table:table-cell/>
          <table:table-cell office:value-type="string" calcext:value-type="string">
            <text:p>STS</text:p>
          </table:table-cell>
          <table:table-cell table:formula="of:=[.G317]&amp;&quot; &quot;&amp;[.H317]&amp;&quot; &quot;&amp;[.I317]&amp;&quot; &quot;&amp;[.J317]&amp;&quot; &quot;&amp;[.K317]&amp;&quot; &quot;&amp;[.L317]&amp;&quot; &quot;&amp;[.M317]&amp;&quot; &quot;&amp;[.N317]&amp;&quot; &quot;&amp;[.O317]&amp;&quot; &quot;&amp;[.P317]&amp;&quot; &quot;&amp;[.Q317]&amp;&quot; &quot;&amp;[.R317]" office:value-type="string" office:string-value="Store Register into Memory (Short- Displaced)      " calcext:value-type="string">
            <text:p>Store Register into Memory (Short- Displaced) <text:s text:c="5"/></text:p>
          </table:table-cell>
          <table:table-cell table:formula="of:=&quot;0x&quot;&amp;RIGHT(&quot;00&quot;&amp;[.T317];2)" office:value-type="string" office:string-value="0xF6" calcext:value-type="string">
            <text:p>0xF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8])" office:value-type="float" office:value="2" calcext:value-type="float">
            <text:p>2</text:p>
          </table:table-cell>
          <table:table-cell/>
          <table:table-cell office:value-type="string" calcext:value-type="string">
            <text:p>STVM</text:p>
          </table:table-cell>
          <table:table-cell table:formula="of:=[.G318]&amp;&quot; &quot;&amp;[.H318]&amp;&quot; &quot;&amp;[.I318]&amp;&quot; &quot;&amp;[.J318]&amp;&quot; &quot;&amp;[.K318]&amp;&quot; &quot;&amp;[.L318]&amp;&quot; &quot;&amp;[.M318]&amp;&quot; &quot;&amp;[.N318]&amp;&quot; &quot;&amp;[.O318]&amp;&quot; &quot;&amp;[.P318]&amp;&quot; &quot;&amp;[.Q318]&amp;&quot; &quot;&amp;[.R318]" office:value-type="string" office:string-value="Store Register into Memory (Via Map Image)     " calcext:value-type="string">
            <text:p>Store Register into Memory (Via Map Image) <text:s text:c="4"/></text:p>
          </table:table-cell>
          <table:table-cell table:formula="of:=&quot;0x&quot;&amp;RIGHT(&quot;00&quot;&amp;[.T318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319])" office:value-type="float" office:value="2" calcext:value-type="float">
            <text:p>2</text:p>
          </table:table-cell>
          <table:table-cell/>
          <table:table-cell office:value-type="string" calcext:value-type="string">
            <text:p>STX</text:p>
          </table:table-cell>
          <table:table-cell table:formula="of:=[.G319]&amp;&quot; &quot;&amp;[.H319]&amp;&quot; &quot;&amp;[.I319]&amp;&quot; &quot;&amp;[.J319]&amp;&quot; &quot;&amp;[.K319]&amp;&quot; &quot;&amp;[.L319]&amp;&quot; &quot;&amp;[.M319]&amp;&quot; &quot;&amp;[.N319]&amp;&quot; &quot;&amp;[.O319]&amp;&quot; &quot;&amp;[.P319]&amp;&quot; &quot;&amp;[.Q319]&amp;&quot; &quot;&amp;[.R319]" office:value-type="string" office:string-value="Store Register in Memory (Short-Indexed)       " calcext:value-type="string">
            <text:p>Store Register in Memory (Short-Indexed) <text:s text:c="6"/></text:p>
          </table:table-cell>
          <table:table-cell table:formula="of:=&quot;0x&quot;&amp;RIGHT(&quot;00&quot;&amp;[.T319];2)" office:value-type="string" office:string-value="0xFE" calcext:value-type="string">
            <text:p>0x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0])" office:value-type="float" office:value="2" calcext:value-type="float">
            <text:p>2</text:p>
          </table:table-cell>
          <table:table-cell/>
          <table:table-cell office:value-type="string" calcext:value-type="string">
            <text:p>STXD</text:p>
          </table:table-cell>
          <table:table-cell table:formula="of:=[.G320]&amp;&quot; &quot;&amp;[.H320]&amp;&quot; &quot;&amp;[.I320]&amp;&quot; &quot;&amp;[.J320]&amp;&quot; &quot;&amp;[.K320]&amp;&quot; &quot;&amp;[.L320]&amp;&quot; &quot;&amp;[.M320]&amp;&quot; &quot;&amp;[.N320]&amp;&quot; &quot;&amp;[.O320]&amp;&quot; &quot;&amp;[.P320]&amp;&quot; &quot;&amp;[.Q320]&amp;&quot; &quot;&amp;[.R320]" office:value-type="string" office:string-value="Store Double-Register into Memory Doubleword (Short-Indexed)      " calcext:value-type="string">
            <text:p>Store Double-Register into Memory Doubleword (Short-Indexed) <text:s text:c="5"/></text:p>
          </table:table-cell>
          <table:table-cell table:formula="of:=&quot;0x&quot;&amp;RIGHT(&quot;00&quot;&amp;[.T320];2)" office:value-type="string" office:string-value="0x8E" calcext:value-type="string">
            <text:p>0x8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1])" office:value-type="float" office:value="2" calcext:value-type="float">
            <text:p>2</text:p>
          </table:table-cell>
          <table:table-cell/>
          <table:table-cell office:value-type="string" calcext:value-type="string">
            <text:p>STXT</text:p>
          </table:table-cell>
          <table:table-cell table:formula="of:=[.G321]&amp;&quot; &quot;&amp;[.H321]&amp;&quot; &quot;&amp;[.I321]&amp;&quot; &quot;&amp;[.J321]&amp;&quot; &quot;&amp;[.K321]&amp;&quot; &quot;&amp;[.L321]&amp;&quot; &quot;&amp;[.M321]&amp;&quot; &quot;&amp;[.N321]&amp;&quot; &quot;&amp;[.O321]&amp;&quot; &quot;&amp;[.P321]&amp;&quot; &quot;&amp;[.Q321]&amp;&quot; &quot;&amp;[.R321]" office:value-type="string" office:string-value="Store Triple-Register into Memory Tripleword (Short-Indexed)      " calcext:value-type="string">
            <text:p>Store Triple-Register into Memory Tripleword (Short-Indexed) <text:s text:c="5"/></text:p>
          </table:table-cell>
          <table:table-cell table:formula="of:=&quot;0x&quot;&amp;RIGHT(&quot;00&quot;&amp;[.T321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322])" office:value-type="float" office:value="4" calcext:value-type="float">
            <text:p>4</text:p>
          </table:table-cell>
          <table:table-cell/>
          <table:table-cell office:value-type="string" calcext:value-type="string">
            <text:p>SUES</text:p>
          </table:table-cell>
          <table:table-cell table:formula="of:=[.G322]&amp;&quot; &quot;&amp;[.H322]&amp;&quot; &quot;&amp;[.I322]&amp;&quot; &quot;&amp;[.J322]&amp;&quot; &quot;&amp;[.K322]&amp;&quot; &quot;&amp;[.L322]&amp;&quot; &quot;&amp;[.M322]&amp;&quot; &quot;&amp;[.N322]&amp;&quot; &quot;&amp;[.O322]&amp;&quot; &quot;&amp;[.P322]&amp;&quot; &quot;&amp;[.Q322]&amp;&quot; &quot;&amp;[.R322]" office:value-type="string" office:string-value="Subtract Immediate with Extended Sign       " calcext:value-type="string">
            <text:p>Subtract Immediate with Extended Sign <text:s text:c="6"/></text:p>
          </table:table-cell>
          <table:table-cell table:formula="of:=&quot;0x&quot;&amp;[.T322]" office:value-type="string" office:string-value="0xE8X3" calcext:value-type="string">
            <text:p>0xE8X3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3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323])" office:value-type="float" office:value="2" calcext:value-type="float">
            <text:p>2</text:p>
          </table:table-cell>
          <table:table-cell/>
          <table:table-cell office:value-type="string" calcext:value-type="string">
            <text:p>SUI</text:p>
          </table:table-cell>
          <table:table-cell table:formula="of:=[.G323]&amp;&quot; &quot;&amp;[.H323]&amp;&quot; &quot;&amp;[.I323]&amp;&quot; &quot;&amp;[.J323]&amp;&quot; &quot;&amp;[.K323]&amp;&quot; &quot;&amp;[.L323]&amp;&quot; &quot;&amp;[.M323]&amp;&quot; &quot;&amp;[.N323]&amp;&quot; &quot;&amp;[.O323]&amp;&quot; &quot;&amp;[.P323]&amp;&quot; &quot;&amp;[.Q323]&amp;&quot; &quot;&amp;[.R323]" office:value-type="string" office:string-value="Subtract Memory (Immediate) from Register       " calcext:value-type="string">
            <text:p>Subtract Memory (Immediate) from Register <text:s text:c="6"/></text:p>
          </table:table-cell>
          <table:table-cell table:formula="of:=&quot;0x&quot;&amp;RIGHT(&quot;00&quot;&amp;[.T323];2)" office:value-type="string" office:string-value="0xE9" calcext:value-type="string">
            <text:p>0xE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4])" office:value-type="float" office:value="2" calcext:value-type="float">
            <text:p>2</text:p>
          </table:table-cell>
          <table:table-cell/>
          <table:table-cell office:value-type="string" calcext:value-type="string">
            <text:p>SUM</text:p>
          </table:table-cell>
          <table:table-cell table:formula="of:=[.G324]&amp;&quot; &quot;&amp;[.H324]&amp;&quot; &quot;&amp;[.I324]&amp;&quot; &quot;&amp;[.J324]&amp;&quot; &quot;&amp;[.K324]&amp;&quot; &quot;&amp;[.L324]&amp;&quot; &quot;&amp;[.M324]&amp;&quot; &quot;&amp;[.N324]&amp;&quot; &quot;&amp;[.O324]&amp;&quot; &quot;&amp;[.P324]&amp;&quot; &quot;&amp;[.Q324]&amp;&quot; &quot;&amp;[.R324]" office:value-type="string" office:string-value="Subtract Memory from Register        " calcext:value-type="string">
            <text:p>Subtract Memory from Register <text:s text:c="7"/></text:p>
          </table:table-cell>
          <table:table-cell table:formula="of:=&quot;0x&quot;&amp;RIGHT(&quot;00&quot;&amp;[.T324];2)" office:value-type="string" office:string-value="0xEl" calcext:value-type="string">
            <text:p>0xEl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5])" office:value-type="float" office:value="2" calcext:value-type="float">
            <text:p>2</text:p>
          </table:table-cell>
          <table:table-cell/>
          <table:table-cell office:value-type="string" calcext:value-type="string">
            <text:p>SUMD</text:p>
          </table:table-cell>
          <table:table-cell table:formula="of:=[.G325]&amp;&quot; &quot;&amp;[.H325]&amp;&quot; &quot;&amp;[.I325]&amp;&quot; &quot;&amp;[.J325]&amp;&quot; &quot;&amp;[.K325]&amp;&quot; &quot;&amp;[.L325]&amp;&quot; &quot;&amp;[.M325]&amp;&quot; &quot;&amp;[.N325]&amp;&quot; &quot;&amp;[.O325]&amp;&quot; &quot;&amp;[.P325]&amp;&quot; &quot;&amp;[.Q325]&amp;&quot; &quot;&amp;[.R325]" office:value-type="string" office:string-value="Subtract Memory Doubleword from Double-Register       " calcext:value-type="string">
            <text:p>Subtract Memory Doubleword from Double-Register <text:s text:c="6"/></text:p>
          </table:table-cell>
          <table:table-cell table:formula="of:=&quot;0x&quot;&amp;RIGHT(&quot;00&quot;&amp;[.T325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6])" office:value-type="float" office:value="2" calcext:value-type="float">
            <text:p>2</text:p>
          </table:table-cell>
          <table:table-cell/>
          <table:table-cell office:value-type="string" calcext:value-type="string">
            <text:p>SUR</text:p>
          </table:table-cell>
          <table:table-cell table:formula="of:=[.G326]&amp;&quot; &quot;&amp;[.H326]&amp;&quot; &quot;&amp;[.I326]&amp;&quot; &quot;&amp;[.J326]&amp;&quot; &quot;&amp;[.K326]&amp;&quot; &quot;&amp;[.L326]&amp;&quot; &quot;&amp;[.M326]&amp;&quot; &quot;&amp;[.N326]&amp;&quot; &quot;&amp;[.O326]&amp;&quot; &quot;&amp;[.P326]&amp;&quot; &quot;&amp;[.Q326]&amp;&quot; &quot;&amp;[.R326]" office:value-type="string" office:string-value="Subtract Register from Register        " calcext:value-type="string">
            <text:p>Subtract Register from Register <text:s text:c="7"/></text:p>
          </table:table-cell>
          <table:table-cell table:formula="of:=&quot;0x&quot;&amp;RIGHT(&quot;00&quot;&amp;[.T326];2)" office:value-type="string" office:string-value="0x69" calcext:value-type="string">
            <text:p>0x6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7])" office:value-type="float" office:value="2" calcext:value-type="float">
            <text:p>2</text:p>
          </table:table-cell>
          <table:table-cell/>
          <table:table-cell office:value-type="string" calcext:value-type="string">
            <text:p>SURB</text:p>
          </table:table-cell>
          <table:table-cell table:formula="of:=[.G327]&amp;&quot; &quot;&amp;[.H327]&amp;&quot; &quot;&amp;[.I327]&amp;&quot; &quot;&amp;[.J327]&amp;&quot; &quot;&amp;[.K327]&amp;&quot; &quot;&amp;[.L327]&amp;&quot; &quot;&amp;[.M327]&amp;&quot; &quot;&amp;[.N327]&amp;&quot; &quot;&amp;[.O327]&amp;&quot; &quot;&amp;[.P327]&amp;&quot; &quot;&amp;[.Q327]&amp;&quot; &quot;&amp;[.R327]" office:value-type="string" office:string-value="Subtract Register from Register and Branch if Nonzero    " calcext:value-type="string">
            <text:p>Subtract Register from Register and Branch if Nonzero <text:s text:c="3"/></text:p>
          </table:table-cell>
          <table:table-cell table:formula="of:=&quot;0x&quot;&amp;RIGHT(&quot;00&quot;&amp;[.T327];2)" office:value-type="string" office:string-value="0x79" calcext:value-type="string">
            <text:p>0x7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8])" office:value-type="float" office:value="2" calcext:value-type="float">
            <text:p>2</text:p>
          </table:table-cell>
          <table:table-cell/>
          <table:table-cell office:value-type="string" calcext:value-type="string">
            <text:p>SURD</text:p>
          </table:table-cell>
          <table:table-cell table:formula="of:=[.G328]&amp;&quot; &quot;&amp;[.H328]&amp;&quot; &quot;&amp;[.I328]&amp;&quot; &quot;&amp;[.J328]&amp;&quot; &quot;&amp;[.K328]&amp;&quot; &quot;&amp;[.L328]&amp;&quot; &quot;&amp;[.M328]&amp;&quot; &quot;&amp;[.N328]&amp;&quot; &quot;&amp;[.O328]&amp;&quot; &quot;&amp;[.P328]&amp;&quot; &quot;&amp;[.Q328]&amp;&quot; &quot;&amp;[.R328]" office:value-type="string" office:string-value="Subtract Double-Register from Double-Register        " calcext:value-type="string">
            <text:p>Subtract Double-Register from Double-Register <text:s text:c="7"/></text:p>
          </table:table-cell>
          <table:table-cell table:formula="of:=&quot;0x&quot;&amp;RIGHT(&quot;00&quot;&amp;[.T328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9])" office:value-type="float" office:value="2" calcext:value-type="float">
            <text:p>2</text:p>
          </table:table-cell>
          <table:table-cell/>
          <table:table-cell office:value-type="string" calcext:value-type="string">
            <text:p>SUS</text:p>
          </table:table-cell>
          <table:table-cell table:formula="of:=[.G329]&amp;&quot; &quot;&amp;[.H329]&amp;&quot; &quot;&amp;[.I329]&amp;&quot; &quot;&amp;[.J329]&amp;&quot; &quot;&amp;[.K329]&amp;&quot; &quot;&amp;[.L329]&amp;&quot; &quot;&amp;[.M329]&amp;&quot; &quot;&amp;[.N329]&amp;&quot; &quot;&amp;[.O329]&amp;&quot; &quot;&amp;[.P329]&amp;&quot; &quot;&amp;[.Q329]&amp;&quot; &quot;&amp;[.R329]" office:value-type="string" office:string-value="Subtract Memory (Short-Displaced) from Register       " calcext:value-type="string">
            <text:p>Subtract Memory (Short-Displaced) from Register <text:s text:c="6"/></text:p>
          </table:table-cell>
          <table:table-cell table:formula="of:=&quot;0x&quot;&amp;RIGHT(&quot;00&quot;&amp;[.T329];2)" office:value-type="string" office:string-value="0xF1" calcext:value-type="string">
            <text:p>0xF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F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0])" office:value-type="float" office:value="2" calcext:value-type="float">
            <text:p>2</text:p>
          </table:table-cell>
          <table:table-cell/>
          <table:table-cell office:value-type="string" calcext:value-type="string">
            <text:p>SUX</text:p>
          </table:table-cell>
          <table:table-cell table:formula="of:=[.G330]&amp;&quot; &quot;&amp;[.H330]&amp;&quot; &quot;&amp;[.I330]&amp;&quot; &quot;&amp;[.J330]&amp;&quot; &quot;&amp;[.K330]&amp;&quot; &quot;&amp;[.L330]&amp;&quot; &quot;&amp;[.M330]&amp;&quot; &quot;&amp;[.N330]&amp;&quot; &quot;&amp;[.O330]&amp;&quot; &quot;&amp;[.P330]&amp;&quot; &quot;&amp;[.Q330]&amp;&quot; &quot;&amp;[.R330]" office:value-type="string" office:string-value="Subtract Memory (Short-Indexed) from Register       " calcext:value-type="string">
            <text:p>Subtract Memory (Short-Indexed) from Register <text:s text:c="6"/></text:p>
          </table:table-cell>
          <table:table-cell table:formula="of:=&quot;0x&quot;&amp;RIGHT(&quot;00&quot;&amp;[.T330];2)" office:value-type="string" office:string-value="0xF9" calcext:value-type="string">
            <text:p>0xF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9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1])" office:value-type="float" office:value="1" calcext:value-type="float">
            <text:p>1</text:p>
          </table:table-cell>
          <table:table-cell/>
          <table:table-cell office:value-type="string" calcext:value-type="string">
            <text:p>SZOM</text:p>
          </table:table-cell>
          <table:table-cell table:formula="of:=[.G331]&amp;&quot; &quot;&amp;[.H331]&amp;&quot; &quot;&amp;[.I331]&amp;&quot; &quot;&amp;[.J331]&amp;&quot; &quot;&amp;[.K331]&amp;&quot; &quot;&amp;[.L331]&amp;&quot; &quot;&amp;[.M331]&amp;&quot; &quot;&amp;[.N331]&amp;&quot; &quot;&amp;[.O331]&amp;&quot; &quot;&amp;[.P331]&amp;&quot; &quot;&amp;[.Q331]&amp;&quot; &quot;&amp;[.R331]" office:value-type="string" office:string-value="Select Map Zero as Current OM      " calcext:value-type="string">
            <text:p>Select Map Zero as Current OM <text:s text:c="5"/></text:p>
          </table:table-cell>
          <table:table-cell table:formula="of:=&quot;0x&quot;&amp;RIGHT(&quot;00&quot;&amp;[.T331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332])" office:value-type="float" office:value="2" calcext:value-type="float">
            <text:p>2</text:p>
          </table:table-cell>
          <table:table-cell/>
          <table:table-cell office:value-type="string" calcext:value-type="string">
            <text:p>TBMB</text:p>
          </table:table-cell>
          <table:table-cell table:formula="of:=[.G332]&amp;&quot; &quot;&amp;[.H332]&amp;&quot; &quot;&amp;[.I332]&amp;&quot; &quot;&amp;[.J332]&amp;&quot; &quot;&amp;[.K332]&amp;&quot; &quot;&amp;[.L332]&amp;&quot; &quot;&amp;[.M332]&amp;&quot; &quot;&amp;[.N332]&amp;&quot; &quot;&amp;[.O332]&amp;&quot; &quot;&amp;[.P332]&amp;&quot; &quot;&amp;[.Q332]&amp;&quot; &quot;&amp;[.R332]" office:value-type="string" office:string-value="Test Bit(s) in Memory and Branch if One    " calcext:value-type="string">
            <text:p>Test Bit(s) in Memory and Branch if One <text:s text:c="3"/></text:p>
          </table:table-cell>
          <table:table-cell table:formula="of:=&quot;0x&quot;&amp;RIGHT(&quot;00&quot;&amp;[.T332];2)" office:value-type="string" office:string-value="0x86" calcext:value-type="string">
            <text:p>0x8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3])" office:value-type="float" office:value="2" calcext:value-type="float">
            <text:p>2</text:p>
          </table:table-cell>
          <table:table-cell/>
          <table:table-cell office:value-type="string" calcext:value-type="string">
            <text:p>TBMM</text:p>
          </table:table-cell>
          <table:table-cell table:formula="of:=[.G333]&amp;&quot; &quot;&amp;[.H333]&amp;&quot; &quot;&amp;[.I333]&amp;&quot; &quot;&amp;[.J333]&amp;&quot; &quot;&amp;[.K333]&amp;&quot; &quot;&amp;[.L333]&amp;&quot; &quot;&amp;[.M333]&amp;&quot; &quot;&amp;[.N333]&amp;&quot; &quot;&amp;[.O333]&amp;&quot; &quot;&amp;[.P333]&amp;&quot; &quot;&amp;[.Q333]&amp;&quot; &quot;&amp;[.R333]" office:value-type="string" office:string-value="Test Bit(s) in Memory        " calcext:value-type="string">
            <text:p>Test Bit(s) in Memory <text:s text:c="7"/></text:p>
          </table:table-cell>
          <table:table-cell table:formula="of:=&quot;0x&quot;&amp;RIGHT(&quot;00&quot;&amp;[.T333];2)" office:value-type="string" office:string-value="0x83" calcext:value-type="string">
            <text:p>0x8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4])" office:value-type="float" office:value="2" calcext:value-type="float">
            <text:p>2</text:p>
          </table:table-cell>
          <table:table-cell/>
          <table:table-cell office:value-type="string" calcext:value-type="string">
            <text:p>TBR</text:p>
          </table:table-cell>
          <table:table-cell table:formula="of:=[.G334]&amp;&quot; &quot;&amp;[.H334]&amp;&quot; &quot;&amp;[.I334]&amp;&quot; &quot;&amp;[.J334]&amp;&quot; &quot;&amp;[.K334]&amp;&quot; &quot;&amp;[.L334]&amp;&quot; &quot;&amp;[.M334]&amp;&quot; &quot;&amp;[.N334]&amp;&quot; &quot;&amp;[.O334]&amp;&quot; &quot;&amp;[.P334]&amp;&quot; &quot;&amp;[.Q334]&amp;&quot; &quot;&amp;[.R334]" office:value-type="string" office:string-value="Test Bit(s) in Register        " calcext:value-type="string">
            <text:p>Test Bit(s) in Register <text:s text:c="7"/></text:p>
          </table:table-cell>
          <table:table-cell table:formula="of:=&quot;0x&quot;&amp;RIGHT(&quot;00&quot;&amp;[.T334];2)" office:value-type="string" office:string-value="0x66" calcext:value-type="string">
            <text:p>0x6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5])" office:value-type="float" office:value="2" calcext:value-type="float">
            <text:p>2</text:p>
          </table:table-cell>
          <table:table-cell/>
          <table:table-cell office:value-type="string" calcext:value-type="string">
            <text:p>TBRB</text:p>
          </table:table-cell>
          <table:table-cell table:formula="of:=[.G335]&amp;&quot; &quot;&amp;[.H335]&amp;&quot; &quot;&amp;[.I335]&amp;&quot; &quot;&amp;[.J335]&amp;&quot; &quot;&amp;[.K335]&amp;&quot; &quot;&amp;[.L335]&amp;&quot; &quot;&amp;[.M335]&amp;&quot; &quot;&amp;[.N335]&amp;&quot; &quot;&amp;[.O335]&amp;&quot; &quot;&amp;[.P335]&amp;&quot; &quot;&amp;[.Q335]&amp;&quot; &quot;&amp;[.R335]" office:value-type="string" office:string-value="Test Bit in Register and Branch if One    " calcext:value-type="string">
            <text:p>Test Bit in Register and Branch if One <text:s text:c="3"/></text:p>
          </table:table-cell>
          <table:table-cell table:formula="of:=&quot;0x&quot;&amp;RIGHT(&quot;00&quot;&amp;[.T335];2)" office:value-type="string" office:string-value="0x76" calcext:value-type="string">
            <text:p>0x7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6])" office:value-type="float" office:value="2" calcext:value-type="float">
            <text:p>2</text:p>
          </table:table-cell>
          <table:table-cell/>
          <table:table-cell office:value-type="string" calcext:value-type="string">
            <text:p>TBSB</text:p>
          </table:table-cell>
          <table:table-cell table:formula="of:=[.G336]&amp;&quot; &quot;&amp;[.H336]&amp;&quot; &quot;&amp;[.I336]&amp;&quot; &quot;&amp;[.J336]&amp;&quot; &quot;&amp;[.K336]&amp;&quot; &quot;&amp;[.L336]&amp;&quot; &quot;&amp;[.M336]&amp;&quot; &quot;&amp;[.N336]&amp;&quot; &quot;&amp;[.O336]&amp;&quot; &quot;&amp;[.P336]&amp;&quot; &quot;&amp;[.Q336]&amp;&quot; &quot;&amp;[.R336]" office:value-type="string" office:string-value="Test Bit(s) in Memory (Short-Displaced) and Branch if One   " calcext:value-type="string">
            <text:p>Test Bit(s) in Memory (Short-Displaced) and Branch if One <text:s text:c="2"/></text:p>
          </table:table-cell>
          <table:table-cell table:formula="of:=&quot;0x&quot;&amp;RIGHT(&quot;00&quot;&amp;[.T336];2)" office:value-type="string" office:string-value="0x96" calcext:value-type="string">
            <text:p>0x9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7])" office:value-type="float" office:value="2" calcext:value-type="float">
            <text:p>2</text:p>
          </table:table-cell>
          <table:table-cell/>
          <table:table-cell office:value-type="string" calcext:value-type="string">
            <text:p>TBSM</text:p>
          </table:table-cell>
          <table:table-cell table:formula="of:=[.G337]&amp;&quot; &quot;&amp;[.H337]&amp;&quot; &quot;&amp;[.I337]&amp;&quot; &quot;&amp;[.J337]&amp;&quot; &quot;&amp;[.K337]&amp;&quot; &quot;&amp;[.L337]&amp;&quot; &quot;&amp;[.M337]&amp;&quot; &quot;&amp;[.N337]&amp;&quot; &quot;&amp;[.O337]&amp;&quot; &quot;&amp;[.P337]&amp;&quot; &quot;&amp;[.Q337]&amp;&quot; &quot;&amp;[.R337]" office:value-type="string" office:string-value="Test Bit(s) in Memory (Short-Displaced)       " calcext:value-type="string">
            <text:p>Test Bit(s) in Memory (Short-Displaced) <text:s text:c="6"/></text:p>
          </table:table-cell>
          <table:table-cell table:formula="of:=&quot;0x&quot;&amp;RIGHT(&quot;00&quot;&amp;[.T337];2)" office:value-type="string" office:string-value="0x93" calcext:value-type="string">
            <text:p>0x9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8])" office:value-type="float" office:value="2" calcext:value-type="float">
            <text:p>2</text:p>
          </table:table-cell>
          <table:table-cell/>
          <table:table-cell office:value-type="string" calcext:value-type="string">
            <text:p>TBXB</text:p>
          </table:table-cell>
          <table:table-cell table:formula="of:=[.G338]&amp;&quot; &quot;&amp;[.H338]&amp;&quot; &quot;&amp;[.I338]&amp;&quot; &quot;&amp;[.J338]&amp;&quot; &quot;&amp;[.K338]&amp;&quot; &quot;&amp;[.L338]&amp;&quot; &quot;&amp;[.M338]&amp;&quot; &quot;&amp;[.N338]&amp;&quot; &quot;&amp;[.O338]&amp;&quot; &quot;&amp;[.P338]&amp;&quot; &quot;&amp;[.Q338]&amp;&quot; &quot;&amp;[.R338]" office:value-type="string" office:string-value="Test Bit in Memory (Short-Indexed) and Branch if One   " calcext:value-type="string">
            <text:p>Test Bit in Memory (Short-Indexed) and Branch if One <text:s text:c="2"/></text:p>
          </table:table-cell>
          <table:table-cell table:formula="of:=&quot;0x&quot;&amp;RIGHT(&quot;00&quot;&amp;[.T338];2)" office:value-type="string" office:string-value="0x9E" calcext:value-type="string">
            <text:p>0x9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9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9])" office:value-type="float" office:value="2" calcext:value-type="float">
            <text:p>2</text:p>
          </table:table-cell>
          <table:table-cell/>
          <table:table-cell office:value-type="string" calcext:value-type="string">
            <text:p>TBXM</text:p>
          </table:table-cell>
          <table:table-cell table:formula="of:=[.G339]&amp;&quot; &quot;&amp;[.H339]&amp;&quot; &quot;&amp;[.I339]&amp;&quot; &quot;&amp;[.J339]&amp;&quot; &quot;&amp;[.K339]&amp;&quot; &quot;&amp;[.L339]&amp;&quot; &quot;&amp;[.M339]&amp;&quot; &quot;&amp;[.N339]&amp;&quot; &quot;&amp;[.O339]&amp;&quot; &quot;&amp;[.P339]&amp;&quot; &quot;&amp;[.Q339]&amp;&quot; &quot;&amp;[.R339]" office:value-type="string" office:string-value="Test Bit(s) in Memory (Short-Indexed)       " calcext:value-type="string">
            <text:p>Test Bit(s) in Memory (Short-Indexed) <text:s text:c="6"/></text:p>
          </table:table-cell>
          <table:table-cell table:formula="of:=&quot;0x&quot;&amp;RIGHT(&quot;00&quot;&amp;[.T339];2)" office:value-type="string" office:string-value="0x9B" calcext:value-type="string">
            <text:p>0x9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9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40])" office:value-type="float" office:value="2" calcext:value-type="float">
            <text:p>2</text:p>
          </table:table-cell>
          <table:table-cell/>
          <table:table-cell office:value-type="string" calcext:value-type="string">
            <text:p>TERB</text:p>
          </table:table-cell>
          <table:table-cell table:formula="of:=[.G340]&amp;&quot; &quot;&amp;[.H340]&amp;&quot; &quot;&amp;[.I340]&amp;&quot; &quot;&amp;[.J340]&amp;&quot; &quot;&amp;[.K340]&amp;&quot; &quot;&amp;[.L340]&amp;&quot; &quot;&amp;[.M340]&amp;&quot; &quot;&amp;[.N340]&amp;&quot; &quot;&amp;[.O340]&amp;&quot; &quot;&amp;[.P340]&amp;&quot; &quot;&amp;[.Q340]&amp;&quot; &quot;&amp;[.R340]" office:value-type="string" office:string-value="Test Register and Branch if any Ones Compare    " calcext:value-type="string">
            <text:p>Test Register and Branch if any Ones Compare <text:s text:c="3"/></text:p>
          </table:table-cell>
          <table:table-cell table:formula="of:=&quot;0x&quot;&amp;RIGHT(&quot;00&quot;&amp;[.T340];2)" office:value-type="string" office:string-value="0x7E" calcext:value-type="string">
            <text:p>0x7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1])" office:value-type="float" office:value="2" calcext:value-type="float">
            <text:p>2</text:p>
          </table:table-cell>
          <table:table-cell/>
          <table:table-cell office:value-type="string" calcext:value-type="string">
            <text:p>TETI</text:p>
          </table:table-cell>
          <table:table-cell table:formula="of:=[.G341]&amp;&quot; &quot;&amp;[.H341]&amp;&quot; &quot;&amp;[.I341]&amp;&quot; &quot;&amp;[.J341]&amp;&quot; &quot;&amp;[.K341]&amp;&quot; &quot;&amp;[.L341]&amp;&quot; &quot;&amp;[.M341]&amp;&quot; &quot;&amp;[.N341]&amp;&quot; &quot;&amp;[.O341]&amp;&quot; &quot;&amp;[.P341]&amp;&quot; &quot;&amp;[.Q341]&amp;&quot; &quot;&amp;[.R341]" office:value-type="string" office:string-value="Test Extract Memory (Immediate) from Register      " calcext:value-type="string">
            <text:p>Test Extract Memory (Immediate) from Register <text:s text:c="5"/></text:p>
          </table:table-cell>
          <table:table-cell table:formula="of:=&quot;0x&quot;&amp;RIGHT(&quot;00&quot;&amp;[.T341];2)" office:value-type="string" office:string-value="0xEA" calcext:value-type="string">
            <text:p>0xE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342])" office:value-type="float" office:value="2" calcext:value-type="float">
            <text:p>2</text:p>
          </table:table-cell>
          <table:table-cell/>
          <table:table-cell office:value-type="string" calcext:value-type="string">
            <text:p>TOR</text:p>
          </table:table-cell>
          <table:table-cell table:formula="of:=[.G342]&amp;&quot; &quot;&amp;[.H342]&amp;&quot; &quot;&amp;[.I342]&amp;&quot; &quot;&amp;[.J342]&amp;&quot; &quot;&amp;[.K342]&amp;&quot; &quot;&amp;[.L342]&amp;&quot; &quot;&amp;[.M342]&amp;&quot; &quot;&amp;[.N342]&amp;&quot; &quot;&amp;[.O342]&amp;&quot; &quot;&amp;[.P342]&amp;&quot; &quot;&amp;[.Q342]&amp;&quot; &quot;&amp;[.R342]" office:value-type="string" office:string-value="Transfer One's Complement Register to Register      " calcext:value-type="string">
            <text:p>Transfer One's Complement Register to Register <text:s text:c="5"/></text:p>
          </table:table-cell>
          <table:table-cell table:formula="of:=&quot;0x&quot;&amp;RIGHT(&quot;00&quot;&amp;[.T342];2)" office:value-type="string" office:string-value="0x0D" calcext:value-type="string">
            <text:p>0x0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One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formula="of:=LEN([.T343])" office:value-type="float" office:value="2" calcext:value-type="float">
            <text:p>2</text:p>
          </table:table-cell>
          <table:table-cell/>
          <table:table-cell office:value-type="string" calcext:value-type="string">
            <text:p>TORI</text:p>
          </table:table-cell>
          <table:table-cell table:formula="of:=[.G343]&amp;&quot; &quot;&amp;[.H343]&amp;&quot; &quot;&amp;[.I343]&amp;&quot; &quot;&amp;[.J343]&amp;&quot; &quot;&amp;[.K343]&amp;&quot; &quot;&amp;[.L343]&amp;&quot; &quot;&amp;[.M343]&amp;&quot; &quot;&amp;[.N343]&amp;&quot; &quot;&amp;[.O343]&amp;&quot; &quot;&amp;[.P343]&amp;&quot; &quot;&amp;[.Q343]&amp;&quot; &quot;&amp;[.R343]" office:value-type="string" office:string-value="Test OR Memory (Immediate) to Register      " calcext:value-type="string">
            <text:p>Test OR Memory (Immediate) to Register <text:s text:c="5"/></text:p>
          </table:table-cell>
          <table:table-cell table:formula="of:=&quot;0x&quot;&amp;RIGHT(&quot;00&quot;&amp;[.T343];2)" office:value-type="string" office:string-value="0xEB" calcext:value-type="string">
            <text:p>0xE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B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344])" office:value-type="float" office:value="2" calcext:value-type="float">
            <text:p>2</text:p>
          </table:table-cell>
          <table:table-cell/>
          <table:table-cell office:value-type="string" calcext:value-type="string">
            <text:p>TRMB</text:p>
          </table:table-cell>
          <table:table-cell table:formula="of:=[.G344]&amp;&quot; &quot;&amp;[.H344]&amp;&quot; &quot;&amp;[.I344]&amp;&quot; &quot;&amp;[.J344]&amp;&quot; &quot;&amp;[.K344]&amp;&quot; &quot;&amp;[.L344]&amp;&quot; &quot;&amp;[.M344]&amp;&quot; &quot;&amp;[.N344]&amp;&quot; &quot;&amp;[.O344]&amp;&quot; &quot;&amp;[.P344]&amp;&quot; &quot;&amp;[.Q344]&amp;&quot; &quot;&amp;[.R344]" office:value-type="string" office:string-value="Test Register and Memory and Branch if any Ones Compare  " calcext:value-type="string">
            <text:p>Test Register and Memory and Branch if any Ones Compare <text:s/></text:p>
          </table:table-cell>
          <table:table-cell table:formula="of:=&quot;0x&quot;&amp;RIGHT(&quot;00&quot;&amp;[.T344];2)" office:value-type="string" office:string-value="0xC6" calcext:value-type="string">
            <text:p>0xC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5])" office:value-type="float" office:value="2" calcext:value-type="float">
            <text:p>2</text:p>
          </table:table-cell>
          <table:table-cell/>
          <table:table-cell office:value-type="string" calcext:value-type="string">
            <text:p>TRO</text:p>
          </table:table-cell>
          <table:table-cell table:formula="of:=[.G345]&amp;&quot; &quot;&amp;[.H345]&amp;&quot; &quot;&amp;[.I345]&amp;&quot; &quot;&amp;[.J345]&amp;&quot; &quot;&amp;[.K345]&amp;&quot; &quot;&amp;[.L345]&amp;&quot; &quot;&amp;[.M345]&amp;&quot; &quot;&amp;[.N345]&amp;&quot; &quot;&amp;[.O345]&amp;&quot; &quot;&amp;[.P345]&amp;&quot; &quot;&amp;[.Q345]&amp;&quot; &quot;&amp;[.R345]" office:value-type="string" office:string-value="Transfer and Reset Overflow Status History      " calcext:value-type="string">
            <text:p>Transfer and Reset Overflow Status History <text:s text:c="5"/></text:p>
          </table:table-cell>
          <table:table-cell table:formula="of:=&quot;0x&quot;&amp;RIGHT(&quot;00&quot;&amp;[.T345];2)" office:value-type="string" office:string-value="0x0E" calcext:value-type="string">
            <text:p>0x0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istory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346])" office:value-type="float" office:value="2" calcext:value-type="float">
            <text:p>2</text:p>
          </table:table-cell>
          <table:table-cell/>
          <table:table-cell office:value-type="string" calcext:value-type="string">
            <text:p>TRR</text:p>
          </table:table-cell>
          <table:table-cell table:formula="of:=[.G346]&amp;&quot; &quot;&amp;[.H346]&amp;&quot; &quot;&amp;[.I346]&amp;&quot; &quot;&amp;[.J346]&amp;&quot; &quot;&amp;[.K346]&amp;&quot; &quot;&amp;[.L346]&amp;&quot; &quot;&amp;[.M346]&amp;&quot; &quot;&amp;[.N346]&amp;&quot; &quot;&amp;[.O346]&amp;&quot; &quot;&amp;[.P346]&amp;&quot; &quot;&amp;[.Q346]&amp;&quot; &quot;&amp;[.R346]" office:value-type="string" office:string-value="Transfer Register to Register        " calcext:value-type="string">
            <text:p>Transfer Register to Register <text:s text:c="7"/></text:p>
          </table:table-cell>
          <table:table-cell table:formula="of:=&quot;0x&quot;&amp;RIGHT(&quot;00&quot;&amp;[.T346];2)" office:value-type="string" office:string-value="0x6D" calcext:value-type="string">
            <text:p>0x6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7])" office:value-type="float" office:value="2" calcext:value-type="float">
            <text:p>2</text:p>
          </table:table-cell>
          <table:table-cell/>
          <table:table-cell office:value-type="string" calcext:value-type="string">
            <text:p>TRRB</text:p>
          </table:table-cell>
          <table:table-cell table:formula="of:=[.G347]&amp;&quot; &quot;&amp;[.H347]&amp;&quot; &quot;&amp;[.I347]&amp;&quot; &quot;&amp;[.J347]&amp;&quot; &quot;&amp;[.K347]&amp;&quot; &quot;&amp;[.L347]&amp;&quot; &quot;&amp;[.M347]&amp;&quot; &quot;&amp;[.N347]&amp;&quot; &quot;&amp;[.O347]&amp;&quot; &quot;&amp;[.P347]&amp;&quot; &quot;&amp;[.Q347]&amp;&quot; &quot;&amp;[.R347]" office:value-type="string" office:string-value="Transfer Register to Register and Branch if Nonzero    " calcext:value-type="string">
            <text:p>Transfer Register to Register and Branch if Nonzero <text:s text:c="3"/></text:p>
          </table:table-cell>
          <table:table-cell table:formula="of:=&quot;0x&quot;&amp;RIGHT(&quot;00&quot;&amp;[.T347];2)" office:value-type="string" office:string-value="0x7D" calcext:value-type="string">
            <text:p>0x7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D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8])" office:value-type="float" office:value="2" calcext:value-type="float">
            <text:p>2</text:p>
          </table:table-cell>
          <table:table-cell/>
          <table:table-cell office:value-type="string" calcext:value-type="string">
            <text:p>TRRD</text:p>
          </table:table-cell>
          <table:table-cell table:formula="of:=[.G348]&amp;&quot; &quot;&amp;[.H348]&amp;&quot; &quot;&amp;[.I348]&amp;&quot; &quot;&amp;[.J348]&amp;&quot; &quot;&amp;[.K348]&amp;&quot; &quot;&amp;[.L348]&amp;&quot; &quot;&amp;[.M348]&amp;&quot; &quot;&amp;[.N348]&amp;&quot; &quot;&amp;[.O348]&amp;&quot; &quot;&amp;[.P348]&amp;&quot; &quot;&amp;[.Q348]&amp;&quot; &quot;&amp;[.R348]" office:value-type="string" office:string-value="Transfer Double-Register to Double- Register       " calcext:value-type="string">
            <text:p>Transfer Double-Register to Double- Register <text:s text:c="6"/></text:p>
          </table:table-cell>
          <table:table-cell table:formula="of:=&quot;0x&quot;&amp;RIGHT(&quot;00&quot;&amp;[.T348];2)" office:value-type="string" office:string-value="0xCD" calcext:value-type="string">
            <text:p>0xC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D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9])" office:value-type="float" office:value="2" calcext:value-type="float">
            <text:p>2</text:p>
          </table:table-cell>
          <table:table-cell/>
          <table:table-cell office:value-type="string" calcext:value-type="string">
            <text:p>TRRQ</text:p>
          </table:table-cell>
          <table:table-cell table:formula="of:=[.G349]&amp;&quot; &quot;&amp;[.H349]&amp;&quot; &quot;&amp;[.I349]&amp;&quot; &quot;&amp;[.J349]&amp;&quot; &quot;&amp;[.K349]&amp;&quot; &quot;&amp;[.L349]&amp;&quot; &quot;&amp;[.M349]&amp;&quot; &quot;&amp;[.N349]&amp;&quot; &quot;&amp;[.O349]&amp;&quot; &quot;&amp;[.P349]&amp;&quot; &quot;&amp;[.Q349]&amp;&quot; &quot;&amp;[.R349]" office:value-type="string" office:string-value="Transfer Quadruple-Register to Quadruple Register       " calcext:value-type="string">
            <text:p>Transfer Quadruple-Register to Quadruple Register <text:s text:c="6"/></text:p>
          </table:table-cell>
          <table:table-cell table:formula="of:=&quot;0x&quot;&amp;RIGHT(&quot;00&quot;&amp;[.T349];2)" office:value-type="string" office:string-value="0x8D" calcext:value-type="string">
            <text:p>0x8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Quadrup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50])" office:value-type="float" office:value="2" calcext:value-type="float">
            <text:p>2</text:p>
          </table:table-cell>
          <table:table-cell/>
          <table:table-cell office:value-type="string" calcext:value-type="string">
            <text:p>TRSB</text:p>
          </table:table-cell>
          <table:table-cell table:formula="of:=[.G350]&amp;&quot; &quot;&amp;[.H350]&amp;&quot; &quot;&amp;[.I350]&amp;&quot; &quot;&amp;[.J350]&amp;&quot; &quot;&amp;[.K350]&amp;&quot; &quot;&amp;[.L350]&amp;&quot; &quot;&amp;[.M350]&amp;&quot; &quot;&amp;[.N350]&amp;&quot; &quot;&amp;[.O350]&amp;&quot; &quot;&amp;[.P350]&amp;&quot; &quot;&amp;[.Q350]&amp;&quot; &quot;&amp;[.R350]" office:value-type="string" office:string-value="Test Register and Memory (Short- Displaced)      " calcext:value-type="string">
            <text:p>Test Register and Memory (Short- Displaced) <text:s text:c="5"/></text:p>
          </table:table-cell>
          <table:table-cell table:formula="of:=&quot;0x&quot;&amp;RIGHT(&quot;00&quot;&amp;[.T350];2)" office:value-type="string" office:string-value="0xD6" calcext:value-type="string">
            <text:p>0xD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D6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1])" office:value-type="float" office:value="2" calcext:value-type="float">
            <text:p>2</text:p>
          </table:table-cell>
          <table:table-cell/>
          <table:table-cell office:value-type="string" calcext:value-type="string">
            <text:p>TRXB</text:p>
          </table:table-cell>
          <table:table-cell table:formula="of:=[.G351]&amp;&quot; &quot;&amp;[.H351]&amp;&quot; &quot;&amp;[.I351]&amp;&quot; &quot;&amp;[.J351]&amp;&quot; &quot;&amp;[.K351]&amp;&quot; &quot;&amp;[.L351]&amp;&quot; &quot;&amp;[.M351]&amp;&quot; &quot;&amp;[.N351]&amp;&quot; &quot;&amp;[.O351]&amp;&quot; &quot;&amp;[.P351]&amp;&quot; &quot;&amp;[.Q351]&amp;&quot; &quot;&amp;[.R351]" office:value-type="string" office:string-value="Test Register and Memory (Short-Indexed) and Branch if any Ones Compare " calcext:value-type="string">
            <text:p>Test Register and Memory (Short-Indexed) and Branch if any Ones Compare </text:p>
          </table:table-cell>
          <table:table-cell table:formula="of:=&quot;0x&quot;&amp;RIGHT(&quot;00&quot;&amp;[.T351];2)" office:value-type="string" office:string-value="0xDE" calcext:value-type="string">
            <text:p>0xD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2])" office:value-type="float" office:value="2" calcext:value-type="float">
            <text:p>2</text:p>
          </table:table-cell>
          <table:table-cell/>
          <table:table-cell office:value-type="string" calcext:value-type="string">
            <text:p>TSBM</text:p>
          </table:table-cell>
          <table:table-cell table:formula="of:=[.G352]&amp;&quot; &quot;&amp;[.H352]&amp;&quot; &quot;&amp;[.I352]&amp;&quot; &quot;&amp;[.J352]&amp;&quot; &quot;&amp;[.K352]&amp;&quot; &quot;&amp;[.L352]&amp;&quot; &quot;&amp;[.M352]&amp;&quot; &quot;&amp;[.N352]&amp;&quot; &quot;&amp;[.O352]&amp;&quot; &quot;&amp;[.P352]&amp;&quot; &quot;&amp;[.Q352]&amp;&quot; &quot;&amp;[.R352]" office:value-type="string" office:string-value="Test and Set Bit Memory       " calcext:value-type="string">
            <text:p>Test and Set Bit Memory <text:s text:c="6"/></text:p>
          </table:table-cell>
          <table:table-cell table:formula="of:=&quot;0x&quot;&amp;RIGHT(&quot;00&quot;&amp;[.T352];2)" office:value-type="string" office:string-value="0xzz" calcext:value-type="string">
            <text:p>0xzz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/>
          <table:table-cell table:style-name="ce21"/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53])" office:value-type="float" office:value="2" calcext:value-type="float">
            <text:p>2</text:p>
          </table:table-cell>
          <table:table-cell/>
          <table:table-cell office:value-type="string" calcext:value-type="string">
            <text:p>TTR</text:p>
          </table:table-cell>
          <table:table-cell table:formula="of:=[.G353]&amp;&quot; &quot;&amp;[.H353]&amp;&quot; &quot;&amp;[.I353]&amp;&quot; &quot;&amp;[.J353]&amp;&quot; &quot;&amp;[.K353]&amp;&quot; &quot;&amp;[.L353]&amp;&quot; &quot;&amp;[.M353]&amp;&quot; &quot;&amp;[.N353]&amp;&quot; &quot;&amp;[.O353]&amp;&quot; &quot;&amp;[.P353]&amp;&quot; &quot;&amp;[.Q353]&amp;&quot; &quot;&amp;[.R353]" office:value-type="string" office:string-value="Transfer Two's Complement of Register to Register     " calcext:value-type="string">
            <text:p>Transfer Two's Complement of Register to Register <text:s text:c="4"/></text:p>
          </table:table-cell>
          <table:table-cell table:formula="of:=&quot;0x&quot;&amp;RIGHT(&quot;00&quot;&amp;[.T353];2)" office:value-type="string" office:string-value="0x6F" calcext:value-type="string">
            <text:p>0x6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6F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4])" office:value-type="float" office:value="2" calcext:value-type="float">
            <text:p>2</text:p>
          </table:table-cell>
          <table:table-cell/>
          <table:table-cell office:value-type="string" calcext:value-type="string">
            <text:p>TTRB</text:p>
          </table:table-cell>
          <table:table-cell table:formula="of:=[.G354]&amp;&quot; &quot;&amp;[.H354]&amp;&quot; &quot;&amp;[.I354]&amp;&quot; &quot;&amp;[.J354]&amp;&quot; &quot;&amp;[.K354]&amp;&quot; &quot;&amp;[.L354]&amp;&quot; &quot;&amp;[.M354]&amp;&quot; &quot;&amp;[.N354]&amp;&quot; &quot;&amp;[.O354]&amp;&quot; &quot;&amp;[.P354]&amp;&quot; &quot;&amp;[.Q354]&amp;&quot; &quot;&amp;[.R354]" office:value-type="string" office:string-value="Transfer Two's Complement of Register to Register and Branch if Nonzero " calcext:value-type="string">
            <text:p>Transfer Two's Complement of Register to Register and Branch if Nonzero </text:p>
          </table:table-cell>
          <table:table-cell table:formula="of:=&quot;0x&quot;&amp;RIGHT(&quot;00&quot;&amp;[.T354];2)" office:value-type="string" office:string-value="0x7F" calcext:value-type="string">
            <text:p>0x7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5])" office:value-type="float" office:value="2" calcext:value-type="float">
            <text:p>2</text:p>
          </table:table-cell>
          <table:table-cell/>
          <table:table-cell office:value-type="string" calcext:value-type="string">
            <text:p>TTRD</text:p>
          </table:table-cell>
          <table:table-cell table:formula="of:=[.G355]&amp;&quot; &quot;&amp;[.H355]&amp;&quot; &quot;&amp;[.I355]&amp;&quot; &quot;&amp;[.J355]&amp;&quot; &quot;&amp;[.K355]&amp;&quot; &quot;&amp;[.L355]&amp;&quot; &quot;&amp;[.M355]&amp;&quot; &quot;&amp;[.N355]&amp;&quot; &quot;&amp;[.O355]&amp;&quot; &quot;&amp;[.P355]&amp;&quot; &quot;&amp;[.Q355]&amp;&quot; &quot;&amp;[.R355]" office:value-type="string" office:string-value="Transfer Two's Complement of Double- Register to Double-Register    " calcext:value-type="string">
            <text:p>Transfer Two's Complement of Double- Register to Double-Register <text:s text:c="3"/></text:p>
          </table:table-cell>
          <table:table-cell table:formula="of:=&quot;0x&quot;&amp;RIGHT(&quot;00&quot;&amp;[.T355];2)" office:value-type="string" office:string-value="0x8A" calcext:value-type="string">
            <text:p>0x8A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6])" office:value-type="float" office:value="2" calcext:value-type="float">
            <text:p>2</text:p>
          </table:table-cell>
          <table:table-cell/>
          <table:table-cell office:value-type="string" calcext:value-type="string">
            <text:p>TTRQ</text:p>
          </table:table-cell>
          <table:table-cell table:formula="of:=[.G356]&amp;&quot; &quot;&amp;[.H356]&amp;&quot; &quot;&amp;[.I356]&amp;&quot; &quot;&amp;[.J356]&amp;&quot; &quot;&amp;[.K356]&amp;&quot; &quot;&amp;[.L356]&amp;&quot; &quot;&amp;[.M356]&amp;&quot; &quot;&amp;[.N356]&amp;&quot; &quot;&amp;[.O356]&amp;&quot; &quot;&amp;[.P356]&amp;&quot; &quot;&amp;[.Q356]&amp;&quot; &quot;&amp;[.R356]" office:value-type="string" office:string-value="Transfer Two's Complement of Quadruple- Register to Quadruple-Register    " calcext:value-type="string">
            <text:p>Transfer Two's Complement of Quadruple- Register to Quadruple-Register <text:s text:c="3"/></text:p>
          </table:table-cell>
          <table:table-cell table:formula="of:=&quot;0x&quot;&amp;RIGHT(&quot;00&quot;&amp;[.T356];2)" office:value-type="string" office:string-value="0x8B" calcext:value-type="string">
            <text:p>0x8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Quadrup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-Register</text:p>
          </table:table-cell>
          <table:table-cell table:number-columns-repeated="5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7])" office:value-type="float" office:value="2" calcext:value-type="float">
            <text:p>2</text:p>
          </table:table-cell>
          <table:table-cell/>
          <table:table-cell office:value-type="string" calcext:value-type="string">
            <text:p>TXOI</text:p>
          </table:table-cell>
          <table:table-cell table:formula="of:=[.G357]&amp;&quot; &quot;&amp;[.H357]&amp;&quot; &quot;&amp;[.I357]&amp;&quot; &quot;&amp;[.J357]&amp;&quot; &quot;&amp;[.K357]&amp;&quot; &quot;&amp;[.L357]&amp;&quot; &quot;&amp;[.M357]&amp;&quot; &quot;&amp;[.N357]&amp;&quot; &quot;&amp;[.O357]&amp;&quot; &quot;&amp;[.P357]&amp;&quot; &quot;&amp;[.Q357]&amp;&quot; &quot;&amp;[.R357]" office:value-type="string" office:string-value="Test Exclusive OR Memory (Immediate) to Register     " calcext:value-type="string">
            <text:p>Test Exclusive OR Memory (Immediate) to Register <text:s text:c="4"/></text:p>
          </table:table-cell>
          <table:table-cell table:formula="of:=&quot;0x&quot;&amp;RIGHT(&quot;00&quot;&amp;[.T357];2)" office:value-type="string" office:string-value="0xEC" calcext:value-type="string">
            <text:p>0xE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EC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formula="of:=LEN([.T358])" office:value-type="float" office:value="2" calcext:value-type="float">
            <text:p>2</text:p>
          </table:table-cell>
          <table:table-cell/>
          <table:table-cell office:value-type="string" calcext:value-type="string">
            <text:p>WRl</text:p>
          </table:table-cell>
          <table:table-cell table:formula="of:=[.G358]&amp;&quot; &quot;&amp;[.H358]&amp;&quot; &quot;&amp;[.I358]&amp;&quot; &quot;&amp;[.J358]&amp;&quot; &quot;&amp;[.K358]&amp;&quot; &quot;&amp;[.L358]&amp;&quot; &quot;&amp;[.M358]&amp;&quot; &quot;&amp;[.N358]&amp;&quot; &quot;&amp;[.O358]&amp;&quot; &quot;&amp;[.P358]&amp;&quot; &quot;&amp;[.Q358]&amp;&quot; &quot;&amp;[.R358]" office:value-type="string" office:string-value="Write Internal Register         " calcext:value-type="string">
            <text:p>Write Internal Register <text:s text:c="8"/></text:p>
          </table:table-cell>
          <table:table-cell table:formula="of:=&quot;0x&quot;&amp;RIGHT(&quot;00&quot;&amp;[.T358];2)" office:value-type="string" office:string-value="0x0E" calcext:value-type="string">
            <text:p>0x0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359])" office:value-type="float" office:value="1" calcext:value-type="float">
            <text:p>1</text:p>
          </table:table-cell>
          <table:table-cell/>
          <table:table-cell office:value-type="string" calcext:value-type="string">
            <text:p>WMS</text:p>
          </table:table-cell>
          <table:table-cell table:formula="of:=[.G359]&amp;&quot; &quot;&amp;[.H359]&amp;&quot; &quot;&amp;[.I359]&amp;&quot; &quot;&amp;[.J359]&amp;&quot; &quot;&amp;[.K359]&amp;&quot; &quot;&amp;[.L359]&amp;&quot; &quot;&amp;[.M359]&amp;&quot; &quot;&amp;[.N359]&amp;&quot; &quot;&amp;[.O359]&amp;&quot; &quot;&amp;[.P359]&amp;&quot; &quot;&amp;[.Q359]&amp;&quot; &quot;&amp;[.R359]" office:value-type="string" office:string-value="Write Memory Status         " calcext:value-type="string">
            <text:p>Write Memory Status <text:s text:c="8"/></text:p>
          </table:table-cell>
          <table:table-cell table:formula="of:=&quot;0x&quot;&amp;RIGHT(&quot;00&quot;&amp;[.T359];2)" office:value-type="string" office:string-value="0x04" calcext:value-type="string">
            <text:p>0x0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formula="of:=LEN([.T360])" office:value-type="float" office:value="2" calcext:value-type="float">
            <text:p>2</text:p>
          </table:table-cell>
          <table:table-cell/>
          <table:table-cell office:value-type="string" calcext:value-type="string">
            <text:p>XBR</text:p>
          </table:table-cell>
          <table:table-cell table:formula="of:=[.G360]&amp;&quot; &quot;&amp;[.H360]&amp;&quot; &quot;&amp;[.I360]&amp;&quot; &quot;&amp;[.J360]&amp;&quot; &quot;&amp;[.K360]&amp;&quot; &quot;&amp;[.L360]&amp;&quot; &quot;&amp;[.M360]&amp;&quot; &quot;&amp;[.N360]&amp;&quot; &quot;&amp;[.O360]&amp;&quot; &quot;&amp;[.P360]&amp;&quot; &quot;&amp;[.Q360]&amp;&quot; &quot;&amp;[.R360]" office:value-type="string" office:string-value="Exclusive OR Bit in Register       " calcext:value-type="string">
            <text:p>Exclusive OR Bit in Register <text:s text:c="6"/></text:p>
          </table:table-cell>
          <table:table-cell table:formula="of:=&quot;0x&quot;&amp;RIGHT(&quot;00&quot;&amp;[.T360];2)" office:value-type="string" office:string-value="0x64" calcext:value-type="string">
            <text:p>0x64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formula="of:=LEN([.T361])" office:value-type="float" office:value="2" calcext:value-type="float">
            <text:p>2</text:p>
          </table:table-cell>
          <table:table-cell/>
          <table:table-cell office:value-type="string" calcext:value-type="string">
            <text:p>XBRB</text:p>
          </table:table-cell>
          <table:table-cell table:formula="of:=[.G361]&amp;&quot; &quot;&amp;[.H361]&amp;&quot; &quot;&amp;[.I361]&amp;&quot; &quot;&amp;[.J361]&amp;&quot; &quot;&amp;[.K361]&amp;&quot; &quot;&amp;[.L361]&amp;&quot; &quot;&amp;[.M361]&amp;&quot; &quot;&amp;[.N361]&amp;&quot; &quot;&amp;[.O361]&amp;&quot; &quot;&amp;[.P361]&amp;&quot; &quot;&amp;[.Q361]&amp;&quot; &quot;&amp;[.R361]" office:value-type="string" office:string-value="Exclusive OR Bit in Register and Branch if Nonzero   " calcext:value-type="string">
            <text:p>Exclusive OR Bit in Register and Branch if Nonzero <text:s text:c="2"/></text:p>
          </table:table-cell>
          <table:table-cell table:formula="of:=&quot;0x&quot;&amp;RIGHT(&quot;00&quot;&amp;[.T361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2])" office:value-type="float" office:value="2" calcext:value-type="float">
            <text:p>2</text:p>
          </table:table-cell>
          <table:table-cell/>
          <table:table-cell office:value-type="string" calcext:value-type="string">
            <text:p>XOI</text:p>
          </table:table-cell>
          <table:table-cell table:formula="of:=[.G362]&amp;&quot; &quot;&amp;[.H362]&amp;&quot; &quot;&amp;[.I362]&amp;&quot; &quot;&amp;[.J362]&amp;&quot; &quot;&amp;[.K362]&amp;&quot; &quot;&amp;[.L362]&amp;&quot; &quot;&amp;[.M362]&amp;&quot; &quot;&amp;[.N362]&amp;&quot; &quot;&amp;[.O362]&amp;&quot; &quot;&amp;[.P362]&amp;&quot; &quot;&amp;[.Q362]&amp;&quot; &quot;&amp;[.R362]" office:value-type="string" office:string-value="Exclusive OR Memory to Register (Immediate)      " calcext:value-type="string">
            <text:p>Exclusive OR Memory to Register (Immediate) <text:s text:c="5"/></text:p>
          </table:table-cell>
          <table:table-cell table:formula="of:=&quot;0x&quot;&amp;RIGHT(&quot;00&quot;&amp;[.T362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Immediate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3])" office:value-type="float" office:value="2" calcext:value-type="float">
            <text:p>2</text:p>
          </table:table-cell>
          <table:table-cell/>
          <table:table-cell office:value-type="string" calcext:value-type="string">
            <text:p>XOM</text:p>
          </table:table-cell>
          <table:table-cell table:formula="of:=[.G363]&amp;&quot; &quot;&amp;[.H363]&amp;&quot; &quot;&amp;[.I363]&amp;&quot; &quot;&amp;[.J363]&amp;&quot; &quot;&amp;[.K363]&amp;&quot; &quot;&amp;[.L363]&amp;&quot; &quot;&amp;[.M363]&amp;&quot; &quot;&amp;[.N363]&amp;&quot; &quot;&amp;[.O363]&amp;&quot; &quot;&amp;[.P363]&amp;&quot; &quot;&amp;[.Q363]&amp;&quot; &quot;&amp;[.R363]" office:value-type="string" office:string-value="Exclusive OR Memory to Register       " calcext:value-type="string">
            <text:p>Exclusive OR Memory to Register <text:s text:c="6"/></text:p>
          </table:table-cell>
          <table:table-cell table:formula="of:=&quot;0x&quot;&amp;RIGHT(&quot;00&quot;&amp;[.T363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4])"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 table:formula="of:=[.G364]&amp;&quot; &quot;&amp;[.H364]&amp;&quot; &quot;&amp;[.I364]&amp;&quot; &quot;&amp;[.J364]&amp;&quot; &quot;&amp;[.K364]&amp;&quot; &quot;&amp;[.L364]&amp;&quot; &quot;&amp;[.M364]&amp;&quot; &quot;&amp;[.N364]&amp;&quot; &quot;&amp;[.O364]&amp;&quot; &quot;&amp;[.P364]&amp;&quot; &quot;&amp;[.Q364]&amp;&quot; &quot;&amp;[.R364]" office:value-type="string" office:string-value="Exclusive OR Register to Register       " calcext:value-type="string">
            <text:p>Exclusive OR Register to Register <text:s text:c="6"/></text:p>
          </table:table-cell>
          <table:table-cell table:formula="of:=&quot;0x&quot;&amp;RIGHT(&quot;00&quot;&amp;[.T364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5])" office:value-type="float" office:value="2" calcext:value-type="float">
            <text:p>2</text:p>
          </table:table-cell>
          <table:table-cell/>
          <table:table-cell office:value-type="string" calcext:value-type="string">
            <text:p>XORB</text:p>
          </table:table-cell>
          <table:table-cell table:formula="of:=[.G365]&amp;&quot; &quot;&amp;[.H365]&amp;&quot; &quot;&amp;[.I365]&amp;&quot; &quot;&amp;[.J365]&amp;&quot; &quot;&amp;[.K365]&amp;&quot; &quot;&amp;[.L365]&amp;&quot; &quot;&amp;[.M365]&amp;&quot; &quot;&amp;[.N365]&amp;&quot; &quot;&amp;[.O365]&amp;&quot; &quot;&amp;[.P365]&amp;&quot; &quot;&amp;[.Q365]&amp;&quot; &quot;&amp;[.R365]" office:value-type="string" office:string-value="Exclusive OR Register to Register and Branch if Nonzero   " calcext:value-type="string">
            <text:p>Exclusive OR Register to Register and Branch if Nonzero <text:s text:c="2"/></text:p>
          </table:table-cell>
          <table:table-cell table:formula="of:=&quot;0x&quot;&amp;RIGHT(&quot;00&quot;&amp;[.T365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6])" office:value-type="float" office:value="2" calcext:value-type="float">
            <text:p>2</text:p>
          </table:table-cell>
          <table:table-cell/>
          <table:table-cell office:value-type="string" calcext:value-type="string">
            <text:p>XOS</text:p>
          </table:table-cell>
          <table:table-cell table:formula="of:=[.G366]&amp;&quot; &quot;&amp;[.H366]&amp;&quot; &quot;&amp;[.I366]&amp;&quot; &quot;&amp;[.J366]&amp;&quot; &quot;&amp;[.K366]&amp;&quot; &quot;&amp;[.L366]&amp;&quot; &quot;&amp;[.M366]&amp;&quot; &quot;&amp;[.N366]&amp;&quot; &quot;&amp;[.O366]&amp;&quot; &quot;&amp;[.P366]&amp;&quot; &quot;&amp;[.Q366]&amp;&quot; &quot;&amp;[.R366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6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7])" office:value-type="float" office:value="2" calcext:value-type="float">
            <text:p>2</text:p>
          </table:table-cell>
          <table:table-cell/>
          <table:table-cell office:value-type="string" calcext:value-type="string">
            <text:p>XOX</text:p>
          </table:table-cell>
          <table:table-cell table:formula="of:=[.G367]&amp;&quot; &quot;&amp;[.H367]&amp;&quot; &quot;&amp;[.I367]&amp;&quot; &quot;&amp;[.J367]&amp;&quot; &quot;&amp;[.K367]&amp;&quot; &quot;&amp;[.L367]&amp;&quot; &quot;&amp;[.M367]&amp;&quot; &quot;&amp;[.N367]&amp;&quot; &quot;&amp;[.O367]&amp;&quot; &quot;&amp;[.P367]&amp;&quot; &quot;&amp;[.Q367]&amp;&quot; &quot;&amp;[.R367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7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8])" office:value-type="float" office:value="2" calcext:value-type="float">
            <text:p>2</text:p>
          </table:table-cell>
          <table:table-cell/>
          <table:table-cell office:value-type="string" calcext:value-type="string">
            <text:p>XPMD</text:p>
          </table:table-cell>
          <table:table-cell table:formula="of:=[.G368]&amp;&quot; &quot;&amp;[.H368]&amp;&quot; &quot;&amp;[.I368]&amp;&quot; &quot;&amp;[.J368]&amp;&quot; &quot;&amp;[.K368]&amp;&quot; &quot;&amp;[.L368]&amp;&quot; &quot;&amp;[.M368]&amp;&quot; &quot;&amp;[.N368]&amp;&quot; &quot;&amp;[.O368]&amp;&quot; &quot;&amp;[.P368]&amp;&quot; &quot;&amp;[.Q368]&amp;&quot; &quot;&amp;[.R368]" office:value-type="string" office:string-value="Exit Pipeline Mode of Execution       " calcext:value-type="string">
            <text:p>Exit Pipeline Mode of Execution <text:s text:c="6"/></text:p>
          </table:table-cell>
          <table:table-cell table:formula="of:=&quot;0x&quot;&amp;RIGHT(&quot;00&quot;&amp;[.T368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9])" office:value-type="float" office:value="2" calcext:value-type="float">
            <text:p>2</text:p>
          </table:table-cell>
          <table:table-cell/>
          <table:table-cell office:value-type="string" calcext:value-type="string">
            <text:p>XVMO</text:p>
          </table:table-cell>
          <table:table-cell table:formula="of:=[.G369]&amp;&quot; &quot;&amp;[.H369]&amp;&quot; &quot;&amp;[.I369]&amp;&quot; &quot;&amp;[.J369]&amp;&quot; &quot;&amp;[.K369]&amp;&quot; &quot;&amp;[.L369]&amp;&quot; &quot;&amp;[.M369]&amp;&quot; &quot;&amp;[.N369]&amp;&quot; &quot;&amp;[.O369]&amp;&quot; &quot;&amp;[.P369]&amp;&quot; &quot;&amp;[.Q369]&amp;&quot; &quot;&amp;[.R369]" office:value-type="string" office:string-value="Exit Virtual Mode of CPU Execution      " calcext:value-type="string">
            <text:p>Exit Virtual Mode of CPU Execution <text:s text:c="5"/></text:p>
          </table:table-cell>
          <table:table-cell table:formula="of:=&quot;0x&quot;&amp;RIGHT(&quot;00&quot;&amp;[.T369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0])" office:value-type="float" office:value="2" calcext:value-type="float">
            <text:p>2</text:p>
          </table:table-cell>
          <table:table-cell/>
          <table:table-cell office:value-type="string" calcext:value-type="string">
            <text:p>ZBMB</text:p>
          </table:table-cell>
          <table:table-cell table:formula="of:=[.G370]&amp;&quot; &quot;&amp;[.H370]&amp;&quot; &quot;&amp;[.I370]&amp;&quot; &quot;&amp;[.J370]&amp;&quot; &quot;&amp;[.K370]&amp;&quot; &quot;&amp;[.L370]&amp;&quot; &quot;&amp;[.M370]&amp;&quot; &quot;&amp;[.N370]&amp;&quot; &quot;&amp;[.O370]&amp;&quot; &quot;&amp;[.P370]&amp;&quot; &quot;&amp;[.Q370]&amp;&quot; &quot;&amp;[.R370]" office:value-type="string" office:string-value="Zero Bit in Memory and Branch if Nonzero    " calcext:value-type="string">
            <text:p>Zero Bit in Memory and Branch if Nonzero <text:s text:c="3"/></text:p>
          </table:table-cell>
          <table:table-cell table:formula="of:=&quot;0x&quot;&amp;RIGHT(&quot;00&quot;&amp;[.T370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1])" office:value-type="float" office:value="2" calcext:value-type="float">
            <text:p>2</text:p>
          </table:table-cell>
          <table:table-cell/>
          <table:table-cell office:value-type="string" calcext:value-type="string">
            <text:p>ZBMM</text:p>
          </table:table-cell>
          <table:table-cell table:formula="of:=[.G371]&amp;&quot; &quot;&amp;[.H371]&amp;&quot; &quot;&amp;[.I371]&amp;&quot; &quot;&amp;[.J371]&amp;&quot; &quot;&amp;[.K371]&amp;&quot; &quot;&amp;[.L371]&amp;&quot; &quot;&amp;[.M371]&amp;&quot; &quot;&amp;[.N371]&amp;&quot; &quot;&amp;[.O371]&amp;&quot; &quot;&amp;[.P371]&amp;&quot; &quot;&amp;[.Q371]&amp;&quot; &quot;&amp;[.R371]" office:value-type="string" office:string-value="Zero Bit in Memory        " calcext:value-type="string">
            <text:p>Zero Bit in Memory <text:s text:c="7"/></text:p>
          </table:table-cell>
          <table:table-cell table:formula="of:=&quot;0x&quot;&amp;RIGHT(&quot;00&quot;&amp;[.T371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2])" office:value-type="float" office:value="2" calcext:value-type="float">
            <text:p>2</text:p>
          </table:table-cell>
          <table:table-cell/>
          <table:table-cell office:value-type="string" calcext:value-type="string">
            <text:p>ZBR</text:p>
          </table:table-cell>
          <table:table-cell table:formula="of:=[.G372]&amp;&quot; &quot;&amp;[.H372]&amp;&quot; &quot;&amp;[.I372]&amp;&quot; &quot;&amp;[.J372]&amp;&quot; &quot;&amp;[.K372]&amp;&quot; &quot;&amp;[.L372]&amp;&quot; &quot;&amp;[.M372]&amp;&quot; &quot;&amp;[.N372]&amp;&quot; &quot;&amp;[.O372]&amp;&quot; &quot;&amp;[.P372]&amp;&quot; &quot;&amp;[.Q372]&amp;&quot; &quot;&amp;[.R372]" office:value-type="string" office:string-value="Zero Bit in Register        " calcext:value-type="string">
            <text:p>Zero Bit in Register <text:s text:c="7"/></text:p>
          </table:table-cell>
          <table:table-cell table:formula="of:=&quot;0x&quot;&amp;RIGHT(&quot;00&quot;&amp;[.T372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3])" office:value-type="float" office:value="2" calcext:value-type="float">
            <text:p>2</text:p>
          </table:table-cell>
          <table:table-cell/>
          <table:table-cell office:value-type="string" calcext:value-type="string">
            <text:p>ZBRB</text:p>
          </table:table-cell>
          <table:table-cell table:formula="of:=[.G373]&amp;&quot; &quot;&amp;[.H373]&amp;&quot; &quot;&amp;[.I373]&amp;&quot; &quot;&amp;[.J373]&amp;&quot; &quot;&amp;[.K373]&amp;&quot; &quot;&amp;[.L373]&amp;&quot; &quot;&amp;[.M373]&amp;&quot; &quot;&amp;[.N373]&amp;&quot; &quot;&amp;[.O373]&amp;&quot; &quot;&amp;[.P373]&amp;&quot; &quot;&amp;[.Q373]&amp;&quot; &quot;&amp;[.R373]" office:value-type="string" office:string-value="Zero Bit in Register and Branch if Nonzero    " calcext:value-type="string">
            <text:p>Zero Bit in Register and Branch if Nonzero <text:s text:c="3"/></text:p>
          </table:table-cell>
          <table:table-cell table:formula="of:=&quot;0x&quot;&amp;RIGHT(&quot;00&quot;&amp;[.T373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4])" office:value-type="float" office:value="2" calcext:value-type="float">
            <text:p>2</text:p>
          </table:table-cell>
          <table:table-cell/>
          <table:table-cell office:value-type="string" calcext:value-type="string">
            <text:p>ZBSB</text:p>
          </table:table-cell>
          <table:table-cell table:formula="of:=[.G374]&amp;&quot; &quot;&amp;[.H374]&amp;&quot; &quot;&amp;[.I374]&amp;&quot; &quot;&amp;[.J374]&amp;&quot; &quot;&amp;[.K374]&amp;&quot; &quot;&amp;[.L374]&amp;&quot; &quot;&amp;[.M374]&amp;&quot; &quot;&amp;[.N374]&amp;&quot; &quot;&amp;[.O374]&amp;&quot; &quot;&amp;[.P374]&amp;&quot; &quot;&amp;[.Q374]&amp;&quot; &quot;&amp;[.R374]" office:value-type="string" office:string-value="Zero Bit in Memory (Short-Displaced} and Branch     " calcext:value-type="string">
            <text:p>Zero Bit in Memory (Short-Displaced} and Branch <text:s text:c="4"/></text:p>
          </table:table-cell>
          <table:table-cell table:formula="of:=&quot;0x&quot;&amp;RIGHT(&quot;00&quot;&amp;[.T374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number-columns-repeated="6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5])" office:value-type="float" office:value="2" calcext:value-type="float">
            <text:p>2</text:p>
          </table:table-cell>
          <table:table-cell/>
          <table:table-cell office:value-type="string" calcext:value-type="string">
            <text:p>ZBSM</text:p>
          </table:table-cell>
          <table:table-cell table:formula="of:=[.G375]&amp;&quot; &quot;&amp;[.H375]&amp;&quot; &quot;&amp;[.I375]&amp;&quot; &quot;&amp;[.J375]&amp;&quot; &quot;&amp;[.K375]&amp;&quot; &quot;&amp;[.L375]&amp;&quot; &quot;&amp;[.M375]&amp;&quot; &quot;&amp;[.N375]&amp;&quot; &quot;&amp;[.O375]&amp;&quot; &quot;&amp;[.P375]&amp;&quot; &quot;&amp;[.Q375]&amp;&quot; &quot;&amp;[.R375]" office:value-type="string" office:string-value="Zero Bit in Memory (Short-Displaced}       " calcext:value-type="string">
            <text:p>Zero Bit in Memory (Short-Displaced} <text:s text:c="6"/></text:p>
          </table:table-cell>
          <table:table-cell table:formula="of:=&quot;0x&quot;&amp;RIGHT(&quot;00&quot;&amp;[.T375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6])" office:value-type="float" office:value="2" calcext:value-type="float">
            <text:p>2</text:p>
          </table:table-cell>
          <table:table-cell/>
          <table:table-cell office:value-type="string" calcext:value-type="string">
            <text:p>ZBXB</text:p>
          </table:table-cell>
          <table:table-cell table:formula="of:=[.G376]&amp;&quot; &quot;&amp;[.H376]&amp;&quot; &quot;&amp;[.I376]&amp;&quot; &quot;&amp;[.J376]&amp;&quot; &quot;&amp;[.K376]&amp;&quot; &quot;&amp;[.L376]&amp;&quot; &quot;&amp;[.M376]&amp;&quot; &quot;&amp;[.N376]&amp;&quot; &quot;&amp;[.O376]&amp;&quot; &quot;&amp;[.P376]&amp;&quot; &quot;&amp;[.Q376]&amp;&quot; &quot;&amp;[.R376]" office:value-type="string" office:string-value="Zero Bit in Memory (Short-Indexed} and Branch if Nonzero   " calcext:value-type="string">
            <text:p>Zero Bit in Memory (Short-Indexed} and Branch if Nonzero <text:s text:c="2"/></text:p>
          </table:table-cell>
          <table:table-cell table:formula="of:=&quot;0x&quot;&amp;RIGHT(&quot;00&quot;&amp;[.T376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7])" office:value-type="float" office:value="2" calcext:value-type="float">
            <text:p>2</text:p>
          </table:table-cell>
          <table:table-cell/>
          <table:table-cell office:value-type="string" calcext:value-type="string">
            <text:p>ZBXM</text:p>
          </table:table-cell>
          <table:table-cell table:formula="of:=[.G377]&amp;&quot; &quot;&amp;[.H377]&amp;&quot; &quot;&amp;[.I377]&amp;&quot; &quot;&amp;[.J377]&amp;&quot; &quot;&amp;[.K377]&amp;&quot; &quot;&amp;[.L377]&amp;&quot; &quot;&amp;[.M377]&amp;&quot; &quot;&amp;[.N377]&amp;&quot; &quot;&amp;[.O377]&amp;&quot; &quot;&amp;[.P377]&amp;&quot; &quot;&amp;[.Q377]&amp;&quot; &quot;&amp;[.R377]" office:value-type="string" office:string-value="Zero Bit in Memory (Short-Indexed}       " calcext:value-type="string">
            <text:p>Zero Bit in Memory (Short-Indexed} <text:s text:c="6"/></text:p>
          </table:table-cell>
          <table:table-cell table:formula="of:=&quot;0x&quot;&amp;RIGHT(&quot;00&quot;&amp;[.T377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8])" office:value-type="float" office:value="2" calcext:value-type="float">
            <text:p>2</text:p>
          </table:table-cell>
          <table:table-cell/>
          <table:table-cell office:value-type="string" calcext:value-type="string">
            <text:p>ZIMP</text:p>
          </table:table-cell>
          <table:table-cell table:formula="of:=[.G378]&amp;&quot; &quot;&amp;[.H378]&amp;&quot; &quot;&amp;[.I378]&amp;&quot; &quot;&amp;[.J378]&amp;&quot; &quot;&amp;[.K378]&amp;&quot; &quot;&amp;[.L378]&amp;&quot; &quot;&amp;[.M378]&amp;&quot; &quot;&amp;[.N378]&amp;&quot; &quot;&amp;[.O378]&amp;&quot; &quot;&amp;[.P378]&amp;&quot; &quot;&amp;[.Q378]&amp;&quot; &quot;&amp;[.R378]" office:value-type="string" office:string-value="Zero Section of Instruction Map       " calcext:value-type="string">
            <text:p>Zero Section of Instruction Map <text:s text:c="6"/></text:p>
          </table:table-cell>
          <table:table-cell table:formula="of:=&quot;0x&quot;&amp;RIGHT(&quot;00&quot;&amp;[.T378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9])" office:value-type="float" office:value="2" calcext:value-type="float">
            <text:p>2</text:p>
          </table:table-cell>
          <table:table-cell/>
          <table:table-cell office:value-type="string" calcext:value-type="string">
            <text:p>ZOMP</text:p>
          </table:table-cell>
          <table:table-cell table:formula="of:=[.G379]&amp;&quot; &quot;&amp;[.H379]&amp;&quot; &quot;&amp;[.I379]&amp;&quot; &quot;&amp;[.J379]&amp;&quot; &quot;&amp;[.K379]&amp;&quot; &quot;&amp;[.L379]&amp;&quot; &quot;&amp;[.M379]&amp;&quot; &quot;&amp;[.N379]&amp;&quot; &quot;&amp;[.O379]&amp;&quot; &quot;&amp;[.P379]&amp;&quot; &quot;&amp;[.Q379]&amp;&quot; &quot;&amp;[.R379]" office:value-type="string" office:string-value="Zero Section of Operand Map       " calcext:value-type="string">
            <text:p>Zero Section of Operand Map <text:s text:c="6"/></text:p>
          </table:table-cell>
          <table:table-cell table:formula="of:=&quot;0x&quot;&amp;RIGHT(&quot;00&quot;&amp;[.T379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 table:number-rows-repeated="6">
          <table:table-cell table:style-name="ce19" table:number-columns-repeated="3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15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6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.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5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on-pipelined</text:p>
          </table:table-cell>
          <table:table-cell office:value-type="string" calcext:value-type="string">
            <text:p>mode</text:p>
          </table:table-cell>
          <table:table-cell table:number-columns-repeated="8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operation.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table:number-columns-repeated="5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ANCH</text:p>
          </table:table-cell>
          <table:table-cell table:number-columns-repeated="8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taken.</text:p>
          </table:table-cell>
          <table:table-cell table:number-columns-repeated="14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xecuti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4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(Microseconds)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Branch</text:p>
          </table:table-cell>
          <table:table-cell office:value-type="string" calcext:value-type="string">
            <text:p>Page</text:p>
          </table:table-cell>
          <table:table-cell table:number-columns-repeated="10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4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6C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9-75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string" calcext:value-type="string">
            <text:p>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35</text:p>
          </table:table-cell>
          <table:table-cell table:number-columns-repeated="11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0per16</text:p>
          </table:table-cell>
          <table:table-cell office:value-type="string" calcext:value-type="string">
            <text:p>9-13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ce22" table:number-columns-repeated="25"/>
          <table:table-cell table:style-name="Default"/>
          <table:table-cell table:number-columns-repeated="1635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39"/>
        <table:table-column table:style-name="co14" table:default-cell-style-name="ce39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 office:value-type="string" calcext:value-type="string">
            <text:p>Not done</text:p>
          </table:table-cell>
          <table:table-cell table:formula="of:=COUNTBLANK([.B$9:.B$382])" office:value-type="float" office:value="55" calcext:value-type="float">
            <text:p>55</text:p>
          </table:table-cell>
          <table:table-cell table:formula="of:=COUNTBLANK([.C$9:.C$382])" office:value-type="float" office:value="59" calcext:value-type="float">
            <text:p>5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odo</text:p>
          </table:table-cell>
          <table:table-cell table:formula="of:=COUNTIF([.B$9:.B$382];&quot;TODO&quot;)" office:value-type="float" office:value="0" calcext:value-type="float">
            <text:p>0</text:p>
          </table:table-cell>
          <table:table-cell table:formula="of:=COUNTIF([.C$9:.C$382];&quot;TODO&quot;)" office:value-type="float" office:value="136" calcext:value-type="float">
            <text:p>13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one</text:p>
          </table:table-cell>
          <table:table-cell table:formula="of:=COUNTIF([.B$9:.B$382];&quot;DONE&quot;)" office:value-type="float" office:value="315" calcext:value-type="float">
            <text:p>315</text:p>
          </table:table-cell>
          <table:table-cell table:formula="of:=COUNTIF([.C$9:.C$382];&quot;DONE&quot;)" office:value-type="float" office:value="179" calcext:value-type="float">
            <text:p>17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ant</text:p>
          </table:table-cell>
          <table:table-cell table:formula="of:=COUNTIF([.B$9:.B$382];&quot;-CANT-&quot;)" office:value-type="float" office:value="4" calcext:value-type="float">
            <text:p>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374" calcext:value-type="float">
            <text:p>374</text:p>
          </table:table-cell>
          <table:table-cell table:formula="of:=SUM([.C1:.C4])" office:value-type="float" office:value="374" calcext:value-type="float">
            <text:p>374</text:p>
          </table:table-cell>
          <table:table-cell table:number-columns-repeated="16363"/>
        </table:table-row>
        <table:table-row table:style-name="ro1" table:number-rows-repeated="2">
          <table:table-cell table:number-columns-repeated="16366"/>
        </table:table-row>
        <table:table-row table:style-name="ro2">
          <table:table-cell table:style-name="ce16"/>
          <table:table-cell table:style-name="ce20" office:value-type="string" calcext:value-type="string">
            <text:p>Code Status</text:p>
          </table:table-cell>
          <table:table-cell table:style-name="ce20" office:value-type="string" calcext:value-type="string">
            <text:p>CC Code Status</text:p>
          </table:table-cell>
          <table:table-cell table:style-name="ce20" office:value-type="string" calcext:value-type="string">
            <text:p>Mnemonic</text:p>
          </table:table-cell>
          <table:table-cell table:style-name="ce20" office:value-type="string" calcext:value-type="string">
            <text:p>Name</text:p>
          </table:table-cell>
          <table:table-cell table:style-name="ce13" office:value-type="string" calcext:value-type="string">
            <text:p>OP-CODE</text:p>
          </table:table-cell>
          <table:table-cell table:style-name="ce13" office:value-type="string" calcext:value-type="string">
            <text:p>Augmen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No Branch (usec)</text:p>
          </table:table-cell>
          <table:table-cell table:style-name="ce20" office:value-type="string" calcext:value-type="string">
            <text:p>Branch (usec)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0" office:value-type="string" calcext:value-type="string">
            <text:p>Page</text:p>
          </table:table-cell>
          <table:table-cell table:style-name="ce16" office:value-type="string" calcext:value-type="string">
            <text:p>junk</text:p>
          </table:table-cell>
          <table:table-cell table:style-name="ce16" office:value-type="string" calcext:value-type="string">
            <text:p>desc</text:p>
          </table:table-cell>
          <table:table-cell table:style-name="ce16"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T</text:p>
          </table:table-cell>
          <table:table-cell table:style-name="ce21" office:value-type="string" calcext:value-type="string">
            <text:p>Halt (Privileged) <text:s text:c="9"/></text:p>
          </table:table-cell>
          <table:table-cell table:style-name="ce41" office:value-type="string" calcext:value-type="string">
            <text:p>0x00</text:p>
          </table:table-cell>
          <table:table-cell table:style-name="ce41"/>
          <table:table-cell table:style-name="ce21"/>
          <table:table-cell/>
          <table:table-cell table:style-name="ce21" table:number-columns-repeated="5"/>
          <table:table-cell table:style-name="ce21" office:value-type="string" calcext:value-type="string">
            <text:p>9-122</text:p>
          </table:table-cell>
          <table:table-cell/>
          <table:table-cell table:formula="of:=[.D9]&amp;&quot;  --  &quot;&amp;[.E9]" office:value-type="string" office:string-value="HLT  --  Halt (Privileged)          " calcext:value-type="string">
            <text:p>HLT <text:s/>-- <text:s/>Halt (Privileged)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MI</text:p>
          </table:table-cell>
          <table:table-cell table:style-name="ce21" office:value-type="string" calcext:value-type="string">
            <text:p>Request Multi·processor Interrupt <text:s text:c="8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table:number-columns-repeated="5"/>
          <table:table-cell table:style-name="ce21" office:value-type="string" calcext:value-type="string">
            <text:p>9-152</text:p>
          </table:table-cell>
          <table:table-cell/>
          <table:table-cell table:formula="of:=[.D10]&amp;&quot;  --  &quot;&amp;[.E10]" office:value-type="string" office:string-value="RMI  --  Request Multi·processor Interrupt         " calcext:value-type="string">
            <text:p>RMI <text:s/>-- <text:s/>Request Multi·processor Interrup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VMO</text:p>
          </table:table-cell>
          <table:table-cell table:style-name="ce21" office:value-type="string" calcext:value-type="string">
            <text:p>Enter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/>
          <table:table-cell/>
          <table:table-cell table:style-name="ce21" table:number-columns-repeated="3"/>
          <table:table-cell table:style-name="ce21" office:value-type="string" calcext:value-type="string">
            <text:p>9-127</text:p>
          </table:table-cell>
          <table:table-cell/>
          <table:table-cell table:formula="of:=[.D11]&amp;&quot;  --  &quot;&amp;[.E11]" office:value-type="string" office:string-value="EVMO  --  Enter Virtual Mode of CPU Execution      " calcext:value-type="string">
            <text:p>EVMO <text:s/>-- <text:s/>Enter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OM</text:p>
          </table:table-cell>
          <table:table-cell table:style-name="ce21" office:value-type="string" calcext:value-type="string">
            <text:p>Select Another Program's IM as Current OM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table:number-columns-repeated="3"/>
          <table:table-cell/>
          <table:table-cell table:style-name="ce21"/>
          <table:table-cell table:style-name="ce21" office:value-type="string" calcext:value-type="string">
            <text:p>9-137</text:p>
          </table:table-cell>
          <table:table-cell/>
          <table:table-cell table:formula="of:=[.D12]&amp;&quot;  --  &quot;&amp;[.E12]" office:value-type="string" office:string-value="SIOM  --  Select Another Program's IM as Current OM" calcext:value-type="string">
            <text:p>SIOM <text:s/>-- <text:s/>Select Another Program's IM as Current OM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OOM</text:p>
          </table:table-cell>
          <table:table-cell table:style-name="ce21" office:value-type="string" calcext:value-type="string">
            <text:p>Select Another Program's OM as Current OM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.4" calcext:value-type="float">
            <text:p>1.4</text:p>
          </table:table-cell>
          <table:table-cell table:style-name="ce21" table:number-columns-repeated="5"/>
          <table:table-cell table:style-name="ce21" office:value-type="string" calcext:value-type="string">
            <text:p>9-137</text:p>
          </table:table-cell>
          <table:table-cell/>
          <table:table-cell table:formula="of:=[.D13]&amp;&quot;  --  &quot;&amp;[.E13]" office:value-type="string" office:string-value="SOOM  --  Select Another Program's OM as Current OM     " calcext:value-type="string">
            <text:p>SOOM <text:s/>-- <text:s/>Select Another Program's OM as Current OM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ZOM</text:p>
          </table:table-cell>
          <table:table-cell table:style-name="ce21" office:value-type="string" calcext:value-type="string">
            <text:p>Select Map Zero as Current OM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table:number-columns-repeated="5"/>
          <table:table-cell table:style-name="ce21" office:value-type="string" calcext:value-type="string">
            <text:p>9-137</text:p>
          </table:table-cell>
          <table:table-cell/>
          <table:table-cell table:formula="of:=[.D14]&amp;&quot;  --  &quot;&amp;[.E14]" office:value-type="string" office:string-value="SZOM  --  Select Map Zero as Current OM      " calcext:value-type="string">
            <text:p>SZOM <text:s/>-- <text:s/>Select Map Zero as Current OM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CRB</text:p>
          </table:table-cell>
          <table:table-cell table:style-name="ce21" office:value-type="string" calcext:value-type="string">
            <text:p>Select Current Register Block in PSD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6.2" calcext:value-type="float">
            <text:p>6.2</text:p>
          </table:table-cell>
          <table:table-cell table:style-name="ce21" table:number-columns-repeated="5"/>
          <table:table-cell table:style-name="ce21" office:value-type="string" calcext:value-type="string">
            <text:p>9-·130</text:p>
          </table:table-cell>
          <table:table-cell/>
          <table:table-cell table:formula="of:=[.D15]&amp;&quot;  --  &quot;&amp;[.E15]" office:value-type="string" office:string-value="SCRB  --  Select Current Register Block in PSD      " calcext:value-type="string">
            <text:p>SCRB <text:s/>-- <text:s/>Select Current Register Block in PS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XVMO</text:p>
          </table:table-cell>
          <table:table-cell table:style-name="ce21" office:value-type="string" calcext:value-type="string">
            <text:p>Exit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8" calcext:value-type="float">
            <text:p>8</text:p>
          </table:table-cell>
          <table:table-cell table:style-name="ce21" table:number-columns-repeated="7"/>
          <table:table-cell table:number-columns-repeated="2"/>
          <table:table-cell table:formula="of:=[.D16]&amp;&quot;  --  &quot;&amp;[.E16]" office:value-type="string" office:string-value="XVMO  --  Exit Virtual Mode of CPU Execution      " calcext:value-type="string">
            <text:p>XVMO <text:s/>-- <text:s/>Exit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ZIMP</text:p>
          </table:table-cell>
          <table:table-cell table:style-name="ce21" office:value-type="string" calcext:value-type="string">
            <text:p>Zero Section of Instruction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9" calcext:value-type="float">
            <text:p>9</text:p>
          </table:table-cell>
          <table:table-cell table:style-name="ce21" table:number-columns-repeated="7"/>
          <table:table-cell table:number-columns-repeated="2"/>
          <table:table-cell table:formula="of:=[.D17]&amp;&quot;  --  &quot;&amp;[.E17]" office:value-type="string" office:string-value="ZIMP  --  Zero Section of Instruction Map       " calcext:value-type="string">
            <text:p>ZIMP <text:s/>-- <text:s/>Zero Section of Instruction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ZOMP</text:p>
          </table:table-cell>
          <table:table-cell table:style-name="ce21" office:value-type="string" calcext:value-type="string">
            <text:p>Zero Section of Operand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1" calcext:value-type="float">
            <text:p>11</text:p>
          </table:table-cell>
          <table:table-cell table:style-name="ce21" table:number-columns-repeated="7"/>
          <table:table-cell table:number-columns-repeated="2"/>
          <table:table-cell table:formula="of:=[.D18]&amp;&quot;  --  &quot;&amp;[.E18]" office:value-type="string" office:string-value="ZOMP  --  Zero Section of Operand Map       " calcext:value-type="string">
            <text:p>ZOMP <text:s/>-- <text:s/>Zero Section of Operand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IMP</text:p>
          </table:table-cell>
          <table:table-cell table:style-name="ce21" office:value-type="string" calcext:value-type="string">
            <text:p>Load Instruction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5.3" calcext:value-type="float">
            <text:p>5.3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/>
          <table:table-cell table:style-name="ce21" office:value-type="string" calcext:value-type="string">
            <text:p>9-132</text:p>
          </table:table-cell>
          <table:table-cell/>
          <table:table-cell table:formula="of:=[.D19]&amp;&quot;  --  &quot;&amp;[.E19]" office:value-type="string" office:string-value="LIMP  --  Load Instruction Map Image into Hardware Map     " calcext:value-type="string">
            <text:p>LIMP <text:s/>-- <text:s/>Load Instruction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OMP</text:p>
          </table:table-cell>
          <table:table-cell table:style-name="ce21" office:value-type="string" calcext:value-type="string">
            <text:p>Load Operand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4.9" calcext:value-type="float">
            <text:p>4.9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32</text:p>
          </table:table-cell>
          <table:table-cell/>
          <table:table-cell table:formula="of:=[.D20]&amp;&quot;  --  &quot;&amp;[.E20]" office:value-type="string" office:string-value="LOMP  --  Load Operand Map Image Into Hardware Map     " calcext:value-type="string">
            <text:p>LOMP <text:s/>-- <text:s/>Load Operand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SOMP</text:p>
          </table:table-cell>
          <table:table-cell table:style-name="ce21" office:value-type="string" calcext:value-type="string">
            <text:p>Store Operand Map into Map Image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5" calcext:value-type="float">
            <text:p>15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33</text:p>
          </table:table-cell>
          <table:table-cell/>
          <table:table-cell table:formula="of:=[.D21]&amp;&quot;  --  &quot;&amp;[.E21]" office:value-type="string" office:string-value="SOMP  --  Store Operand Map into Map Image      " calcext:value-type="string">
            <text:p>SOMP <text:s/>-- <text:s/>Store Operand Map into Map Image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XMA</text:p>
          </table:table-cell>
          <table:table-cell table:style-name="ce21" office:value-type="string" calcext:value-type="string">
            <text:p>Enter Extended Memory Addressing Mode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string" calcext:value-type="string">
            <text:p>6,7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25</text:p>
          </table:table-cell>
          <table:table-cell/>
          <table:table-cell table:formula="of:=[.D22]&amp;&quot;  --  &quot;&amp;[.E22]" office:value-type="string" office:string-value="EXMA  --  Enter Extended Memory Addressing Mode       " calcext:value-type="string">
            <text:p>EXMA <text:s/>-- <text:s/>Enter Extended Memory Addressing Mode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XR</text:p>
          </table:table-cell>
          <table:table-cell table:style-name="ce21" office:value-type="string" calcext:value-type="string">
            <text:p>Load Extended Memory Control Register <text:s text:c="6"/></text:p>
          </table:table-cell>
          <table:table-cell table:style-name="ce42" office:value-type="string" calcext:value-type="string">
            <text:p>0x0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6</text:p>
          </table:table-cell>
          <table:table-cell/>
          <table:table-cell table:formula="of:=[.D23]&amp;&quot;  --  &quot;&amp;[.E23]" office:value-type="string" office:string-value="LXR  --  Load Extended Memory Control Register       " calcext:value-type="string">
            <text:p>LXR <text:s/>-- <text:s/>Load Extended Memory Control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MPS</text:p>
          </table:table-cell>
          <table:table-cell table:style-name="ce21" office:value-type="string" calcext:value-type="string">
            <text:p>Read Memory Plane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5</text:p>
          </table:table-cell>
          <table:table-cell/>
          <table:table-cell table:formula="of:=[.D24]&amp;&quot;  --  &quot;&amp;[.E24]" office:value-type="string" office:string-value="RMPS  --  Read Memory Plane Status        " calcext:value-type="string">
            <text:p>RMPS <text:s/>-- <text:s/>Read Memory Plane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RMWS</text:p>
          </table:table-cell>
          <table:table-cell table:style-name="ce21" office:value-type="string" calcext:value-type="string">
            <text:p>Read Memory Word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5</text:p>
          </table:table-cell>
          <table:table-cell/>
          <table:table-cell table:formula="of:=[.D25]&amp;&quot;  --  &quot;&amp;[.E25]" office:value-type="string" office:string-value="RMWS  --  Read Memory Word Status        " calcext:value-type="string">
            <text:p>RMWS <text:s/>-- <text:s/>Read Memory Word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WMS</text:p>
          </table:table-cell>
          <table:table-cell table:style-name="ce21" office:value-type="string" calcext:value-type="string">
            <text:p>Write Memory Status <text:s text:c="8"/></text:p>
          </table:table-cell>
          <table:table-cell table:style-name="ce42" office:value-type="string" calcext:value-type="string">
            <text:p>0x04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6</text:p>
          </table:table-cell>
          <table:table-cell/>
          <table:table-cell table:formula="of:=[.D26]&amp;&quot;  --  &quot;&amp;[.E26]" office:value-type="string" office:string-value="WMS  --  Write Memory Status         " calcext:value-type="string">
            <text:p>WMS <text:s/>-- <text:s/>Write Memory Statu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DMPI</text:p>
          </table:table-cell>
          <table:table-cell table:style-name="ce21" office:value-type="string" calcext:value-type="string">
            <text:p>Initialize Direct Memory Processor <text:s text:c="7"/></text:p>
          </table:table-cell>
          <table:table-cell table:style-name="ce42" office:value-type="string" calcext:value-type="string">
            <text:p>0x05</text:p>
          </table:table-cell>
          <table:table-cell table:style-name="ce42"/>
          <table:table-cell table:style-name="ce21"/>
          <table:table-cell table:style-name="ce21" office:value-type="float" office:value="3.1" calcext:value-type="float">
            <text:p>3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61</text:p>
          </table:table-cell>
          <table:table-cell/>
          <table:table-cell table:formula="of:=[.D27]&amp;&quot;  --  &quot;&amp;[.E27]" office:value-type="string" office:string-value="DMPI  --  Initialize Direct Memory Processor        " calcext:value-type="string">
            <text:p>DMPI <text:s/>-- <text:s/>Initialize Direct Memory Processo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MRB</text:p>
          </table:table-cell>
          <table:table-cell table:style-name="ce21" office:value-type="string" calcext:value-type="string">
            <text:p>Move Memory File to Register Block Section of Context File <text:s/></text:p>
          </table:table-cell>
          <table:table-cell table:style-name="ce42" office:value-type="string" calcext:value-type="string">
            <text:p>0x06</text:p>
          </table:table-cell>
          <table:table-cell table:style-name="ce42"/>
          <table:table-cell table:style-name="ce21"/>
          <table:table-cell table:style-name="ce21" office:value-type="float" office:value="4.5" calcext:value-type="float">
            <text:p>4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9</text:p>
          </table:table-cell>
          <table:table-cell/>
          <table:table-cell table:formula="of:=[.D28]&amp;&quot;  --  &quot;&amp;[.E28]" office:value-type="string" office:string-value="MMRB  --  Move Memory File to Register Block Section of Context File  " calcext:value-type="string">
            <text:p>MMRB <text:s/>-- <text:s/>Move Memory File to Register Block Section of Context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RBM</text:p>
          </table:table-cell>
          <table:table-cell table:style-name="ce21" office:value-type="string" calcext:value-type="string">
            <text:p>Move Register Block Section of Context File to Memory File <text:s/></text:p>
          </table:table-cell>
          <table:table-cell table:style-name="ce42" office:value-type="string" calcext:value-type="string">
            <text:p>0x07</text:p>
          </table:table-cell>
          <table:table-cell table:style-name="ce42"/>
          <table:table-cell table:style-name="ce21"/>
          <table:table-cell table:style-name="ce21" office:value-type="float" office:value="8.3" calcext:value-type="float">
            <text:p>8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9</text:p>
          </table:table-cell>
          <table:table-cell/>
          <table:table-cell table:formula="of:=[.D29]&amp;&quot;  --  &quot;&amp;[.E29]" office:value-type="string" office:string-value="MRBM  --  Move Register Block Section of Context File to Memory File  " calcext:value-type="string">
            <text:p>MRBM <text:s/>-- <text:s/>Move Register Block Section of Context File to Memory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BR</text:p>
          </table:table-cell>
          <table:table-cell table:style-name="ce21" office:value-type="string" calcext:value-type="string">
            <text:p>Move Byte Right Register to Register <text:s text:c="5"/></text:p>
          </table:table-cell>
          <table:table-cell table:style-name="ce42" office:value-type="string" calcext:value-type="string">
            <text:p>0x08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0]&amp;&quot;  --  &quot;&amp;[.E30]" office:value-type="string" office:string-value="MBR  --  Move Byte Right Register to Register      " calcext:value-type="string">
            <text:p>MBR <text:s/>-- <text:s/>Move Byte Righ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BL</text:p>
          </table:table-cell>
          <table:table-cell table:style-name="ce21" office:value-type="string" calcext:value-type="string">
            <text:p>Move Byte Left Register to Register <text:s text:c="5"/></text:p>
          </table:table-cell>
          <table:table-cell table:style-name="ce42" office:value-type="string" calcext:value-type="string">
            <text:p>0x09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1]&amp;&quot;  --  &quot;&amp;[.E31]" office:value-type="string" office:string-value="MBL  --  Move Byte Left Register to Register      " calcext:value-type="string">
            <text:p>MBL <text:s/>-- <text:s/>Move Byte Lef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BR</text:p>
          </table:table-cell>
          <table:table-cell table:style-name="ce21" office:value-type="string" calcext:value-type="string">
            <text:p>Interchange Bytes Register to Register <text:s text:c="6"/></text:p>
          </table:table-cell>
          <table:table-cell table:style-name="ce42" office:value-type="string" calcext:value-type="string">
            <text:p>0x0A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.1</text:p>
          </table:table-cell>
          <table:table-cell/>
          <table:table-cell table:formula="of:=[.D32]&amp;&quot;  --  &quot;&amp;[.E32]" office:value-type="string" office:string-value="IBR  --  Interchange Bytes Register to Register       " calcext:value-type="string">
            <text:p>IBR <text:s/>-- <text:s/>Interchange Bytes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UR</text:p>
          </table:table-cell>
          <table:table-cell table:style-name="ce21" office:value-type="string" calcext:value-type="string">
            <text:p>Move Upper Byte Register to Register <text:s text:c="5"/></text:p>
          </table:table-cell>
          <table:table-cell table:style-name="ce42" office:value-type="string" calcext:value-type="string">
            <text:p>0x0B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3]&amp;&quot;  --  &quot;&amp;[.E33]" office:value-type="string" office:string-value="MUR  --  Move Upper Byte Register to Register      " calcext:value-type="string">
            <text:p>MUR <text:s/>-- <text:s/>Move Upp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LR</text:p>
          </table:table-cell>
          <table:table-cell table:style-name="ce21" office:value-type="string" calcext:value-type="string">
            <text:p>Move Lower Byte Register to Register <text:s text:c="5"/></text:p>
          </table:table-cell>
          <table:table-cell table:style-name="ce42" office:value-type="string" calcext:value-type="string">
            <text:p>0x0C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4]&amp;&quot;  --  &quot;&amp;[.E34]" office:value-type="string" office:string-value="MLR  --  Move Lower Byte Register to Register      " calcext:value-type="string">
            <text:p>MLR <text:s/>-- <text:s/>Move Low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OR</text:p>
          </table:table-cell>
          <table:table-cell table:style-name="ce21" office:value-type="string" calcext:value-type="string">
            <text:p>Transfer One's Complement Register to Register <text:s text:c="5"/></text:p>
          </table:table-cell>
          <table:table-cell table:style-name="ce42" office:value-type="string" calcext:value-type="string">
            <text:p>0x0D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79</text:p>
          </table:table-cell>
          <table:table-cell/>
          <table:table-cell table:formula="of:=[.D35]&amp;&quot;  --  &quot;&amp;[.E35]" office:value-type="string" office:string-value="TOR  --  Transfer One's Complement Register to Register      " calcext:value-type="string">
            <text:p>TOR <text:s/>-- <text:s/>Transfer One's Complemen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O</text:p>
          </table:table-cell>
          <table:table-cell table:style-name="ce21" office:value-type="string" calcext:value-type="string">
            <text:p>Transfer and Reset Overflow Status History <text:s text:c="5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20</text:p>
          </table:table-cell>
          <table:table-cell/>
          <table:table-cell table:formula="of:=[.D36]&amp;&quot;  --  &quot;&amp;[.E36]" office:value-type="string" office:string-value="TRO  --  Transfer and Reset Overflow Status History      " calcext:value-type="string">
            <text:p>TRO <text:s/>-- <text:s/>Transfer and Reset Overflow Status History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PS</text:p>
          </table:table-cell>
          <table:table-cell table:style-name="ce21" office:value-type="string" calcext:value-type="string">
            <text:p>Load Register with Current Program Status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7]&amp;&quot;  --  &quot;&amp;[.E37]" office:value-type="string" office:string-value="LCPS  --  Load Register with Current Program Status Register of PSD   " calcext:value-type="string">
            <text:p>LCPS <text:s/>-- <text:s/>Load Register with Current Program Status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PR</text:p>
          </table:table-cell>
          <table:table-cell table:style-name="ce21" office:value-type="string" calcext:value-type="string">
            <text:p>Load Register with Current Program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8]&amp;&quot;  --  &quot;&amp;[.E38]" office:value-type="string" office:string-value="LCPR  --  Load Register with Current Program Register of PSD   " calcext:value-type="string">
            <text:p>LCPR <text:s/>-- <text:s/>Load Register with Current Program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CC</text:p>
          </table:table-cell>
          <table:table-cell table:style-name="ce21" office:value-type="string" calcext:value-type="string">
            <text:p>Load Register with Current Condition Code of PSD <text:s text:c="3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9]&amp;&quot;  --  &quot;&amp;[.E39]" office:value-type="string" office:string-value="LCCC  --  Load Register with Current Condition Code of PSD    " calcext:value-type="string">
            <text:p>LCCC <text:s/>-- <text:s/>Load Register with Current Condition Code of PSD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A</text:p>
          </table:table-cell>
          <table:table-cell table:style-name="ce21" office:value-type="string" calcext:value-type="string">
            <text:p>Load Register with Current Interrupt Activ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0]&amp;&quot;  --  &quot;&amp;[.E40]" office:value-type="string" office:string-value="LCIA  --  Load Register with Current Interrupt Active Latches     " calcext:value-type="string">
            <text:p>LCIA <text:s/>-- <text:s/>Load Register with Current Interrupt Activ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E</text:p>
          </table:table-cell>
          <table:table-cell table:style-name="ce21" office:value-type="string" calcext:value-type="string">
            <text:p>Load Register with Current Interrupt Enabl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1]&amp;&quot;  --  &quot;&amp;[.E41]" office:value-type="string" office:string-value="LCIE  --  Load Register with Current Interrupt Enable Latches     " calcext:value-type="string">
            <text:p>LCIE <text:s/>-- <text:s/>Load Register with Current Interrupt Enabl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R</text:p>
          </table:table-cell>
          <table:table-cell table:style-name="ce21" office:value-type="string" calcext:value-type="string">
            <text:p>Load Register with Current Interrupt Request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2]&amp;&quot;  --  &quot;&amp;[.E42]" office:value-type="string" office:string-value="LCIR  --  Load Register with Current Interrupt Request Latches     " calcext:value-type="string">
            <text:p>LCIR <text:s/>-- <text:s/>Load Register with Current Interrupt Request Latches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VV</text:p>
          </table:table-cell>
          <table:table-cell table:style-name="ce21" office:value-type="string" calcext:value-type="string">
            <text:p>Move Virtual Block to Virtual Block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2.3" calcext:value-type="float">
            <text:p>2.3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8</text:p>
          </table:table-cell>
          <table:table-cell/>
          <table:table-cell table:formula="of:=[.D43]&amp;&quot;  --  &quot;&amp;[.E43]" office:value-type="string" office:string-value="MBVV  --  Move Virtual Block to Virtual Block       " calcext:value-type="string">
            <text:p>MBVV <text:s/>-- <text:s/>Move Virtual Block to Virtual Block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VE</text:p>
          </table:table-cell>
          <table:table-cell table:style-name="ce21" office:value-type="string" calcext:value-type="string">
            <text:p>Move Block from Virtual to Extended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7</text:p>
          </table:table-cell>
          <table:table-cell/>
          <table:table-cell table:formula="of:=[.D44]&amp;&quot;  --  &quot;&amp;[.E44]" office:value-type="string" office:string-value="MBVE  --  Move Block from Virtual to Extended Memory     " calcext:value-type="string">
            <text:p>MBVE <text:s/>-- <text:s/>Move Block from Virtual to Extended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EV</text:p>
          </table:table-cell>
          <table:table-cell table:style-name="ce21" office:value-type="string" calcext:value-type="string">
            <text:p>Move Block from Extended to Virtual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7</text:p>
          </table:table-cell>
          <table:table-cell/>
          <table:table-cell table:formula="of:=[.D45]&amp;&quot;  --  &quot;&amp;[.E45]" office:value-type="string" office:string-value="MBEV  --  Move Block from Extended to Virtual Memory     " calcext:value-type="string">
            <text:p>MBEV <text:s/>-- <text:s/>Move Block from Extended to Virtual Memor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ES</text:p>
          </table:table-cell>
          <table:table-cell table:style-name="ce21" office:value-type="string" calcext:value-type="string">
            <text:p>Multiply I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A </text:p>
          </table:table-cell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46]&amp;&quot;  --  &quot;&amp;[.E46]" office:value-type="string" office:string-value="MPES  --  Multiply Immediate with Extended Sign       " calcext:value-type="string">
            <text:p>MPES <text:s/>-- <text:s/>Multiply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ES</text:p>
          </table:table-cell>
          <table:table-cell table:style-name="ce21" office:value-type="string" calcext:value-type="string">
            <text:p>Divide l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B</text:p>
          </table:table-cell>
          <table:table-cell table:style-name="ce21"/>
          <table:table-cell table:style-name="ce21" office:value-type="float" office:value="9.2" calcext:value-type="float">
            <text:p>9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47]&amp;&quot;  --  &quot;&amp;[.E47]" office:value-type="string" office:string-value="DVES  --  Divide lmmediate with Extended Sign       " calcext:value-type="string">
            <text:p>DVES <text:s/>-- <text:s/>Divide l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RDIR</text:p>
          </table:table-cell>
          <table:table-cell table:style-name="ce21" office:value-type="string" calcext:value-type="string">
            <text:p>Read Internal Registers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C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4</text:p>
          </table:table-cell>
          <table:table-cell/>
          <table:table-cell table:formula="of:=[.D48]&amp;&quot;  --  &quot;&amp;[.E48]" office:value-type="string" office:string-value="RDIR  --  Read Internal Registers         " calcext:value-type="string">
            <text:p>RDIR <text:s/>-- <text:s/>Read Internal Register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WIR</text:p>
          </table:table-cell>
          <table:table-cell table:style-name="ce21" office:value-type="string" calcext:value-type="string">
            <text:p>Write Internal Register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D</text:p>
          </table:table-cell>
          <table:table-cell table:style-name="ce21"/>
          <table:table-cell table:style-name="ce21" office:value-type="float" office:value="0.7" calcext:value-type="float">
            <text:p>0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4</text:p>
          </table:table-cell>
          <table:table-cell/>
          <table:table-cell table:formula="of:=[.D49]&amp;&quot;  --  &quot;&amp;[.E49]" office:value-type="string" office:string-value="WIR  --  Write Internal Register         " calcext:value-type="string">
            <text:p>WIR <text:s/>-- <text:s/>Write Internal Register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BRM</text:p>
          </table:table-cell>
          <table:table-cell table:style-name="ce2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E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:.143</text:p>
          </table:table-cell>
          <table:table-cell/>
          <table:table-cell table:formula="of:=[.D50]&amp;&quot;  --  &quot;&amp;[.E50]" office:value-type="string" office:string-value="BRM  --  Branch to Microroutine Immediate        " calcext:value-type="string">
            <text:p>BRM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BRMI</text:p>
          </table:table-cell>
          <table:table-cell table:style-name="ce2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F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43</text:p>
          </table:table-cell>
          <table:table-cell/>
          <table:table-cell table:formula="of:=[.D51]&amp;&quot;  --  &quot;&amp;[.E51]" office:value-type="string" office:string-value="BRMI  --  Branch to Microroutine Immediate        " calcext:value-type="string">
            <text:p>BRMI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RS</text:p>
          </table:table-cell>
          <table:table-cell table:style-name="ce21" office:value-type="string" calcext:value-type="string">
            <text:p>Left Rotate Single Register to Regjster <text:s text:c="5"/></text:p>
          </table:table-cell>
          <table:table-cell table:style-name="ce42" office:value-type="string" calcext:value-type="string">
            <text:p>0x0F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9</text:p>
          </table:table-cell>
          <table:table-cell/>
          <table:table-cell table:formula="of:=[.D52]&amp;&quot;  --  &quot;&amp;[.E52]" office:value-type="string" office:string-value="LRS  --  Left Rotate Single Register to Regjster      " calcext:value-type="string">
            <text:p>LRS <text:s/>-- <text:s/>Left Rotate Single Register to Regj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R</text:p>
          </table:table-cell>
          <table:table-cell table:style-name="ce21" office:value-type="string" calcext:value-type="string">
            <text:p>Multiply Register by Register <text:s text:c="7"/></text:p>
          </table:table-cell>
          <table:table-cell table:style-name="ce42" office:value-type="string" calcext:value-type="string">
            <text:p>0x20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53]&amp;&quot;  --  &quot;&amp;[.E53]" office:value-type="string" office:string-value="MPR  --  Multiply Register by Register        " calcext:value-type="string">
            <text:p>MPR <text:s/>-- <text:s/>Multiply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R</text:p>
          </table:table-cell>
          <table:table-cell table:style-name="ce21" office:value-type="string" calcext:value-type="string">
            <text:p>Divide Register by Register <text:s text:c="7"/></text:p>
          </table:table-cell>
          <table:table-cell table:style-name="ce42" office:value-type="string" calcext:value-type="string">
            <text:p>0x21</text:p>
          </table:table-cell>
          <table:table-cell table:style-name="ce42"/>
          <table:table-cell/>
          <table:table-cell table:style-name="ce21" office:value-type="float" office:value="5" calcext:value-type="float">
            <text:p>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3</text:p>
          </table:table-cell>
          <table:table-cell/>
          <table:table-cell table:formula="of:=[.D54]&amp;&quot;  --  &quot;&amp;[.E54]" office:value-type="string" office:string-value="DVR  --  Divide Register by Register        " calcext:value-type="string">
            <text:p>DVR <text:s/>-- <text:s/>Divide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DAR</text:p>
          </table:table-cell>
          <table:table-cell table:style-name="ce21" office:value-type="string" calcext:value-type="string">
            <text:p>Double Add Register</text:p>
          </table:table-cell>
          <table:table-cell table:style-name="ce42" office:value-type="string" calcext:value-type="string">
            <text:p>0x22</text:p>
          </table:table-cell>
          <table:table-cell table:style-name="ce42"/>
          <table:table-cell/>
          <table:table-cell table:style-name="ce21"/>
          <table:table-cell/>
          <table:table-cell table:style-name="ce21" table:number-columns-repeated="5"/>
          <table:table-cell/>
          <table:table-cell table:formula="of:=[.D55]&amp;&quot;  --  &quot;&amp;[.E55]" office:value-type="string" office:string-value="DAR  --  Double Add Register" calcext:value-type="string">
            <text:p>DAR <text:s/>-- <text:s/>Double Add Register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EX</text:p>
          </table:table-cell>
          <table:table-cell table:style-name="ce21" office:value-type="string" calcext:value-type="string">
            <text:p>Request Executive Service <text:s text:c="8"/></text:p>
          </table:table-cell>
          <table:table-cell table:style-name="ce42" office:value-type="string" calcext:value-type="string">
            <text:p>0x23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7</text:p>
          </table:table-cell>
          <table:table-cell/>
          <table:table-cell table:formula="of:=[.D56]&amp;&quot;  --  &quot;&amp;[.E56]" office:value-type="string" office:string-value="REX  --  Request Executive Service         " calcext:value-type="string">
            <text:p>REX <text:s/>-- <text:s/>Request Executive Servic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AR</text:p>
          </table:table-cell>
          <table:table-cell table:style-name="ce21" office:value-type="string" calcext:value-type="string">
            <text:p>Clear Active and Return <text:s text:c="7"/></text:p>
          </table:table-cell>
          <table:table-cell table:style-name="ce42" office:value-type="string" calcext:value-type="string">
            <text:p>0x24</text:p>
          </table:table-cell>
          <table:table-cell table:style-name="ce42"/>
          <table:table-cell/>
          <table:table-cell table:style-name="ce21" office:value-type="float" office:value="7.3" calcext:value-type="float">
            <text:p>7.3</text:p>
          </table:table-cell>
          <table:table-cell table:number-columns-repeated="5"/>
          <table:table-cell table:style-name="ce21" office:value-type="string" calcext:value-type="string">
            <text:p>9-151</text:p>
          </table:table-cell>
          <table:table-cell/>
          <table:table-cell table:formula="of:=[.D57]&amp;&quot;  --  &quot;&amp;[.E57]" office:value-type="string" office:string-value="CAR  --  Clear Active and Return        " calcext:value-type="string">
            <text:p>CAR <text:s/>-- <text:s/>Clear Active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IR</text:p>
          </table:table-cell>
          <table:table-cell table:style-name="ce21" office:value-type="string" calcext:value-type="string">
            <text:p>Clear Interrupt and Return <text:s text:c="7"/></text:p>
          </table:table-cell>
          <table:table-cell table:style-name="ce42" office:value-type="string" calcext:value-type="string">
            <text:p>0x25</text:p>
          </table:table-cell>
          <table:table-cell table:style-name="ce42"/>
          <table:table-cell table:style-name="ce21"/>
          <table:table-cell table:style-name="ce21" office:value-type="float" office:value="7.5" calcext:value-type="float">
            <text:p>7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1</text:p>
          </table:table-cell>
          <table:table-cell/>
          <table:table-cell table:formula="of:=[.D58]&amp;&quot;  --  &quot;&amp;[.E58]" office:value-type="string" office:string-value="CIR  --  Clear Interrupt and Return        " calcext:value-type="string">
            <text:p>CIR <text:s/>-- <text:s/>Clear Interrupt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A</text:p>
          </table:table-cell>
          <table:table-cell table:style-name="ce21" office:value-type="string" calcext:value-type="string">
            <text:p>Set Interrupt Activ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59]&amp;&quot;  --  &quot;&amp;[.E59]" office:value-type="string" office:string-value="SIA  --  Set Interrupt Active         " calcext:value-type="string">
            <text:p>SIA <text:s/>-- <text:s/>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E</text:p>
          </table:table-cell>
          <table:table-cell table:style-name="ce21" office:value-type="string" calcext:value-type="string">
            <text:p>Set Interrupt Enabl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60]&amp;&quot;  --  &quot;&amp;[.E60]" office:value-type="string" office:string-value="SIE  --  Set Interrupt Enable         " calcext:value-type="string">
            <text:p>SIE <text:s/>-- <text:s/>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lR</text:p>
          </table:table-cell>
          <table:table-cell table:style-name="ce21" office:value-type="string" calcext:value-type="string">
            <text:p>Set Interrupt Request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61]&amp;&quot;  --  &quot;&amp;[.E61]" office:value-type="string" office:string-value="SlR  --  Set Interrupt Request         " calcext:value-type="string">
            <text:p>SlR <text:s/>-- <text:s/>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A</text:p>
          </table:table-cell>
          <table:table-cell table:style-name="ce21" office:value-type="string" calcext:value-type="string">
            <text:p>Reset Interrupt Activ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2]&amp;&quot;  --  &quot;&amp;[.E62]" office:value-type="string" office:string-value="RIA  --  Reset Interrupt Active         " calcext:value-type="string">
            <text:p>RIA <text:s/>-- <text:s/>Re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E</text:p>
          </table:table-cell>
          <table:table-cell table:style-name="ce21" office:value-type="string" calcext:value-type="string">
            <text:p>Reset Interrupt Enabl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3]&amp;&quot;  --  &quot;&amp;[.E63]" office:value-type="string" office:string-value="RIE  --  Reset Interrupt Enable         " calcext:value-type="string">
            <text:p>RIE <text:s/>-- <text:s/>Re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R</text:p>
          </table:table-cell>
          <table:table-cell table:style-name="ce21" office:value-type="string" calcext:value-type="string">
            <text:p>Reset Interrupt Request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4]&amp;&quot;  --  &quot;&amp;[.E64]" office:value-type="string" office:string-value="RIR  --  Reset Interrupt Request         " calcext:value-type="string">
            <text:p>RIR <text:s/>-- <text:s/>Re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LD</text:p>
          </table:table-cell>
          <table:table-cell table:style-name="ce21" office:value-type="string" calcext:value-type="string">
            <text:p>Shift Right Logical Doub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21"/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65]&amp;&quot;  --  &quot;&amp;[.E65]" office:value-type="string" office:string-value="RLD  --  Shift Right Logical Double-Register        " calcext:value-type="string">
            <text:p>RLD <text:s/>-- <text:s/>Shift Righ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LQ</text:p>
          </table:table-cell>
          <table:table-cell table:style-name="ce21" office:value-type="string" calcext:value-type="string">
            <text:p>Shift Right Logical Quadrup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66]&amp;&quot;  --  &quot;&amp;[.E66]" office:value-type="string" office:string-value="RLQ  --  Shift Right Logical Quadruple-Register        " calcext:value-type="string">
            <text:p>RLQ <text:s/>-- <text:s/>Shift Righ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LS</text:p>
          </table:table-cell>
          <table:table-cell table:style-name="ce21" office:value-type="string" calcext:value-type="string">
            <text:p>Shift Right Logical Single-Register <text:s text:c="7"/></text:p>
          </table:table-cell>
          <table:table-cell table:style-name="ce42" office:value-type="string" calcext:value-type="string">
            <text:p>0x29</text:p>
          </table:table-cell>
          <table:table-cell table:style-name="ce42"/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7</text:p>
          </table:table-cell>
          <table:table-cell/>
          <table:table-cell table:formula="of:=[.D67]&amp;&quot;  --  &quot;&amp;[.E67]" office:value-type="string" office:string-value="RLS  --  Shift Right Logical Single-Register        " calcext:value-type="string">
            <text:p>RLS <text:s/>-- <text:s/>Shift Righ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AD</text:p>
          </table:table-cell>
          <table:table-cell table:style-name="ce21" office:value-type="string" calcext:value-type="string">
            <text:p>Shift Right Arithmetic Doub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21"/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</text:p>
          </table:table-cell>
          <table:table-cell table:style-name="ce21" office:value-type="string" calcext:value-type="string">
            <text:p>&lt;8)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 office:value-type="string" calcext:value-type="string">
            <text:p>9-86</text:p>
          </table:table-cell>
          <table:table-cell/>
          <table:table-cell table:formula="of:=[.D68]&amp;&quot;  --  &quot;&amp;[.E68]" office:value-type="string" office:string-value="RAD  --  Shift Right Arithmetic Double-Register        " calcext:value-type="string">
            <text:p>RAD <text:s/>-- <text:s/>Shift Righ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AQ</text:p>
          </table:table-cell>
          <table:table-cell table:style-name="ce21" office:value-type="string" calcext:value-type="string">
            <text:p>Shift Right Arithmetic Quadrup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69]&amp;&quot;  --  &quot;&amp;[.E69]" office:value-type="string" office:string-value="RAQ  --  Shift Right Arithmetic Quadruple-Register        " calcext:value-type="string">
            <text:p>RAQ <text:s/>-- <text:s/>Shift Righ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AS</text:p>
          </table:table-cell>
          <table:table-cell table:style-name="ce21" office:value-type="string" calcext:value-type="string">
            <text:p>Shift Right Arithmetic Single-Register <text:s text:c="7"/></text:p>
          </table:table-cell>
          <table:table-cell table:style-name="ce42" office:value-type="string" calcext:value-type="string">
            <text:p>0x2B</text:p>
          </table:table-cell>
          <table:table-cell table:style-name="ce42"/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5</text:p>
          </table:table-cell>
          <table:table-cell/>
          <table:table-cell table:formula="of:=[.D70]&amp;&quot;  --  &quot;&amp;[.E70]" office:value-type="string" office:string-value="RAS  --  Shift Right Arithmetic Single-Register        " calcext:value-type="string">
            <text:p>RAS <text:s/>-- <text:s/>Shift Right Arithmetic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LD</text:p>
          </table:table-cell>
          <table:table-cell table:style-name="ce21" office:value-type="string" calcext:value-type="string">
            <text:p>Shift Left Logical Doub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71]&amp;&quot;  --  &quot;&amp;[.E71]" office:value-type="string" office:string-value="LLD  --  Shift Left Logical Double-Register        " calcext:value-type="string">
            <text:p>LLD <text:s/>-- <text:s/>Shift Lef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LQ</text:p>
          </table:table-cell>
          <table:table-cell table:style-name="ce21" office:value-type="string" calcext:value-type="string">
            <text:p>Shift Left Logical Quadrup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72]&amp;&quot;  --  &quot;&amp;[.E72]" office:value-type="string" office:string-value="LLQ  --  Shift Left Logical Quadruple-Register        " calcext:value-type="string">
            <text:p>LLQ <text:s/>-- <text:s/>Shift Lef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LS</text:p>
          </table:table-cell>
          <table:table-cell table:style-name="ce21" office:value-type="string" calcext:value-type="string">
            <text:p>Shift Left Logical Single-Register <text:s text:c="7"/></text:p>
          </table:table-cell>
          <table:table-cell table:style-name="ce42" office:value-type="string" calcext:value-type="string">
            <text:p>0x2D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string" calcext:value-type="string">
            <text:p>l.O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7</text:p>
          </table:table-cell>
          <table:table-cell/>
          <table:table-cell table:formula="of:=[.D73]&amp;&quot;  --  &quot;&amp;[.E73]" office:value-type="string" office:string-value="LLS  --  Shift Left Logical Single-Register        " calcext:value-type="string">
            <text:p>LLS <text:s/>-- <text:s/>Shift Lef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AD</text:p>
          </table:table-cell>
          <table:table-cell table:style-name="ce21" office:value-type="string" calcext:value-type="string">
            <text:p>Shift Left Arithmetic Doub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74]&amp;&quot;  --  &quot;&amp;[.E74]" office:value-type="string" office:string-value="LAD  --  Shift Left Arithmetic Double-Register        " calcext:value-type="string">
            <text:p>LAD <text:s/>-- <text:s/>Shift Lef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AQ</text:p>
          </table:table-cell>
          <table:table-cell table:style-name="ce21" office:value-type="string" calcext:value-type="string">
            <text:p>Shift Left Arithmetic Quadrup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75]&amp;&quot;  --  &quot;&amp;[.E75]" office:value-type="string" office:string-value="LAQ  --  Shift Left Arithmetic Quadruple-Register        " calcext:value-type="string">
            <text:p>LAQ <text:s/>-- <text:s/>Shift Lef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AS</text:p>
          </table:table-cell>
          <table:table-cell table:style-name="ce21" office:value-type="string" calcext:value-type="string">
            <text:p>Shift Left Arithmetic Single-Register <text:s text:c="7"/></text:p>
          </table:table-cell>
          <table:table-cell table:style-name="ce42" office:value-type="string" calcext:value-type="string">
            <text:p>0x2F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5</text:p>
          </table:table-cell>
          <table:table-cell/>
          <table:table-cell table:formula="of:=[.D76]&amp;&quot;  --  &quot;&amp;[.E76]" office:value-type="string" office:string-value="LAS  --  Shift Left Arithmetic Single-Register        " calcext:value-type="string">
            <text:p>LAS <text:s/>-- <text:s/>Shift Left Arithmetic Single-Register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DIF</text:p>
          </table:table-cell>
          <table:table-cell table:style-name="ce21" office:value-type="string" calcext:value-type="string">
            <text:p>Convert Double-Register Integer to Floating Point <text:s text:c="5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77]&amp;&quot;  --  &quot;&amp;[.E77]" office:value-type="string" office:string-value="CDIF  --  Convert Double-Register Integer to Floating Point      " calcext:value-type="string">
            <text:p>CDIF <text:s/>-- <text:s/>Convert Double-Register Integer to Floating Point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R</text:p>
          </table:table-cell>
          <table:table-cell table:style-name="ce21" office:value-type="string" calcext:value-type="string">
            <text:p>Floating Point Add Double-Register to Double Register <text:s text:c="4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3</text:p>
          </table:table-cell>
          <table:table-cell/>
          <table:table-cell table:formula="of:=[.D78]&amp;&quot;  --  &quot;&amp;[.E78]" office:value-type="string" office:string-value="FAR  --  Floating Point Add Double-Register to Double Register     " calcext:value-type="string">
            <text:p>FAR <text:s/>-- <text:s/>Floating Point Add Double-Register to Double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R</text:p>
          </table:table-cell>
          <table:table-cell table:style-name="ce21" office:value-type="string" calcext:value-type="string">
            <text:p>Floating Point Subtract Double-Register from Double-Register <text:s text:c="5"/></text:p>
          </table:table-cell>
          <table:table-cell table:style-name="ce42" office:value-type="string" calcext:value-type="string">
            <text:p>0x31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8</text:p>
          </table:table-cell>
          <table:table-cell/>
          <table:table-cell table:formula="of:=[.D79]&amp;&quot;  --  &quot;&amp;[.E79]" office:value-type="string" office:string-value="FSR  --  Floating Point Subtract Double-Register from Double-Register      " calcext:value-type="string">
            <text:p>FSR <text:s/>-- <text:s/>Floating Point Subtract Double-Register from Doub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R</text:p>
          </table:table-cell>
          <table:table-cell table:style-name="ce21" office:value-type="string" calcext:value-type="string">
            <text:p>Floating-Point Multiply Double-Register <text:s text:c="8"/></text:p>
          </table:table-cell>
          <table:table-cell table:style-name="ce42" office:value-type="string" calcext:value-type="string">
            <text:p>0x32</text:p>
          </table:table-cell>
          <table:table-cell table:style-name="ce42"/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3</text:p>
          </table:table-cell>
          <table:table-cell/>
          <table:table-cell table:formula="of:=[.D80]&amp;&quot;  --  &quot;&amp;[.E80]" office:value-type="string" office:string-value="FMR  --  Floating-Point Multiply Double-Register         " calcext:value-type="string">
            <text:p>FMR <text:s/>-- <text:s/>Floating-Point Multiply Double-Register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I</text:p>
          </table:table-cell>
          <table:table-cell table:style-name="ce21" office:value-type="string" calcext:value-type="string">
            <text:p>Floating Point Divide lmmedaite <text:s text:c="7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21"/>
          <table:table-cell table:style-name="ce21" office:value-type="float" office:value="6.3" calcext:value-type="float">
            <text:p>6.3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0</text:p>
          </table:table-cell>
          <table:table-cell/>
          <table:table-cell table:formula="of:=[.D81]&amp;&quot;  --  &quot;&amp;[.E81]" office:value-type="string" office:string-value="FDI  --  Floating Point Divide lmmedaite        " calcext:value-type="string">
            <text:p>FDI <text:s/>-- <text:s/>Floating Point Divide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R</text:p>
          </table:table-cell>
          <table:table-cell table:style-name="ce21" office:value-type="string" calcext:value-type="string">
            <text:p>Floating Point Divide Double-Register by Double-Register <text:s text:c="5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8</text:p>
          </table:table-cell>
          <table:table-cell table:style-name="ce23"/>
          <table:table-cell table:formula="of:=[.D82]&amp;&quot;  --  &quot;&amp;[.E82]" office:value-type="string" office:string-value="FDR  --  Floating Point Divide Double-Register by Double-Register      " calcext:value-type="string">
            <text:p>FDR <text:s/>-- <text:s/>Floating Point Divide Double-Register by Double-Register <text:s text:c="5"/></text:p>
          </table:table-cell>
          <table:table-cell table:style-name="ce23"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FDI</text:p>
          </table:table-cell>
          <table:table-cell table:style-name="ce21" office:value-type="string" calcext:value-type="string">
            <text:p>Convert Floating Point to Double-Register Integer <text:s text:c="5"/></text:p>
          </table:table-cell>
          <table:table-cell table:style-name="ce42" office:value-type="string" calcext:value-type="string">
            <text:p>0x34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3]&amp;&quot;  --  &quot;&amp;[.E83]" office:value-type="string" office:string-value="CFDI  --  Convert Floating Point to Double-Register Integer      " calcext:value-type="string">
            <text:p>CFDI <text:s/>-- <text:s/>Convert Floating Point to Double-Register Integ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RD</text:p>
          </table:table-cell>
          <table:table-cell table:style-name="ce21" office:value-type="string" calcext:value-type="string">
            <text:p>Floating Point Add Triple Register to Triple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3</text:p>
          </table:table-cell>
          <table:table-cell/>
          <table:table-cell table:formula="of:=[.D84]&amp;&quot;  --  &quot;&amp;[.E84]" office:value-type="string" office:string-value="FARD  --  Floating Point Add Triple Register to Triple Register    " calcext:value-type="string">
            <text:p>FARD <text:s/>-- <text:s/>Floating Point Add Triple Register to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RQ</text:p>
          </table:table-cell>
          <table:table-cell table:style-name="ce21" office:value-type="string" calcext:value-type="string">
            <text:p>Floating Point Add Quad Register to Quad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21"/>
          <table:table-cell table:style-name="ce21" office:value-type="float" office:value="1.6" calcext:value-type="float">
            <text:p>1.6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4</text:p>
          </table:table-cell>
          <table:table-cell/>
          <table:table-cell table:formula="of:=[.D85]&amp;&quot;  --  &quot;&amp;[.E85]" office:value-type="string" office:string-value="FARQ  --  Floating Point Add Quad Register to Quad Register    " calcext:value-type="string">
            <text:p>FARQ <text:s/>-- <text:s/>Floating Point Add Quad Register to Quad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QFF</text:p>
          </table:table-cell>
          <table:table-cell table:style-name="ce21" office:value-type="string" calcext:value-type="string">
            <text:p>Convert Quad-Register Floating Point to Floating Point <text:s text:c="4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6]&amp;&quot;  --  &quot;&amp;[.E86]" office:value-type="string" office:string-value="CQFF  --  Convert Quad-Register Floating Point to Floating Point     " calcext:value-type="string">
            <text:p>CQFF <text:s/>-- <text:s/>Convert Quad-Register Floating Point to Floating Point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RD</text:p>
          </table:table-cell>
          <table:table-cell table:style-name="ce21" office:value-type="string" calcext:value-type="string">
            <text:p>Floating Point Subtract Triple-Register from Triple-Register <text:s text:c="5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8</text:p>
          </table:table-cell>
          <table:table-cell/>
          <table:table-cell table:formula="of:=[.D87]&amp;&quot;  --  &quot;&amp;[.E87]" office:value-type="string" office:string-value="FSRD  --  Floating Point Subtract Triple-Register from Triple-Register      " calcext:value-type="string">
            <text:p>FSRD <text:s/>-- <text:s/>Floating Point Subtract Triple-Register from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RQ</text:p>
          </table:table-cell>
          <table:table-cell table:style-name="ce21" office:value-type="string" calcext:value-type="string">
            <text:p>Floating-Point Subtract Quad-Register from Quad-Register <text:s text:c="6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6" calcext:value-type="float">
            <text:p>1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9</text:p>
          </table:table-cell>
          <table:table-cell/>
          <table:table-cell table:formula="of:=[.D88]&amp;&quot;  --  &quot;&amp;[.E88]" office:value-type="string" office:string-value="FSRQ  --  Floating-Point Subtract Quad-Register from Quad-Register       " calcext:value-type="string">
            <text:p>FSRQ <text:s/>-- <text:s/>Floating-Point Subtract Quad-Register from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DFI</text:p>
          </table:table-cell>
          <table:table-cell table:style-name="ce21" office:value-type="string" calcext:value-type="string">
            <text:p>Convert Double Precision Floating Point Operand to Double Integer <text:s text:c="2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9]&amp;&quot;  --  &quot;&amp;[.E89]" office:value-type="string" office:string-value="CDFI  --  Convert Double Precision Floating Point Operand to Double Integer   " calcext:value-type="string">
            <text:p>CDFI <text:s/>-- <text:s/>Convert Double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RD</text:p>
          </table:table-cell>
          <table:table-cell table:style-name="ce21" office:value-type="string" calcext:value-type="string">
            <text:p>Floating Point Multiply Triple Register by Triple Register <text:s text:c="3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3</text:p>
          </table:table-cell>
          <table:table-cell/>
          <table:table-cell table:formula="of:=[.D90]&amp;&quot;  --  &quot;&amp;[.E90]" office:value-type="string" office:string-value="FMRD  --  Floating Point Multiply Triple Register by Triple Register    " calcext:value-type="string">
            <text:p>FMRD <text:s/>-- <text:s/>Floating Point Multiply Triple Register by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RQ</text:p>
          </table:table-cell>
          <table:table-cell table:style-name="ce21" office:value-type="string" calcext:value-type="string">
            <text:p>Floating-Point Multiply Quad-Register by Quad-Register <text:s text:c="6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4</text:p>
          </table:table-cell>
          <table:table-cell/>
          <table:table-cell table:formula="of:=[.D91]&amp;&quot;  --  &quot;&amp;[.E91]" office:value-type="string" office:string-value="FMRQ  --  Floating-Point Multiply Quad-Register by Quad-Register       " calcext:value-type="string">
            <text:p>FMRQ <text:s/>-- <text:s/>Floating-Point Multiply Quad-Register by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QFI</text:p>
          </table:table-cell>
          <table:table-cell table:style-name="ce21" office:value-type="string" calcext:value-type="string">
            <text:p>Convert Quad Precision Floating Point Operand to Double Integer <text:s text:c="2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4</text:p>
          </table:table-cell>
          <table:table-cell/>
          <table:table-cell table:formula="of:=[.D92]&amp;&quot;  --  &quot;&amp;[.E92]" office:value-type="string" office:string-value="CQFI  --  Convert Quad Precision Floating Point Operand to Double Integer   " calcext:value-type="string">
            <text:p>CQFI <text:s/>-- <text:s/>Convert Quad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RD</text:p>
          </table:table-cell>
          <table:table-cell table:style-name="ce21" office:value-type="string" calcext:value-type="string">
            <text:p>Floating Point Divide Triple-Register by Triple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9.5" calcext:value-type="float">
            <text:p>9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8</text:p>
          </table:table-cell>
          <table:table-cell/>
          <table:table-cell table:formula="of:=[.D93]&amp;&quot;  --  &quot;&amp;[.E93]" office:value-type="string" office:string-value="FDRD  --  Floating Point Divide Triple-Register by Triple-Register      " calcext:value-type="string">
            <text:p>FDRD <text:s/>-- <text:s/>Floating Point Divide Triple-Register by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RQ</text:p>
          </table:table-cell>
          <table:table-cell table:style-name="ce21" office:value-type="string" calcext:value-type="string">
            <text:p>Floating Point Divide Quad-Register by Quad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12.9" calcext:value-type="float">
            <text:p>12.9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9</text:p>
          </table:table-cell>
          <table:table-cell/>
          <table:table-cell table:formula="of:=[.D94]&amp;&quot;  --  &quot;&amp;[.E94]" office:value-type="string" office:string-value="FDRQ  --  Floating Point Divide Quad-Register by Quad-Register      " calcext:value-type="string">
            <text:p>FDRQ <text:s/>-- <text:s/>Floating Point Divide Quad-Register by Quad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I</text:p>
          </table:table-cell>
          <table:table-cell table:style-name="ce21" office:value-type="string" calcext:value-type="string">
            <text:p>Floating Point Add Immediate <text:s text:c="7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5</text:p>
          </table:table-cell>
          <table:table-cell/>
          <table:table-cell table:formula="of:=[.D95]&amp;&quot;  --  &quot;&amp;[.E95]" office:value-type="string" office:string-value="FAI  --  Floating Point Add Immediate        " calcext:value-type="string">
            <text:p>FAI <text:s/>-- <text:s/>Floating Point Add Immedia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M</text:p>
          </table:table-cell>
          <table:table-cell table:style-name="ce21" office:value-type="string" calcext:value-type="string">
            <text:p>Floating Point Add Memory Doubleword to Register <text:s text:c="4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4</text:p>
          </table:table-cell>
          <table:table-cell/>
          <table:table-cell table:formula="of:=[.D96]&amp;&quot;  --  &quot;&amp;[.E96]" office:value-type="string" office:string-value="FAM  --  Floating Point Add Memory Doubleword to Register     " calcext:value-type="string">
            <text:p>FAM <text:s/>-- <text:s/>Floating Point Add Memory Doubleword to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I</text:p>
          </table:table-cell>
          <table:table-cell table:style-name="ce21" office:value-type="string" calcext:value-type="string">
            <text:p>Floating Point Subtract lmmedaite <text:s text:c="7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0</text:p>
          </table:table-cell>
          <table:table-cell/>
          <table:table-cell table:formula="of:=[.D97]&amp;&quot;  --  &quot;&amp;[.E97]" office:value-type="string" office:string-value="FSI  --  Floating Point Subtract lmmedaite        " calcext:value-type="string">
            <text:p>FSI <text:s/>-- <text:s/>Floating Point Subtract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M</text:p>
          </table:table-cell>
          <table:table-cell table:style-name="ce21" office:value-type="string" calcext:value-type="string">
            <text:p>Floating Point Subtract Memory Double- word from Double Register <text:s text:c="2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9</text:p>
          </table:table-cell>
          <table:table-cell/>
          <table:table-cell table:formula="of:=[.D98]&amp;&quot;  --  &quot;&amp;[.E98]" office:value-type="string" office:string-value="FSM  --  Floating Point Subtract Memory Double- word from Double Register   " calcext:value-type="string">
            <text:p>FSM <text:s/>-- <text:s/>Floating Point Subtract Memory Double- word from Double Regist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I</text:p>
          </table:table-cell>
          <table:table-cell table:style-name="ce21" office:value-type="string" calcext:value-type="string">
            <text:p>Floating-Point Multiply Immediate <text:s text:c="8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21"/>
          <table:table-cell table:style-name="ce21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5</text:p>
          </table:table-cell>
          <table:table-cell/>
          <table:table-cell table:formula="of:=[.D99]&amp;&quot;  --  &quot;&amp;[.E99]" office:value-type="string" office:string-value="FMI  --  Floating-Point Multiply Immediate         " calcext:value-type="string">
            <text:p>FMI <text:s/>-- <text:s/>Floating-Point Multiply Immediate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M</text:p>
          </table:table-cell>
          <table:table-cell table:style-name="ce21" office:value-type="string" calcext:value-type="string">
            <text:p>Floating Point Multiply Double-Register by Memory Doubleword <text:s text:c="4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21"/>
          <table:table-cell table:style-name="ce21" office:value-type="float" office:value="3.1" calcext:value-type="float">
            <text:p>3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4</text:p>
          </table:table-cell>
          <table:table-cell/>
          <table:table-cell table:formula="of:=[.D100]&amp;&quot;  --  &quot;&amp;[.E100]" office:value-type="string" office:string-value="FMM  --  Floating Point Multiply Double-Register by Memory Doubleword     " calcext:value-type="string">
            <text:p>FMM <text:s/>-- <text:s/>Floating Point Multiply Double-Register by Memory Doub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M</text:p>
          </table:table-cell>
          <table:table-cell table:style-name="ce21" office:value-type="string" calcext:value-type="string">
            <text:p>Floating Point Divide Double-Register by Memory Doub I eword <text:s text:c="2"/></text:p>
          </table:table-cell>
          <table:table-cell table:style-name="ce42" office:value-type="string" calcext:value-type="string">
            <text:p>0x3B</text:p>
          </table:table-cell>
          <table:table-cell table:style-name="ce42"/>
          <table:table-cell table:style-name="ce21"/>
          <table:table-cell table:style-name="ce21" office:value-type="float" office:value="7.4" calcext:value-type="float">
            <text:p>7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9</text:p>
          </table:table-cell>
          <table:table-cell/>
          <table:table-cell table:formula="of:=[.D101]&amp;&quot;  --  &quot;&amp;[.E101]" office:value-type="string" office:string-value="FDM  --  Floating Point Divide Double-Register by Memory Doub I eword   " calcext:value-type="string">
            <text:p>FDM <text:s/>-- <text:s/>Floating Point Divide Double-Register by Memory Doub I eword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ID</text:p>
          </table:table-cell>
          <table:table-cell table:style-name="ce21" office:value-type="string" calcext:value-type="string">
            <text:p>Floating Point Add Immediate Double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1.7" calcext:value-type="float">
            <text:p>1.7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6</text:p>
          </table:table-cell>
          <table:table-cell/>
          <table:table-cell table:formula="of:=[.D102]&amp;&quot;  --  &quot;&amp;[.E102]" office:value-type="string" office:string-value="FAID  --  Floating Point Add Immediate Double Precision      " calcext:value-type="string">
            <text:p>FAID <text:s/>-- <text:s/>Floating Point Add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IQ</text:p>
          </table:table-cell>
          <table:table-cell table:style-name="ce21" office:value-type="string" calcext:value-type="string">
            <text:p>Floating Point Add Immediate Quad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7</text:p>
          </table:table-cell>
          <table:table-cell/>
          <table:table-cell table:formula="of:=[.D103]&amp;&quot;  --  &quot;&amp;[.E103]" office:value-type="string" office:string-value="FAIQ  --  Floating Point Add Immediate Quad Precision      " calcext:value-type="string">
            <text:p>FAIQ <text:s/>-- <text:s/>Floating Point Add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MD</text:p>
          </table:table-cell>
          <table:table-cell table:style-name="ce21" office:value-type="string" calcext:value-type="string">
            <text:p>Floating Point Add Memory Tripleword to Triple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2.8" calcext:value-type="float">
            <text:p>2.8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5</text:p>
          </table:table-cell>
          <table:table-cell/>
          <table:table-cell table:formula="of:=[.D104]&amp;&quot;  --  &quot;&amp;[.E104]" office:value-type="string" office:string-value="FAMD  --  Floating Point Add Memory Tripleword to Triple-Register     " calcext:value-type="string">
            <text:p>FAMD <text:s/>-- <text:s/>Floating Point Add Memory Tripleword to Triple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MQ</text:p>
          </table:table-cell>
          <table:table-cell table:style-name="ce21" office:value-type="string" calcext:value-type="string">
            <text:p>Floating Point Add Memory Quadword to Quad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6</text:p>
          </table:table-cell>
          <table:table-cell/>
          <table:table-cell table:formula="of:=[.D105]&amp;&quot;  --  &quot;&amp;[.E105]" office:value-type="string" office:string-value="FAMQ  --  Floating Point Add Memory Quadword to Quad-Register     " calcext:value-type="string">
            <text:p>FAMQ <text:s/>-- <text:s/>Floating Point Add Memory Quadword to Quad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ID</text:p>
          </table:table-cell>
          <table:table-cell table:style-name="ce21" office:value-type="string" calcext:value-type="string">
            <text:p>Floating Point Subtract Immediate Double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1.7" calcext:value-type="float">
            <text:p>1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06]&amp;&quot;  --  &quot;&amp;[.E106]" office:value-type="string" office:string-value="FSID  --  Floating Point Subtract Immediate Double Precision      " calcext:value-type="string">
            <text:p>FSID <text:s/>-- <text:s/>Floating Point Subtract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IQ</text:p>
          </table:table-cell>
          <table:table-cell table:style-name="ce21" office:value-type="string" calcext:value-type="string">
            <text:p>Floating Point Subtract Immediate Quad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2</text:p>
          </table:table-cell>
          <table:table-cell/>
          <table:table-cell table:formula="of:=[.D107]&amp;&quot;  --  &quot;&amp;[.E107]" office:value-type="string" office:string-value="FSIQ  --  Floating Point Subtract Immediate Quad Precision      " calcext:value-type="string">
            <text:p>FSIQ <text:s/>-- <text:s/>Floating Point Subtract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MD</text:p>
          </table:table-cell>
          <table:table-cell table:style-name="ce21" office:value-type="string" calcext:value-type="string">
            <text:p>Floating Point Subtract Memory Triple- word from Triple-Reg•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0</text:p>
          </table:table-cell>
          <table:table-cell/>
          <table:table-cell table:formula="of:=[.D108]&amp;&quot;  --  &quot;&amp;[.E108]" office:value-type="string" office:string-value="FSMD  --  Floating Point Subtract Memory Triple- word from Triple-Reg•ister    " calcext:value-type="string">
            <text:p>FSMD <text:s/>-- <text:s/>Floating Point Subtract Memory Triple- word from Triple-Reg•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MQ</text:p>
          </table:table-cell>
          <table:table-cell table:style-name="ce21" office:value-type="string" calcext:value-type="string">
            <text:p>Floating Point Subtract Memory Quad- word from Quad-Reg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09]&amp;&quot;  --  &quot;&amp;[.E109]" office:value-type="string" office:string-value="FSMQ  --  Floating Point Subtract Memory Quad- word from Quad-Register    " calcext:value-type="string">
            <text:p>FSMQ <text:s/>-- <text:s/>Floating Point Subtract Memory Quad- word from Quad-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ID</text:p>
          </table:table-cell>
          <table:table-cell table:style-name="ce21" office:value-type="string" calcext:value-type="string">
            <text:p>Floating-Point Multiply Immediate Double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2.6" calcext:value-type="float">
            <text:p>2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6</text:p>
          </table:table-cell>
          <table:table-cell/>
          <table:table-cell table:formula="of:=[.D110]&amp;&quot;  --  &quot;&amp;[.E110]" office:value-type="string" office:string-value="FMID  --  Floating-Point Multiply Immediate Double Precision       " calcext:value-type="string">
            <text:p>FMID <text:s/>-- <text:s/>Floating-Point Multiply Immediate Double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IQ</text:p>
          </table:table-cell>
          <table:table-cell table:style-name="ce21" office:value-type="string" calcext:value-type="string">
            <text:p>Floating-Point Multiply Immediate Quad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3.2" calcext:value-type="float">
            <text:p>3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11]&amp;&quot;  --  &quot;&amp;[.E111]" office:value-type="string" office:string-value="FMIQ  --  Floating-Point Multiply Immediate Quad Precision       " calcext:value-type="string">
            <text:p>FMIQ <text:s/>-- <text:s/>Floating-Point Multiply Immediate Quad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MD</text:p>
          </table:table-cell>
          <table:table-cell table:style-name="ce21" office:value-type="string" calcext:value-type="string">
            <text:p>Floating-Point Multiply Triple-Register by Memory Tripleword <text:s text:c="5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3.7" calcext:value-type="float">
            <text:p>3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5</text:p>
          </table:table-cell>
          <table:table-cell/>
          <table:table-cell table:formula="of:=[.D112]&amp;&quot;  --  &quot;&amp;[.E112]" office:value-type="string" office:string-value="FMMD  --  Floating-Point Multiply Triple-Register by Memory Tripleword      " calcext:value-type="string">
            <text:p>FMMD <text:s/>-- <text:s/>Floating-Point Multiply Triple-Register by Memory Tripleword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MQ</text:p>
          </table:table-cell>
          <table:table-cell table:style-name="ce21" office:value-type="string" calcext:value-type="string">
            <text:p>Floating Point Multiply Quad Register by Memory Quadword <text:s text:c="3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4.3" calcext:value-type="float">
            <text:p>4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6</text:p>
          </table:table-cell>
          <table:table-cell/>
          <table:table-cell table:formula="of:=[.D113]&amp;&quot;  --  &quot;&amp;[.E113]" office:value-type="string" office:string-value="FMMQ  --  Floating Point Multiply Quad Register by Memory Quadword    " calcext:value-type="string">
            <text:p>FMMQ <text:s/>-- <text:s/>Floating Point Multiply Quad Register by Memory Quadword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ID</text:p>
          </table:table-cell>
          <table:table-cell table:style-name="ce21" office:value-type="string" calcext:value-type="string">
            <text:p>Floating Point Divide Immediate Double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9.7" calcext:value-type="float">
            <text:p>9.7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1</text:p>
          </table:table-cell>
          <table:table-cell/>
          <table:table-cell table:formula="of:=[.D114]&amp;&quot;  --  &quot;&amp;[.E114]" office:value-type="string" office:string-value="FDID  --  Floating Point Divide Immediate Double Precision      " calcext:value-type="string">
            <text:p>FDID <text:s/>-- <text:s/>Floating Point Divide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IQ</text:p>
          </table:table-cell>
          <table:table-cell table:style-name="ce21" office:value-type="string" calcext:value-type="string">
            <text:p>Floating Point Divide Immediate Quad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3.1" calcext:value-type="float">
            <text:p>13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2</text:p>
          </table:table-cell>
          <table:table-cell/>
          <table:table-cell table:formula="of:=[.D115]&amp;&quot;  --  &quot;&amp;[.E115]" office:value-type="string" office:string-value="FDIQ  --  Floating Point Divide Immediate Quad Precision      " calcext:value-type="string">
            <text:p>FDIQ <text:s/>-- <text:s/>Floating Point Divide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MD</text:p>
          </table:table-cell>
          <table:table-cell table:style-name="ce21" office:value-type="string" calcext:value-type="string">
            <text:p>Floating Point Divide Triple-Register by Memory Triple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1" calcext:value-type="float">
            <text:p>1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0</text:p>
          </table:table-cell>
          <table:table-cell/>
          <table:table-cell table:formula="of:=[.D116]&amp;&quot;  --  &quot;&amp;[.E116]" office:value-type="string" office:string-value="FDMD  --  Floating Point Divide Triple-Register by Memory Tripleword     " calcext:value-type="string">
            <text:p>FDMD <text:s/>-- <text:s/>Floating Point Divide Triple-Register by Memory Trip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MQ</text:p>
          </table:table-cell>
          <table:table-cell table:style-name="ce21" office:value-type="string" calcext:value-type="string">
            <text:p>Floating Point Divide Quad-Register by Memory Quad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4.4" calcext:value-type="float">
            <text:p>14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1</text:p>
          </table:table-cell>
          <table:table-cell/>
          <table:table-cell table:formula="of:=[.D117]&amp;&quot;  --  &quot;&amp;[.E117]" office:value-type="string" office:string-value="FDMQ  --  Floating Point Divide Quad-Register by Memory Quadword     " calcext:value-type="string">
            <text:p>FDMQ <text:s/>-- <text:s/>Floating Point Divide Quad-Register by Memory Quad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A</text:p>
          </table:table-cell>
          <table:table-cell table:style-name="ce21" office:value-type="string" calcext:value-type="string">
            <text:p>Output Command to I/O Group A <text:s text:c="5"/></text:p>
          </table:table-cell>
          <table:table-cell table:style-name="ce42" office:value-type="string" calcext:value-type="string">
            <text:p>0x40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 table:number-columns-repeated="2"/>
          <table:table-cell table:style-name="ce21" office:value-type="string" calcext:value-type="string">
            <text:p>9-158</text:p>
          </table:table-cell>
          <table:table-cell/>
          <table:table-cell table:formula="of:=[.D118]&amp;&quot;  --  &quot;&amp;[.E118]" office:value-type="string" office:string-value="OCA  --  Output Command to I/O Group A      " calcext:value-type="string">
            <text:p>OCA <text:s/>-- <text:s/>Output Command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B</text:p>
          </table:table-cell>
          <table:table-cell table:style-name="ce21" office:value-type="string" calcext:value-type="string">
            <text:p>Output Command to I/O Group B <text:s text:c="5"/></text:p>
          </table:table-cell>
          <table:table-cell table:style-name="ce42" office:value-type="string" calcext:value-type="string">
            <text:p>0x41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19]&amp;&quot;  --  &quot;&amp;[.E119]" office:value-type="string" office:string-value="OCB  --  Output Command to I/O Group B      " calcext:value-type="string">
            <text:p>OCB <text:s/>-- <text:s/>Output Command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C</text:p>
          </table:table-cell>
          <table:table-cell table:style-name="ce21" office:value-type="string" calcext:value-type="string">
            <text:p>Output Command to I/O Group C <text:s text:c="5"/></text:p>
          </table:table-cell>
          <table:table-cell table:style-name="ce42" office:value-type="string" calcext:value-type="string">
            <text:p>0x42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20]&amp;&quot;  --  &quot;&amp;[.E120]" office:value-type="string" office:string-value="OCC  --  Output Command to I/O Group C      " calcext:value-type="string">
            <text:p>OCC <text:s/>-- <text:s/>Output Command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D</text:p>
          </table:table-cell>
          <table:table-cell table:style-name="ce21" office:value-type="string" calcext:value-type="string">
            <text:p>Output Command to I/O Group D <text:s text:c="5"/></text:p>
          </table:table-cell>
          <table:table-cell table:style-name="ce42" office:value-type="string" calcext:value-type="string">
            <text:p>0x43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21]&amp;&quot;  --  &quot;&amp;[.E121]" office:value-type="string" office:string-value="OCD  --  Output Command to I/O Group D      " calcext:value-type="string">
            <text:p>OCD <text:s/>-- <text:s/>Output Command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A</text:p>
          </table:table-cell>
          <table:table-cell table:style-name="ce21" office:value-type="string" calcext:value-type="string">
            <text:p>Output Data to I/O Group A <text:s text:c="5"/></text:p>
          </table:table-cell>
          <table:table-cell table:style-name="ce42" office:value-type="string" calcext:value-type="string">
            <text:p>0x44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2]&amp;&quot;  --  &quot;&amp;[.E122]" office:value-type="string" office:string-value="ODA  --  Output Data to I/O Group A      " calcext:value-type="string">
            <text:p>ODA <text:s/>-- <text:s/>Output Data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B</text:p>
          </table:table-cell>
          <table:table-cell table:style-name="ce21" office:value-type="string" calcext:value-type="string">
            <text:p>Output Data to I/O Group B <text:s text:c="5"/></text:p>
          </table:table-cell>
          <table:table-cell table:style-name="ce42" office:value-type="string" calcext:value-type="string">
            <text:p>0x45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3]&amp;&quot;  --  &quot;&amp;[.E123]" office:value-type="string" office:string-value="ODB  --  Output Data to I/O Group B      " calcext:value-type="string">
            <text:p>ODB <text:s/>-- <text:s/>Output Data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C</text:p>
          </table:table-cell>
          <table:table-cell table:style-name="ce21" office:value-type="string" calcext:value-type="string">
            <text:p>Output Data to I/O Group C <text:s text:c="5"/></text:p>
          </table:table-cell>
          <table:table-cell table:style-name="ce42" office:value-type="string" calcext:value-type="string">
            <text:p>0x46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4]&amp;&quot;  --  &quot;&amp;[.E124]" office:value-type="string" office:string-value="ODC  --  Output Data to I/O Group C      " calcext:value-type="string">
            <text:p>ODC <text:s/>-- <text:s/>Output Data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D</text:p>
          </table:table-cell>
          <table:table-cell table:style-name="ce21" office:value-type="string" calcext:value-type="string">
            <text:p>Output Data to I/O Group D <text:s text:c="5"/></text:p>
          </table:table-cell>
          <table:table-cell table:style-name="ce42" office:value-type="string" calcext:value-type="string">
            <text:p>0x47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5]&amp;&quot;  --  &quot;&amp;[.E125]" office:value-type="string" office:string-value="ODD  --  Output Data to I/O Group D      " calcext:value-type="string">
            <text:p>ODD <text:s/>-- <text:s/>Output Data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A</text:p>
          </table:table-cell>
          <table:table-cell table:style-name="ce21" office:value-type="string" calcext:value-type="string">
            <text:p>Input Status from I/O Group A <text:s text:c="5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6]&amp;&quot;  --  &quot;&amp;[.E126]" office:value-type="string" office:string-value="ISA  --  Input Status from I/O Group A      " calcext:value-type="string">
            <text:p>ISA <text:s/>-- <text:s/>Input Status from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Z</text:p>
          </table:table-cell>
          <table:table-cell table:style-name="ce21" office:value-type="string" calcext:value-type="string">
            <text:p>Input Status from Device Zero <text:s text:c="6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54</text:p>
          </table:table-cell>
          <table:table-cell/>
          <table:table-cell table:formula="of:=[.D127]&amp;&quot;  --  &quot;&amp;[.E127]" office:value-type="string" office:string-value="ISZ  --  Input Status from Device Zero       " calcext:value-type="string">
            <text:p>ISZ <text:s/>-- <text:s/>Input Status from Device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B</text:p>
          </table:table-cell>
          <table:table-cell table:style-name="ce21" office:value-type="string" calcext:value-type="string">
            <text:p>Input Status from 1/0 Group B <text:s text:c="5"/></text:p>
          </table:table-cell>
          <table:table-cell table:style-name="ce42" office:value-type="string" calcext:value-type="string">
            <text:p>0x49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8]&amp;&quot;  --  &quot;&amp;[.E128]" office:value-type="string" office:string-value="ISB  --  Input Status from 1/0 Group B      " calcext:value-type="string">
            <text:p>ISB <text:s/>-- <text:s/>Input Status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C</text:p>
          </table:table-cell>
          <table:table-cell table:style-name="ce21" office:value-type="string" calcext:value-type="string">
            <text:p>Input Status from 1/0 Group C <text:s text:c="5"/></text:p>
          </table:table-cell>
          <table:table-cell table:style-name="ce42" office:value-type="string" calcext:value-type="string">
            <text:p>0x4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9]&amp;&quot;  --  &quot;&amp;[.E129]" office:value-type="string" office:string-value="ISC  --  Input Status from 1/0 Group C      " calcext:value-type="string">
            <text:p>ISC <text:s/>-- <text:s/>Input Status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D</text:p>
          </table:table-cell>
          <table:table-cell table:style-name="ce21" office:value-type="string" calcext:value-type="string">
            <text:p>Input Status from 1/0 Group D <text:s text:c="5"/></text:p>
          </table:table-cell>
          <table:table-cell table:style-name="ce42" office:value-type="string" calcext:value-type="string">
            <text:p>0x4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30]&amp;&quot;  --  &quot;&amp;[.E130]" office:value-type="string" office:string-value="ISD  --  Input Status from 1/0 Group D      " calcext:value-type="string">
            <text:p>ISD <text:s/>-- <text:s/>Input Status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A</text:p>
          </table:table-cell>
          <table:table-cell table:style-name="ce21" office:value-type="string" calcext:value-type="string">
            <text:p>Input Data from 1/0 Group A <text:s text:c="5"/></text:p>
          </table:table-cell>
          <table:table-cell table:style-name="ce42" office:value-type="string" calcext:value-type="string">
            <text:p>0x4C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1]&amp;&quot;  --  &quot;&amp;[.E131]" office:value-type="string" office:string-value="IDA  --  Input Data from 1/0 Group A      " calcext:value-type="string">
            <text:p>IDA <text:s/>-- <text:s/>Input Data from 1/0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B</text:p>
          </table:table-cell>
          <table:table-cell table:style-name="ce21" office:value-type="string" calcext:value-type="string">
            <text:p>Input Data from 1/0 Group B <text:s text:c="5"/></text:p>
          </table:table-cell>
          <table:table-cell table:style-name="ce42" office:value-type="string" calcext:value-type="string">
            <text:p>0x4D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2]&amp;&quot;  --  &quot;&amp;[.E132]" office:value-type="string" office:string-value="IDB  --  Input Data from 1/0 Group B      " calcext:value-type="string">
            <text:p>IDB <text:s/>-- <text:s/>Input Data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C</text:p>
          </table:table-cell>
          <table:table-cell table:style-name="ce21" office:value-type="string" calcext:value-type="string">
            <text:p>Input Data from 1/0 Group C <text:s text:c="5"/></text:p>
          </table:table-cell>
          <table:table-cell table:style-name="ce42" office:value-type="string" calcext:value-type="string">
            <text:p>0x4E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3]&amp;&quot;  --  &quot;&amp;[.E133]" office:value-type="string" office:string-value="IDC  --  Input Data from 1/0 Group C      " calcext:value-type="string">
            <text:p>IDC <text:s/>-- <text:s/>Input Data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D</text:p>
          </table:table-cell>
          <table:table-cell table:style-name="ce21" office:value-type="string" calcext:value-type="string">
            <text:p>Input Data from 1/0 Group D <text:s text:c="5"/></text:p>
          </table:table-cell>
          <table:table-cell table:style-name="ce42" office:value-type="string" calcext:value-type="string">
            <text:p>0x4F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4]&amp;&quot;  --  &quot;&amp;[.E134]" office:value-type="string" office:string-value="IDD  --  Input Data from 1/0 Group D      " calcext:value-type="string">
            <text:p>IDD <text:s/>-- <text:s/>Input Data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R</text:p>
          </table:table-cell>
          <table:table-cell table:style-name="ce21" office:value-type="string" calcext:value-type="string">
            <text:p>Add Bit in Register <text:s text:c="7"/></text:p>
          </table:table-cell>
          <table:table-cell table:style-name="ce42" office:value-type="string" calcext:value-type="string">
            <text:p>0x60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/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35]&amp;&quot;  --  &quot;&amp;[.E135]" office:value-type="string" office:string-value="ABR  --  Add Bit in Register        " calcext:value-type="string">
            <text:p>ABR <text:s/>-- <text:s/>Ad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BR</text:p>
          </table:table-cell>
          <table:table-cell table:style-name="ce21" office:value-type="string" calcext:value-type="string">
            <text:p>Subtract Bit in Register <text:s text:c="7"/></text:p>
          </table:table-cell>
          <table:table-cell table:style-name="ce42" office:value-type="string" calcext:value-type="string">
            <text:p>0x61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6</text:p>
          </table:table-cell>
          <table:table-cell/>
          <table:table-cell table:formula="of:=[.D136]&amp;&quot;  --  &quot;&amp;[.E136]" office:value-type="string" office:string-value="SBR  --  Subtract Bit in Register        " calcext:value-type="string">
            <text:p>SBR <text:s/>-- <text:s/>Subtract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R</text:p>
          </table:table-cell>
          <table:table-cell table:style-name="ce21" office:value-type="string" calcext:value-type="string">
            <text:p>Zero Bit in Register <text:s text:c="7"/></text:p>
          </table:table-cell>
          <table:table-cell table:style-name="ce42" office:value-type="string" calcext:value-type="string">
            <text:p>0x6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 table:number-columns-repeated="5"/>
          <table:table-cell table:number-columns-repeated="2"/>
          <table:table-cell table:formula="of:=[.D137]&amp;&quot;  --  &quot;&amp;[.E137]" office:value-type="string" office:string-value="ZBR  --  Zero Bit in Register        " calcext:value-type="string">
            <text:p>ZBR <text:s/>-- <text:s/>Zero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BR</text:p>
          </table:table-cell>
          <table:table-cell table:style-name="ce21" office:value-type="string" calcext:value-type="string">
            <text:p>OR Bit in Register <text:s text:c="7"/></text:p>
          </table:table-cell>
          <table:table-cell table:style-name="ce42" office:value-type="string" calcext:value-type="string">
            <text:p>0x63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9</text:p>
          </table:table-cell>
          <table:table-cell/>
          <table:table-cell table:formula="of:=[.D138]&amp;&quot;  --  &quot;&amp;[.E138]" office:value-type="string" office:string-value="OBR  --  OR Bit in Register        " calcext:value-type="string">
            <text:p>OBR <text:s/>-- <text:s/>OR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XBR</text:p>
          </table:table-cell>
          <table:table-cell table:style-name="ce21" office:value-type="string" calcext:value-type="string">
            <text:p>Exclusive OR Bit in Register <text:s text:c="6"/></text:p>
          </table:table-cell>
          <table:table-cell table:style-name="ce42" office:value-type="string" calcext:value-type="string">
            <text:p>0x64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4</text:p>
          </table:table-cell>
          <table:table-cell/>
          <table:table-cell table:formula="of:=[.D139]&amp;&quot;  --  &quot;&amp;[.E139]" office:value-type="string" office:string-value="XBR  --  Exclusive OR Bit in Register       " calcext:value-type="string">
            <text:p>XBR <text:s/>-- <text:s/>Exclusive OR Bit in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R</text:p>
          </table:table-cell>
          <table:table-cell table:style-name="ce21" office:value-type="string" calcext:value-type="string">
            <text:p>Load Bit in Register <text:s text:c="7"/></text:p>
          </table:table-cell>
          <table:table-cell table:style-name="ce42" office:value-type="string" calcext:value-type="string">
            <text:p>0x65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</text:p>
          </table:table-cell>
          <table:table-cell/>
          <table:table-cell table:formula="of:=[.D140]&amp;&quot;  --  &quot;&amp;[.E140]" office:value-type="string" office:string-value="LBR  --  Load Bit in Register        " calcext:value-type="string">
            <text:p>LBR <text:s/>-- <text:s/>Loa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R</text:p>
          </table:table-cell>
          <table:table-cell table:style-name="ce21" office:value-type="string" calcext:value-type="string">
            <text:p>Test Bit(s) in Register <text:s text:c="7"/></text:p>
          </table:table-cell>
          <table:table-cell table:style-name="ce42" office:value-type="string" calcext:value-type="string">
            <text:p>0x66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7</text:p>
          </table:table-cell>
          <table:table-cell/>
          <table:table-cell table:formula="of:=[.D141]&amp;&quot;  --  &quot;&amp;[.E141]" office:value-type="string" office:string-value="TBR  --  Test Bit(s) in Register        " calcext:value-type="string">
            <text:p>TBR <text:s/>-- <text:s/>Test Bit(s)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GMR</text:p>
          </table:table-cell>
          <table:table-cell table:style-name="ce21" office:value-type="string" calcext:value-type="string">
            <text:p>Generate· Mask in Register (Load Negative. Power of Two) <text:s text:c="2"/></text:p>
          </table:table-cell>
          <table:table-cell table:style-name="ce42" office:value-type="string" calcext:value-type="string">
            <text:p>0x67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</text:p>
          </table:table-cell>
          <table:table-cell/>
          <table:table-cell table:formula="of:=[.D142]&amp;&quot;  --  &quot;&amp;[.E142]" office:value-type="string" office:string-value="GMR  --  Generate· Mask in Register (Load Negative. Power of Two)   " calcext:value-type="string">
            <text:p>GMR <text:s/>-- <text:s/>Generate· Mask in Register (Load Negative. Power of Two)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R</text:p>
          </table:table-cell>
          <table:table-cell table:style-name="ce21" office:value-type="string" calcext:value-type="string">
            <text:p>Add Register to Register <text:s text:c="7"/></text:p>
          </table:table-cell>
          <table:table-cell table:style-name="ce42" office:value-type="string" calcext:value-type="string">
            <text:p>0x68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43]&amp;&quot;  --  &quot;&amp;[.E143]" office:value-type="string" office:string-value="ADR  --  Add Register to Register        " calcext:value-type="string">
            <text:p>ADR <text:s/>-- <text:s/>Add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R</text:p>
          </table:table-cell>
          <table:table-cell table:style-name="ce21" office:value-type="string" calcext:value-type="string">
            <text:p>Subtract Register from Register <text:s text:c="7"/></text:p>
          </table:table-cell>
          <table:table-cell table:style-name="ce42" office:value-type="string" calcext:value-type="string">
            <text:p>0x69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144]&amp;&quot;  --  &quot;&amp;[.E144]" office:value-type="string" office:string-value="SUR  --  Subtract Register from Register        " calcext:value-type="string">
            <text:p>SUR <text:s/>-- <text:s/>Sub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R</text:p>
          </table:table-cell>
          <table:table-cell table:style-name="ce21" office:value-type="string" calcext:value-type="string">
            <text:p>Extract Register from Register <text:s text:c="7"/></text:p>
          </table:table-cell>
          <table:table-cell table:style-name="ce42" office:value-type="string" calcext:value-type="string">
            <text:p>0x6A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145]&amp;&quot;  --  &quot;&amp;[.E145]" office:value-type="string" office:string-value="ETR  --  Extract Register from Register        " calcext:value-type="string">
            <text:p>ETR <text:s/>-- <text:s/>Ex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 Register to Register <text:s text:c="7"/></text:p>
          </table:table-cell>
          <table:table-cell table:style-name="ce42" office:value-type="string" calcext:value-type="string">
            <text:p>0x6B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146]&amp;&quot;  --  &quot;&amp;[.E146]" office:value-type="string" office:string-value="ORR  --  OR Register to Register        " calcext:value-type="string">
            <text:p>ORR <text:s/>-- <text:s/>O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Exclusive OR Register to Register <text:s text:c="6"/></text:p>
          </table:table-cell>
          <table:table-cell table:style-name="ce43" office:value-type="string" calcext:value-type="string">
            <text:p>0x6C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 table:number-columns-repeated="5"/>
          <table:table-cell table:number-columns-repeated="2"/>
          <table:table-cell table:formula="of:=[.D147]&amp;&quot;  --  &quot;&amp;[.E147]" office:value-type="string" office:string-value="XOR  --  Exclusive OR Register to Register       " calcext:value-type="string">
            <text:p>XOR <text:s/>-- <text:s/>Exclusive OR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</text:p>
          </table:table-cell>
          <table:table-cell table:style-name="ce21" office:value-type="string" calcext:value-type="string">
            <text:p>Transfer Register to Register <text:s text:c="7"/></text:p>
          </table:table-cell>
          <table:table-cell table:style-name="ce42" office:value-type="string" calcext:value-type="string">
            <text:p>0x6D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48]&amp;&quot;  --  &quot;&amp;[.E148]" office:value-type="string" office:string-value="TRR  --  Transfer Register to Register        " calcext:value-type="string">
            <text:p>TRR <text:s/>-- <text:s/>Transfe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R</text:p>
          </table:table-cell>
          <table:table-cell table:style-name="ce21" office:value-type="string" calcext:value-type="string">
            <text:p>Compare Register with Register <text:s text:c="7"/></text:p>
          </table:table-cell>
          <table:table-cell table:style-name="ce42" office:value-type="string" calcext:value-type="string">
            <text:p>0x6E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49]&amp;&quot;  --  &quot;&amp;[.E149]" office:value-type="string" office:string-value="CRR  --  Compare Register with Register        " calcext:value-type="string">
            <text:p>CRR <text:s/>-- <text:s/>Compare Register with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</text:p>
          </table:table-cell>
          <table:table-cell table:style-name="ce21" office:value-type="string" calcext:value-type="string">
            <text:p>Transfer Two's Complement of Register to Register <text:s text:c="4"/></text:p>
          </table:table-cell>
          <table:table-cell table:style-name="ce42" office:value-type="string" calcext:value-type="string">
            <text:p>0x6F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36</text:p>
          </table:table-cell>
          <table:table-cell/>
          <table:table-cell table:formula="of:=[.D150]&amp;&quot;  --  &quot;&amp;[.E150]" office:value-type="string" office:string-value="TTR  --  Transfer Two's Complement of Register to Register     " calcext:value-type="string">
            <text:p>TTR <text:s/>-- <text:s/>Transfer Two's Complement of Register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RB</text:p>
          </table:table-cell>
          <table:table-cell table:style-name="ce21" office:value-type="string" calcext:value-type="string">
            <text:p>Add Bit in Register and Branch if Nonzero <text:s text:c="3"/></text:p>
          </table:table-cell>
          <table:table-cell table:style-name="ce42" office:value-type="string" calcext:value-type="string">
            <text:p>0x70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51]&amp;&quot;  --  &quot;&amp;[.E151]" office:value-type="string" office:string-value="ABRB  --  Add Bit in Register and Branch if Nonzero    " calcext:value-type="string">
            <text:p>ABRB <text:s/>-- <text:s/>Add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BRB</text:p>
          </table:table-cell>
          <table:table-cell table:style-name="ce21" office:value-type="string" calcext:value-type="string">
            <text:p>Subtract Bit in Register and Branch if Nonzero <text:s text:c="3"/></text:p>
          </table:table-cell>
          <table:table-cell table:style-name="ce42" office:value-type="string" calcext:value-type="string">
            <text:p>0x71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26</text:p>
          </table:table-cell>
          <table:table-cell/>
          <table:table-cell table:formula="of:=[.D152]&amp;&quot;  --  &quot;&amp;[.E152]" office:value-type="string" office:string-value="SBRB  --  Subtract Bit in Register and Branch if Nonzero    " calcext:value-type="string">
            <text:p>SBRB <text:s/>-- <text:s/>Subtract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RB</text:p>
          </table:table-cell>
          <table:table-cell table:style-name="ce21" office:value-type="string" calcext:value-type="string">
            <text:p>Zero Bit in Register and Branch if Nonzero <text:s text:c="3"/></text:p>
          </table:table-cell>
          <table:table-cell table:style-name="ce43" office:value-type="string" calcext:value-type="string">
            <text:p>0x72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table:number-columns-repeated="4"/>
          <table:table-cell table:number-columns-repeated="2"/>
          <table:table-cell table:formula="of:=[.D153]&amp;&quot;  --  &quot;&amp;[.E153]" office:value-type="string" office:string-value="ZBRB  --  Zero Bit in Register and Branch if Nonzero    " calcext:value-type="string">
            <text:p>ZBRB <text:s/>-- <text:s/>Zero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BRB</text:p>
          </table:table-cell>
          <table:table-cell table:style-name="ce21" office:value-type="string" calcext:value-type="string">
            <text:p>OR Bit in Register and Branch Unconditionally <text:s text:c="4"/></text:p>
          </table:table-cell>
          <table:table-cell table:style-name="ce42" office:value-type="string" calcext:value-type="string">
            <text:p>0x7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9</text:p>
          </table:table-cell>
          <table:table-cell/>
          <table:table-cell table:formula="of:=[.D154]&amp;&quot;  --  &quot;&amp;[.E154]" office:value-type="string" office:string-value="OBRB  --  OR Bit in Register and Branch Unconditionally     " calcext:value-type="string">
            <text:p>OBRB <text:s/>-- <text:s/>OR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XBRB</text:p>
          </table:table-cell>
          <table:table-cell table:style-name="ce21" office:value-type="string" calcext:value-type="string">
            <text:p>Exclusive OR Bit in Register and Branch if Nonzero <text:s text:c="2"/></text:p>
          </table:table-cell>
          <table:table-cell table:style-name="ce43" office:value-type="string" calcext:value-type="string">
            <text:p>0x74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table:number-columns-repeated="4"/>
          <table:table-cell table:number-columns-repeated="2"/>
          <table:table-cell table:formula="of:=[.D155]&amp;&quot;  --  &quot;&amp;[.E155]" office:value-type="string" office:string-value="XBRB  --  Exclusive OR Bit in Register and Branch if Nonzero   " calcext:value-type="string">
            <text:p>XBRB <text:s/>-- <text:s/>Exclusive OR Bit in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RB</text:p>
          </table:table-cell>
          <table:table-cell table:style-name="ce21" office:value-type="string" calcext:value-type="string">
            <text:p>Load Bit in Register and Branch Unconditionally <text:s text:c="4"/></text:p>
          </table:table-cell>
          <table:table-cell table:style-name="ce42" office:value-type="string" calcext:value-type="string">
            <text:p>0x7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</text:p>
          </table:table-cell>
          <table:table-cell/>
          <table:table-cell table:formula="of:=[.D156]&amp;&quot;  --  &quot;&amp;[.E156]" office:value-type="string" office:string-value="LBRB  --  Load Bit in Register and Branch Unconditionally     " calcext:value-type="string">
            <text:p>LBRB <text:s/>-- <text:s/>Load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RB</text:p>
          </table:table-cell>
          <table:table-cell table:style-name="ce21" office:value-type="string" calcext:value-type="string">
            <text:p>Test Bit in Register and Branch if One <text:s text:c="3"/></text:p>
          </table:table-cell>
          <table:table-cell table:style-name="ce42" office:value-type="string" calcext:value-type="string">
            <text:p>0x7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7</text:p>
          </table:table-cell>
          <table:table-cell/>
          <table:table-cell table:formula="of:=[.D157]&amp;&quot;  --  &quot;&amp;[.E157]" office:value-type="string" office:string-value="TBRB  --  Test Bit in Register and Branch if One    " calcext:value-type="string">
            <text:p>TBRB <text:s/>-- <text:s/>Test Bit in Register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GMRB</text:p>
          </table:table-cell>
          <table:table-cell table:style-name="ce21" office:value-type="string" calcext:value-type="string">
            <text:p>Generate Mask in Register and Branch Unconditionally <text:s text:c="4"/></text:p>
          </table:table-cell>
          <table:table-cell table:style-name="ce42" office:value-type="string" calcext:value-type="string">
            <text:p>0x77</text:p>
          </table:table-cell>
          <table:table-cell table:style-name="ce4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1" calcext:value-type="float">
            <text:p>0.1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4</text:p>
          </table:table-cell>
          <table:table-cell/>
          <table:table-cell table:formula="of:=[.D158]&amp;&quot;  --  &quot;&amp;[.E158]" office:value-type="string" office:string-value="GMRB  --  Generate Mask in Register and Branch Unconditionally     " calcext:value-type="string">
            <text:p>GMRB <text:s/>-- <text:s/>Generate Mask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RB</text:p>
          </table:table-cell>
          <table:table-cell table:style-name="ce21" office:value-type="string" calcext:value-type="string">
            <text:p>Add Register to Register and Branch if Nonzero <text:s text:c="3"/></text:p>
          </table:table-cell>
          <table:table-cell table:style-name="ce42" office:value-type="string" calcext:value-type="string">
            <text:p>0x7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59]&amp;&quot;  --  &quot;&amp;[.E159]" office:value-type="string" office:string-value="ADRB  --  Add Register to Register and Branch if Nonzero    " calcext:value-type="string">
            <text:p>ADRB <text:s/>-- <text:s/>Add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RB</text:p>
          </table:table-cell>
          <table:table-cell table:style-name="ce21" office:value-type="string" calcext:value-type="string">
            <text:p>Subtract Register from Register and Branch if Nonzero <text:s text:c="3"/></text:p>
          </table:table-cell>
          <table:table-cell table:style-name="ce42" office:value-type="string" calcext:value-type="string">
            <text:p>0x79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27</text:p>
          </table:table-cell>
          <table:table-cell/>
          <table:table-cell table:formula="of:=[.D160]&amp;&quot;  --  &quot;&amp;[.E160]" office:value-type="string" office:string-value="SURB  --  Subtract Register from Register and Branch if Nonzero    " calcext:value-type="string">
            <text:p>SURB <text:s/>-- <text:s/>Sub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RB</text:p>
          </table:table-cell>
          <table:table-cell table:style-name="ce21" office:value-type="string" calcext:value-type="string">
            <text:p>Extract Register from Register and Branch if Nonzero <text:s text:c="3"/></text:p>
          </table:table-cell>
          <table:table-cell table:style-name="ce42" office:value-type="string" calcext:value-type="string">
            <text:p>0x7A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161]&amp;&quot;  --  &quot;&amp;[.E161]" office:value-type="string" office:string-value="ETRB  --  Extract Register from Register and Branch if Nonzero    " calcext:value-type="string">
            <text:p>ETRB <text:s/>-- <text:s/>Ex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RB</text:p>
          </table:table-cell>
          <table:table-cell table:style-name="ce21" office:value-type="string" calcext:value-type="string">
            <text:p>OR Register to Register and Branch if Nonzero <text:s text:c="3"/></text:p>
          </table:table-cell>
          <table:table-cell table:style-name="ce42" office:value-type="string" calcext:value-type="string">
            <text:p>0x7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70</text:p>
          </table:table-cell>
          <table:table-cell/>
          <table:table-cell table:formula="of:=[.D162]&amp;&quot;  --  &quot;&amp;[.E162]" office:value-type="string" office:string-value="ORRB  --  OR Register to Register and Branch if Nonzero    " calcext:value-type="string">
            <text:p>ORRB <text:s/>-- <text:s/>O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XORB</text:p>
          </table:table-cell>
          <table:table-cell table:style-name="ce21" office:value-type="string" calcext:value-type="string">
            <text:p>Exclusive OR Register to Register and Branch if Nonzero <text:s text:c="2"/></text:p>
          </table:table-cell>
          <table:table-cell table:style-name="ce43" office:value-type="string" calcext:value-type="string">
            <text:p>0x7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63]&amp;&quot;  --  &quot;&amp;[.E163]" office:value-type="string" office:string-value="XORB  --  Exclusive OR Register to Register and Branch if Nonzero   " calcext:value-type="string">
            <text:p>XORB <text:s/>-- <text:s/>Exclusive OR Register to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B</text:p>
          </table:table-cell>
          <table:table-cell table:style-name="ce21" office:value-type="string" calcext:value-type="string">
            <text:p>Transfer Register to Register and Branch if Nonzero <text:s text:c="3"/></text:p>
          </table:table-cell>
          <table:table-cell table:style-name="ce42" office:value-type="string" calcext:value-type="string">
            <text:p>0x7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64]&amp;&quot;  --  &quot;&amp;[.E164]" office:value-type="string" office:string-value="TRRB  --  Transfer Register to Register and Branch if Nonzero    " calcext:value-type="string">
            <text:p>TRRB <text:s/>-- <text:s/>Transfe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ERB</text:p>
          </table:table-cell>
          <table:table-cell table:style-name="ce21" office:value-type="string" calcext:value-type="string">
            <text:p>Test Register and Branch if any Ones Compare <text:s text:c="3"/></text:p>
          </table:table-cell>
          <table:table-cell table:style-name="ce42" office:value-type="string" calcext:value-type="string">
            <text:p>0x7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165]&amp;&quot;  --  &quot;&amp;[.E165]" office:value-type="string" office:string-value="TERB  --  Test Register and Branch if any Ones Compare    " calcext:value-type="string">
            <text:p>TERB <text:s/>-- <text:s/>Test Register and Branch if any Ones Compar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B</text:p>
          </table:table-cell>
          <table:table-cell table:style-name="ce21" office:value-type="string" calcext:value-type="string">
            <text:p>Transfer Two's Complement of Register to Register and Branch if Nonzero </text:p>
          </table:table-cell>
          <table:table-cell table:style-name="ce42" office:value-type="string" calcext:value-type="string">
            <text:p>0x7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36</text:p>
          </table:table-cell>
          <table:table-cell/>
          <table:table-cell table:formula="of:=[.D166]&amp;&quot;  --  &quot;&amp;[.E166]" office:value-type="string" office:string-value="TTRB  --  Transfer Two's Complement of Register to Register and Branch if Nonzero " calcext:value-type="string">
            <text:p>TTRB <text:s/>-- <text:s/>Transfer Two's Complement of Register to Register and Branch if Nonzero 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MM</text:p>
          </table:table-cell>
          <table:table-cell table:style-name="ce21" office:value-type="string" calcext:value-type="string">
            <text:p>Add Bit in Memory <text:s text:c="7"/></text:p>
          </table:table-cell>
          <table:table-cell table:style-name="ce42" office:value-type="string" calcext:value-type="string">
            <text:p>0x8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2</text:p>
          </table:table-cell>
          <table:table-cell/>
          <table:table-cell table:formula="of:=[.D167]&amp;&quot;  --  &quot;&amp;[.E167]" office:value-type="string" office:string-value="ABMM  --  Add Bit in Memory        " calcext:value-type="string">
            <text:p>ABMM <text:s/>-- <text:s/>Add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MM</text:p>
          </table:table-cell>
          <table:table-cell table:style-name="ce21" office:value-type="string" calcext:value-type="string">
            <text:p>Zero Bit in Memory <text:s text:c="7"/></text:p>
          </table:table-cell>
          <table:table-cell table:style-name="ce43" office:value-type="string" calcext:value-type="string">
            <text:p>0x81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68]&amp;&quot;  --  &quot;&amp;[.E168]" office:value-type="string" office:string-value="ZBMM  --  Zero Bit in Memory        " calcext:value-type="string">
            <text:p>ZBMM <text:s/>-- <text:s/>Zero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BMM</text:p>
          </table:table-cell>
          <table:table-cell table:style-name="ce21" office:value-type="string" calcext:value-type="string">
            <text:p>OR Bit in Memory· <text:s text:c="7"/></text:p>
          </table:table-cell>
          <table:table-cell table:style-name="ce42" office:value-type="string" calcext:value-type="string">
            <text:p>0x8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2</text:p>
          </table:table-cell>
          <table:table-cell/>
          <table:table-cell table:formula="of:=[.D169]&amp;&quot;  --  &quot;&amp;[.E169]" office:value-type="string" office:string-value="OBMM  --  OR Bit in Memory·        " calcext:value-type="string">
            <text:p>OBMM <text:s/>-- <text:s/>OR Bit in Memory·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MM</text:p>
          </table:table-cell>
          <table:table-cell table:style-name="ce21" office:value-type="string" calcext:value-type="string">
            <text:p>Test Bit(s) in Memory <text:s text:c="7"/></text:p>
          </table:table-cell>
          <table:table-cell table:style-name="ce42" office:value-type="string" calcext:value-type="string">
            <text:p>0x8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9</text:p>
          </table:table-cell>
          <table:table-cell/>
          <table:table-cell table:formula="of:=[.D170]&amp;&quot;  --  &quot;&amp;[.E170]" office:value-type="string" office:string-value="TBMM  --  Test Bit(s) in Memory        " calcext:value-type="string">
            <text:p>TBMM <text:s/>-- <text:s/>Test Bit(s)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MB</text:p>
          </table:table-cell>
          <table:table-cell table:style-name="ce21" office:value-type="string" calcext:value-type="string">
            <text:p>Add Bit in Memory and Branch if Nonzero <text:s text:c="3"/></text:p>
          </table:table-cell>
          <table:table-cell table:style-name="ce42" office:value-type="string" calcext:value-type="string">
            <text:p>0x8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2</text:p>
          </table:table-cell>
          <table:table-cell/>
          <table:table-cell table:formula="of:=[.D171]&amp;&quot;  --  &quot;&amp;[.E171]" office:value-type="string" office:string-value="ABMB  --  Add Bit in Memory and Branch if Nonzero    " calcext:value-type="string">
            <text:p>ABMB <text:s/>-- <text:s/>Add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MB</text:p>
          </table:table-cell>
          <table:table-cell table:style-name="ce21" office:value-type="string" calcext:value-type="string">
            <text:p>Zero Bit in Memory and Branch if Nonzero <text:s text:c="3"/></text:p>
          </table:table-cell>
          <table:table-cell table:style-name="ce43" office:value-type="string" calcext:value-type="string">
            <text:p>0x85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72]&amp;&quot;  --  &quot;&amp;[.E172]" office:value-type="string" office:string-value="ZBMB  --  Zero Bit in Memory and Branch if Nonzero    " calcext:value-type="string">
            <text:p>ZBMB <text:s/>-- <text:s/>Zero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MB</text:p>
          </table:table-cell>
          <table:table-cell table:style-name="ce21" office:value-type="string" calcext:value-type="string">
            <text:p>Test Bit(s) in Memory and Branch if One <text:s text:c="3"/></text:p>
          </table:table-cell>
          <table:table-cell table:style-name="ce42" office:value-type="string" calcext:value-type="string">
            <text:p>0x8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9</text:p>
          </table:table-cell>
          <table:table-cell/>
          <table:table-cell table:formula="of:=[.D173]&amp;&quot;  --  &quot;&amp;[.E173]" office:value-type="string" office:string-value="TBMB  --  Test Bit(s) in Memory and Branch if One    " calcext:value-type="string">
            <text:p>TBMB <text:s/>-- <text:s/>Test Bit(s) in Memory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BMB</text:p>
          </table:table-cell>
          <table:table-cell table:style-name="ce21" office:value-type="string" calcext:value-type="string">
            <text:p>Compare Bit and Memory and Branch if Equal or Less <text:s/></text:p>
          </table:table-cell>
          <table:table-cell table:style-name="ce42" office:value-type="string" calcext:value-type="string">
            <text:p>0x8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5</text:p>
          </table:table-cell>
          <table:table-cell/>
          <table:table-cell table:formula="of:=[.D174]&amp;&quot;  --  &quot;&amp;[.E174]" office:value-type="string" office:string-value="CBMB  --  Compare Bit and Memory and Branch if Equal or Less  " calcext:value-type="string">
            <text:p>CBMB <text:s/>-- <text:s/>Compare Bit and Memory and Branch if Equal or Less <text:s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XT</text:p>
          </table:table-cell>
          <table:table-cell table:style-name="ce21" office:value-type="string" calcext:value-type="string">
            <text:p>Store Triple-Register into Memory Tripleword (Short-Indexed) <text:s text:c="5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</text:p>
          </table:table-cell>
          <table:table-cell office:value-type="string" calcext:value-type="string">
            <text:p>oo</text:p>
          </table:table-cell>
          <table:table-cell table:formula="of:=[.D175]&amp;&quot;  --  &quot;&amp;[.E175]" office:value-type="string" office:string-value="STXT  --  Store Triple-Register into Memory Tripleword (Short-Indexed)      " calcext:value-type="string">
            <text:p>STXT <text:s/>-- <text:s/>Store Triple-Register into Memory Trip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XT</text:p>
          </table:table-cell>
          <table:table-cell table:style-name="ce21" office:value-type="string" calcext:value-type="string">
            <text:p>Load Triple-Register from Memory Triple- word (Short-Indexed) <text:s text:c="4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</text:p>
          </table:table-cell>
          <table:table-cell/>
          <table:table-cell table:formula="of:=[.D176]&amp;&quot;  --  &quot;&amp;[.E176]" office:value-type="string" office:string-value="LDXT  --  Load Triple-Register from Memory Triple- word (Short-Indexed)     " calcext:value-type="string">
            <text:p>LDXT <text:s/>-- <text:s/>Load Triple-Register from Memory Triple- word (Short-Indexed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MT</text:p>
          </table:table-cell>
          <table:table-cell table:style-name="ce21" office:value-type="string" calcext:value-type="string">
            <text:p>Store Triple-Register into Memory Triple-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177]&amp;&quot;  --  &quot;&amp;[.E177]" office:value-type="string" office:string-value="STMT  --  Store Triple-Register into Memory Triple-Word       " calcext:value-type="string">
            <text:p>STMT <text:s/>-- <text:s/>Store Triple-Register into Memory Trip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MT</text:p>
          </table:table-cell>
          <table:table-cell table:style-name="ce21" office:value-type="string" calcext:value-type="string">
            <text:p>Load Triple-Register from Memory Triple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</text:p>
          </table:table-cell>
          <table:table-cell/>
          <table:table-cell table:formula="of:=[.D178]&amp;&quot;  --  &quot;&amp;[.E178]" office:value-type="string" office:string-value="LDMT  --  Load Triple-Register from Memory Tripleword       " calcext:value-type="string">
            <text:p>LDMT <text:s/>-- <text:s/>Load Triple-Register from Memory Trip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TRD</text:p>
          </table:table-cell>
          <table:table-cell table:style-name="ce21" office:value-type="string" calcext:value-type="string">
            <text:p>Transfer Two's Complement of Double- Register to Double-Register <text:s text:c="3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6</text:p>
          </table:table-cell>
          <table:table-cell/>
          <table:table-cell table:formula="of:=[.D179]&amp;&quot;  --  &quot;&amp;[.E179]" office:value-type="string" office:string-value="TTRD  --  Transfer Two's Complement of Double- Register to Double-Register    " calcext:value-type="string">
            <text:p>TTRD <text:s/>-- <text:s/>Transfer Two's Complement of Double- Register to Doub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IRRD</text:p>
          </table:table-cell>
          <table:table-cell table:style-name="ce21" office:value-type="string" calcext:value-type="string">
            <text:p>Interchange Double Register and Double Register <text:s text:c="5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180]&amp;&quot;  --  &quot;&amp;[.E180]" office:value-type="string" office:string-value="IRRD  --  Interchange Double Register and Double Register      " calcext:value-type="string">
            <text:p>IRRD <text:s/>-- <text:s/>Interchange Double Register and Doub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TRQ</text:p>
          </table:table-cell>
          <table:table-cell table:style-name="ce21" office:value-type="string" calcext:value-type="string">
            <text:p>Transfer Two's Complement of Quadruple- Register to Quadruple-Register <text:s text:c="3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6</text:p>
          </table:table-cell>
          <table:table-cell/>
          <table:table-cell table:formula="of:=[.D181]&amp;&quot;  --  &quot;&amp;[.E181]" office:value-type="string" office:string-value="TTRQ  --  Transfer Two's Complement of Quadruple- Register to Quadruple-Register    " calcext:value-type="string">
            <text:p>TTRQ <text:s/>-- <text:s/>Transfer Two's Complement of Quadruple- Register to Quadrup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RT</text:p>
          </table:table-cell>
          <table:table-cell table:style-name="ce21" office:value-type="string" calcext:value-type="string">
            <text:p>Compare Triple Register to Triple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82]&amp;&quot;  --  &quot;&amp;[.E182]" office:value-type="string" office:string-value="CRRT  --  Compare Triple Register to Triple Register      " calcext:value-type="string">
            <text:p>CRRT <text:s/>-- <text:s/>Compare Triple Register to Trip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RQ</text:p>
          </table:table-cell>
          <table:table-cell table:style-name="ce21" office:value-type="string" calcext:value-type="string">
            <text:p>Compare Quad Register to Quad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83]&amp;&quot;  --  &quot;&amp;[.E183]" office:value-type="string" office:string-value="CRRQ  --  Compare Quad Register to Quad Register      " calcext:value-type="string">
            <text:p>CRRQ <text:s/>-- <text:s/>Compare Quad Register to Quad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SD</text:p>
          </table:table-cell>
          <table:table-cell table:style-name="ce21" office:value-type="string" calcext:value-type="string">
            <text:p>Extend Sign Doub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7</text:p>
          </table:table-cell>
          <table:table-cell/>
          <table:table-cell table:formula="of:=[.D184]&amp;&quot;  --  &quot;&amp;[.E184]" office:value-type="string" office:string-value="ESD  --  Extend Sign Double         " calcext:value-type="string">
            <text:p>ESD <text:s/>-- <text:s/>Extend Sign Dou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SS</text:p>
          </table:table-cell>
          <table:table-cell table:style-name="ce21" office:value-type="string" calcext:value-type="string">
            <text:p>Extend Sign Sing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7</text:p>
          </table:table-cell>
          <table:table-cell/>
          <table:table-cell table:formula="of:=[.D185]&amp;&quot;  --  &quot;&amp;[.E185]" office:value-type="string" office:string-value="ESS  --  Extend Sign Single         " calcext:value-type="string">
            <text:p>ESS <text:s/>-- <text:s/>Extend Sign Sing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Q</text:p>
          </table:table-cell>
          <table:table-cell table:style-name="ce21" office:value-type="string" calcext:value-type="string">
            <text:p>Transfer Quadruple-Register to Quadruple Register <text:s text:c="6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86]&amp;&quot;  --  &quot;&amp;[.E186]" office:value-type="string" office:string-value="TRRQ  --  Transfer Quadruple-Register to Quadruple Register       " calcext:value-type="string">
            <text:p>TRRQ <text:s/>-- <text:s/>Transfer Quadruple-Register to Quadrup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XD</text:p>
          </table:table-cell>
          <table:table-cell table:style-name="ce21" office:value-type="string" calcext:value-type="string">
            <text:p>Load Double-Register from Memoty Doubleword (Short-Indexed) <text:s text:c="5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·</text:p>
          </table:table-cell>
          <table:table-cell/>
          <table:table-cell table:formula="of:=[.D187]&amp;&quot;  --  &quot;&amp;[.E187]" office:value-type="string" office:string-value="LDXD  --  Load Double-Register from Memoty Doubleword (Short-Indexed)      " calcext:value-type="string">
            <text:p>LDXD <text:s/>-- <text:s/>Load Double-Register from Memot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XD</text:p>
          </table:table-cell>
          <table:table-cell table:style-name="ce21" office:value-type="string" calcext:value-type="string">
            <text:p>Compare Double Register to Short-Indexed Memory Doubleword <text:s text:c="4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3</text:p>
          </table:table-cell>
          <table:table-cell/>
          <table:table-cell table:formula="of:=[.D188]&amp;&quot;  --  &quot;&amp;[.E188]" office:value-type="string" office:string-value="CRXD  --  Compare Double Register to Short-Indexed Memory Doubleword     " calcext:value-type="string">
            <text:p>CRXD <text:s/>-- <text:s/>Compare Double Register to Short-Indexed Memory Double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XD</text:p>
          </table:table-cell>
          <table:table-cell table:style-name="ce21" office:value-type="string" calcext:value-type="string">
            <text:p>Store Double-Register into Memory Doubleword (Short-Indexed) <text:s text:c="5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189]&amp;&quot;  --  &quot;&amp;[.E189]" office:value-type="string" office:string-value="STXD  --  Store Double-Register into Memory Doubleword (Short-Indexed)      " calcext:value-type="string">
            <text:p>STXD <text:s/>-- <text:s/>Store Double-Register into Memor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S</text:p>
          </table:table-cell>
          <table:table-cell table:style-name="ce21" office:value-type="string" calcext:value-type="string">
            <text:p>Branch (Short-Indexed) on Condition Code N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8</text:p>
          </table:table-cell>
          <table:table-cell/>
          <table:table-cell table:formula="of:=[.D190]&amp;&quot;  --  &quot;&amp;[.E190]" office:value-type="string" office:string-value="BXNS  --  Branch (Short-Indexed) on Condition Code N Set     " calcext:value-type="string">
            <text:p>BXNS <text:s/>-- <text:s/>Branch (Short-Indexed) on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ZS</text:p>
          </table:table-cell>
          <table:table-cell table:style-name="ce21" office:value-type="string" calcext:value-type="string">
            <text:p>Branch (Short-Indexed) on Condition Code Z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1]&amp;&quot;  --  &quot;&amp;[.E191]" office:value-type="string" office:string-value="BXZS  --  Branch (Short-Indexed) on Condition Code Z Set     " calcext:value-type="string">
            <text:p>BXZS <text:s/>-- <text:s/>Branch (Short-Indexed) on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OS</text:p>
          </table:table-cell>
          <table:table-cell table:style-name="ce21" office:value-type="string" calcext:value-type="string">
            <text:p>Branch (Short-Indexed) On Condition Code O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2]&amp;&quot;  --  &quot;&amp;[.E192]" office:value-type="string" office:string-value="BXOS  --  Branch (Short-Indexed) On Condition Code O Set     " calcext:value-type="string">
            <text:p>BXOS <text:s/>-- <text:s/>Branch (Short-Indexed) On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CS</text:p>
          </table:table-cell>
          <table:table-cell table:style-name="ce21" office:value-type="string" calcext:value-type="string">
            <text:p>Branch (Short-Indexed) on Condition Code C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193]&amp;&quot;  --  &quot;&amp;[.E193]" office:value-type="string" office:string-value="BXCS  --  Branch (Short-Indexed) on Condition Code C Set     " calcext:value-type="string">
            <text:p>BXCS <text:s/>-- <text:s/>Branch (Short-Indexed) on Condition Code C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LS</text:p>
          </table:table-cell>
          <table:table-cell table:style-name="ce21" office:value-type="string" calcext:value-type="string">
            <text:p>Branch (Short-Indexed) on Less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194]&amp;&quot;  --  &quot;&amp;[.E194]" office:value-type="string" office:string-value="BXLS  --  Branch (Short-Indexed) on Less Than Condition      " calcext:value-type="string">
            <text:p>BXLS <text:s/>-- <text:s/>Branch (Short-Indexed)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LE</text:p>
          </table:table-cell>
          <table:table-cell table:style-name="ce21" office:value-type="string" calcext:value-type="string">
            <text:p>Branch (Short-Indexed) on Less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195]&amp;&quot;  --  &quot;&amp;[.E195]" office:value-type="string" office:string-value="BXLE  --  Branch (Short-Indexed) on Less Than or Equal Condition    " calcext:value-type="string">
            <text:p>BXLE <text:s/>-- <text:s/>Branch (Short-Indexed)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HI</text:p>
          </table:table-cell>
          <table:table-cell table:style-name="ce21" office:value-type="string" calcext:value-type="string">
            <text:p>Branch (Short-Indexed) on Magnitude Higher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196]&amp;&quot;  --  &quot;&amp;[.E196]" office:value-type="string" office:string-value="BXHI  --  Branch (Short-Indexed) on Magnitude Higher Condition      " calcext:value-type="string">
            <text:p>BXHI <text:s/>-- <text:s/>Branch (Short-Indexed)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R</text:p>
          </table:table-cell>
          <table:table-cell table:style-name="ce21" office:value-type="string" calcext:value-type="string">
            <text:p>Branch (Short-Indexed) on Condition Code N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8</text:p>
          </table:table-cell>
          <table:table-cell/>
          <table:table-cell table:formula="of:=[.D197]&amp;&quot;  --  &quot;&amp;[.E197]" office:value-type="string" office:string-value="BXNR  --  Branch (Short-Indexed) on Condition Code N Reset     " calcext:value-type="string">
            <text:p>BXNR <text:s/>-- <text:s/>Branch (Short-Indexed) on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ZR</text:p>
          </table:table-cell>
          <table:table-cell table:style-name="ce21" office:value-type="string" calcext:value-type="string">
            <text:p>Branch (Short-Indexed) on Condition Code Z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8]&amp;&quot;  --  &quot;&amp;[.E198]" office:value-type="string" office:string-value="BXZR  --  Branch (Short-Indexed) on Condition Code Z Reset     " calcext:value-type="string">
            <text:p>BXZR <text:s/>-- <text:s/>Branch (Short-Indexed) on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OR</text:p>
          </table:table-cell>
          <table:table-cell table:style-name="ce21" office:value-type="string" calcext:value-type="string">
            <text:p>Branch (Short-Indexed) On Condition Code O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9]&amp;&quot;  --  &quot;&amp;[.E199]" office:value-type="string" office:string-value="BXOR  --  Branch (Short-Indexed) On Condition Code O Reset     " calcext:value-type="string">
            <text:p>BXOR <text:s/>-- <text:s/>Branch (Short-Indexed) On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CR</text:p>
          </table:table-cell>
          <table:table-cell table:style-name="ce21" office:value-type="string" calcext:value-type="string">
            <text:p>Branch (Short-Indexed) on Condition Code C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200]&amp;&quot;  --  &quot;&amp;[.E200]" office:value-type="string" office:string-value="BXCR  --  Branch (Short-Indexed) on Condition Code C Reset     " calcext:value-type="string">
            <text:p>BXCR <text:s/>-- <text:s/>Branch (Short-Indexed) on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GE</text:p>
          </table:table-cell>
          <table:table-cell table:style-name="ce21" office:value-type="string" calcext:value-type="string">
            <text:p>Branch (Short-Indexed) on Greater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201]&amp;&quot;  --  &quot;&amp;[.E201]" office:value-type="string" office:string-value="BXGE  --  Branch (Short-Indexed) on Greater Than or Equal Condition    " calcext:value-type="string">
            <text:p>BXGE <text:s/>-- <text:s/>Branch (Short-Indexed)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GT</text:p>
          </table:table-cell>
          <table:table-cell table:style-name="ce21" office:value-type="string" calcext:value-type="string">
            <text:p>Branch (Short-Indexed) on Greater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202]&amp;&quot;  --  &quot;&amp;[.E202]" office:value-type="string" office:string-value="BXGT  --  Branch (Short-Indexed) on Greater Than Condition      " calcext:value-type="string">
            <text:p>BXGT <text:s/>-- <text:s/>Branch (Short-Indexed)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H</text:p>
          </table:table-cell>
          <table:table-cell table:style-name="ce21" office:value-type="string" calcext:value-type="string">
            <text:p>Branch (Short-Indexed) on Magnitude Not Higher Condition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203]&amp;&quot;  --  &quot;&amp;[.E203]" office:value-type="string" office:string-value="BXNH  --  Branch (Short-Indexed) on Magnitude Not Higher Condition     " calcext:value-type="string">
            <text:p>BXNH <text:s/>-- <text:s/>Branch (Short-Indexed)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SM</text:p>
          </table:table-cell>
          <table:table-cell table:style-name="ce21" office:value-type="string" calcext:value-type="string">
            <text:p>Add Bit in Memory (Short-Displaced) <text:s text:c="6"/></text:p>
          </table:table-cell>
          <table:table-cell table:style-name="ce42" office:value-type="string" calcext:value-type="string">
            <text:p>0x9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04]&amp;&quot;  --  &quot;&amp;[.E204]" office:value-type="string" office:string-value="ABSM  --  Add Bit in Memory (Short-Displaced)       " calcext:value-type="string">
            <text:p>ABSM <text:s/>-- <text:s/>Add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SM</text:p>
          </table:table-cell>
          <table:table-cell table:style-name="ce21" office:value-type="string" calcext:value-type="string">
            <text:p>Zero Bit in Memory (Short-Displaced} <text:s text:c="6"/></text:p>
          </table:table-cell>
          <table:table-cell table:style-name="ce43" office:value-type="string" calcext:value-type="string">
            <text:p>0x91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05]&amp;&quot;  --  &quot;&amp;[.E205]" office:value-type="string" office:string-value="ZBSM  --  Zero Bit in Memory (Short-Displaced}       " calcext:value-type="string">
            <text:p>ZBSM <text:s/>-- <text:s/>Zero Bit in Memory (Short-Displac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BSM</text:p>
          </table:table-cell>
          <table:table-cell table:style-name="ce21" office:value-type="string" calcext:value-type="string">
            <text:p>OR Bit in Memory (Short-Displaced) <text:s text:c="6"/></text:p>
          </table:table-cell>
          <table:table-cell table:style-name="ce42" office:value-type="string" calcext:value-type="string">
            <text:p>0x9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2</text:p>
          </table:table-cell>
          <table:table-cell/>
          <table:table-cell table:formula="of:=[.D206]&amp;&quot;  --  &quot;&amp;[.E206]" office:value-type="string" office:string-value="OBSM  --  OR Bit in Memory (Short-Displaced)       " calcext:value-type="string">
            <text:p>OBSM <text:s/>-- <text:s/>OR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SM</text:p>
          </table:table-cell>
          <table:table-cell table:style-name="ce21" office:value-type="string" calcext:value-type="string">
            <text:p>Test Bit(s) in Memory (Short-Displaced) <text:s text:c="6"/></text:p>
          </table:table-cell>
          <table:table-cell table:style-name="ce42" office:value-type="string" calcext:value-type="string">
            <text:p>0x9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07]&amp;&quot;  --  &quot;&amp;[.E207]" office:value-type="string" office:string-value="TBSM  --  Test Bit(s) in Memory (Short-Displaced)       " calcext:value-type="string">
            <text:p>TBSM <text:s/>-- <text:s/>Test Bit(s)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SB</text:p>
          </table:table-cell>
          <table:table-cell table:style-name="ce21" office:value-type="string" calcext:value-type="string">
            <text:p>Add Bit in Memory (Short-Displaced) and Branch if Nonzero <text:s text:c="2"/></text:p>
          </table:table-cell>
          <table:table-cell table:style-name="ce42" office:value-type="string" calcext:value-type="string">
            <text:p>0x9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08]&amp;&quot;  --  &quot;&amp;[.E208]" office:value-type="string" office:string-value="ABSB  --  Add Bit in Memory (Short-Displaced) and Branch if Nonzero   " calcext:value-type="string">
            <text:p>ABSB <text:s/>-- <text:s/>Add Bit in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SB</text:p>
          </table:table-cell>
          <table:table-cell table:style-name="ce21" office:value-type="string" calcext:value-type="string">
            <text:p>Zero Bit in Memory (Short-Displaced} and Branch <text:s text:c="4"/></text:p>
          </table:table-cell>
          <table:table-cell table:style-name="ce43" office:value-type="string" calcext:value-type="string">
            <text:p>0x95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09]&amp;&quot;  --  &quot;&amp;[.E209]" office:value-type="string" office:string-value="ZBSB  --  Zero Bit in Memory (Short-Displaced} and Branch     " calcext:value-type="string">
            <text:p>ZBSB <text:s/>-- <text:s/>Zero Bit in Memory (Short-Displaced}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SB</text:p>
          </table:table-cell>
          <table:table-cell table:style-name="ce21" office:value-type="string" calcext:value-type="string">
            <text:p>Test Bit(s) in Memory (Short-Displaced) and Branch if One <text:s text:c="2"/></text:p>
          </table:table-cell>
          <table:table-cell table:style-name="ce42" office:value-type="string" calcext:value-type="string">
            <text:p>0x9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0]&amp;&quot;  --  &quot;&amp;[.E210]" office:value-type="string" office:string-value="TBSB  --  Test Bit(s) in Memory (Short-Displaced) and Branch if One   " calcext:value-type="string">
            <text:p>TBSB <text:s/>-- <text:s/>Test Bit(s) in Memory (Short-Displac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BSB</text:p>
          </table:table-cell>
          <table:table-cell table:style-name="ce21" office:value-type="string" calcext:value-type="string">
            <text:p>Compare Bit and Memory (Short-Displaced) and Branch if Equal or Less </text:p>
          </table:table-cell>
          <table:table-cell table:style-name="ce42" office:value-type="string" calcext:value-type="string">
            <text:p>0x9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5</text:p>
          </table:table-cell>
          <table:table-cell/>
          <table:table-cell table:formula="of:=[.D211]&amp;&quot;  --  &quot;&amp;[.E211]" office:value-type="string" office:string-value="CBSB  --  Compare Bit and Memory (Short-Displaced) and Branch if Equal or Less " calcext:value-type="string">
            <text:p>CBSB <text:s/>-- <text:s/>Compare Bit and Memory (Short-Displaced) and Branch if Equal or Less 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XM</text:p>
          </table:table-cell>
          <table:table-cell table:style-name="ce21" office:value-type="string" calcext:value-type="string">
            <text:p>Add Bit in Memory (Short-Indexed) <text:s text:c="6"/></text:p>
          </table:table-cell>
          <table:table-cell table:style-name="ce42" office:value-type="string" calcext:value-type="string">
            <text:p>0x98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12]&amp;&quot;  --  &quot;&amp;[.E212]" office:value-type="string" office:string-value="ABXM  --  Add Bit in Memory (Short-Indexed)       " calcext:value-type="string">
            <text:p>ABXM <text:s/>-- <text:s/>Add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XM</text:p>
          </table:table-cell>
          <table:table-cell table:style-name="ce21" office:value-type="string" calcext:value-type="string">
            <text:p>Zero Bit in Memory (Short-Indexed} <text:s text:c="6"/></text:p>
          </table:table-cell>
          <table:table-cell table:style-name="ce43" office:value-type="string" calcext:value-type="string">
            <text:p>0x99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13]&amp;&quot;  --  &quot;&amp;[.E213]" office:value-type="string" office:string-value="ZBXM  --  Zero Bit in Memory (Short-Indexed}       " calcext:value-type="string">
            <text:p>ZBXM <text:s/>-- <text:s/>Zero Bit in Memory (Short-Index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BXM</text:p>
          </table:table-cell>
          <table:table-cell table:style-name="ce21" office:value-type="string" calcext:value-type="string">
            <text:p>OR Bit in Memory (Short-Indexed) <text:s text:c="6"/></text:p>
          </table:table-cell>
          <table:table-cell table:style-name="ce42" office:value-type="string" calcext:value-type="string">
            <text:p>0x9A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214]&amp;&quot;  --  &quot;&amp;[.E214]" office:value-type="string" office:string-value="OBXM  --  OR Bit in Memory (Short-Indexed)       " calcext:value-type="string">
            <text:p>OBXM <text:s/>-- <text:s/>OR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BXM</text:p>
          </table:table-cell>
          <table:table-cell table:style-name="ce21" office:value-type="string" calcext:value-type="string">
            <text:p>Test Bit(s) in Memory (Short-Indexed) <text:s text:c="6"/></text:p>
          </table:table-cell>
          <table:table-cell table:style-name="ce42" office:value-type="string" calcext:value-type="string">
            <text:p>0x9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5]&amp;&quot;  --  &quot;&amp;[.E215]" office:value-type="string" office:string-value="TBXM  --  Test Bit(s) in Memory (Short-Indexed)       " calcext:value-type="string">
            <text:p>TBXM <text:s/>-- <text:s/>Test Bit(s)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XB</text:p>
          </table:table-cell>
          <table:table-cell table:style-name="ce21" office:value-type="string" calcext:value-type="string">
            <text:p>Add Bit in Memory (Short-Indexed) and Branch if Nonzero <text:s text:c="2"/></text:p>
          </table:table-cell>
          <table:table-cell table:style-name="ce42" office:value-type="string" calcext:value-type="string">
            <text:p>0x9C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16]&amp;&quot;  --  &quot;&amp;[.E216]" office:value-type="string" office:string-value="ABXB  --  Add Bit in Memory (Short-Indexed) and Branch if Nonzero   " calcext:value-type="string">
            <text:p>ABXB <text:s/>-- <text:s/>Add Bit in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XB</text:p>
          </table:table-cell>
          <table:table-cell table:style-name="ce21" office:value-type="string" calcext:value-type="string">
            <text:p>Zero Bit in Memory (Short-Indexed} and Branch if Nonzero <text:s text:c="2"/></text:p>
          </table:table-cell>
          <table:table-cell table:style-name="ce43" office:value-type="string" calcext:value-type="string">
            <text:p>0x9D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17]&amp;&quot;  --  &quot;&amp;[.E217]" office:value-type="string" office:string-value="ZBXB  --  Zero Bit in Memory (Short-Indexed} and Branch if Nonzero   " calcext:value-type="string">
            <text:p>ZBXB <text:s/>-- <text:s/>Zero Bit in Memory (Short-Indexed}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BXB</text:p>
          </table:table-cell>
          <table:table-cell table:style-name="ce21" office:value-type="string" calcext:value-type="string">
            <text:p>Test Bit in Memory (Short-Indexed) and Branch if One <text:s text:c="2"/></text:p>
          </table:table-cell>
          <table:table-cell table:style-name="ce42" office:value-type="string" calcext:value-type="string">
            <text:p>0x9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8]&amp;&quot;  --  &quot;&amp;[.E218]" office:value-type="string" office:string-value="TBXB  --  Test Bit in Memory (Short-Indexed) and Branch if One   " calcext:value-type="string">
            <text:p>TBXB <text:s/>-- <text:s/>Test Bit in Memory (Short-Index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BXB</text:p>
          </table:table-cell>
          <table:table-cell table:style-name="ce21" office:value-type="string" calcext:value-type="string">
            <text:p>Compare Bit and Memory (Short-Indexed) and Branch <text:s text:c="4"/></text:p>
          </table:table-cell>
          <table:table-cell table:style-name="ce42" office:value-type="string" calcext:value-type="string">
            <text:p>0x9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/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6</text:p>
          </table:table-cell>
          <table:table-cell/>
          <table:table-cell table:formula="of:=[.D219]&amp;&quot;  --  &quot;&amp;[.E219]" office:value-type="string" office:string-value="CBXB  --  Compare Bit and Memory (Short-Indexed) and Branch     " calcext:value-type="string">
            <text:p>CBXB <text:s/>-- <text:s/>Compare Bit and Memory (Short-Indexed)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M</text:p>
          </table:table-cell>
          <table:table-cell table:style-name="ce21" office:value-type="string" calcext:value-type="string">
            <text:p>Multiply Register by Memory <text:s text:c="7"/></text:p>
          </table:table-cell>
          <table:table-cell table:style-name="ce42" office:value-type="string" calcext:value-type="string">
            <text:p>0xA0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220]&amp;&quot;  --  &quot;&amp;[.E220]" office:value-type="string" office:string-value="MPM  --  Multiply Register by Memory        " calcext:value-type="string">
            <text:p>MPM <text:s/>-- <text:s/>Multiply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M</text:p>
          </table:table-cell>
          <table:table-cell table:style-name="ce21" office:value-type="string" calcext:value-type="string">
            <text:p>Divide Register by Memory <text:s text:c="7"/></text:p>
          </table:table-cell>
          <table:table-cell table:style-name="ce42" office:value-type="string" calcext:value-type="string">
            <text:p>0xA1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21]&amp;&quot;  --  &quot;&amp;[.E221]" office:value-type="string" office:string-value="DVM  --  Divide Register by Memory        " calcext:value-type="string">
            <text:p>DVM <text:s/>-- <text:s/>Divide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MD</text:p>
          </table:table-cell>
          <table:table-cell table:style-name="ce21" office:value-type="string" calcext:value-type="string">
            <text:p>Multiply Double-Register by Memory Double word <text:s text:c="5"/></text:p>
          </table:table-cell>
          <table:table-cell table:style-name="ce42" office:value-type="string" calcext:value-type="string">
            <text:p>0xA2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3.3" calcext:value-type="float">
            <text:p>3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22]&amp;&quot;  --  &quot;&amp;[.E222]" office:value-type="string" office:string-value="MPMD  --  Multiply Double-Register by Memory Double word      " calcext:value-type="string">
            <text:p>MPMD <text:s/>-- <text:s/>Multiply Double-Register by Memory Double wor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RD</text:p>
          </table:table-cell>
          <table:table-cell table:style-name="ce21" office:value-type="string" calcext:value-type="string">
            <text:p>Multiply Double-Register by Double- Register <text:s text:c="6"/></text:p>
          </table:table-cell>
          <table:table-cell table:style-name="ce42" office:value-type="string" calcext:value-type="string">
            <text:p>0xA2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223]&amp;&quot;  --  &quot;&amp;[.E223]" office:value-type="string" office:string-value="MPRD  --  Multiply Double-Register by Double- Register       " calcext:value-type="string">
            <text:p>MPRD <text:s/>-- <text:s/>Multiply Double-Register by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MD</text:p>
          </table:table-cell>
          <table:table-cell table:style-name="ce21" office:value-type="string" calcext:value-type="string">
            <text:p>Divide Quad-Register by Memory Doubleword <text:s text:c="6"/></text:p>
          </table:table-cell>
          <table:table-cell table:style-name="ce42" office:value-type="string" calcext:value-type="string">
            <text:p>0xA3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9.7" calcext:value-type="float">
            <text:p>9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5</text:p>
          </table:table-cell>
          <table:table-cell/>
          <table:table-cell table:formula="of:=[.D224]&amp;&quot;  --  &quot;&amp;[.E224]" office:value-type="string" office:string-value="DVMD  --  Divide Quad-Register by Memory Doubleword       " calcext:value-type="string">
            <text:p>DVMD <text:s/>-- <text:s/>Divide Quad-Register by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RD</text:p>
          </table:table-cell>
          <table:table-cell table:style-name="ce21" office:value-type="string" calcext:value-type="string">
            <text:p>Divide Quad-Register by Double-Register <text:s text:c="7"/></text:p>
          </table:table-cell>
          <table:table-cell table:style-name="ce42" office:value-type="string" calcext:value-type="string">
            <text:p>0xA3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8.4" calcext:value-type="float">
            <text:p>8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3</text:p>
          </table:table-cell>
          <table:table-cell/>
          <table:table-cell table:formula="of:=[.D225]&amp;&quot;  --  &quot;&amp;[.E225]" office:value-type="string" office:string-value="DVRD  --  Divide Quad-Register by Double-Register        " calcext:value-type="string">
            <text:p>DVRD <text:s/>-- <text:s/>Divide Quad-Register by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FM</text:p>
          </table:table-cell>
          <table:table-cell table:style-name="ce21" office:value-type="string" calcext:value-type="string">
            <text:p>Load File from Memory per transfer <text:s text:c="5"/></text:p>
          </table:table-cell>
          <table:table-cell table:style-name="ce42" office:value-type="string" calcext:value-type="string">
            <text:p>0xA4</text:p>
          </table:table-cell>
          <table:table-cell table:style-name="ce42"/>
          <table:table-cell table:style-name="ce21"/>
          <table:table-cell table:style-name="ce21" office:value-type="string" calcext:value-type="string">
            <text:p>l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9-9</text:p>
          </table:table-cell>
          <table:table-cell table:style-name="ce21"/>
          <table:table-cell table:style-name="ce21" office:value-type="string" calcext:value-type="string">
            <text:p>9-9</text:p>
          </table:table-cell>
          <table:table-cell/>
          <table:table-cell table:formula="of:=[.D226]&amp;&quot;  --  &quot;&amp;[.E226]" office:value-type="string" office:string-value="LFM  --  Load File from Memory per transfer      " calcext:value-type="string">
            <text:p>LFM <text:s/>-- <text:s/>Load File from Memory per transf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FM</text:p>
          </table:table-cell>
          <table:table-cell table:style-name="ce21" office:value-type="string" calcext:value-type="string">
            <text:p>Store File in Memory <text:s text:c="7"/></text:p>
          </table:table-cell>
          <table:table-cell table:style-name="ce42" office:value-type="string" calcext:value-type="string">
            <text:p>0xA5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4</text:p>
          </table:table-cell>
          <table:table-cell/>
          <table:table-cell table:formula="of:=[.D227]&amp;&quot;  --  &quot;&amp;[.E227]" office:value-type="string" office:string-value="SFM  --  Store File in Memory        " calcext:value-type="string">
            <text:p>SFM <text:s/>-- <text:s/>Store File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HI</text:p>
          </table:table-cell>
          <table:table-cell table:style-name="ce21" office:value-type="string" calcext:value-type="string">
            <text:p>Hop on.Magnitude Higher Condition <text:s text:c="7"/></text:p>
          </table:table-cell>
          <table:table-cell table:style-name="ce43" office:value-type="string" calcext:value-type="string">
            <text:p>0xA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8</text:p>
          </table:table-cell>
          <table:table-cell/>
          <table:table-cell table:formula="of:=[.D228]&amp;&quot;  --  &quot;&amp;[.E228]" office:value-type="string" office:string-value="HHI  --  Hop on.Magnitude Higher Condition        " calcext:value-type="string">
            <text:p>HHI <text:s/>-- <text:s/>Hop on.Magnitude Higher Conditio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H</text:p>
          </table:table-cell>
          <table:table-cell table:style-name="ce21" office:value-type="string" calcext:value-type="string">
            <text:p>Hop on Magnitude Not Higher Condition <text:s text:c="5"/></text:p>
          </table:table-cell>
          <table:table-cell table:style-name="ce42" office:value-type="string" calcext:value-type="string">
            <text:p>0xA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8</text:p>
          </table:table-cell>
          <table:table-cell/>
          <table:table-cell table:formula="of:=[.D229]&amp;&quot;  --  &quot;&amp;[.E229]" office:value-type="string" office:string-value="HNH  --  Hop on Magnitude Not Higher Condition      " calcext:value-type="string">
            <text:p>HNH <text:s/>-- <text:s/>Hop on Magnitude Not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S</text:p>
          </table:table-cell>
          <table:table-cell table:style-name="ce21" office:value-type="string" calcext:value-type="string">
            <text:p>Branch and Link on Condition Code N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3</text:p>
          </table:table-cell>
          <table:table-cell/>
          <table:table-cell table:formula="of:=[.D230]&amp;&quot;  --  &quot;&amp;[.E230]" office:value-type="string" office:string-value="BLNS  --  Branch and Link on Condition Code N Set    " calcext:value-type="string">
            <text:p>BLNS <text:s/>-- <text:s/>Branch and Link on Condition Code N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ZS</text:p>
          </table:table-cell>
          <table:table-cell table:style-name="ce21" office:value-type="string" calcext:value-type="string">
            <text:p>Branch and Link on Condition Code Z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1]&amp;&quot;  --  &quot;&amp;[.E231]" office:value-type="string" office:string-value="BLZS  --  Branch and Link on Condition Code Z Set    " calcext:value-type="string">
            <text:p>BLZS <text:s/>-- <text:s/>Branch and Link on Condition Code Z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OS</text:p>
          </table:table-cell>
          <table:table-cell table:style-name="ce21" office:value-type="string" calcext:value-type="string">
            <text:p>Branch and Link on Condition Code O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2]&amp;&quot;  --  &quot;&amp;[.E232]" office:value-type="string" office:string-value="BLOS  --  Branch and Link on Condition Code O Set    " calcext:value-type="string">
            <text:p>BLOS <text:s/>-- <text:s/>Branch and Link on Condition Code O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CS</text:p>
          </table:table-cell>
          <table:table-cell table:style-name="ce21" office:value-type="string" calcext:value-type="string">
            <text:p>Branch and Link on Condition Code C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33]&amp;&quot;  --  &quot;&amp;[.E233]" office:value-type="string" office:string-value="BLCS  --  Branch and Link on Condition Code C Set    " calcext:value-type="string">
            <text:p>BLCS <text:s/>-- <text:s/>Branch and Link on Condition Code C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LS</text:p>
          </table:table-cell>
          <table:table-cell table:style-name="ce21" office:value-type="string" calcext:value-type="string">
            <text:p>Branch and Link on Less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34]&amp;&quot;  --  &quot;&amp;[.E234]" office:value-type="string" office:string-value="BLLS  --  Branch and Link on Less Than Condition     " calcext:value-type="string">
            <text:p>BLLS <text:s/>-- <text:s/>Branch and Link on Less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LE</text:p>
          </table:table-cell>
          <table:table-cell table:style-name="ce21" office:value-type="string" calcext:value-type="string">
            <text:p>Branch and Link on Less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35]&amp;&quot;  --  &quot;&amp;[.E235]" office:value-type="string" office:string-value="BLLE  --  Branch and Link on Less Than or Equal Condition   " calcext:value-type="string">
            <text:p>BLLE <text:s/>-- <text:s/>Branch and Link on Less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HI</text:p>
          </table:table-cell>
          <table:table-cell table:style-name="ce21" office:value-type="string" calcext:value-type="string">
            <text:p>Branch and Link on Magnitude Higher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36]&amp;&quot;  --  &quot;&amp;[.E236]" office:value-type="string" office:string-value="BLHI  --  Branch and Link on Magnitude Higher Condition     " calcext:value-type="string">
            <text:p>BLHI <text:s/>-- <text:s/>Branch and Link on Magnitude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R</text:p>
          </table:table-cell>
          <table:table-cell table:style-name="ce21" office:value-type="string" calcext:value-type="string">
            <text:p>Branch and Link on Condition Code N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3</text:p>
          </table:table-cell>
          <table:table-cell/>
          <table:table-cell table:formula="of:=[.D237]&amp;&quot;  --  &quot;&amp;[.E237]" office:value-type="string" office:string-value="BLNR  --  Branch and Link on Condition Code N Reset    " calcext:value-type="string">
            <text:p>BLNR <text:s/>-- <text:s/>Branch and Link on Condition Code N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ZR</text:p>
          </table:table-cell>
          <table:table-cell table:style-name="ce21" office:value-type="string" calcext:value-type="string">
            <text:p>Branch and Link on Condition Code Z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8]&amp;&quot;  --  &quot;&amp;[.E238]" office:value-type="string" office:string-value="BLZR  --  Branch and Link on Condition Code Z Reset    " calcext:value-type="string">
            <text:p>BLZR <text:s/>-- <text:s/>Branch and Link on Condition Code Z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OR</text:p>
          </table:table-cell>
          <table:table-cell table:style-name="ce21" office:value-type="string" calcext:value-type="string">
            <text:p>Branch and Link on Condition Code O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9]&amp;&quot;  --  &quot;&amp;[.E239]" office:value-type="string" office:string-value="BLOR  --  Branch and Link on Condition Code O Reset    " calcext:value-type="string">
            <text:p>BLOR <text:s/>-- <text:s/>Branch and Link on Condition Code O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CR</text:p>
          </table:table-cell>
          <table:table-cell table:style-name="ce21" office:value-type="string" calcext:value-type="string">
            <text:p>Branch and Link on Condition Code C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40]&amp;&quot;  --  &quot;&amp;[.E240]" office:value-type="string" office:string-value="BLCR  --  Branch and Link on Condition Code C Reset    " calcext:value-type="string">
            <text:p>BLCR <text:s/>-- <text:s/>Branch and Link on Condition Code C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GE</text:p>
          </table:table-cell>
          <table:table-cell table:style-name="ce21" office:value-type="string" calcext:value-type="string">
            <text:p>Branch and Link on Greater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41]&amp;&quot;  --  &quot;&amp;[.E241]" office:value-type="string" office:string-value="BLGE  --  Branch and Link on Greater Than or Equal Condition   " calcext:value-type="string">
            <text:p>BLGE <text:s/>-- <text:s/>Branch and Link on Greater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GT</text:p>
          </table:table-cell>
          <table:table-cell table:style-name="ce21" office:value-type="string" calcext:value-type="string">
            <text:p>Branch and Link on Greater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42]&amp;&quot;  --  &quot;&amp;[.E242]" office:value-type="string" office:string-value="BLGT  --  Branch and Link on Greater Than Condition     " calcext:value-type="string">
            <text:p>BLGT <text:s/>-- <text:s/>Branch and Link on Greater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H</text:p>
          </table:table-cell>
          <table:table-cell table:style-name="ce21" office:value-type="string" calcext:value-type="string">
            <text:p>Branch and Link on Magnitude Not Higher Condition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43]&amp;&quot;  --  &quot;&amp;[.E243]" office:value-type="string" office:string-value="BLNH  --  Branch and Link on Magnitude Not Higher Condition    " calcext:value-type="string">
            <text:p>BLNH <text:s/>-- <text:s/>Branch and Link on Magnitude Not Higher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R</text:p>
          </table:table-cell>
          <table:table-cell table:style-name="ce21" office:value-type="string" calcext:value-type="string">
            <text:p>Hop on Condition Code N Re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4]&amp;&quot;  --  &quot;&amp;[.E244]" office:value-type="string" office:string-value="HNR  --  Hop on Condition Code N Reset      " calcext:value-type="string">
            <text:p>HNR <text:s/>-- <text:s/>Hop on Condition Code N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S</text:p>
          </table:table-cell>
          <table:table-cell table:style-name="ce21" office:value-type="string" calcext:value-type="string">
            <text:p>Hop on Condition Code N 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5]&amp;&quot;  --  &quot;&amp;[.E245]" office:value-type="string" office:string-value="HNS  --  Hop on Condition Code N Set      " calcext:value-type="string">
            <text:p>HNS <text:s/>-- <text:s/>Hop on Condition Code N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ZR</text:p>
          </table:table-cell>
          <table:table-cell table:style-name="ce21" office:value-type="string" calcext:value-type="string">
            <text:p>Hop on Condition Code Z Re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6]&amp;&quot;  --  &quot;&amp;[.E246]" office:value-type="string" office:string-value="HZR  --  Hop on Condition Code Z Reset      " calcext:value-type="string">
            <text:p>HZR <text:s/>-- <text:s/>Hop on Condition Code Z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ZS</text:p>
          </table:table-cell>
          <table:table-cell table:style-name="ce21" office:value-type="string" calcext:value-type="string">
            <text:p>Hop on Condition Code Z 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7]&amp;&quot;  --  &quot;&amp;[.E247]" office:value-type="string" office:string-value="HZS  --  Hop on Condition Code Z Set      " calcext:value-type="string">
            <text:p>HZS <text:s/>-- <text:s/>Hop on Condition Code Z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R</text:p>
          </table:table-cell>
          <table:table-cell table:style-name="ce21" office:value-type="string" calcext:value-type="string">
            <text:p>Hop on Condition Code O Re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48]&amp;&quot;  --  &quot;&amp;[.E248]" office:value-type="string" office:string-value="HOR  --  Hop on Condition Code O Reset      " calcext:value-type="string">
            <text:p>HOR <text:s/>-- <text:s/>Hop on Condition Code O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S</text:p>
          </table:table-cell>
          <table:table-cell table:style-name="ce21" office:value-type="string" calcext:value-type="string">
            <text:p>Hop on Condition Code O 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49]&amp;&quot;  --  &quot;&amp;[.E249]" office:value-type="string" office:string-value="HOS  --  Hop on Condition Code O Set      " calcext:value-type="string">
            <text:p>HOS <text:s/>-- <text:s/>Hop on Condition Code O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CR</text:p>
          </table:table-cell>
          <table:table-cell table:style-name="ce21" office:value-type="string" calcext:value-type="string">
            <text:p>Hop on Condition Code C Re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50]&amp;&quot;  --  &quot;&amp;[.E250]" office:value-type="string" office:string-value="HCR  --  Hop on Condition Code C Reset      " calcext:value-type="string">
            <text:p>HCR <text:s/>-- <text:s/>Hop on Condition Code C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CS</text:p>
          </table:table-cell>
          <table:table-cell table:style-name="ce21" office:value-type="string" calcext:value-type="string">
            <text:p>Hop on Condition Code C 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51]&amp;&quot;  --  &quot;&amp;[.E251]" office:value-type="string" office:string-value="HCS  --  Hop on Condition Code C Set      " calcext:value-type="string">
            <text:p>HCS <text:s/>-- <text:s/>Hop on Condition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GE</text:p>
          </table:table-cell>
          <table:table-cell table:style-name="ce21" office:value-type="string" calcext:value-type="string">
            <text:p>Hop oh Greater than or Equal Condition <text:s text:c="4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2]&amp;&quot;  --  &quot;&amp;[.E252]" office:value-type="string" office:string-value="HGE  --  Hop oh Greater than or Equal Condition     " calcext:value-type="string">
            <text:p>HGE <text:s/>-- <text:s/>Hop oh Greater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S</text:p>
          </table:table-cell>
          <table:table-cell table:style-name="ce21" office:value-type="string" calcext:value-type="string">
            <text:p>Hop on Less Than Condition <text:s text:c="6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3]&amp;&quot;  --  &quot;&amp;[.E253]" office:value-type="string" office:string-value="HLS  --  Hop on Less Than Condition       " calcext:value-type="string">
            <text:p>HLS <text:s/>-- <text:s/>Hop on Less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GT</text:p>
          </table:table-cell>
          <table:table-cell table:style-name="ce21" office:value-type="string" calcext:value-type="string">
            <text:p>Hop on Greater Than Condition <text:s text:c="6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l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4]&amp;&quot;  --  &quot;&amp;[.E254]" office:value-type="string" office:string-value="HGT  --  Hop on Greater Than Condition       " calcext:value-type="string">
            <text:p>HGT <text:s/>-- <text:s/>Hop on Greater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E</text:p>
          </table:table-cell>
          <table:table-cell table:style-name="ce21" office:value-type="string" calcext:value-type="string">
            <text:p>Hop on Less Than or Equal Condition <text:s text:c="4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5]&amp;&quot;  --  &quot;&amp;[.E255]" office:value-type="string" office:string-value="HLE  --  Hop on Less Than or Equal Condition     " calcext:value-type="string">
            <text:p>HLE <text:s/>-- <text:s/>Hop on Less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X</text:p>
          </table:table-cell>
          <table:table-cell table:style-name="ce21" office:value-type="string" calcext:value-type="string">
            <text:p>Load Byte from Memory (Byte-Indexed) <text:s text:c="6"/></text:p>
          </table:table-cell>
          <table:table-cell table:style-name="ce42" office:value-type="string" calcext:value-type="string">
            <text:p>0xAE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7</text:p>
          </table:table-cell>
          <table:table-cell/>
          <table:table-cell table:formula="of:=[.D256]&amp;&quot;  --  &quot;&amp;[.E256]" office:value-type="string" office:string-value="LBX  --  Load Byte from Memory (Byte-Indexed)       " calcext:value-type="string">
            <text:p>LBX <text:s/>-- <text:s/>Load Byte from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BX</text:p>
          </table:table-cell>
          <table:table-cell table:style-name="ce21" office:value-type="string" calcext:value-type="string">
            <text:p>Store Byte in Memory (Byte-Indexed)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257]&amp;&quot;  --  &quot;&amp;[.E257]" office:value-type="string" office:string-value="SBX  --  Store Byte in Memory (Byte-Indexed)       " calcext:value-type="string">
            <text:p>SBX <text:s/>-- <text:s/>Store Byte in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AM</text:p>
          </table:table-cell>
          <table:table-cell table:style-name="ce21" office:value-type="string" calcext:value-type="string">
            <text:p>Store Register into (Actual) Memory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2</text:p>
          </table:table-cell>
          <table:table-cell/>
          <table:table-cell table:formula="of:=[.D258]&amp;&quot;  --  &quot;&amp;[.E258]" office:value-type="string" office:string-value="STAM  --  Store Register into (Actual) Memory       " calcext:value-type="string">
            <text:p>STAM <text:s/>-- <text:s/>Store Register into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VM</text:p>
          </table:table-cell>
          <table:table-cell table:style-name="ce21" office:value-type="string" calcext:value-type="string">
            <text:p>Store Register into Memory (Via Map Image) <text:s text:c="4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9</text:p>
          </table:table-cell>
          <table:table-cell/>
          <table:table-cell table:formula="of:=[.D259]&amp;&quot;  --  &quot;&amp;[.E259]" office:value-type="string" office:string-value="STVM  --  Store Register into Memory (Via Map Image)     " calcext:value-type="string">
            <text:p>STVM <text:s/>-- <text:s/>Store Register into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S</text:p>
          </table:table-cell>
          <table:table-cell table:style-name="ce21" office:value-type="string" calcext:value-type="string">
            <text:p>Multiply Register by Memory (Short-Displac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60]&amp;&quot;  --  &quot;&amp;[.E260]" office:value-type="string" office:string-value="MPS  --  Multiply Register by Memory (Short-Displaced)       " calcext:value-type="string">
            <text:p>MPS <text:s/>-- <text:s/>Multiply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FX</text:p>
          </table:table-cell>
          <table:table-cell table:style-name="ce21" office:value-type="string" calcext:value-type="string">
            <text:p>Store File in Memory (Short-Index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-4</text:p>
          </table:table-cell>
          <table:table-cell/>
          <table:table-cell table:formula="of:=[.D261]&amp;&quot;  --  &quot;&amp;[.E261]" office:value-type="string" office:string-value="SFX  --  Store File in Memory (Short-Indexed)       " calcext:value-type="string">
            <text:p>SFX <text:s/>-- <text:s/>Store File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S</text:p>
          </table:table-cell>
          <table:table-cell table:style-name="ce21" office:value-type="string" calcext:value-type="string">
            <text:p>Divide Register by Memory (Short-Displaced) <text:s text:c="6"/></text:p>
          </table:table-cell>
          <table:table-cell table:style-name="ce42" office:value-type="string" calcext:value-type="string">
            <text:p>0xB1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62]&amp;&quot;  --  &quot;&amp;[.E262]" office:value-type="string" office:string-value="DVS  --  Divide Register by Memory (Short-Displaced)       " calcext:value-type="string">
            <text:p>DVS <text:s/>-- <text:s/>Divide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CCC</text:p>
          </table:table-cell>
          <table:table-cell table:style-name="ce21" office:value-type="string" calcext:value-type="string">
            <text:p>Sefect Current Condition Codes in PSD <text:s text:c="5"/></text:p>
          </table:table-cell>
          <table:table-cell table:style-name="ce43" office:value-type="string" calcext:value-type="string">
            <text:p>0xB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1</text:p>
          </table:table-cell>
          <table:table-cell/>
          <table:table-cell table:formula="of:=[.D263]&amp;&quot;  --  &quot;&amp;[.E263]" office:value-type="string" office:string-value="SCCC  --  Sefect Current Condition Codes in PSD      " calcext:value-type="string">
            <text:p>SCCC <text:s/>-- <text:s/>Sefect Current Condition Codes in PSD <text:s text:c="5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XR</text:p>
          </table:table-cell>
          <table:table-cell table:style-name="ce21" office:value-type="string" calcext:value-type="string">
            <text:p>Execute Instruction Word in Register(s) <text:s text:c="6"/></text:p>
          </table:table-cell>
          <table:table-cell table:style-name="ce42" office:value-type="string" calcext:value-type="string">
            <text:p>0xB3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19</text:p>
          </table:table-cell>
          <table:table-cell/>
          <table:table-cell table:formula="of:=[.D264]&amp;&quot;  --  &quot;&amp;[.E264]" office:value-type="string" office:string-value="EXR  --  Execute Instruction Word in Register(s)       " calcext:value-type="string">
            <text:p>EXR <text:s/>-- <text:s/>Execute Instruction Word in Register(s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FS</text:p>
          </table:table-cell>
          <table:table-cell table:style-name="ce21" office:value-type="string" calcext:value-type="string">
            <text:p>Load File from Memory (Short-Displaced) per transfer <text:s text:c="4"/></text:p>
          </table:table-cell>
          <table:table-cell table:style-name="ce42" office:value-type="string" calcext:value-type="string">
            <text:p>0xB4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0</text:p>
          </table:table-cell>
          <table:table-cell/>
          <table:table-cell table:formula="of:=[.D265]&amp;&quot;  --  &quot;&amp;[.E265]" office:value-type="string" office:string-value="LFS  --  Load File from Memory (Short-Displaced) per transfer     " calcext:value-type="string">
            <text:p>LFS <text:s/>-- <text:s/>Load File from Memory (Short-Displac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FS</text:p>
          </table:table-cell>
          <table:table-cell table:style-name="ce21" office:value-type="string" calcext:value-type="string">
            <text:p>Store flle in Memory (Short-Displaced) <text:s text:c="6"/></text:p>
          </table:table-cell>
          <table:table-cell table:style-name="ce42" office:value-type="string" calcext:value-type="string">
            <text:p>0xB5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4</text:p>
          </table:table-cell>
          <table:table-cell/>
          <table:table-cell table:formula="of:=[.D266]&amp;&quot;  --  &quot;&amp;[.E266]" office:value-type="string" office:string-value="SFS  --  Store flle in Memory (Short-Displaced)       " calcext:value-type="string">
            <text:p>SFS <text:s/>-- <text:s/>Store flle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IRM</text:p>
          </table:table-cell>
          <table:table-cell table:style-name="ce21" office:value-type="string" calcext:value-type="string">
            <text:p>Interchange Register and Memory <text:s text:c="7"/></text:p>
          </table:table-cell>
          <table:table-cell table:style-name="ce42" office:value-type="string" calcext:value-type="string">
            <text:p>0xB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267]&amp;&quot;  --  &quot;&amp;[.E267]" office:value-type="string" office:string-value="IRM  --  Interchange Register and Memory        " calcext:value-type="string">
            <text:p>IRM <text:s/>-- <text:s/>Interchange Register and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IRR</text:p>
          </table:table-cell>
          <table:table-cell table:style-name="ce21" office:value-type="string" calcext:value-type="string">
            <text:p>Interchange Register and Register <text:s text:c="3"/>- <text:s text:c="3"/></text:p>
          </table:table-cell>
          <table:table-cell table:style-name="ce42" office:value-type="string" calcext:value-type="string">
            <text:p>0xB7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268]&amp;&quot;  --  &quot;&amp;[.E268]" office:value-type="string" office:string-value="IRR  --  Interchange Register and Register    -    " calcext:value-type="string">
            <text:p>IRR <text:s/>-- <text:s/>Interchange Register and Register <text:s text:c="3"/>-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X</text:p>
          </table:table-cell>
          <table:table-cell table:style-name="ce21" office:value-type="string" calcext:value-type="string">
            <text:p>Multiply Register by Memory (Short-Indexed) <text:s text:c="6"/></text:p>
          </table:table-cell>
          <table:table-cell table:style-name="ce42" office:value-type="string" calcext:value-type="string">
            <text:p>0xB8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69]&amp;&quot;  --  &quot;&amp;[.E269]" office:value-type="string" office:string-value="MPX  --  Multiply Register by Memory (Short-Indexed)       " calcext:value-type="string">
            <text:p>MPX <text:s/>-- <text:s/>Multiply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X</text:p>
          </table:table-cell>
          <table:table-cell table:style-name="ce21" office:value-type="string" calcext:value-type="string">
            <text:p>Divide Register by Memory (Short-Indexed) <text:s text:c="6"/></text:p>
          </table:table-cell>
          <table:table-cell table:style-name="ce42" office:value-type="string" calcext:value-type="string">
            <text:p>0xB9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70]&amp;&quot;  --  &quot;&amp;[.E270]" office:value-type="string" office:string-value="DVX  --  Divide Register by Memory (Short-Indexed)       " calcext:value-type="string">
            <text:p>DVX <text:s/>-- <text:s/>Divide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PLM</text:p>
          </table:table-cell>
          <table:table-cell table:style-name="ce21" office:value-type="string" calcext:value-type="string">
            <text:p>Pull Register(s) from Memory LIFO Stock <text:s text:c="5"/></text:p>
          </table:table-cell>
          <table:table-cell table:style-name="ce42" office:value-type="string" calcext:value-type="string">
            <text:p>0xBA</text:p>
          </table:table-cell>
          <table:table-cell table:style-name="ce42"/>
          <table:table-cell table:style-name="ce21"/>
          <table:table-cell table:style-name="ce21" office:value-type="float" office:value="3.5" calcext:value-type="float">
            <text:p>3.5</text:p>
          </table:table-cell>
          <table:table-cell table:style-name="ce21" office:value-type="string" calcext:value-type="string">
            <text:p>+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6</text:p>
          </table:table-cell>
          <table:table-cell/>
          <table:table-cell table:formula="of:=[.D271]&amp;&quot;  --  &quot;&amp;[.E271]" office:value-type="string" office:string-value="PLM  --  Pull Register(s) from Memory LIFO Stock      " calcext:value-type="string">
            <text:p>PLM <text:s/>-- <text:s/>Pull Register(s) from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PSM</text:p>
          </table:table-cell>
          <table:table-cell table:style-name="ce21" office:value-type="string" calcext:value-type="string">
            <text:p>Pull Register(s) into Memory LIFO Stock <text:s text:c="5"/></text:p>
          </table:table-cell>
          <table:table-cell table:style-name="ce42" office:value-type="string" calcext:value-type="string">
            <text:p>0xBB</text:p>
          </table:table-cell>
          <table:table-cell table:style-name="ce42"/>
          <table:table-cell table:style-name="ce21"/>
          <table:table-cell table:style-name="ce21" office:value-type="float" office:value="2.6" calcext:value-type="float">
            <text:p>2.6</text:p>
          </table:table-cell>
          <table:table-cell table:style-name="ce21" office:value-type="string" calcext:value-type="string">
            <text:p>+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5</text:p>
          </table:table-cell>
          <table:table-cell/>
          <table:table-cell table:formula="of:=[.D272]&amp;&quot;  --  &quot;&amp;[.E272]" office:value-type="string" office:string-value="PSM  --  Pull Register(s) into Memory LIFO Stock      " calcext:value-type="string">
            <text:p>PSM <text:s/>-- <text:s/>Pull Register(s) into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FX</text:p>
          </table:table-cell>
          <table:table-cell table:style-name="ce21" office:value-type="string" calcext:value-type="string">
            <text:p>Load file from Memory (Short-Indexed) per transfer <text:s text:c="4"/></text:p>
          </table:table-cell>
          <table:table-cell table:style-name="ce42" office:value-type="string" calcext:value-type="string">
            <text:p>0xBC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4" office:value-type="string" calcext:value-type="string">
            <text:p>0.22-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0</text:p>
          </table:table-cell>
          <table:table-cell/>
          <table:table-cell table:formula="of:=[.D273]&amp;&quot;  --  &quot;&amp;[.E273]" office:value-type="string" office:string-value="LFX  --  Load file from Memory (Short-Indexed) per transfer     " calcext:value-type="string">
            <text:p>LFX <text:s/>-- <text:s/>Load file from Memory (Short-Index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AM</text:p>
          </table:table-cell>
          <table:table-cell table:style-name="ce21" office:value-type="string" calcext:value-type="string">
            <text:p>Load Register from (Actual) Memory <text:s text:c="6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21"/>
          <table:table-cell table:style-name="ce21" office:value-type="float" office:value="2.1" calcext:value-type="float">
            <text:p>2.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2</text:p>
          </table:table-cell>
          <table:table-cell/>
          <table:table-cell table:formula="of:=[.D274]&amp;&quot;  --  &quot;&amp;[.E274]" office:value-type="string" office:string-value="LDAM  --  Load Register from (Actual) Memory       " calcext:value-type="string">
            <text:p>LDAM <text:s/>-- <text:s/>Load Register from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VM</text:p>
          </table:table-cell>
          <table:table-cell table:style-name="ce21" office:value-type="string" calcext:value-type="string">
            <text:p>Load Register from Memory (Via Map Image) <text:s text:c="4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9</text:p>
          </table:table-cell>
          <table:table-cell/>
          <table:table-cell table:formula="of:=[.D275]&amp;&quot;  --  &quot;&amp;[.E275]" office:value-type="string" office:string-value="LDVM  --  Load Register from Memory (Via Map Image)     " calcext:value-type="string">
            <text:p>LDVM <text:s/>-- <text:s/>Load Register from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MM</text:p>
          </table:table-cell>
          <table:table-cell table:style-name="ce21" office:value-type="string" calcext:value-type="string">
            <text:p>Add Register to Memory <text:s text:c="7"/></text:p>
          </table:table-cell>
          <table:table-cell table:style-name="ce42" office:value-type="string" calcext:value-type="string">
            <text:p>0xC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276]&amp;&quot;  --  &quot;&amp;[.E276]" office:value-type="string" office:string-value="ADMM  --  Add Register to Memory        " calcext:value-type="string">
            <text:p>ADMM <text:s/>-- <text:s/>Add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MM</text:p>
          </table:table-cell>
          <table:table-cell table:style-name="ce21" office:value-type="string" calcext:value-type="string">
            <text:p>Extract Register from Memory <text:s text:c="7"/></text:p>
          </table:table-cell>
          <table:table-cell table:style-name="ce42" office:value-type="string" calcext:value-type="string">
            <text:p>0xC1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7</text:p>
          </table:table-cell>
          <table:table-cell/>
          <table:table-cell table:formula="of:=[.D277]&amp;&quot;  --  &quot;&amp;[.E277]" office:value-type="string" office:string-value="ETMM  --  Extract Register from Memory        " calcext:value-type="string">
            <text:p>ETMM <text:s/>-- <text:s/>Extract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MM</text:p>
          </table:table-cell>
          <table:table-cell table:style-name="ce21" office:value-type="string" calcext:value-type="string">
            <text:p>OR Register to Memory <text:s text:c="7"/></text:p>
          </table:table-cell>
          <table:table-cell table:style-name="ce42" office:value-type="string" calcext:value-type="string">
            <text:p>0xC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278]&amp;&quot;  --  &quot;&amp;[.E278]" office:value-type="string" office:string-value="ORMM  --  OR Register to Memory        " calcext:value-type="string">
            <text:p>ORMM <text:s/>-- <text:s/>OR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M</text:p>
          </table:table-cell>
          <table:table-cell table:style-name="ce21" office:value-type="string" calcext:value-type="string">
            <text:p>Compare Register with Memory <text:s text:c="7"/></text:p>
          </table:table-cell>
          <table:table-cell table:style-name="ce42" office:value-type="string" calcext:value-type="string">
            <text:p>0xC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279]&amp;&quot;  --  &quot;&amp;[.E279]" office:value-type="string" office:string-value="CRM  --  Compare Register with Memory        " calcext:value-type="string">
            <text:p>CRM <text:s/>-- <text:s/>Compare Register with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MB</text:p>
          </table:table-cell>
          <table:table-cell table:style-name="ce21" office:value-type="string" calcext:value-type="string">
            <text:p>Add Register to Memory and Branch if Nonzero <text:s text:c="5"/></text:p>
          </table:table-cell>
          <table:table-cell table:style-name="ce42" office:value-type="string" calcext:value-type="string">
            <text:p>0xC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280]&amp;&quot;  --  &quot;&amp;[.E280]" office:value-type="string" office:string-value="ADMB  --  Add Register to Memory and Branch if Nonzero      " calcext:value-type="string">
            <text:p>ADMB <text:s/>-- <text:s/>Add Register to Memory and Branch if Nonzero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MB</text:p>
          </table:table-cell>
          <table:table-cell table:style-name="ce21" office:value-type="string" calcext:value-type="string">
            <text:p>Extract Register from Memory and Branch if Nonzero <text:s text:c="3"/></text:p>
          </table:table-cell>
          <table:table-cell table:style-name="ce42" office:value-type="string" calcext:value-type="string">
            <text:p>0xC5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7</text:p>
          </table:table-cell>
          <table:table-cell/>
          <table:table-cell table:formula="of:=[.D281]&amp;&quot;  --  &quot;&amp;[.E281]" office:value-type="string" office:string-value="ETMB  --  Extract Register from Memory and Branch if Nonzero    " calcext:value-type="string">
            <text:p>ETMB <text:s/>-- <text:s/>Extract Register from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RMB</text:p>
          </table:table-cell>
          <table:table-cell table:style-name="ce21" office:value-type="string" calcext:value-type="string">
            <text:p>Test Register and Memory and Branch if any Ones Compare <text:s/></text:p>
          </table:table-cell>
          <table:table-cell table:style-name="ce42" office:value-type="string" calcext:value-type="string">
            <text:p>0xC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282]&amp;&quot;  --  &quot;&amp;[.E282]" office:value-type="string" office:string-value="TRMB  --  Test Register and Memory and Branch if any Ones Compare  " calcext:value-type="string">
            <text:p>TRMB <text:s/>-- <text:s/>Test Register and Memory and Branch if any Ones Compare <text:s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MB</text:p>
          </table:table-cell>
          <table:table-cell table:style-name="ce21" office:value-type="string" calcext:value-type="string">
            <text:p>Compare Register with Memory and Branch Equal or Less <text:s text:c="2"/></text:p>
          </table:table-cell>
          <table:table-cell table:style-name="ce42" office:value-type="string" calcext:value-type="string">
            <text:p>0xC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1</text:p>
          </table:table-cell>
          <table:table-cell/>
          <table:table-cell table:formula="of:=[.D283]&amp;&quot;  --  &quot;&amp;[.E283]" office:value-type="string" office:string-value="CRMB  --  Compare Register with Memory and Branch Equal or Less   " calcext:value-type="string">
            <text:p>CRMB <text:s/>-- <text:s/>Compare Register with Memory and Branch Equal or Less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RD(DAR)</text:p>
          </table:table-cell>
          <table:table-cell table:style-name="ce21" office:value-type="string" calcext:value-type="string">
            <text:p>Add Double-Register to Double-Register <text:s text:c="7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284]&amp;&quot;  --  &quot;&amp;[.E284]" office:value-type="string" office:string-value="ADRD(DAR)  --  Add Double-Register to Double-Register        " calcext:value-type="string">
            <text:p>ADRD(DAR) <text:s/>-- <text:s/>Add Double-Register to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MD</text:p>
          </table:table-cell>
          <table:table-cell table:style-name="ce21" office:value-type="string" calcext:value-type="string">
            <text:p>Add Memory Doubleword to Double- Register <text:s text:c="5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1</text:p>
          </table:table-cell>
          <table:table-cell/>
          <table:table-cell table:formula="of:=[.D285]&amp;&quot;  --  &quot;&amp;[.E285]" office:value-type="string" office:string-value="ADMD  --  Add Memory Doubleword to Double- Register      " calcext:value-type="string">
            <text:p>ADMD <text:s/>-- <text:s/>Add Memory Doubleword to Double-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RD</text:p>
          </table:table-cell>
          <table:table-cell table:style-name="ce21" office:value-type="string" calcext:value-type="string">
            <text:p>Subtract Double-Register from Double-Register <text:s text:c="7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286]&amp;&quot;  --  &quot;&amp;[.E286]" office:value-type="string" office:string-value="SURD  --  Subtract Double-Register from Double-Register        " calcext:value-type="string">
            <text:p>SURD <text:s/>-- <text:s/>Subtract Double-Register from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MD</text:p>
          </table:table-cell>
          <table:table-cell table:style-name="ce21" office:value-type="string" calcext:value-type="string">
            <text:p>Subtract Memory Doubleword from Double-Register <text:s text:c="6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287]&amp;&quot;  --  &quot;&amp;[.E287]" office:value-type="string" office:string-value="SUMD  --  Subtract Memory Doubleword from Double-Register       " calcext:value-type="string">
            <text:p>SUMD <text:s/>-- <text:s/>Subtract Memory Doubleword from Double-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S</text:p>
          </table:table-cell>
          <table:table-cell table:style-name="ce21" office:value-type="string" calcext:value-type="string">
            <text:p>Set Register if Condition Code N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88]&amp;&quot;  --  &quot;&amp;[.E288]" office:value-type="string" office:string-value="SRNS  --  Set Register if Condition Code N Set     " calcext:value-type="string">
            <text:p>SRNS <text:s/>-- <text:s/>Set Register if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ZS</text:p>
          </table:table-cell>
          <table:table-cell table:style-name="ce21" office:value-type="string" calcext:value-type="string">
            <text:p>Set Register if Condition Code Z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89]&amp;&quot;  --  &quot;&amp;[.E289]" office:value-type="string" office:string-value="SRZS  --  Set Register if Condition Code Z Set     " calcext:value-type="string">
            <text:p>SRZS <text:s/>-- <text:s/>Set Register if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OS</text:p>
          </table:table-cell>
          <table:table-cell table:style-name="ce21" office:value-type="string" calcext:value-type="string">
            <text:p>Set Register if Condition Code O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0]&amp;&quot;  --  &quot;&amp;[.E290]" office:value-type="string" office:string-value="SROS  --  Set Register if Condition Code O Set     " calcext:value-type="string">
            <text:p>SROS <text:s/>-- <text:s/>Set Register if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CS</text:p>
          </table:table-cell>
          <table:table-cell table:style-name="ce21" office:value-type="string" calcext:value-type="string">
            <text:p>Set Register if Code C Set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1]&amp;&quot;  --  &quot;&amp;[.E291]" office:value-type="string" office:string-value="SRCS  --  Set Register if Code C Set      " calcext:value-type="string">
            <text:p>SRCS <text:s/>-- <text:s/>Set Register if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LS</text:p>
          </table:table-cell>
          <table:table-cell table:style-name="ce21" office:value-type="string" calcext:value-type="string">
            <text:p>Set Register on Less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2]&amp;&quot;  --  &quot;&amp;[.E292]" office:value-type="string" office:string-value="SRLS  --  Set Register on Less than Condition      " calcext:value-type="string">
            <text:p>SRLS <text:s/>-- <text:s/>Set Register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LE</text:p>
          </table:table-cell>
          <table:table-cell table:style-name="ce21" office:value-type="string" calcext:value-type="string">
            <text:p>Set Register on Less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3]&amp;&quot;  --  &quot;&amp;[.E293]" office:value-type="string" office:string-value="SRLE  --  Set Register on Less than or Equal Condition    " calcext:value-type="string">
            <text:p>SRLE <text:s/>-- <text:s/>Set Register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HI</text:p>
          </table:table-cell>
          <table:table-cell table:style-name="ce21" office:value-type="string" calcext:value-type="string">
            <text:p>Set Register on Magnitude Higher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3</text:p>
          </table:table-cell>
          <table:table-cell/>
          <table:table-cell table:formula="of:=[.D294]&amp;&quot;  --  &quot;&amp;[.E294]" office:value-type="string" office:string-value="SRHI  --  Set Register on Magnitude Higher Condition      " calcext:value-type="string">
            <text:p>SRHI <text:s/>-- <text:s/>Set Register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R</text:p>
          </table:table-cell>
          <table:table-cell table:style-name="ce21" office:value-type="string" calcext:value-type="string">
            <text:p>Set Register if Condition Code N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95]&amp;&quot;  --  &quot;&amp;[.E295]" office:value-type="string" office:string-value="SRNR  --  Set Register if Condition Code N Reset     " calcext:value-type="string">
            <text:p>SRNR <text:s/>-- <text:s/>Set Register if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ZR</text:p>
          </table:table-cell>
          <table:table-cell table:style-name="ce21" office:value-type="string" calcext:value-type="string">
            <text:p>Set Register if Condition Code Z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96]&amp;&quot;  --  &quot;&amp;[.E296]" office:value-type="string" office:string-value="SRZR  --  Set Register if Condition Code Z Reset     " calcext:value-type="string">
            <text:p>SRZR <text:s/>-- <text:s/>Set Register if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OR</text:p>
          </table:table-cell>
          <table:table-cell table:style-name="ce21" office:value-type="string" calcext:value-type="string">
            <text:p>Set Register if Condition Code O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7]&amp;&quot;  --  &quot;&amp;[.E297]" office:value-type="string" office:string-value="SROR  --  Set Register if Condition Code O Reset     " calcext:value-type="string">
            <text:p>SROR <text:s/>-- <text:s/>Set Register if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CR</text:p>
          </table:table-cell>
          <table:table-cell table:style-name="ce21" office:value-type="string" calcext:value-type="string">
            <text:p>Set Register if Condition Code C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8]&amp;&quot;  --  &quot;&amp;[.E298]" office:value-type="string" office:string-value="SRCR  --  Set Register if Condition Code C Reset     " calcext:value-type="string">
            <text:p>SRCR <text:s/>-- <text:s/>Set Register if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GE</text:p>
          </table:table-cell>
          <table:table-cell table:style-name="ce21" office:value-type="string" calcext:value-type="string">
            <text:p>Set Register on Greater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2" calcext:value-type="float">
            <text:p>12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9]&amp;&quot;  --  &quot;&amp;[.E299]" office:value-type="string" office:string-value="SRGE  --  Set Register on Greater than or Equal Condition    " calcext:value-type="string">
            <text:p>SRGE <text:s/>-- <text:s/>Set Register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GT</text:p>
          </table:table-cell>
          <table:table-cell table:style-name="ce21" office:value-type="string" calcext:value-type="string">
            <text:p>Set Register on Greater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300]&amp;&quot;  --  &quot;&amp;[.E300]" office:value-type="string" office:string-value="SRGT  --  Set Register on Greater than Condition      " calcext:value-type="string">
            <text:p>SRGT <text:s/>-- <text:s/>Set Register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H</text:p>
          </table:table-cell>
          <table:table-cell table:style-name="ce21" office:value-type="string" calcext:value-type="string">
            <text:p>Set Register on Magnitude not Higher Condition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3</text:p>
          </table:table-cell>
          <table:table-cell/>
          <table:table-cell table:formula="of:=[.D301]&amp;&quot;  --  &quot;&amp;[.E301]" office:value-type="string" office:string-value="SRNH  --  Set Register on Magnitude not Higher Condition     " calcext:value-type="string">
            <text:p>SRNH <text:s/>-- <text:s/>Set Register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SBM</text:p>
          </table:table-cell>
          <table:table-cell table:style-name="ce21" office:value-type="string" calcext:value-type="string">
            <text:p>Test and Set Bit Memory <text:s text:c="6"/></text:p>
          </table:table-cell>
          <table:table-cell table:style-name="ce43" office:value-type="string" calcext:value-type="string">
            <text:p>0xCC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/>
          <table:table-cell table:style-name="ce21" table:number-columns-repeated="3"/>
          <table:table-cell table:style-name="ce21" office:value-type="string" calcext:value-type="string">
            <text:p>9-99</text:p>
          </table:table-cell>
          <table:table-cell/>
          <table:table-cell table:formula="of:=[.D302]&amp;&quot;  --  &quot;&amp;[.E302]" office:value-type="string" office:string-value="TSBM  --  Test and Set Bit Memory       " calcext:value-type="string">
            <text:p>TSBM <text:s/>-- <text:s/>Test and Set Bit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MD</text:p>
          </table:table-cell>
          <table:table-cell table:style-name="ce21" office:value-type="string" calcext:value-type="string">
            <text:p>Load Double-Register from Memory Doubleword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03]&amp;&quot;  --  &quot;&amp;[.E303]" office:value-type="string" office:string-value="LDMD  --  Load Double-Register from Memory Doubleword       " calcext:value-type="string">
            <text:p>LDMD <text:s/>-- <text:s/>Load Double-Register from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RRD</text:p>
          </table:table-cell>
          <table:table-cell table:style-name="ce21" office:value-type="string" calcext:value-type="string">
            <text:p>Transfer Double-Register to Double- Register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304]&amp;&quot;  --  &quot;&amp;[.E304]" office:value-type="string" office:string-value="TRRD  --  Transfer Double-Register to Double- Register       " calcext:value-type="string">
            <text:p>TRRD <text:s/>-- <text:s/>Transfer Double-Register to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LM</text:p>
          </table:table-cell>
          <table:table-cell table:style-name="ce21" office:value-type="string" calcext:value-type="string">
            <text:p>Clear Memory <text:s text:c="9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1</text:p>
          </table:table-cell>
          <table:table-cell/>
          <table:table-cell table:formula="of:=[.D305]&amp;&quot;  --  &quot;&amp;[.E305]" office:value-type="string" office:string-value="CLM  --  Clear Memory          " calcext:value-type="string">
            <text:p>CLM <text:s/>-- <text:s/>Clear Memory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LMD</text:p>
          </table:table-cell>
          <table:table-cell table:style-name="ce21" office:value-type="string" calcext:value-type="string">
            <text:p>Clear Memory Doubleword <text:s text:c="8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1</text:p>
          </table:table-cell>
          <table:table-cell/>
          <table:table-cell table:formula="of:=[.D306]&amp;&quot;  --  &quot;&amp;[.E306]" office:value-type="string" office:string-value="CLMD  --  Clear Memory Doubleword         " calcext:value-type="string">
            <text:p>CLMD <text:s/>-- <text:s/>Clear Memory Doubleword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MD</text:p>
          </table:table-cell>
          <table:table-cell table:style-name="ce21" office:value-type="string" calcext:value-type="string">
            <text:p>Store Double-Register into Memory Double-Word <text:s text:c="6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307]&amp;&quot;  --  &quot;&amp;[.E307]" office:value-type="string" office:string-value="STMD  --  Store Double-Register into Memory Double-Word       " calcext:value-type="string">
            <text:p>STMD <text:s/>-- <text:s/>Store Double-Register into Memory Doub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RD</text:p>
          </table:table-cell>
          <table:table-cell table:style-name="ce21" office:value-type="string" calcext:value-type="string">
            <text:p>Compare Double-Register with Double Register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308]&amp;&quot;  --  &quot;&amp;[.E308]" office:value-type="string" office:string-value="CRRD  --  Compare Double-Register with Double Register       " calcext:value-type="string">
            <text:p>CRRD <text:s/>-- <text:s/>Compare Double-Register with Doub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MD</text:p>
          </table:table-cell>
          <table:table-cell table:style-name="ce21" office:value-type="string" calcext:value-type="string">
            <text:p>Compare Double-Register with Memory Doubleword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09]&amp;&quot;  --  &quot;&amp;[.E309]" office:value-type="string" office:string-value="CRMD  --  Compare Double-Register with Memory Doubleword       " calcext:value-type="string">
            <text:p>CRMD <text:s/>-- <text:s/>Compare Double-Register with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SM</text:p>
          </table:table-cell>
          <table:table-cell table:style-name="ce21" office:value-type="string" calcext:value-type="string">
            <text:p>Add Register to Memory (Short-Displaced) <text:s text:c="6"/></text:p>
          </table:table-cell>
          <table:table-cell table:style-name="ce42" office:value-type="string" calcext:value-type="string">
            <text:p>0xD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310]&amp;&quot;  --  &quot;&amp;[.E310]" office:value-type="string" office:string-value="ADSM  --  Add Register to Memory (Short-Displaced)       " calcext:value-type="string">
            <text:p>ADSM <text:s/>-- <text:s/>Add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SM</text:p>
          </table:table-cell>
          <table:table-cell table:style-name="ce21" office:value-type="string" calcext:value-type="string">
            <text:p>Extract Register from Memory (Short- Displaced) <text:s text:c="5"/></text:p>
          </table:table-cell>
          <table:table-cell table:style-name="ce41" office:value-type="string" calcext:value-type="string">
            <text:p>0xD1</text:p>
          </table:table-cell>
          <table:table-cell table:style-name="ce4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8</text:p>
          </table:table-cell>
          <table:table-cell/>
          <table:table-cell table:formula="of:=[.D311]&amp;&quot;  --  &quot;&amp;[.E311]" office:value-type="string" office:string-value="ETSM  --  Extract Register from Memory (Short- Displaced)      " calcext:value-type="string">
            <text:p>ETSM <text:s/>-- <text:s/>Extract Register from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SM</text:p>
          </table:table-cell>
          <table:table-cell table:style-name="ce21" office:value-type="string" calcext:value-type="string">
            <text:p>OR Register to Memory (Short-Displaced) <text:s text:c="6"/></text:p>
          </table:table-cell>
          <table:table-cell table:style-name="ce42" office:value-type="string" calcext:value-type="string">
            <text:p>0xD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312]&amp;&quot;  --  &quot;&amp;[.E312]" office:value-type="string" office:string-value="ORSM  --  OR Register to Memory (Short-Displaced)       " calcext:value-type="string">
            <text:p>ORSM <text:s/>-- <text:s/>OR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S</text:p>
          </table:table-cell>
          <table:table-cell table:style-name="ce21" office:value-type="string" calcext:value-type="string">
            <text:p>Compare Register with Memory <text:s/>(Short-Displaced) <text:s text:c="5"/></text:p>
          </table:table-cell>
          <table:table-cell table:style-name="ce42" office:value-type="string" calcext:value-type="string">
            <text:p>0xD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313]&amp;&quot;  --  &quot;&amp;[.E313]" office:value-type="string" office:string-value="CRS  --  Compare Register with Memory  (Short-Displaced)      " calcext:value-type="string">
            <text:p>CRS <text:s/>-- <text:s/>Compare Register with Memory <text:s/>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SB</text:p>
          </table:table-cell>
          <table:table-cell table:style-name="ce21" office:value-type="string" calcext:value-type="string">
            <text:p>Add Register to Memory (Short-Displaced) and Branch if Nonzero <text:s text:c="2"/></text:p>
          </table:table-cell>
          <table:table-cell table:style-name="ce42" office:value-type="string" calcext:value-type="string">
            <text:p>0xD4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314]&amp;&quot;  --  &quot;&amp;[.E314]" office:value-type="string" office:string-value="ADSB  --  Add Register to Memory (Short-Displaced) and Branch if Nonzero   " calcext:value-type="string">
            <text:p>ADSB <text:s/>-- <text:s/>Add Register to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SB</text:p>
          </table:table-cell>
          <table:table-cell table:style-name="ce21" office:value-type="string" calcext:value-type="string">
            <text:p>Extract Register from Memory (Short- Displaced) and Branch if Nonzero <text:s/></text:p>
          </table:table-cell>
          <table:table-cell table:style-name="ce42" office:value-type="string" calcext:value-type="string">
            <text:p>0xD5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15]&amp;&quot;  --  &quot;&amp;[.E315]" office:value-type="string" office:string-value="ETSB  --  Extract Register from Memory (Short- Displaced) and Branch if Nonzero  " calcext:value-type="string">
            <text:p>ETSB <text:s/>-- <text:s/>Extract Register from Memory (Short- Displaced)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RSB</text:p>
          </table:table-cell>
          <table:table-cell table:style-name="ce21" office:value-type="string" calcext:value-type="string">
            <text:p>Test Register and Memory (Short- Displaced) <text:s/>and Branch if any ones Compare <text:s text:c="2"/></text:p>
          </table:table-cell>
          <table:table-cell table:style-name="ce42" office:value-type="string" calcext:value-type="string">
            <text:p>0xD6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316]&amp;&quot;  --  &quot;&amp;[.E316]" office:value-type="string" office:string-value="TRSB  --  Test Register and Memory (Short- Displaced)  and Branch if any ones Compare   " calcext:value-type="string">
            <text:p>TRSB <text:s/>-- <text:s/>Test Register and Memory (Short- Displaced) <text:s/>and Branch if any ones Compar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SB</text:p>
          </table:table-cell>
          <table:table-cell table:style-name="ce21" office:value-type="string" calcext:value-type="string">
            <text:p>Compare Register with Memory (Short- Displaced) and Branch if Equal or Less</text:p>
          </table:table-cell>
          <table:table-cell table:style-name="ce42" office:value-type="string" calcext:value-type="string">
            <text:p>0xD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2</text:p>
          </table:table-cell>
          <table:table-cell/>
          <table:table-cell table:formula="of:=[.D317]&amp;&quot;  --  &quot;&amp;[.E317]" office:value-type="string" office:string-value="CRSB  --  Compare Register with Memory (Short- Displaced) and Branch if Equal or Less" calcext:value-type="string">
            <text:p>CRSB <text:s/>-- <text:s/>Compare Register with Memory (Short- Displac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XM</text:p>
          </table:table-cell>
          <table:table-cell table:style-name="ce21" office:value-type="string" calcext:value-type="string">
            <text:p>Add Register to Memory (Short-Indexed) <text:s text:c="6"/></text:p>
          </table:table-cell>
          <table:table-cell table:style-name="ce42" office:value-type="string" calcext:value-type="string">
            <text:p>0xD8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5</text:p>
          </table:table-cell>
          <table:table-cell/>
          <table:table-cell table:formula="of:=[.D318]&amp;&quot;  --  &quot;&amp;[.E318]" office:value-type="string" office:string-value="ADXM  --  Add Register to Memory (Short-Indexed)       " calcext:value-type="string">
            <text:p>ADXM <text:s/>-- <text:s/>Add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XM</text:p>
          </table:table-cell>
          <table:table-cell table:style-name="ce21" office:value-type="string" calcext:value-type="string">
            <text:p>Extract Register from Memory (Short- Indexed) <text:s text:c="5"/></text:p>
          </table:table-cell>
          <table:table-cell table:style-name="ce42" office:value-type="string" calcext:value-type="string">
            <text:p>0xD9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19]&amp;&quot;  --  &quot;&amp;[.E319]" office:value-type="string" office:string-value="ETXM  --  Extract Register from Memory (Short- Indexed)      " calcext:value-type="string">
            <text:p>ETXM <text:s/>-- <text:s/>Extract Register from Memory (Short- 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XM</text:p>
          </table:table-cell>
          <table:table-cell table:style-name="ce21" office:value-type="string" calcext:value-type="string">
            <text:p>OR Register to Memory (Short-Indexed) <text:s text:c="6"/></text:p>
          </table:table-cell>
          <table:table-cell table:style-name="ce42" office:value-type="string" calcext:value-type="string">
            <text:p>0xD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320]&amp;&quot;  --  &quot;&amp;[.E320]" office:value-type="string" office:string-value="ORXM  --  OR Register to Memory (Short-Indexed)       " calcext:value-type="string">
            <text:p>ORXM <text:s/>-- <text:s/>OR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X</text:p>
          </table:table-cell>
          <table:table-cell table:style-name="ce21" office:value-type="string" calcext:value-type="string">
            <text:p>Compare Register with Memory (Short-Indexed) <text:s text:c="6"/></text:p>
          </table:table-cell>
          <table:table-cell table:style-name="ce42" office:value-type="string" calcext:value-type="string">
            <text:p>0xD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2</text:p>
          </table:table-cell>
          <table:table-cell/>
          <table:table-cell table:formula="of:=[.D321]&amp;&quot;  --  &quot;&amp;[.E321]" office:value-type="string" office:string-value="CRX  --  Compare Register with Memory (Short-Indexed)       " calcext:value-type="string">
            <text:p>CRX <text:s/>-- <text:s/>Compare Register with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XB</text:p>
          </table:table-cell>
          <table:table-cell table:style-name="ce21" office:value-type="string" calcext:value-type="string">
            <text:p>Add Register to Memory (Short-Indexed) and Branch if Nonzero <text:s text:c="2"/></text:p>
          </table:table-cell>
          <table:table-cell table:style-name="ce42" office:value-type="string" calcext:value-type="string">
            <text:p>0xDC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5</text:p>
          </table:table-cell>
          <table:table-cell/>
          <table:table-cell table:formula="of:=[.D322]&amp;&quot;  --  &quot;&amp;[.E322]" office:value-type="string" office:string-value="ADXB  --  Add Register to Memory (Short-Indexed) and Branch if Nonzero   " calcext:value-type="string">
            <text:p>ADXB <text:s/>-- <text:s/>Add Register to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XB</text:p>
          </table:table-cell>
          <table:table-cell table:style-name="ce21" office:value-type="string" calcext:value-type="string">
            <text:p>Extract Register from Memory Short- Indexed and Branch if Nonzero <text:s/></text:p>
          </table:table-cell>
          <table:table-cell table:style-name="ce42" office:value-type="string" calcext:value-type="string">
            <text:p>0xDD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23]&amp;&quot;  --  &quot;&amp;[.E323]" office:value-type="string" office:string-value="ETXB  --  Extract Register from Memory Short- Indexed and Branch if Nonzero  " calcext:value-type="string">
            <text:p>ETXB <text:s/>-- <text:s/>Extract Register from Memory Short- Indexed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RXB</text:p>
          </table:table-cell>
          <table:table-cell table:style-name="ce21" office:value-type="string" calcext:value-type="string">
            <text:p>Test Register and Memory (Short-Indexed) and Branch if any Ones Compare </text:p>
          </table:table-cell>
          <table:table-cell table:style-name="ce42" office:value-type="string" calcext:value-type="string">
            <text:p>0xD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324]&amp;&quot;  --  &quot;&amp;[.E324]" office:value-type="string" office:string-value="TRXB  --  Test Register and Memory (Short-Indexed) and Branch if any Ones Compare " calcext:value-type="string">
            <text:p>TRXB <text:s/>-- <text:s/>Test Register and Memory (Short-Indexed) and Branch if any Ones Compare 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XB</text:p>
          </table:table-cell>
          <table:table-cell table:style-name="ce21" office:value-type="string" calcext:value-type="string">
            <text:p>Compare Register with Memory (Short- Indexed) and Branch if Equal or Less</text:p>
          </table:table-cell>
          <table:table-cell table:style-name="ce42" office:value-type="string" calcext:value-type="string">
            <text:p>0xD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3</text:p>
          </table:table-cell>
          <table:table-cell/>
          <table:table-cell table:formula="of:=[.D325]&amp;&quot;  --  &quot;&amp;[.E325]" office:value-type="string" office:string-value="CRXB  --  Compare Register with Memory (Short- Indexed) and Branch if Equal or Less" calcext:value-type="string">
            <text:p>CRXB <text:s/>-- <text:s/>Compare Register with Memory (Short- Index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M</text:p>
          </table:table-cell>
          <table:table-cell table:style-name="ce21" office:value-type="string" calcext:value-type="string">
            <text:p>Add Memory to Register <text:s text:c="7"/></text:p>
          </table:table-cell>
          <table:table-cell table:style-name="ce42" office:value-type="string" calcext:value-type="string">
            <text:p>0xE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26]&amp;&quot;  --  &quot;&amp;[.E326]" office:value-type="string" office:string-value="ADM  --  Add Memory to Register        " calcext:value-type="string">
            <text:p>ADM <text:s/>-- <text:s/>Add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M</text:p>
          </table:table-cell>
          <table:table-cell table:style-name="ce21" office:value-type="string" calcext:value-type="string">
            <text:p>Subtract Memory from Register <text:s text:c="7"/></text:p>
          </table:table-cell>
          <table:table-cell table:style-name="ce42" office:value-type="string" calcext:value-type="string">
            <text:p>0xE1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327]&amp;&quot;  --  &quot;&amp;[.E327]" office:value-type="string" office:string-value="SUM  --  Subtract Memory from Register        " calcext:value-type="string">
            <text:p>SUM <text:s/>-- <text:s/>Sub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M</text:p>
          </table:table-cell>
          <table:table-cell table:style-name="ce21" office:value-type="string" calcext:value-type="string">
            <text:p>Extract Memory from Register <text:s text:c="7"/></text:p>
          </table:table-cell>
          <table:table-cell table:style-name="ce42" office:value-type="string" calcext:value-type="string">
            <text:p>0xE2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328]&amp;&quot;  --  &quot;&amp;[.E328]" office:value-type="string" office:string-value="ETM  --  Extract Memory from Register        " calcext:value-type="string">
            <text:p>ETM <text:s/>-- <text:s/>Ex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M</text:p>
          </table:table-cell>
          <table:table-cell table:style-name="ce21" office:value-type="string" calcext:value-type="string">
            <text:p>OR Memory to Register <text:s text:c="7"/></text:p>
          </table:table-cell>
          <table:table-cell table:style-name="ce42" office:value-type="string" calcext:value-type="string">
            <text:p>0xE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329]&amp;&quot;  --  &quot;&amp;[.E329]" office:value-type="string" office:string-value="ORM  --  OR Memory to Register        " calcext:value-type="string">
            <text:p>ORM <text:s/>-- <text:s/>OR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XOM</text:p>
          </table:table-cell>
          <table:table-cell table:style-name="ce21" office:value-type="string" calcext:value-type="string">
            <text:p>Exclusive OR Memory to Register <text:s text:c="6"/></text:p>
          </table:table-cell>
          <table:table-cell table:style-name="ce43" office:value-type="string" calcext:value-type="string">
            <text:p>0xE4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30]&amp;&quot;  --  &quot;&amp;[.E330]" office:value-type="string" office:string-value="XOM  --  Exclusive OR Memory to Register       " calcext:value-type="string">
            <text:p>XOM <text:s/>-- <text:s/>Exclusive OR Memory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M</text:p>
          </table:table-cell>
          <table:table-cell table:style-name="ce21" office:value-type="string" calcext:value-type="string">
            <text:p>Load Register from Memory <text:s text:c="7"/></text:p>
          </table:table-cell>
          <table:table-cell table:style-name="ce43" office:value-type="string" calcext:value-type="string">
            <text:p>0xE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</text:p>
          </table:table-cell>
          <table:table-cell/>
          <table:table-cell table:formula="of:=[.D331]&amp;&quot;  --  &quot;&amp;[.E331]" office:value-type="string" office:string-value="LDM  --  Load Register from Memory        " calcext:value-type="string">
            <text:p>LDM <text:s/>-- <text:s/>Load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M</text:p>
          </table:table-cell>
          <table:table-cell table:style-name="ce21" office:value-type="string" calcext:value-type="string">
            <text:p>Store Register in Memory <text:s text:c="7"/></text:p>
          </table:table-cell>
          <table:table-cell table:style-name="ce42" office:value-type="string" calcext:value-type="string">
            <text:p>0xE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32]&amp;&quot;  --  &quot;&amp;[.E332]" office:value-type="string" office:string-value="STM  --  Store Register in Memory        " calcext:value-type="string">
            <text:p>STM <text:s/>-- <text:s/>Store Register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M</text:p>
          </table:table-cell>
          <table:table-cell table:style-name="ce21" office:value-type="string" calcext:value-type="string">
            <text:p>Branch and Link 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33]&amp;&quot;  --  &quot;&amp;[.E333]" office:value-type="string" office:string-value="BLM  --  Branch and Link " calcext:value-type="string">
            <text:p>BLM <text:s/>-- <text:s/>Branch and Link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RU</text:p>
          </table:table-cell>
          <table:table-cell table:style-name="ce21" office:value-type="string" calcext:value-type="string">
            <text:p>Branch Unconditionally <text:s text:c="9"/>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03</text:p>
          </table:table-cell>
          <table:table-cell/>
          <table:table-cell table:formula="of:=[.D334]&amp;&quot;  --  &quot;&amp;[.E334]" office:value-type="string" office:string-value="BRU  --  Branch Unconditionally          " calcext:value-type="string">
            <text:p>BRU <text:s/>-- <text:s/>Branch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I</text:p>
          </table:table-cell>
          <table:table-cell table:style-name="ce21" office:value-type="string" calcext:value-type="string">
            <text:p>Add Memory (Immediate) to Register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35]&amp;&quot;  --  &quot;&amp;[.E335]" office:value-type="string" office:string-value="ADI  --  Add Memory (Immediate) to Register       " calcext:value-type="string">
            <text:p>ADI <text:s/>-- <text:s/>Add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ES</text:p>
          </table:table-cell>
          <table:table-cell table:style-name="ce21" office:value-type="string" calcext:value-type="string">
            <text:p>Load Immediate and Exten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38</text:p>
          </table:table-cell>
          <table:table-cell/>
          <table:table-cell table:formula="of:=[.D336]&amp;&quot;  --  &quot;&amp;[.E336]" office:value-type="string" office:string-value="LDES  --  Load Immediate and Extend Sign       " calcext:value-type="string">
            <text:p>LDES <text:s/>-- <text:s/>Load Immediate and Exten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ES</text:p>
          </table:table-cell>
          <table:table-cell table:style-name="ce21" office:value-type="string" calcext:value-type="string">
            <text:p>Add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38</text:p>
          </table:table-cell>
          <table:table-cell/>
          <table:table-cell table:formula="of:=[.D337]&amp;&quot;  --  &quot;&amp;[.E337]" office:value-type="string" office:string-value="ADES  --  Add Immediate with Extended Sign       " calcext:value-type="string">
            <text:p>ADES <text:s/>-- <text:s/>Add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ES</text:p>
          </table:table-cell>
          <table:table-cell table:style-name="ce21" office:value-type="string" calcext:value-type="string">
            <text:p>Subtract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338]&amp;&quot;  --  &quot;&amp;[.E338]" office:value-type="string" office:string-value="SUES  --  Subtract Immediate with Extended Sign       " calcext:value-type="string">
            <text:p>SUES <text:s/>-- <text:s/>Subtract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IES</text:p>
          </table:table-cell>
          <table:table-cell table:style-name="ce21" office:value-type="string" calcext:value-type="string">
            <text:p>Compare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339]&amp;&quot;  --  &quot;&amp;[.E339]" office:value-type="string" office:string-value="CIES  --  Compare Immediate with Extended Sign       " calcext:value-type="string">
            <text:p>CIES <text:s/>-- <text:s/>Compare Immediate with Extended Sign <text:s text:c="6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XI</text:p>
          </table:table-cell>
          <table:table-cell table:style-name="ce21" office:value-type="string" calcext:value-type="string">
            <text:p>Execut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19</text:p>
          </table:table-cell>
          <table:table-cell/>
          <table:table-cell table:formula="of:=[.D340]&amp;&quot;  --  &quot;&amp;[.E340]" office:value-type="string" office:string-value="EXI  --  Execute Immediate          " calcext:value-type="string">
            <text:p>EXI <text:s/>-- <text:s/>Execut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I</text:p>
          </table:table-cell>
          <table:table-cell table:style-name="ce21" office:value-type="string" calcext:value-type="string">
            <text:p>Multiply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341]&amp;&quot;  --  &quot;&amp;[.E341]" office:value-type="string" office:string-value="MPI  --  Multiply Immediate          " calcext:value-type="string">
            <text:p>MPI <text:s/>-- <text:s/>Multiply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I</text:p>
          </table:table-cell>
          <table:table-cell table:style-name="ce21" office:value-type="string" calcext:value-type="string">
            <text:p>Divid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5.4" calcext:value-type="float">
            <text:p>5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342]&amp;&quot;  --  &quot;&amp;[.E342]" office:value-type="string" office:string-value="DVI  --  Divide Immediate          " calcext:value-type="string">
            <text:p>DVI <text:s/>-- <text:s/>Divid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PMD</text:p>
          </table:table-cell>
          <table:table-cell table:style-name="ce21" office:value-type="string" calcext:value-type="string">
            <text:p>Enter Pipeline Mode of Executio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8</text:p>
          </table:table-cell>
          <table:table-cell/>
          <table:table-cell table:formula="of:=[.D343]&amp;&quot;  --  &quot;&amp;[.E343]" office:value-type="string" office:string-value="EPMD  --  Enter Pipeline Mode of Execution       " calcext:value-type="string">
            <text:p>EPMD <text:s/>-- <text:s/>Enter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Z</text:p>
          </table:table-cell>
          <table:table-cell table:style-name="ce21" office:value-type="string" calcext:value-type="string">
            <text:p>Compare Register to Zero <text:s text:c="7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44]&amp;&quot;  --  &quot;&amp;[.E344]" office:value-type="string" office:string-value="CRZ  --  Compare Register to Zero        " calcext:value-type="string">
            <text:p>CRZ <text:s/>-- <text:s/>Compare Register to Zero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ZD</text:p>
          </table:table-cell>
          <table:table-cell table:style-name="ce21" office:value-type="string" calcext:value-type="string">
            <text:p>Compare Double Register to Zero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45]&amp;&quot;  --  &quot;&amp;[.E345]" office:value-type="string" office:string-value="CRZD  --  Compare Double Register to Zero       " calcext:value-type="string">
            <text:p>CRZD <text:s/>-- <text:s/>Compare Double Register to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PMD</text:p>
          </table:table-cell>
          <table:table-cell table:style-name="ce21" office:value-type="string" calcext:value-type="string">
            <text:p>Exit Pipeline Mode of Execution <text:s text:c="6"/></text:p>
          </table:table-cell>
          <table:table-cell table:style-name="ce43" office:value-type="string" calcext:value-type="string">
            <text:p>0xE8</text:p>
          </table:table-cell>
          <table:table-cell table:style-name="ce42" office:value-type="float" office:value="11" calcext:value-type="float">
            <text:p>11</text:p>
          </table:table-cell>
          <table:table-cell table:style-name="ce21" table:number-columns-repeated="7"/>
          <table:table-cell table:number-columns-repeated="2"/>
          <table:table-cell table:formula="of:=[.D346]&amp;&quot;  --  &quot;&amp;[.E346]" office:value-type="string" office:string-value="XPMD  --  Exit Pipeline Mode of Execution       " calcext:value-type="string">
            <text:p>XPMD <text:s/>-- <text:s/>Exit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IL</text:p>
          </table:table-cell>
          <table:table-cell table:style-name="ce21" office:value-type="string" calcext:value-type="string">
            <text:p>Loop Termination with Indirectly Addressed Control Variable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2" calcext:value-type="float">
            <text:p>12</text:p>
          </table:table-cell>
          <table:table-cell table:style-name="ce21"/>
          <table:table-cell table:style-name="ce21"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4</text:p>
          </table:table-cell>
          <table:table-cell/>
          <table:table-cell table:formula="of:=[.D347]&amp;&quot;  --  &quot;&amp;[.E347]" office:value-type="string" office:string-value="LTIL  --  Loop Termination with Indirectly Addressed Control Variable and Literal Terminal Value " calcext:value-type="string">
            <text:p>LTIL <text:s/>-- <text:s/>Loop Termination with Indirectly Addressed Control Variable and Literal Terminal Value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DL</text:p>
          </table:table-cell>
          <table:table-cell table:style-name="ce21" office:value-type="string" calcext:value-type="string">
            <text:p>Loop Termination with Directly Addressed Control- Variable-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3</text:p>
          </table:table-cell>
          <table:table-cell/>
          <table:table-cell table:formula="of:=[.D348]&amp;&quot;  --  &quot;&amp;[.E348]" office:value-type="string" office:string-value="LTDL  --  Loop Termination with Directly Addressed Control- Variable- and Literal Terminal Value " calcext:value-type="string">
            <text:p>LTDL <text:s/>-- <text:s/>Loop Termination with Directly Addressed Control- Variable- and Literal Terminal Value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lD</text:p>
          </table:table-cell>
          <table:table-cell table:style-name="ce21" office:value-type="string" calcext:value-type="string">
            <text:p>Loop Termination with Indirectly Addressed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4</text:p>
          </table:table-cell>
          <table:table-cell/>
          <table:table-cell table:formula="of:=[.D349]&amp;&quot;  --  &quot;&amp;[.E349]" office:value-type="string" office:string-value="LTlD  --  Loop Termination with Indirectly Addressed Control Variable and Directly Addressed Terminal Value" calcext:value-type="string">
            <text:p>LTlD <text:s/>-- <text:s/>Loop Termination with Indirectly Addressed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DD</text:p>
          </table:table-cell>
          <table:table-cell table:style-name="ce21" office:value-type="string" calcext:value-type="string">
            <text:p>Loop Termination with Directly Addressed-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5" calcext:value-type="float">
            <text:p>15</text:p>
          </table:table-cell>
          <table:table-cell table:style-name="ce21"/>
          <table:table-cell table:style-name="ce21"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3</text:p>
          </table:table-cell>
          <table:table-cell/>
          <table:table-cell table:formula="of:=[.D350]&amp;&quot;  --  &quot;&amp;[.E350]" office:value-type="string" office:string-value="LTDD  --  Loop Termination with Directly Addressed- Control Variable and Directly Addressed Terminal Value" calcext:value-type="string">
            <text:p>LTDD <text:s/>-- <text:s/>Loop Termination with Directly Addressed-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I</text:p>
          </table:table-cell>
          <table:table-cell table:style-name="ce21" office:value-type="string" calcext:value-type="string">
            <text:p>Compare Register with Memory (Immediate)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351]&amp;&quot;  --  &quot;&amp;[.E351]" office:value-type="string" office:string-value="CRI  --  Compare Register with Memory (Immediate)       " calcext:value-type="string">
            <text:p>CRI <text:s/>-- <text:s/>Compare Register with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I</text:p>
          </table:table-cell>
          <table:table-cell table:style-name="ce21" office:value-type="string" calcext:value-type="string">
            <text:p>Subtract Memory (Immediate) from Register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52]&amp;&quot;  --  &quot;&amp;[.E352]" office:value-type="string" office:string-value="SUI  --  Subtract Memory (Immediate) from Register       " calcext:value-type="string">
            <text:p>SUI <text:s/>-- <text:s/>Sub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I</text:p>
          </table:table-cell>
          <table:table-cell table:style-name="ce21" office:value-type="string" calcext:value-type="string">
            <text:p>Extract Memory (Immediate) from Register <text:s text:c="6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353]&amp;&quot;  --  &quot;&amp;[.E353]" office:value-type="string" office:string-value="ETI  --  Extract Memory (Immediate) from Register       " calcext:value-type="string">
            <text:p>ETI <text:s/>-- <text:s/>Ex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ETI</text:p>
          </table:table-cell>
          <table:table-cell table:style-name="ce21" office:value-type="string" calcext:value-type="string">
            <text:p>Test Extract Memory (Immediate) from Register <text:s text:c="5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6</text:p>
          </table:table-cell>
          <table:table-cell/>
          <table:table-cell table:formula="of:=[.D354]&amp;&quot;  --  &quot;&amp;[.E354]" office:value-type="string" office:string-value="TETI  --  Test Extract Memory (Immediate) from Register      " calcext:value-type="string">
            <text:p>TETI <text:s/>-- <text:s/>Test Extract Memory (Immediate) from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I</text:p>
          </table:table-cell>
          <table:table-cell table:style-name="ce21" office:value-type="string" calcext:value-type="string">
            <text:p>OR Memory (Immediate) to Register <text:s text:c="6"/></text:p>
          </table:table-cell>
          <table:table-cell table:style-name="ce43" office:value-type="string" calcext:value-type="string">
            <text:p>0xEB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355]&amp;&quot;  --  &quot;&amp;[.E355]" office:value-type="string" office:string-value="ORI  --  OR Memory (Immediate) to Register       " calcext:value-type="string">
            <text:p>ORI <text:s/>-- <text:s/>OR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ORI</text:p>
          </table:table-cell>
          <table:table-cell table:style-name="ce21" office:value-type="string" calcext:value-type="string">
            <text:p>Test OR Memory (Immediate) to Register <text:s text:c="5"/></text:p>
          </table:table-cell>
          <table:table-cell table:style-name="ce42" office:value-type="string" calcext:value-type="string">
            <text:p>0xEB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71</text:p>
          </table:table-cell>
          <table:table-cell/>
          <table:table-cell table:formula="of:=[.D356]&amp;&quot;  --  &quot;&amp;[.E356]" office:value-type="string" office:string-value="TORI  --  Test OR Memory (Immediate) to Register      " calcext:value-type="string">
            <text:p>TORI <text:s/>-- <text:s/>Test OR Memory (Immediate)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XOI</text:p>
          </table:table-cell>
          <table:table-cell table:style-name="ce21" office:value-type="string" calcext:value-type="string">
            <text:p>Test Exclusive OR Memory (Immediate) to Register <text:s text:c="4"/></text:p>
          </table:table-cell>
          <table:table-cell table:style-name="ce42" office:value-type="string" calcext:value-type="string">
            <text:p>0xEC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6</text:p>
          </table:table-cell>
          <table:table-cell/>
          <table:table-cell table:formula="of:=[.D357]&amp;&quot;  --  &quot;&amp;[.E357]" office:value-type="string" office:string-value="TXOI  --  Test Exclusive OR Memory (Immediate) to Register     " calcext:value-type="string">
            <text:p>TXOI <text:s/>-- <text:s/>Test Exclusive OR Memory (Immediate)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I</text:p>
          </table:table-cell>
          <table:table-cell table:style-name="ce21" office:value-type="string" calcext:value-type="string">
            <text:p>Exclusive OR Memory to Register (Immediate) <text:s text:c="5"/></text:p>
          </table:table-cell>
          <table:table-cell table:style-name="ce43" office:value-type="string" calcext:value-type="string">
            <text:p>0xE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58]&amp;&quot;  --  &quot;&amp;[.E358]" office:value-type="string" office:string-value="XOI  --  Exclusive OR Memory to Register (Immediate)      " calcext:value-type="string">
            <text:p>XOI <text:s/>-- <text:s/>Exclusive OR Memory to Register (Immediate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I</text:p>
          </table:table-cell>
          <table:table-cell table:style-name="ce21" office:value-type="string" calcext:value-type="string">
            <text:p>Load Register from Memory (Immediate) <text:s text:c="6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59]&amp;&quot;  --  &quot;&amp;[.E359]" office:value-type="string" office:string-value="LDI  --  Load Register from Memory (Immediate)       " calcext:value-type="string">
            <text:p>LDI <text:s/>-- <text:s/>Load Register from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F</text:p>
          </table:table-cell>
          <table:table-cell table:style-name="ce21" office:value-type="string" calcext:value-type="string">
            <text:p>Load Immediate Floating-Point <text:s text:c="8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2</text:p>
          </table:table-cell>
          <table:table-cell/>
          <table:table-cell table:formula="of:=[.D360]&amp;&quot;  --  &quot;&amp;[.E360]" office:value-type="string" office:string-value="LDF  --  Load Immediate Floating-Point         " calcext:value-type="string">
            <text:p>LDF <text:s/>-- <text:s/>Load Immediate Floating-Poin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FD</text:p>
          </table:table-cell>
          <table:table-cell table:style-name="ce21" office:value-type="string" calcext:value-type="string">
            <text:p>Load Immediate Floating Point Double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2</text:p>
          </table:table-cell>
          <table:table-cell/>
          <table:table-cell table:formula="of:=[.D361]&amp;&quot;  --  &quot;&amp;[.E361]" office:value-type="string" office:string-value="LDFD  --  Load Immediate Floating Point Double Precision      " calcext:value-type="string">
            <text:p>LDFD <text:s/>-- <text:s/>Load Immediate Floating Point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FQ</text:p>
          </table:table-cell>
          <table:table-cell table:style-name="ce21" office:value-type="string" calcext:value-type="string">
            <text:p>Load Immediate Floating Point Quad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2</text:p>
          </table:table-cell>
          <table:table-cell/>
          <table:table-cell table:formula="of:=[.D362]&amp;&quot;  --  &quot;&amp;[.E362]" office:value-type="string" office:string-value="LDFQ  --  Load Immediate Floating Point Quad Precision      " calcext:value-type="string">
            <text:p>LDFQ <text:s/>-- <text:s/>Load Immediate Floating Point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I</text:p>
          </table:table-cell>
          <table:table-cell table:style-name="ce21" office:value-type="string" calcext:value-type="string">
            <text:p>Store Register in Memory (Immediate) <text:s text:c="6"/></text:p>
          </table:table-cell>
          <table:table-cell table:style-name="ce42" office:value-type="string" calcext:value-type="string">
            <text:p>0xEE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63]&amp;&quot;  --  &quot;&amp;[.E363]" office:value-type="string" office:string-value="STI  --  Store Register in Memory (Immediate)       " calcext:value-type="string">
            <text:p>STI <text:s/>-- <text:s/>Store Register in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I</text:p>
          </table:table-cell>
          <table:table-cell table:style-name="ce21" office:value-type="string" calcext:value-type="string">
            <text:p>Branch and Link (Immediate) <text:s text:c="7"/></text:p>
          </table:table-cell>
          <table:table-cell table:style-name="ce42" office:value-type="string" calcext:value-type="string">
            <text:p>0xEF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64]&amp;&quot;  --  &quot;&amp;[.E364]" office:value-type="string" office:string-value="BLI  --  Branch and Link (Immediate)        " calcext:value-type="string">
            <text:p>BLI <text:s/>-- <text:s/>Branch and Link (Immediate)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S</text:p>
          </table:table-cell>
          <table:table-cell table:style-name="ce21" office:value-type="string" calcext:value-type="string">
            <text:p>Add Memory (Short-Displaced) to Register <text:s text:c="6"/></text:p>
          </table:table-cell>
          <table:table-cell table:style-name="ce42" office:value-type="string" calcext:value-type="string">
            <text:p>0xF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65]&amp;&quot;  --  &quot;&amp;[.E365]" office:value-type="string" office:string-value="ADS  --  Add Memory (Short-Displaced) to Register       " calcext:value-type="string">
            <text:p>ADS <text:s/>-- <text:s/>Add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S</text:p>
          </table:table-cell>
          <table:table-cell table:style-name="ce21" office:value-type="string" calcext:value-type="string">
            <text:p>Subtract Memory (Short-Displaced) from Register <text:s text:c="6"/></text:p>
          </table:table-cell>
          <table:table-cell table:style-name="ce42" office:value-type="string" calcext:value-type="string">
            <text:p>0xF1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66]&amp;&quot;  --  &quot;&amp;[.E366]" office:value-type="string" office:string-value="SUS  --  Subtract Memory (Short-Displaced) from Register       " calcext:value-type="string">
            <text:p>SUS <text:s/>-- <text:s/>Sub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S</text:p>
          </table:table-cell>
          <table:table-cell table:style-name="ce21" office:value-type="string" calcext:value-type="string">
            <text:p>Extract Memory (Short-Displaced) from Register <text:s text:c="6"/></text:p>
          </table:table-cell>
          <table:table-cell table:style-name="ce42" office:value-type="string" calcext:value-type="string">
            <text:p>0xF2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6</text:p>
          </table:table-cell>
          <table:table-cell/>
          <table:table-cell table:formula="of:=[.D367]&amp;&quot;  --  &quot;&amp;[.E367]" office:value-type="string" office:string-value="ETS  --  Extract Memory (Short-Displaced) from Register       " calcext:value-type="string">
            <text:p>ETS <text:s/>-- <text:s/>Ex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S</text:p>
          </table:table-cell>
          <table:table-cell table:style-name="ce21" office:value-type="string" calcext:value-type="string">
            <text:p>OR Memory (Short-Displaced) to Register <text:s text:c="6"/></text:p>
          </table:table-cell>
          <table:table-cell table:style-name="ce42" office:value-type="string" calcext:value-type="string">
            <text:p>0xF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1</text:p>
          </table:table-cell>
          <table:table-cell/>
          <table:table-cell table:formula="of:=[.D368]&amp;&quot;  --  &quot;&amp;[.E368]" office:value-type="string" office:string-value="ORS  --  OR Memory (Short-Displaced) to Register       " calcext:value-type="string">
            <text:p>ORS <text:s/>-- <text:s/>OR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XOS</text:p>
          </table:table-cell>
          <table:table-cell table:style-name="ce2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4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69]&amp;&quot;  --  &quot;&amp;[.E369]" office:value-type="string" office:string-value="XOS  --  Exclusive OR Memory to Register (Short-Displaced)      " calcext:value-type="string">
            <text:p>XOS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S</text:p>
          </table:table-cell>
          <table:table-cell table:style-name="ce21" office:value-type="string" calcext:value-type="string">
            <text:p>Load Register from Memory (Short- Displaced) <text:s text:c="8"/></text:p>
          </table:table-cell>
          <table:table-cell table:style-name="ce42" office:value-type="string" calcext:value-type="string">
            <text:p>0xF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70]&amp;&quot;  --  &quot;&amp;[.E370]" office:value-type="string" office:string-value="LDS  --  Load Register from Memory (Short- Displaced)         " calcext:value-type="string">
            <text:p>LDS <text:s/>-- <text:s/>Load Register from Memory (Short- Displaced)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S</text:p>
          </table:table-cell>
          <table:table-cell table:style-name="ce21" office:value-type="string" calcext:value-type="string">
            <text:p>Store Register into Memory (Short- Displaced) <text:s text:c="5"/></text:p>
          </table:table-cell>
          <table:table-cell table:style-name="ce42" office:value-type="string" calcext:value-type="string">
            <text:p>0xF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71]&amp;&quot;  --  &quot;&amp;[.E371]" office:value-type="string" office:string-value="STS  --  Store Register into Memory (Short- Displaced)      " calcext:value-type="string">
            <text:p>STS <text:s/>-- <text:s/>Store Register into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T</text:p>
          </table:table-cell>
          <table:table-cell table:style-name="ce21" office:value-type="string" calcext:value-type="string">
            <text:p>Branch and Link (Indexed Through-Table) <text:s text:c="6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72]&amp;&quot;  --  &quot;&amp;[.E372]" office:value-type="string" office:string-value="BLT  --  Branch and Link (Indexed Through-Table)       " calcext:value-type="string">
            <text:p>BLT <text:s/>-- <text:s/>Branch and Link (Indexed Through-Tabl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P</text:p>
          </table:table-cell>
          <table:table-cell table:style-name="ce21" office:value-type="string" calcext:value-type="string">
            <text:p>Hop Unconditionally <text:s text:c="9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3</text:p>
          </table:table-cell>
          <table:table-cell/>
          <table:table-cell table:formula="of:=[.D373]&amp;&quot;  --  &quot;&amp;[.E373]" office:value-type="string" office:string-value="HOP  --  Hop Unconditionally          " calcext:value-type="string">
            <text:p>HOP <text:s/>-- <text:s/>Hop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X</text:p>
          </table:table-cell>
          <table:table-cell table:style-name="ce21" office:value-type="string" calcext:value-type="string">
            <text:p>Add Memory (Short-Indexed) to Register <text:s text:c="6"/></text:p>
          </table:table-cell>
          <table:table-cell table:style-name="ce42" office:value-type="string" calcext:value-type="string">
            <text:p>0xF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1</text:p>
          </table:table-cell>
          <table:table-cell/>
          <table:table-cell table:formula="of:=[.D374]&amp;&quot;  --  &quot;&amp;[.E374]" office:value-type="string" office:string-value="ADX  --  Add Memory (Short-Indexed) to Register       " calcext:value-type="string">
            <text:p>ADX <text:s/>-- <text:s/>Add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X</text:p>
          </table:table-cell>
          <table:table-cell table:style-name="ce21" office:value-type="string" calcext:value-type="string">
            <text:p>Subtract Memory (Short-Indexed) from Register <text:s text:c="6"/></text:p>
          </table:table-cell>
          <table:table-cell table:style-name="ce42" office:value-type="string" calcext:value-type="string">
            <text:p>0xF9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75]&amp;&quot;  --  &quot;&amp;[.E375]" office:value-type="string" office:string-value="SUX  --  Subtract Memory (Short-Indexed) from Register       " calcext:value-type="string">
            <text:p>SUX <text:s/>-- <text:s/>Sub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X</text:p>
          </table:table-cell>
          <table:table-cell table:style-name="ce21" office:value-type="string" calcext:value-type="string">
            <text:p>Extract Memory (Short-Indexed) from Register <text:s text:c="6"/></text:p>
          </table:table-cell>
          <table:table-cell table:style-name="ce42" office:value-type="string" calcext:value-type="string">
            <text:p>0xF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6</text:p>
          </table:table-cell>
          <table:table-cell/>
          <table:table-cell table:formula="of:=[.D376]&amp;&quot;  --  &quot;&amp;[.E376]" office:value-type="string" office:string-value="ETX  --  Extract Memory (Short-Indexed) from Register       " calcext:value-type="string">
            <text:p>ETX <text:s/>-- <text:s/>Ex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X</text:p>
          </table:table-cell>
          <table:table-cell table:style-name="ce21" office:value-type="string" calcext:value-type="string">
            <text:p>OR Memory (Short-Indexed) to Register <text:s text:c="6"/></text:p>
          </table:table-cell>
          <table:table-cell table:style-name="ce42" office:value-type="string" calcext:value-type="string">
            <text:p>0xF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1</text:p>
          </table:table-cell>
          <table:table-cell/>
          <table:table-cell table:formula="of:=[.D377]&amp;&quot;  --  &quot;&amp;[.E377]" office:value-type="string" office:string-value="ORX  --  OR Memory (Short-Indexed) to Register       " calcext:value-type="string">
            <text:p>ORX <text:s/>-- <text:s/>OR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XOX</text:p>
          </table:table-cell>
          <table:table-cell table:style-name="ce2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78]&amp;&quot;  --  &quot;&amp;[.E378]" office:value-type="string" office:string-value="XOX  --  Exclusive OR Memory to Register (Short-Displaced)      " calcext:value-type="string">
            <text:p>XOX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X</text:p>
          </table:table-cell>
          <table:table-cell table:style-name="ce21" office:value-type="string" calcext:value-type="string">
            <text:p>Load Register from Memory (Short-Indexed) <text:s text:c="6"/></text:p>
          </table:table-cell>
          <table:table-cell table:style-name="ce42" office:value-type="string" calcext:value-type="string">
            <text:p>0xFD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79]&amp;&quot;  --  &quot;&amp;[.E379]" office:value-type="string" office:string-value="LDX  --  Load Register from Memory (Short-Indexed)       " calcext:value-type="string">
            <text:p>LDX <text:s/>-- <text:s/>Load Register from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X</text:p>
          </table:table-cell>
          <table:table-cell table:style-name="ce21" office:value-type="string" calcext:value-type="string">
            <text:p>Store Register in Memory (Short-Indexed) <text:s text:c="6"/></text:p>
          </table:table-cell>
          <table:table-cell table:style-name="ce42" office:value-type="string" calcext:value-type="string">
            <text:p>0xF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380]&amp;&quot;  --  &quot;&amp;[.E380]" office:value-type="string" office:string-value="STX  --  Store Register in Memory (Short-Indexed)       " calcext:value-type="string">
            <text:p>STX <text:s/>-- <text:s/>Store Register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X</text:p>
          </table:table-cell>
          <table:table-cell table:style-name="ce21" office:value-type="string" calcext:value-type="string">
            <text:p>Branch and Link (Short-Indexed) <text:s text:c="7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81]&amp;&quot;  --  &quot;&amp;[.E381]" office:value-type="string" office:string-value="BLX  --  Branch and Link (Short-Indexed)        " calcext:value-type="string">
            <text:p>BLX <text:s/>-- <text:s/>Branch and Link (Short-Indexed)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RX</text:p>
          </table:table-cell>
          <table:table-cell table:style-name="ce21" office:value-type="string" calcext:value-type="string">
            <text:p>Branch (Short-Indexed) Unconditionally <text:s text:c="8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03</text:p>
          </table:table-cell>
          <table:table-cell/>
          <table:table-cell table:formula="of:=[.D382]&amp;&quot;  --  &quot;&amp;[.E382]" office:value-type="string" office:string-value="BRX  --  Branch (Short-Indexed) Unconditionally         " calcext:value-type="string">
            <text:p>BRX <text:s/>-- <text:s/>Branch (Short-Indexed) Unconditionally <text:s text:c="8"/></text:p>
          </table:table-cell>
          <table:table-cell table:number-columns-repeated="16349"/>
        </table:table-row>
        <table:table-row table:style-name="ro1" table:number-rows-repeated="6">
          <table:table-cell table:style-name="ce19" table:number-columns-repeated="3"/>
          <table:table-cell table:style-name="ce23"/>
          <table:table-cell table:style-name="ce19"/>
          <table:table-cell table:style-name="ce44" table:number-columns-repeated="2"/>
          <table:table-cell table:style-name="ce19" table:number-columns-repeated="3"/>
          <table:table-cell table:style-name="ce21" table:number-columns-repeated="4"/>
          <table:table-cell table:number-columns-repeated="16352"/>
        </table:table-row>
        <table:table-row table:style-name="ro1">
          <table:table-cell table:number-columns-repeated="3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emory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emory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of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interface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i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Note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xecution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(Microseconds)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Op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74" calcext:value-type="float">
            <text:p>7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6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7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F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F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8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85" calcext:value-type="float">
            <text:p>85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81" calcext:value-type="float">
            <text:p>8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62" calcext:value-type="float">
            <text:p>6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72" calcext:value-type="float">
            <text:p>7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5" calcext:value-type="float">
            <text:p>95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1" calcext:value-type="float">
            <text:p>9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9D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3" calcext:value-type="float">
            <text:p>9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transfer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transfer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2" table:number-columns-repeated="4"/>
          <table:table-cell table:style-name="ce45" table:number-columns-repeated="2"/>
          <table:table-cell table:style-name="ce22" table:number-columns-repeated="7"/>
          <table:table-cell table:number-columns-repeated="16352"/>
        </table:table-row>
        <table:table-row table:style-name="ro1" table:number-rows-repeated="1048144">
          <table:table-cell table:number-columns-repeated="16366"/>
        </table:table-row>
        <table:table-row table:style-name="ro1">
          <table:table-cell table:number-columns-repeated="16366"/>
        </table:table-row>
      </table:table>
      <table:named-expressions/>
      <table:database-ranges>
        <table:database-range table:name="__Anonymous_Sheet_DB__0" table:target-range-address="Sheet1.B5:Sheet1.AA379"/>
        <table:database-range table:name="__Anonymous_Sheet_DB__1" table:target-range-address="Sheet2.A8:Sheet2.Q382">
          <table:sort>
            <table:sort-by table:field-number="5" table:data-type="automatic"/>
            <table:sort-by table:field-number="6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06:49:36.9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23:03.640000000</meta:creation-date>
    <dc:date>2024-06-12T06:51:29.735000000</dc:date>
    <meta:editing-duration>P5DT10H57M17S</meta:editing-duration>
    <meta:editing-cycles>88</meta:editing-cycles>
    <meta:generator>LibreOffice/7.5.4.2$Windows_X86_64 LibreOffice_project/36ccfdc35048b057fd9854c757a8b67ec53977b6</meta:generator>
    <meta:document-statistic meta:table-count="2" meta:cell-count="8688" meta:object-count="0"/>
  </office:meta>
</office:document-meta>
</file>